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86266666666667cm"/>
    </style:style>
    <style:style style:name="co2" style:family="table-column">
      <style:table-column-properties fo:break-before="auto" style:column-width="1.43933333333333cm" style:use-optimal-column-width="true"/>
    </style:style>
    <style:style style:name="co3" style:family="table-column">
      <style:table-column-properties fo:break-before="auto" style:column-width="1.86266666666667cm" style:use-optimal-column-width="true"/>
    </style:style>
    <style:style style:name="co4" style:family="table-column">
      <style:table-column-properties fo:break-before="auto" style:column-width="1.3335cm" style:use-optimal-column-width="true"/>
    </style:style>
    <style:style style:name="co5" style:family="table-column">
      <style:table-column-properties fo:break-before="auto" style:column-width="0.973666666666667cm" style:use-optimal-column-width="true"/>
    </style:style>
    <style:style style:name="co6" style:family="table-column">
      <style:table-column-properties fo:break-before="auto" style:column-width="7.78933333333333cm" style:use-optimal-column-width="true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13.8641666666667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5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Chart 1" svg:x="0in" svg:y="0in" svg:width="8.19167in" svg:height="5.4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0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Chart 3" svg:x="0in" svg:y="0in" svg:width="8.13333in" svg:height="5.2166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3" draw:id="id2" draw:style-name="a2" draw:name="Chart 5" svg:x="0in" svg:y="0in" svg:width="8.19167in" svg:height="4.35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4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4" draw:id="id3" draw:style-name="a3" draw:name="Chart 7" svg:x="0in" svg:y="0in" svg:width="8.225in" svg:height="5.033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489" table:style-name="ro1">
          <table:table-cell table:number-columns-repeated="16384"/>
        </table:table-row>
      </table:table>
      <table:table table:name="data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9" table:default-cell-style-name="ce1"/>
        <table:table-column table:style-name="co1" table:number-columns-repeated="15360" table:default-cell-style-name="ce1"/>
        <table:table-row table:style-name="ro1">
          <table:table-cell office:value-type="string" table:style-name="ce2">
            <text:p>student</text:p>
          </table:table-cell>
          <table:table-cell office:value-type="string" table:style-name="ce2">
            <text:p>birth_year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code</text:p>
          </table:table-cell>
          <table:table-cell office:value-type="string" table:style-name="ce2">
            <text:p>nation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table:number-columns-repeated="2" table:style-name="ce1"/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999" table:style-name="ce2">
            <text:p>199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9" table:style-name="ce2">
            <text:p>9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" table:style-name="ce2">
            <text:p>10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LR</text:p>
          </table:table-cell>
          <table:table-cell office:value-type="string" table:style-name="ce1">
            <text:p>Liberia</text:p>
          </table:table-cell>
          <table:table-cell table:number-columns-repeated="16379"/>
        </table:table-row>
        <table:table-row table:style-name="ro1">
          <table:table-cell office:value-type="float" office:value="11" table:style-name="ce2">
            <text:p>11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3" table:style-name="ce2">
            <text:p>13</text:p>
          </table:table-cell>
          <table:table-cell table:number-columns-repeated="2" table:style-name="ce1"/>
          <table:table-cell office:value-type="string" table:style-name="ce2">
            <text:p>IL</text:p>
          </table:table-cell>
          <table:table-cell office:value-type="string" table:style-name="ce1">
            <text:p>Israel</text:p>
          </table:table-cell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Z</text:p>
          </table:table-cell>
          <table:table-cell office:value-type="string" table:style-name="ce1">
            <text:p>Tanzania, United Republic of</text:p>
          </table:table-cell>
          <table:table-cell table:number-columns-repeated="16379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H</text:p>
          </table:table-cell>
          <table:table-cell office:value-type="string" table:style-name="ce1">
            <text:p>Switzerland</text:p>
          </table:table-cell>
          <table:table-cell table:number-columns-repeated="16379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1" table:style-name="ce2">
            <text:p>21</text:p>
          </table:table-cell>
          <table:table-cell table:number-columns-repeated="2" table:style-name="ce1"/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3" table:style-name="ce2">
            <text:p>23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" table:style-name="ce2">
            <text:p>25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" table:style-name="ce2">
            <text:p>33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LR</text:p>
          </table:table-cell>
          <table:table-cell office:value-type="string" table:style-name="ce1">
            <text:p>Liberia</text:p>
          </table:table-cell>
          <table:table-cell table:number-columns-repeated="16379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4" table:style-name="ce2">
            <text:p>44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W</text:p>
          </table:table-cell>
          <table:table-cell office:value-type="string" table:style-name="ce1">
            <text:p>Taiwan, Province of China</text:p>
          </table:table-cell>
          <table:table-cell table:number-columns-repeated="16379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T</text:p>
          </table:table-cell>
          <table:table-cell office:value-type="string" table:style-name="ce1">
            <text:p>Ethiopia</text:p>
          </table:table-cell>
          <table:table-cell table:number-columns-repeated="16379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1964" table:style-name="ce2">
            <text:p>196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S</text:p>
          </table:table-cell>
          <table:table-cell office:value-type="string" table:style-name="ce1">
            <text:p>Palestine, State of</text:p>
          </table:table-cell>
          <table:table-cell table:number-columns-repeated="16379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8" table:style-name="ce2">
            <text:p>58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H</text:p>
          </table:table-cell>
          <table:table-cell office:value-type="string" table:style-name="ce1">
            <text:p>Ghana</text:p>
          </table:table-cell>
          <table:table-cell table:number-columns-repeated="16379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77" table:style-name="ce2">
            <text:p>77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81" table:style-name="ce2">
            <text:p>81</text:p>
          </table:table-cell>
          <table:table-cell table:number-columns-repeated="16383" table:style-name="ce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7" table:style-name="ce2">
            <text:p>87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L</text:p>
          </table:table-cell>
          <table:table-cell office:value-type="string" table:style-name="ce1">
            <text:p>Albania</text:p>
          </table:table-cell>
          <table:table-cell table:number-columns-repeated="16379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93" table:style-name="ce2">
            <text:p>93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97" table:style-name="ce2">
            <text:p>97</text:p>
          </table:table-cell>
          <table:table-cell table:number-columns-repeated="2" table:style-name="ce1"/>
          <table:table-cell office:value-type="string" table:style-name="ce2">
            <text:p>BA</text:p>
          </table:table-cell>
          <table:table-cell office:value-type="string" table:style-name="ce1">
            <text:p>Bosnia and Herzegovina</text:p>
          </table:table-cell>
          <table:table-cell table:number-columns-repeated="16379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99" table:style-name="ce2">
            <text:p>99</text:p>
          </table:table-cell>
          <table:table-cell table:number-columns-repeated="2" table:style-name="ce1"/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VE</text:p>
          </table:table-cell>
          <table:table-cell office:value-type="string" table:style-name="ce1">
            <text:p>Venezuela, Bolivarian Republic of</text:p>
          </table:table-cell>
          <table:table-cell table:number-columns-repeated="16379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float" office:value="1959" table:style-name="ce2">
            <text:p>195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B</text:p>
          </table:table-cell>
          <table:table-cell office:value-type="string" table:style-name="ce1">
            <text:p>Barbados</text:p>
          </table:table-cell>
          <table:table-cell table:number-columns-repeated="16379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107" table:style-name="ce2">
            <text:p>107</text:p>
          </table:table-cell>
          <table:table-cell table:number-columns-repeated="2" table:style-name="ce1"/>
          <table:table-cell office:value-type="string" table:style-name="ce2">
            <text:p>VA</text:p>
          </table:table-cell>
          <table:table-cell office:value-type="string" table:style-name="ce1">
            <text:p>Holy See</text:p>
          </table:table-cell>
          <table:table-cell table:number-columns-repeated="16379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9" table:style-name="ce2">
            <text:p>109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O</text:p>
          </table:table-cell>
          <table:table-cell office:value-type="string" table:style-name="ce1">
            <text:p>Romania</text:p>
          </table:table-cell>
          <table:table-cell table:number-columns-repeated="16379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LB</text:p>
          </table:table-cell>
          <table:table-cell office:value-type="string" table:style-name="ce1">
            <text:p>Lebanon</text:p>
          </table:table-cell>
          <table:table-cell table:number-columns-repeated="16379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O</text:p>
          </table:table-cell>
          <table:table-cell office:value-type="string" table:style-name="ce1">
            <text:p>Somalia</text:p>
          </table:table-cell>
          <table:table-cell table:number-columns-repeated="16379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133" table:style-name="ce2">
            <text:p>133</text:p>
          </table:table-cell>
          <table:table-cell table:number-columns-repeated="2" table:style-name="ce1"/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E</text:p>
          </table:table-cell>
          <table:table-cell office:value-type="string" table:style-name="ce1">
            <text:p>Peru</text:p>
          </table:table-cell>
          <table:table-cell table:number-columns-repeated="16379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40" table:style-name="ce2">
            <text:p>140</text:p>
          </table:table-cell>
          <table:table-cell table:number-columns-repeated="16383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42" table:style-name="ce2">
            <text:p>142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Z</text:p>
          </table:table-cell>
          <table:table-cell office:value-type="string" table:style-name="ce1">
            <text:p>Kazakhstan</text:p>
          </table:table-cell>
          <table:table-cell table:number-columns-repeated="16379"/>
        </table:table-row>
        <table:table-row table:style-name="ro1">
          <table:table-cell office:value-type="float" office:value="145" table:style-name="ce2">
            <text:p>145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47" table:style-name="ce2">
            <text:p>147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48" table:style-name="ce2">
            <text:p>148</text:p>
          </table:table-cell>
          <table:table-cell table:number-columns-repeated="2" table:style-name="ce1"/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H</text:p>
          </table:table-cell>
          <table:table-cell office:value-type="string" table:style-name="ce1">
            <text:p>Ghana</text:p>
          </table:table-cell>
          <table:table-cell table:number-columns-repeated="16379"/>
        </table:table-row>
        <table:table-row table:style-name="ro1">
          <table:table-cell office:value-type="float" office:value="151" table:style-name="ce2">
            <text:p>151</text:p>
          </table:table-cell>
          <table:table-cell table:number-columns-repeated="2" table:style-name="ce1"/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S</text:p>
          </table:table-cell>
          <table:table-cell office:value-type="string" table:style-name="ce1">
            <text:p>South Sudan</text:p>
          </table:table-cell>
          <table:table-cell table:number-columns-repeated="16379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E</text:p>
          </table:table-cell>
          <table:table-cell office:value-type="string" table:style-name="ce1">
            <text:p>Sweden</text:p>
          </table:table-cell>
          <table:table-cell table:number-columns-repeated="16379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Z</text:p>
          </table:table-cell>
          <table:table-cell office:value-type="string" table:style-name="ce1">
            <text:p>Tanzania, United Republic of</text:p>
          </table:table-cell>
          <table:table-cell table:number-columns-repeated="16379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E</text:p>
          </table:table-cell>
          <table:table-cell office:value-type="string" table:style-name="ce1">
            <text:p>Niger</text:p>
          </table:table-cell>
          <table:table-cell table:number-columns-repeated="16379"/>
        </table:table-row>
        <table:table-row table:style-name="ro1">
          <table:table-cell office:value-type="float" office:value="165" table:style-name="ce2">
            <text:p>165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R</text:p>
          </table:table-cell>
          <table:table-cell office:value-type="string" table:style-name="ce1">
            <text:p>Argentina</text:p>
          </table:table-cell>
          <table:table-cell table:number-columns-repeated="16379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YE</text:p>
          </table:table-cell>
          <table:table-cell office:value-type="string" table:style-name="ce1">
            <text:p>Yemen</text:p>
          </table:table-cell>
          <table:table-cell table:number-columns-repeated="16379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float" office:value="2005" table:style-name="ce2">
            <text:p>200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L</text:p>
          </table:table-cell>
          <table:table-cell office:value-type="string" table:style-name="ce1">
            <text:p>Chile</text:p>
          </table:table-cell>
          <table:table-cell table:number-columns-repeated="16379"/>
        </table:table-row>
        <table:table-row table:style-name="ro1">
          <table:table-cell office:value-type="float" office:value="177" table:style-name="ce2">
            <text:p>177</text:p>
          </table:table-cell>
          <table:table-cell table:number-columns-repeated="2" table:style-name="ce1"/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float" office:value="1960" table:style-name="ce2">
            <text:p>196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R</text:p>
          </table:table-cell>
          <table:table-cell office:value-type="string" table:style-name="ce1">
            <text:p>Argentina</text:p>
          </table:table-cell>
          <table:table-cell table:number-columns-repeated="16379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R</text:p>
          </table:table-cell>
          <table:table-cell office:value-type="string" table:style-name="ce1">
            <text:p>Argentina</text:p>
          </table:table-cell>
          <table:table-cell table:number-columns-repeated="16379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Y</text:p>
          </table:table-cell>
          <table:table-cell office:value-type="string" table:style-name="ce1">
            <text:p>Paraguay</text:p>
          </table:table-cell>
          <table:table-cell table:number-columns-repeated="16379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85" table:style-name="ce2">
            <text:p>185</text:p>
          </table:table-cell>
          <table:table-cell table:number-columns-repeated="2" table:style-name="ce1"/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JM</text:p>
          </table:table-cell>
          <table:table-cell office:value-type="string" table:style-name="ce1">
            <text:p>Jamaica</text:p>
          </table:table-cell>
          <table:table-cell table:number-columns-repeated="16379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FI</text:p>
          </table:table-cell>
          <table:table-cell office:value-type="string" table:style-name="ce1">
            <text:p>Finland</text:p>
          </table:table-cell>
          <table:table-cell table:number-columns-repeated="16379"/>
        </table:table-row>
        <table:table-row table:style-name="ro1">
          <table:table-cell office:value-type="float" office:value="192" table:style-name="ce2">
            <text:p>192</text:p>
          </table:table-cell>
          <table:table-cell table:number-columns-repeated="2" table:style-name="ce1"/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O</text:p>
          </table:table-cell>
          <table:table-cell office:value-type="string" table:style-name="ce1">
            <text:p>Romania</text:p>
          </table:table-cell>
          <table:table-cell table:number-columns-repeated="16379"/>
        </table:table-row>
        <table:table-row table:style-name="ro1">
          <table:table-cell office:value-type="float" office:value="198" table:style-name="ce2">
            <text:p>198</text:p>
          </table:table-cell>
          <table:table-cell table:number-columns-repeated="2" table:style-name="ce1"/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00" table:style-name="ce2">
            <text:p>200</text:p>
          </table:table-cell>
          <table:table-cell table:number-columns-repeated="2" table:style-name="ce1"/>
          <table:table-cell office:value-type="string" table:style-name="ce2">
            <text:p>SK</text:p>
          </table:table-cell>
          <table:table-cell office:value-type="string" table:style-name="ce1">
            <text:p>Slovakia</text:p>
          </table:table-cell>
          <table:table-cell table:number-columns-repeated="16379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E</text:p>
          </table:table-cell>
          <table:table-cell office:value-type="string" table:style-name="ce1">
            <text:p>Peru</text:p>
          </table:table-cell>
          <table:table-cell table:number-columns-repeated="16379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G</text:p>
          </table:table-cell>
          <table:table-cell office:value-type="string" table:style-name="ce1">
            <text:p>Uganda</text:p>
          </table:table-cell>
          <table:table-cell table:number-columns-repeated="16379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14" table:style-name="ce2">
            <text:p>214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217" table:style-name="ce2">
            <text:p>217</text:p>
          </table:table-cell>
          <table:table-cell table:number-columns-repeated="2" table:style-name="ce1"/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O</text:p>
          </table:table-cell>
          <table:table-cell office:value-type="string" table:style-name="ce1">
            <text:p>Romania</text:p>
          </table:table-cell>
          <table:table-cell table:number-columns-repeated="16379"/>
        </table:table-row>
        <table:table-row table:style-name="ro1">
          <table:table-cell office:value-type="float" office:value="222" table:style-name="ce2">
            <text:p>222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float" office:value="1962" table:style-name="ce2">
            <text:p>196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A</text:p>
          </table:table-cell>
          <table:table-cell office:value-type="string" table:style-name="ce1">
            <text:p>Saudi Arabia</text:p>
          </table:table-cell>
          <table:table-cell table:number-columns-repeated="16379"/>
        </table:table-row>
        <table:table-row table:style-name="ro1">
          <table:table-cell office:value-type="float" office:value="232" table:style-name="ce2">
            <text:p>232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234" table:style-name="ce2">
            <text:p>234</text:p>
          </table:table-cell>
          <table:table-cell table:number-columns-repeated="2" table:style-name="ce1"/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36" table:style-name="ce2">
            <text:p>236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float" office:value="1962" table:style-name="ce2">
            <text:p>196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240" table:style-name="ce2">
            <text:p>240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42" table:style-name="ce2">
            <text:p>242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43" table:style-name="ce2">
            <text:p>243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44" table:style-name="ce2">
            <text:p>244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246" table:style-name="ce2">
            <text:p>246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47" table:style-name="ce2">
            <text:p>247</text:p>
          </table:table-cell>
          <table:table-cell table:number-columns-repeated="16383" table:style-name="ce1"/>
        </table:table-row>
        <table:table-row table:style-name="ro1">
          <table:table-cell office:value-type="float" office:value="248" table:style-name="ce2">
            <text:p>248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52" table:style-name="ce2">
            <text:p>252</text:p>
          </table:table-cell>
          <table:table-cell table:number-columns-repeated="16383" table:style-name="ce1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R</text:p>
          </table:table-cell>
          <table:table-cell office:value-type="string" table:style-name="ce1">
            <text:p>Iran, Islamic Republic of</text:p>
          </table:table-cell>
          <table:table-cell table:number-columns-repeated="16379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1" table:style-name="ce2">
            <text:p>261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2" table:style-name="ce2">
            <text:p>262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66" table:style-name="ce2">
            <text:p>266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68" table:style-name="ce2">
            <text:p>268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69" table:style-name="ce2">
            <text:p>269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0" table:style-name="ce2">
            <text:p>270</text:p>
          </table:table-cell>
          <table:table-cell table:number-columns-repeated="2" table:style-name="ce1"/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71" table:style-name="ce2">
            <text:p>271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2" table:style-name="ce2">
            <text:p>27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3" table:style-name="ce2">
            <text:p>273</text:p>
          </table:table-cell>
          <table:table-cell table:number-columns-repeated="2" table:style-name="ce1"/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276" table:style-name="ce2">
            <text:p>276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77" table:style-name="ce2">
            <text:p>277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8" table:style-name="ce2">
            <text:p>278</text:p>
          </table:table-cell>
          <table:table-cell table:number-columns-repeated="2" table:style-name="ce1"/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FI</text:p>
          </table:table-cell>
          <table:table-cell office:value-type="string" table:style-name="ce1">
            <text:p>Finland</text:p>
          </table:table-cell>
          <table:table-cell table:number-columns-repeated="16379"/>
        </table:table-row>
        <table:table-row table:style-name="ro1">
          <table:table-cell office:value-type="float" office:value="281" table:style-name="ce2">
            <text:p>281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282" table:style-name="ce2">
            <text:p>282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Z</text:p>
          </table:table-cell>
          <table:table-cell office:value-type="string" table:style-name="ce1">
            <text:p>Azerbaijan</text:p>
          </table:table-cell>
          <table:table-cell table:number-columns-repeated="16379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A</text:p>
          </table:table-cell>
          <table:table-cell office:value-type="string" table:style-name="ce1">
            <text:p>Morocco</text:p>
          </table:table-cell>
          <table:table-cell table:number-columns-repeated="16379"/>
        </table:table-row>
        <table:table-row table:style-name="ro1">
          <table:table-cell office:value-type="float" office:value="286" table:style-name="ce2">
            <text:p>286</text:p>
          </table:table-cell>
          <table:table-cell table:number-columns-repeated="2" table:style-name="ce1"/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287" table:style-name="ce2">
            <text:p>28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S</text:p>
          </table:table-cell>
          <table:table-cell office:value-type="string" table:style-name="ce1">
            <text:p>Serbia</text:p>
          </table:table-cell>
          <table:table-cell table:number-columns-repeated="16379"/>
        </table:table-row>
        <table:table-row table:style-name="ro1">
          <table:table-cell office:value-type="float" office:value="288" table:style-name="ce2">
            <text:p>288</text:p>
          </table:table-cell>
          <table:table-cell table:number-columns-repeated="2" table:style-name="ce1"/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90" table:style-name="ce2">
            <text:p>290</text:p>
          </table:table-cell>
          <table:table-cell table:number-columns-repeated="16383" table:style-name="ce1"/>
        </table:table-row>
        <table:table-row table:style-name="ro1">
          <table:table-cell office:value-type="float" office:value="291" table:style-name="ce2">
            <text:p>291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2" table:style-name="ce2">
            <text:p>292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H</text:p>
          </table:table-cell>
          <table:table-cell office:value-type="string" table:style-name="ce1">
            <text:p>Switzerland</text:p>
          </table:table-cell>
          <table:table-cell table:number-columns-repeated="16379"/>
        </table:table-row>
        <table:table-row table:style-name="ro1">
          <table:table-cell office:value-type="float" office:value="293" table:style-name="ce2">
            <text:p>293</text:p>
          </table:table-cell>
          <table:table-cell table:number-columns-repeated="2" table:style-name="ce1"/>
          <table:table-cell office:value-type="string" table:style-name="ce2">
            <text:p>HU</text:p>
          </table:table-cell>
          <table:table-cell office:value-type="string" table:style-name="ce1">
            <text:p>Hungary</text:p>
          </table:table-cell>
          <table:table-cell table:number-columns-repeated="16379"/>
        </table:table-row>
        <table:table-row table:style-name="ro1">
          <table:table-cell office:value-type="float" office:value="294" table:style-name="ce2">
            <text:p>294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5" table:style-name="ce2">
            <text:p>295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6" table:style-name="ce2">
            <text:p>296</text:p>
          </table:table-cell>
          <table:table-cell table:number-columns-repeated="16383" table:style-name="ce1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298" table:style-name="ce2">
            <text:p>29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T</text:p>
          </table:table-cell>
          <table:table-cell office:value-type="string" table:style-name="ce1">
            <text:p>Portugal</text:p>
          </table:table-cell>
          <table:table-cell table:number-columns-repeated="16379"/>
        </table:table-row>
        <table:table-row table:style-name="ro1">
          <table:table-cell office:value-type="float" office:value="299" table:style-name="ce2">
            <text:p>299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302" table:style-name="ce2">
            <text:p>302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3" table:style-name="ce2">
            <text:p>303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304" table:style-name="ce2">
            <text:p>304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S</text:p>
          </table:table-cell>
          <table:table-cell office:value-type="string" table:style-name="ce1">
            <text:p>Serbia</text:p>
          </table:table-cell>
          <table:table-cell table:number-columns-repeated="16379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307" table:style-name="ce2">
            <text:p>307</text:p>
          </table:table-cell>
          <table:table-cell office:value-type="float" office:value="1953" table:style-name="ce2">
            <text:p>195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9" table:style-name="ce2">
            <text:p>309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310" table:style-name="ce2">
            <text:p>310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11" table:style-name="ce2">
            <text:p>311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312" table:style-name="ce2">
            <text:p>312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13" table:style-name="ce2">
            <text:p>313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14" table:style-name="ce2">
            <text:p>31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16" table:style-name="ce2">
            <text:p>316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317" table:style-name="ce2">
            <text:p>317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319" table:style-name="ce2">
            <text:p>319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IR</text:p>
          </table:table-cell>
          <table:table-cell office:value-type="string" table:style-name="ce1">
            <text:p>Iran, Islamic Republic of</text:p>
          </table:table-cell>
          <table:table-cell table:number-columns-repeated="16379"/>
        </table:table-row>
        <table:table-row table:style-name="ro1">
          <table:table-cell office:value-type="float" office:value="320" table:style-name="ce2">
            <text:p>320</text:p>
          </table:table-cell>
          <table:table-cell table:number-columns-repeated="2" table:style-name="ce1"/>
          <table:table-cell office:value-type="string" table:style-name="ce2">
            <text:p>NP</text:p>
          </table:table-cell>
          <table:table-cell office:value-type="string" table:style-name="ce1">
            <text:p>Nepal</text:p>
          </table:table-cell>
          <table:table-cell table:number-columns-repeated="16379"/>
        </table:table-row>
        <table:table-row table:style-name="ro1">
          <table:table-cell office:value-type="float" office:value="321" table:style-name="ce2">
            <text:p>321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2" table:style-name="ce2">
            <text:p>32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3" table:style-name="ce2">
            <text:p>323</text:p>
          </table:table-cell>
          <table:table-cell table:number-columns-repeated="2" table:style-name="ce1"/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24" table:style-name="ce2">
            <text:p>324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26" table:style-name="ce2">
            <text:p>326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327" table:style-name="ce2">
            <text:p>327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28" table:style-name="ce2">
            <text:p>328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329" table:style-name="ce2">
            <text:p>329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31" table:style-name="ce2">
            <text:p>331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2" table:style-name="ce2">
            <text:p>332</text:p>
          </table:table-cell>
          <table:table-cell table:style-name="ce1"/>
          <table:table-cell office:value-type="string" table:style-name="ce2">
            <text:p>other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334" table:style-name="ce2">
            <text:p>334</text:p>
          </table:table-cell>
          <table:table-cell table:number-columns-repeated="16383" table:style-name="ce1"/>
        </table:table-row>
        <table:table-row table:style-name="ro1">
          <table:table-cell office:value-type="float" office:value="335" table:style-name="ce2">
            <text:p>335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36" table:style-name="ce2">
            <text:p>336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7" table:style-name="ce2">
            <text:p>33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2" table:style-name="ce2">
            <text:p>342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3" table:style-name="ce2">
            <text:p>343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4" table:style-name="ce2">
            <text:p>344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E</text:p>
          </table:table-cell>
          <table:table-cell office:value-type="string" table:style-name="ce1">
            <text:p>Ireland</text:p>
          </table:table-cell>
          <table:table-cell table:number-columns-repeated="16379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float" office:value="1964" table:style-name="ce2">
            <text:p>196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E</text:p>
          </table:table-cell>
          <table:table-cell office:value-type="string" table:style-name="ce1">
            <text:p>Sweden</text:p>
          </table:table-cell>
          <table:table-cell table:number-columns-repeated="16379"/>
        </table:table-row>
        <table:table-row table:style-name="ro1">
          <table:table-cell office:value-type="float" office:value="346" table:style-name="ce2">
            <text:p>346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347" table:style-name="ce2">
            <text:p>347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M</text:p>
          </table:table-cell>
          <table:table-cell office:value-type="string" table:style-name="ce1">
            <text:p>Armenia</text:p>
          </table:table-cell>
          <table:table-cell table:number-columns-repeated="16379"/>
        </table:table-row>
        <table:table-row table:style-name="ro1">
          <table:table-cell office:value-type="float" office:value="348" table:style-name="ce2">
            <text:p>348</text:p>
          </table:table-cell>
          <table:table-cell office:value-type="float" office:value="1962" table:style-name="ce2">
            <text:p>196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349" table:style-name="ce2">
            <text:p>349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351" table:style-name="ce2">
            <text:p>351</text:p>
          </table:table-cell>
          <table:table-cell table:number-columns-repeated="2" table:style-name="ce1"/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352" table:style-name="ce2">
            <text:p>352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353" table:style-name="ce2">
            <text:p>35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54" table:style-name="ce2">
            <text:p>354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55" table:style-name="ce2">
            <text:p>355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56" table:style-name="ce2">
            <text:p>356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57" table:style-name="ce2">
            <text:p>357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58" table:style-name="ce2">
            <text:p>358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359" table:style-name="ce2">
            <text:p>359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1" table:style-name="ce2">
            <text:p>361</text:p>
          </table:table-cell>
          <table:table-cell table:number-columns-repeated="2" table:style-name="ce1"/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362" table:style-name="ce2">
            <text:p>362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63" table:style-name="ce2">
            <text:p>36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4" table:style-name="ce2">
            <text:p>364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365" table:style-name="ce2">
            <text:p>365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6" table:style-name="ce2">
            <text:p>366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7" table:style-name="ce2">
            <text:p>367</text:p>
          </table:table-cell>
          <table:table-cell table:number-columns-repeated="2" table:style-name="ce1"/>
          <table:table-cell office:value-type="string" table:style-name="ce2">
            <text:p>LV</text:p>
          </table:table-cell>
          <table:table-cell office:value-type="string" table:style-name="ce1">
            <text:p>Latvia</text:p>
          </table:table-cell>
          <table:table-cell table:number-columns-repeated="16379"/>
        </table:table-row>
        <table:table-row table:style-name="ro1">
          <table:table-cell office:value-type="float" office:value="368" table:style-name="ce2">
            <text:p>368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69" table:style-name="ce2">
            <text:p>36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H</text:p>
          </table:table-cell>
          <table:table-cell office:value-type="string" table:style-name="ce1">
            <text:p>Philippines</text:p>
          </table:table-cell>
          <table:table-cell table:number-columns-repeated="16379"/>
        </table:table-row>
        <table:table-row table:style-name="ro1">
          <table:table-cell office:value-type="float" office:value="370" table:style-name="ce2">
            <text:p>370</text:p>
          </table:table-cell>
          <table:table-cell table:number-columns-repeated="2" table:style-name="ce1"/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371" table:style-name="ce2">
            <text:p>371</text:p>
          </table:table-cell>
          <table:table-cell table:number-columns-repeated="16383" table:style-name="ce1"/>
        </table:table-row>
        <table:table-row table:style-name="ro1">
          <table:table-cell office:value-type="float" office:value="372" table:style-name="ce2">
            <text:p>372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73" table:style-name="ce2">
            <text:p>373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374" table:style-name="ce2">
            <text:p>374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6" table:style-name="ce2">
            <text:p>376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7" table:style-name="ce2">
            <text:p>377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8" table:style-name="ce2">
            <text:p>378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9" table:style-name="ce2">
            <text:p>379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80" table:style-name="ce2">
            <text:p>380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381" table:style-name="ce2">
            <text:p>381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382" table:style-name="ce2">
            <text:p>382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383" table:style-name="ce2">
            <text:p>383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384" table:style-name="ce2">
            <text:p>38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5" table:style-name="ce2">
            <text:p>385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86" table:style-name="ce2">
            <text:p>386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387" table:style-name="ce2">
            <text:p>387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88" table:style-name="ce2">
            <text:p>388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389" table:style-name="ce2">
            <text:p>389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90" table:style-name="ce2">
            <text:p>390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91" table:style-name="ce2">
            <text:p>39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92" table:style-name="ce2">
            <text:p>392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393" table:style-name="ce2">
            <text:p>393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94" table:style-name="ce2">
            <text:p>394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L</text:p>
          </table:table-cell>
          <table:table-cell office:value-type="string" table:style-name="ce1">
            <text:p>Chile</text:p>
          </table:table-cell>
          <table:table-cell table:number-columns-repeated="16379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96" table:style-name="ce2">
            <text:p>396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97" table:style-name="ce2">
            <text:p>397</text:p>
          </table:table-cell>
          <table:table-cell table:number-columns-repeated="2" table:style-name="ce1"/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398" table:style-name="ce2">
            <text:p>398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01" table:style-name="ce2">
            <text:p>401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402" table:style-name="ce2">
            <text:p>402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403" table:style-name="ce2">
            <text:p>403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4" table:style-name="ce2">
            <text:p>404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5" table:style-name="ce2">
            <text:p>405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406" table:style-name="ce2">
            <text:p>406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07" table:style-name="ce2">
            <text:p>407</text:p>
          </table:table-cell>
          <table:table-cell table:number-columns-repeated="16383" table:style-name="ce1"/>
        </table:table-row>
        <table:table-row table:style-name="ro1">
          <table:table-cell office:value-type="float" office:value="408" table:style-name="ce2">
            <text:p>408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409" table:style-name="ce2">
            <text:p>40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410" table:style-name="ce2">
            <text:p>410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1" table:style-name="ce2">
            <text:p>411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12" table:style-name="ce2">
            <text:p>41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3" table:style-name="ce2">
            <text:p>413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14" table:style-name="ce2">
            <text:p>41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5" table:style-name="ce2">
            <text:p>415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CM</text:p>
          </table:table-cell>
          <table:table-cell office:value-type="string" table:style-name="ce1">
            <text:p>Cameroon</text:p>
          </table:table-cell>
          <table:table-cell table:number-columns-repeated="16379"/>
        </table:table-row>
        <table:table-row table:style-name="ro1">
          <table:table-cell office:value-type="float" office:value="416" table:style-name="ce2">
            <text:p>416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7" table:style-name="ce2">
            <text:p>417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418" table:style-name="ce2">
            <text:p>418</text:p>
          </table:table-cell>
          <table:table-cell table:number-columns-repeated="16383" table:style-name="ce1"/>
        </table:table-row>
        <table:table-row table:style-name="ro1">
          <table:table-cell office:value-type="float" office:value="419" table:style-name="ce2">
            <text:p>41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420" table:style-name="ce2">
            <text:p>420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21" table:style-name="ce2">
            <text:p>421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22" table:style-name="ce2">
            <text:p>422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23" table:style-name="ce2">
            <text:p>42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424" table:style-name="ce2">
            <text:p>42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25" table:style-name="ce2">
            <text:p>425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26" table:style-name="ce2">
            <text:p>426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27" table:style-name="ce2">
            <text:p>42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28" table:style-name="ce2">
            <text:p>428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29" table:style-name="ce2">
            <text:p>429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30" table:style-name="ce2">
            <text:p>430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U</text:p>
          </table:table-cell>
          <table:table-cell office:value-type="string" table:style-name="ce1">
            <text:p>Mauritius</text:p>
          </table:table-cell>
          <table:table-cell table:number-columns-repeated="16379"/>
        </table:table-row>
        <table:table-row table:style-name="ro1">
          <table:table-cell office:value-type="float" office:value="431" table:style-name="ce2">
            <text:p>431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LK</text:p>
          </table:table-cell>
          <table:table-cell office:value-type="string" table:style-name="ce1">
            <text:p>Sri Lanka</text:p>
          </table:table-cell>
          <table:table-cell table:number-columns-repeated="16379"/>
        </table:table-row>
        <table:table-row table:style-name="ro1">
          <table:table-cell office:value-type="float" office:value="432" table:style-name="ce2">
            <text:p>432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33" table:style-name="ce2">
            <text:p>433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35" table:style-name="ce2">
            <text:p>435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36" table:style-name="ce2">
            <text:p>436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37" table:style-name="ce2">
            <text:p>437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38" table:style-name="ce2">
            <text:p>438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39" table:style-name="ce2">
            <text:p>439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41" table:style-name="ce2">
            <text:p>441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42" table:style-name="ce2">
            <text:p>442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43" table:style-name="ce2">
            <text:p>443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44" table:style-name="ce2">
            <text:p>444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45" table:style-name="ce2">
            <text:p>445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446" table:style-name="ce2">
            <text:p>446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447" table:style-name="ce2">
            <text:p>44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48" table:style-name="ce2">
            <text:p>448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49" table:style-name="ce2">
            <text:p>449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450" table:style-name="ce2">
            <text:p>450</text:p>
          </table:table-cell>
          <table:table-cell table:number-columns-repeated="2" table:style-name="ce1"/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451" table:style-name="ce2">
            <text:p>451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52" table:style-name="ce2">
            <text:p>452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53" table:style-name="ce2">
            <text:p>453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454" table:style-name="ce2">
            <text:p>454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55" table:style-name="ce2">
            <text:p>455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56" table:style-name="ce2">
            <text:p>456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57" table:style-name="ce2">
            <text:p>457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458" table:style-name="ce2">
            <text:p>45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459" table:style-name="ce2">
            <text:p>45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60" table:style-name="ce2">
            <text:p>460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461" table:style-name="ce2">
            <text:p>461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62" table:style-name="ce2">
            <text:p>462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463" table:style-name="ce2">
            <text:p>463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64" table:style-name="ce2">
            <text:p>464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465" table:style-name="ce2">
            <text:p>465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66" table:style-name="ce2">
            <text:p>466</text:p>
          </table:table-cell>
          <table:table-cell table:number-columns-repeated="2" table:style-name="ce1"/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467" table:style-name="ce2">
            <text:p>46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68" table:style-name="ce2">
            <text:p>468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469" table:style-name="ce2">
            <text:p>469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470" table:style-name="ce2">
            <text:p>470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71" table:style-name="ce2">
            <text:p>47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A</text:p>
          </table:table-cell>
          <table:table-cell office:value-type="string" table:style-name="ce1">
            <text:p>Saudi Arabia</text:p>
          </table:table-cell>
          <table:table-cell table:number-columns-repeated="16379"/>
        </table:table-row>
        <table:table-row table:style-name="ro1">
          <table:table-cell office:value-type="float" office:value="472" table:style-name="ce2">
            <text:p>472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73" table:style-name="ce2">
            <text:p>47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74" table:style-name="ce2">
            <text:p>47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75" table:style-name="ce2">
            <text:p>475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476" table:style-name="ce2">
            <text:p>476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LT</text:p>
          </table:table-cell>
          <table:table-cell office:value-type="string" table:style-name="ce1">
            <text:p>Lithuania</text:p>
          </table:table-cell>
          <table:table-cell table:number-columns-repeated="16379"/>
        </table:table-row>
        <table:table-row table:style-name="ro1">
          <table:table-cell office:value-type="float" office:value="477" table:style-name="ce2">
            <text:p>477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78" table:style-name="ce2">
            <text:p>478</text:p>
          </table:table-cell>
          <table:table-cell table:number-columns-repeated="16383" table:style-name="ce1"/>
        </table:table-row>
        <table:table-row table:style-name="ro1">
          <table:table-cell office:value-type="float" office:value="479" table:style-name="ce2">
            <text:p>479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80" table:style-name="ce2">
            <text:p>480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81" table:style-name="ce2">
            <text:p>48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82" table:style-name="ce2">
            <text:p>482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83" table:style-name="ce2">
            <text:p>483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84" table:style-name="ce2">
            <text:p>484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85" table:style-name="ce2">
            <text:p>485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86" table:style-name="ce2">
            <text:p>48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87" table:style-name="ce2">
            <text:p>487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88" table:style-name="ce2">
            <text:p>48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489" table:style-name="ce2">
            <text:p>489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A</text:p>
          </table:table-cell>
          <table:table-cell office:value-type="string" table:style-name="ce1">
            <text:p>Saudi Arabia</text:p>
          </table:table-cell>
          <table:table-cell table:number-columns-repeated="16379"/>
        </table:table-row>
        <table:table-row table:style-name="ro1">
          <table:table-cell office:value-type="float" office:value="490" table:style-name="ce2">
            <text:p>49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91" table:style-name="ce2">
            <text:p>491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D</text:p>
          </table:table-cell>
          <table:table-cell office:value-type="string" table:style-name="ce1">
            <text:p>Sudan</text:p>
          </table:table-cell>
          <table:table-cell table:number-columns-repeated="16379"/>
        </table:table-row>
        <table:table-row table:style-name="ro1">
          <table:table-cell office:value-type="float" office:value="492" table:style-name="ce2">
            <text:p>492</text:p>
          </table:table-cell>
          <table:table-cell office:value-type="float" office:value="2003" table:style-name="ce2">
            <text:p>200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P</text:p>
          </table:table-cell>
          <table:table-cell office:value-type="string" table:style-name="ce1">
            <text:p>Nepal</text:p>
          </table:table-cell>
          <table:table-cell table:number-columns-repeated="16379"/>
        </table:table-row>
        <table:table-row table:style-name="ro1">
          <table:table-cell office:value-type="float" office:value="493" table:style-name="ce2">
            <text:p>493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T</text:p>
          </table:table-cell>
          <table:table-cell office:value-type="string" table:style-name="ce1">
            <text:p>Ethiopia</text:p>
          </table:table-cell>
          <table:table-cell table:number-columns-repeated="16379"/>
        </table:table-row>
        <table:table-row table:style-name="ro1">
          <table:table-cell office:value-type="float" office:value="494" table:style-name="ce2">
            <text:p>494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496" table:style-name="ce2">
            <text:p>496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97" table:style-name="ce2">
            <text:p>497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498" table:style-name="ce2">
            <text:p>498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499" table:style-name="ce2">
            <text:p>49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501" table:style-name="ce2">
            <text:p>501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502" table:style-name="ce2">
            <text:p>502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03" table:style-name="ce2">
            <text:p>503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04" table:style-name="ce2">
            <text:p>504</text:p>
          </table:table-cell>
          <table:table-cell table:number-columns-repeated="2" table:style-name="ce1"/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505" table:style-name="ce2">
            <text:p>505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506" table:style-name="ce2">
            <text:p>506</text:p>
          </table:table-cell>
          <table:table-cell table:number-columns-repeated="2" table:style-name="ce1"/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507" table:style-name="ce2">
            <text:p>507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508" table:style-name="ce2">
            <text:p>508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09" table:style-name="ce2">
            <text:p>509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510" table:style-name="ce2">
            <text:p>510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511" table:style-name="ce2">
            <text:p>511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A</text:p>
          </table:table-cell>
          <table:table-cell office:value-type="string" table:style-name="ce1">
            <text:p>Morocco</text:p>
          </table:table-cell>
          <table:table-cell table:number-columns-repeated="16379"/>
        </table:table-row>
        <table:table-row table:style-name="ro1">
          <table:table-cell office:value-type="float" office:value="512" table:style-name="ce2">
            <text:p>512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13" table:style-name="ce2">
            <text:p>513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514" table:style-name="ce2">
            <text:p>514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515" table:style-name="ce2">
            <text:p>515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516" table:style-name="ce2">
            <text:p>516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517" table:style-name="ce2">
            <text:p>517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R</text:p>
          </table:table-cell>
          <table:table-cell office:value-type="string" table:style-name="ce1">
            <text:p>Argentina</text:p>
          </table:table-cell>
          <table:table-cell table:number-columns-repeated="16379"/>
        </table:table-row>
        <table:table-row table:style-name="ro1">
          <table:table-cell office:value-type="float" office:value="518" table:style-name="ce2">
            <text:p>518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19" table:style-name="ce2">
            <text:p>51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520" table:style-name="ce2">
            <text:p>520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521" table:style-name="ce2">
            <text:p>521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22" table:style-name="ce2">
            <text:p>52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23" table:style-name="ce2">
            <text:p>523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24" table:style-name="ce2">
            <text:p>524</text:p>
          </table:table-cell>
          <table:table-cell table:number-columns-repeated="2" table:style-name="ce1"/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525" table:style-name="ce2">
            <text:p>525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526" table:style-name="ce2">
            <text:p>52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L</text:p>
          </table:table-cell>
          <table:table-cell office:value-type="string" table:style-name="ce1">
            <text:p>Albania</text:p>
          </table:table-cell>
          <table:table-cell table:number-columns-repeated="16379"/>
        </table:table-row>
        <table:table-row table:style-name="ro1">
          <table:table-cell office:value-type="float" office:value="527" table:style-name="ce2">
            <text:p>527</text:p>
          </table:table-cell>
          <table:table-cell table:number-columns-repeated="2" table:style-name="ce1"/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528" table:style-name="ce2">
            <text:p>528</text:p>
          </table:table-cell>
          <table:table-cell table:number-columns-repeated="16383" table:style-name="ce1"/>
        </table:table-row>
        <table:table-row table:style-name="ro1">
          <table:table-cell office:value-type="float" office:value="529" table:style-name="ce2">
            <text:p>529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530" table:style-name="ce2">
            <text:p>530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31" table:style-name="ce2">
            <text:p>531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32" table:style-name="ce2">
            <text:p>53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33" table:style-name="ce2">
            <text:p>533</text:p>
          </table:table-cell>
          <table:table-cell table:number-columns-repeated="2" table:style-name="ce1"/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534" table:style-name="ce2">
            <text:p>534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535" table:style-name="ce2">
            <text:p>535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536" table:style-name="ce2">
            <text:p>536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37" table:style-name="ce2">
            <text:p>537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538" table:style-name="ce2">
            <text:p>538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39" table:style-name="ce2">
            <text:p>539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540" table:style-name="ce2">
            <text:p>540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41" table:style-name="ce2">
            <text:p>541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42" table:style-name="ce2">
            <text:p>542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543" table:style-name="ce2">
            <text:p>543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K</text:p>
          </table:table-cell>
          <table:table-cell office:value-type="string" table:style-name="ce1">
            <text:p>Slovakia</text:p>
          </table:table-cell>
          <table:table-cell table:number-columns-repeated="16379"/>
        </table:table-row>
        <table:table-row table:style-name="ro1">
          <table:table-cell office:value-type="float" office:value="544" table:style-name="ce2">
            <text:p>54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545" table:style-name="ce2">
            <text:p>545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46" table:style-name="ce2">
            <text:p>546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547" table:style-name="ce2">
            <text:p>547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A</text:p>
          </table:table-cell>
          <table:table-cell office:value-type="string" table:style-name="ce1">
            <text:p>Namibia</text:p>
          </table:table-cell>
          <table:table-cell table:number-columns-repeated="16379"/>
        </table:table-row>
        <table:table-row table:style-name="ro1">
          <table:table-cell office:value-type="float" office:value="548" table:style-name="ce2">
            <text:p>548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49" table:style-name="ce2">
            <text:p>549</text:p>
          </table:table-cell>
          <table:table-cell table:number-columns-repeated="16383" table:style-name="ce1"/>
        </table:table-row>
        <table:table-row table:style-name="ro1">
          <table:table-cell office:value-type="float" office:value="550" table:style-name="ce2">
            <text:p>550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551" table:style-name="ce2">
            <text:p>551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552" table:style-name="ce2">
            <text:p>552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553" table:style-name="ce2">
            <text:p>553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54" table:style-name="ce2">
            <text:p>554</text:p>
          </table:table-cell>
          <table:table-cell office:value-type="float" office:value="1956" table:style-name="ce2">
            <text:p>195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555" table:style-name="ce2">
            <text:p>555</text:p>
          </table:table-cell>
          <table:table-cell table:number-columns-repeated="2" table:style-name="ce1"/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556" table:style-name="ce2">
            <text:p>556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557" table:style-name="ce2">
            <text:p>557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58" table:style-name="ce2">
            <text:p>558</text:p>
          </table:table-cell>
          <table:table-cell table:number-columns-repeated="2" table:style-name="ce1"/>
          <table:table-cell office:value-type="string" table:style-name="ce2">
            <text:p>IL</text:p>
          </table:table-cell>
          <table:table-cell office:value-type="string" table:style-name="ce1">
            <text:p>Israel</text:p>
          </table:table-cell>
          <table:table-cell table:number-columns-repeated="16379"/>
        </table:table-row>
        <table:table-row table:style-name="ro1">
          <table:table-cell office:value-type="float" office:value="559" table:style-name="ce2">
            <text:p>559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560" table:style-name="ce2">
            <text:p>560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561" table:style-name="ce2">
            <text:p>56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J</text:p>
          </table:table-cell>
          <table:table-cell office:value-type="string" table:style-name="ce1">
            <text:p>Fiji</text:p>
          </table:table-cell>
          <table:table-cell table:number-columns-repeated="16379"/>
        </table:table-row>
        <table:table-row table:style-name="ro1">
          <table:table-cell office:value-type="float" office:value="562" table:style-name="ce2">
            <text:p>56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Z</text:p>
          </table:table-cell>
          <table:table-cell office:value-type="string" table:style-name="ce1">
            <text:p>Tanzania, United Republic of</text:p>
          </table:table-cell>
          <table:table-cell table:number-columns-repeated="16379"/>
        </table:table-row>
        <table:table-row table:style-name="ro1">
          <table:table-cell office:value-type="float" office:value="563" table:style-name="ce2">
            <text:p>563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565" table:style-name="ce2">
            <text:p>565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M</text:p>
          </table:table-cell>
          <table:table-cell office:value-type="string" table:style-name="ce1">
            <text:p>Cameroon</text:p>
          </table:table-cell>
          <table:table-cell table:number-columns-repeated="16379"/>
        </table:table-row>
        <table:table-row table:style-name="ro1">
          <table:table-cell office:value-type="float" office:value="566" table:style-name="ce2">
            <text:p>566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567" table:style-name="ce2">
            <text:p>567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568" table:style-name="ce2">
            <text:p>568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69" table:style-name="ce2">
            <text:p>569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570" table:style-name="ce2">
            <text:p>570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571" table:style-name="ce2">
            <text:p>57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572" table:style-name="ce2">
            <text:p>57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73" table:style-name="ce2">
            <text:p>573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74" table:style-name="ce2">
            <text:p>574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75" table:style-name="ce2">
            <text:p>575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76" table:style-name="ce2">
            <text:p>576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77" table:style-name="ce2">
            <text:p>577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78" table:style-name="ce2">
            <text:p>578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79" table:style-name="ce2">
            <text:p>579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580" table:style-name="ce2">
            <text:p>580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81" table:style-name="ce2">
            <text:p>581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82" table:style-name="ce2">
            <text:p>582</text:p>
          </table:table-cell>
          <table:table-cell table:number-columns-repeated="16383" table:style-name="ce1"/>
        </table:table-row>
        <table:table-row table:style-name="ro1">
          <table:table-cell office:value-type="float" office:value="583" table:style-name="ce2">
            <text:p>583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84" table:style-name="ce2">
            <text:p>58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85" table:style-name="ce2">
            <text:p>585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586" table:style-name="ce2">
            <text:p>586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587" table:style-name="ce2">
            <text:p>587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588" table:style-name="ce2">
            <text:p>588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NP</text:p>
          </table:table-cell>
          <table:table-cell office:value-type="string" table:style-name="ce1">
            <text:p>Nepal</text:p>
          </table:table-cell>
          <table:table-cell table:number-columns-repeated="16379"/>
        </table:table-row>
        <table:table-row table:style-name="ro1">
          <table:table-cell office:value-type="float" office:value="589" table:style-name="ce2">
            <text:p>589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590" table:style-name="ce2">
            <text:p>59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91" table:style-name="ce2">
            <text:p>591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592" table:style-name="ce2">
            <text:p>59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593" table:style-name="ce2">
            <text:p>593</text:p>
          </table:table-cell>
          <table:table-cell office:value-type="float" office:value="1999" table:style-name="ce2">
            <text:p>199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594" table:style-name="ce2">
            <text:p>59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595" table:style-name="ce2">
            <text:p>595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596" table:style-name="ce2">
            <text:p>596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597" table:style-name="ce2">
            <text:p>597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98" table:style-name="ce2">
            <text:p>598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599" table:style-name="ce2">
            <text:p>599</text:p>
          </table:table-cell>
          <table:table-cell office:value-type="float" office:value="1962" table:style-name="ce2">
            <text:p>196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T</text:p>
          </table:table-cell>
          <table:table-cell office:value-type="string" table:style-name="ce1">
            <text:p>Ethiopia</text:p>
          </table:table-cell>
          <table:table-cell table:number-columns-repeated="16379"/>
        </table:table-row>
        <table:table-row table:style-name="ro1">
          <table:table-cell office:value-type="float" office:value="600" table:style-name="ce2">
            <text:p>600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601" table:style-name="ce2">
            <text:p>601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602" table:style-name="ce2">
            <text:p>602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603" table:style-name="ce2">
            <text:p>603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K</text:p>
          </table:table-cell>
          <table:table-cell office:value-type="string" table:style-name="ce1">
            <text:p>Denmark</text:p>
          </table:table-cell>
          <table:table-cell table:number-columns-repeated="16379"/>
        </table:table-row>
        <table:table-row table:style-name="ro1">
          <table:table-cell office:value-type="float" office:value="604" table:style-name="ce2">
            <text:p>604</text:p>
          </table:table-cell>
          <table:table-cell office:value-type="float" office:value="1961" table:style-name="ce2">
            <text:p>196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05" table:style-name="ce2">
            <text:p>605</text:p>
          </table:table-cell>
          <table:table-cell table:number-columns-repeated="16383" table:style-name="ce1"/>
        </table:table-row>
        <table:table-row table:style-name="ro1">
          <table:table-cell office:value-type="float" office:value="606" table:style-name="ce2">
            <text:p>606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07" table:style-name="ce2">
            <text:p>607</text:p>
          </table:table-cell>
          <table:table-cell table:number-columns-repeated="2" table:style-name="ce1"/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608" table:style-name="ce2">
            <text:p>608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09" table:style-name="ce2">
            <text:p>60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10" table:style-name="ce2">
            <text:p>610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11" table:style-name="ce2">
            <text:p>61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H</text:p>
          </table:table-cell>
          <table:table-cell office:value-type="string" table:style-name="ce1">
            <text:p>Ghana</text:p>
          </table:table-cell>
          <table:table-cell table:number-columns-repeated="16379"/>
        </table:table-row>
        <table:table-row table:style-name="ro1">
          <table:table-cell office:value-type="float" office:value="612" table:style-name="ce2">
            <text:p>612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613" table:style-name="ce2">
            <text:p>61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14" table:style-name="ce2">
            <text:p>614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615" table:style-name="ce2">
            <text:p>615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16" table:style-name="ce2">
            <text:p>616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S</text:p>
          </table:table-cell>
          <table:table-cell office:value-type="string" table:style-name="ce1">
            <text:p>Serbia</text:p>
          </table:table-cell>
          <table:table-cell table:number-columns-repeated="16379"/>
        </table:table-row>
        <table:table-row table:style-name="ro1">
          <table:table-cell office:value-type="float" office:value="617" table:style-name="ce2">
            <text:p>617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O</text:p>
          </table:table-cell>
          <table:table-cell office:value-type="string" table:style-name="ce1">
            <text:p>Romania</text:p>
          </table:table-cell>
          <table:table-cell table:number-columns-repeated="16379"/>
        </table:table-row>
        <table:table-row table:style-name="ro1">
          <table:table-cell office:value-type="float" office:value="618" table:style-name="ce2">
            <text:p>61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619" table:style-name="ce2">
            <text:p>619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20" table:style-name="ce2">
            <text:p>620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21" table:style-name="ce2">
            <text:p>621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622" table:style-name="ce2">
            <text:p>62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623" table:style-name="ce2">
            <text:p>62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24" table:style-name="ce2">
            <text:p>624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E</text:p>
          </table:table-cell>
          <table:table-cell office:value-type="string" table:style-name="ce1">
            <text:p>Montenegro</text:p>
          </table:table-cell>
          <table:table-cell table:number-columns-repeated="16379"/>
        </table:table-row>
        <table:table-row table:style-name="ro1">
          <table:table-cell office:value-type="float" office:value="625" table:style-name="ce2">
            <text:p>625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626" table:style-name="ce2">
            <text:p>626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627" table:style-name="ce2">
            <text:p>62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628" table:style-name="ce2">
            <text:p>628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629" table:style-name="ce2">
            <text:p>629</text:p>
          </table:table-cell>
          <table:table-cell table:number-columns-repeated="2" table:style-name="ce1"/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630" table:style-name="ce2">
            <text:p>630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31" table:style-name="ce2">
            <text:p>631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32" table:style-name="ce2">
            <text:p>632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633" table:style-name="ce2">
            <text:p>633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34" table:style-name="ce2">
            <text:p>634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35" table:style-name="ce2">
            <text:p>635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36" table:style-name="ce2">
            <text:p>636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37" table:style-name="ce2">
            <text:p>637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38" table:style-name="ce2">
            <text:p>638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E</text:p>
          </table:table-cell>
          <table:table-cell office:value-type="string" table:style-name="ce1">
            <text:p>Ireland</text:p>
          </table:table-cell>
          <table:table-cell table:number-columns-repeated="16379"/>
        </table:table-row>
        <table:table-row table:style-name="ro1">
          <table:table-cell office:value-type="float" office:value="639" table:style-name="ce2">
            <text:p>639</text:p>
          </table:table-cell>
          <table:table-cell office:value-type="float" office:value="1955" table:style-name="ce2">
            <text:p>1955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40" table:style-name="ce2">
            <text:p>640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41" table:style-name="ce2">
            <text:p>641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H</text:p>
          </table:table-cell>
          <table:table-cell office:value-type="string" table:style-name="ce1">
            <text:p>Ghana</text:p>
          </table:table-cell>
          <table:table-cell table:number-columns-repeated="16379"/>
        </table:table-row>
        <table:table-row table:style-name="ro1">
          <table:table-cell office:value-type="float" office:value="642" table:style-name="ce2">
            <text:p>642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643" table:style-name="ce2">
            <text:p>64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44" table:style-name="ce2">
            <text:p>644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45" table:style-name="ce2">
            <text:p>645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46" table:style-name="ce2">
            <text:p>646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47" table:style-name="ce2">
            <text:p>647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648" table:style-name="ce2">
            <text:p>648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49" table:style-name="ce2">
            <text:p>649</text:p>
          </table:table-cell>
          <table:table-cell office:value-type="float" office:value="1948" table:style-name="ce2">
            <text:p>194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650" table:style-name="ce2">
            <text:p>650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51" table:style-name="ce2">
            <text:p>651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G</text:p>
          </table:table-cell>
          <table:table-cell office:value-type="string" table:style-name="ce1">
            <text:p>Bulgaria</text:p>
          </table:table-cell>
          <table:table-cell table:number-columns-repeated="16379"/>
        </table:table-row>
        <table:table-row table:style-name="ro1">
          <table:table-cell office:value-type="float" office:value="652" table:style-name="ce2">
            <text:p>652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53" table:style-name="ce2">
            <text:p>653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54" table:style-name="ce2">
            <text:p>654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655" table:style-name="ce2">
            <text:p>655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656" table:style-name="ce2">
            <text:p>656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657" table:style-name="ce2">
            <text:p>657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658" table:style-name="ce2">
            <text:p>65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Z</text:p>
          </table:table-cell>
          <table:table-cell office:value-type="string" table:style-name="ce1">
            <text:p>Czechia</text:p>
          </table:table-cell>
          <table:table-cell table:number-columns-repeated="16379"/>
        </table:table-row>
        <table:table-row table:style-name="ro1">
          <table:table-cell office:value-type="float" office:value="659" table:style-name="ce2">
            <text:p>659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660" table:style-name="ce2">
            <text:p>660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661" table:style-name="ce2">
            <text:p>66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662" table:style-name="ce2">
            <text:p>662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E</text:p>
          </table:table-cell>
          <table:table-cell office:value-type="string" table:style-name="ce1">
            <text:p>Sweden</text:p>
          </table:table-cell>
          <table:table-cell table:number-columns-repeated="16379"/>
        </table:table-row>
        <table:table-row table:style-name="ro1">
          <table:table-cell office:value-type="float" office:value="663" table:style-name="ce2">
            <text:p>663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664" table:style-name="ce2">
            <text:p>664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665" table:style-name="ce2">
            <text:p>665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666" table:style-name="ce2">
            <text:p>666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667" table:style-name="ce2">
            <text:p>667</text:p>
          </table:table-cell>
          <table:table-cell office:value-type="float" office:value="1993" table:style-name="ce2">
            <text:p>1993</text:p>
          </table:table-cell>
          <table:table-cell table:style-name="ce1"/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668" table:style-name="ce2">
            <text:p>668</text:p>
          </table:table-cell>
          <table:table-cell office:value-type="float" office:value="1955" table:style-name="ce2">
            <text:p>195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O</text:p>
          </table:table-cell>
          <table:table-cell office:value-type="string" table:style-name="ce1">
            <text:p>Dominican Republic</text:p>
          </table:table-cell>
          <table:table-cell table:number-columns-repeated="16379"/>
        </table:table-row>
        <table:table-row table:style-name="ro1">
          <table:table-cell office:value-type="float" office:value="669" table:style-name="ce2">
            <text:p>669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70" table:style-name="ce2">
            <text:p>670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71" table:style-name="ce2">
            <text:p>671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72" table:style-name="ce2">
            <text:p>672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73" table:style-name="ce2">
            <text:p>673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P</text:p>
          </table:table-cell>
          <table:table-cell office:value-type="string" table:style-name="ce1">
            <text:p>Nepal</text:p>
          </table:table-cell>
          <table:table-cell table:number-columns-repeated="16379"/>
        </table:table-row>
        <table:table-row table:style-name="ro1">
          <table:table-cell office:value-type="float" office:value="674" table:style-name="ce2">
            <text:p>674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T</text:p>
          </table:table-cell>
          <table:table-cell office:value-type="string" table:style-name="ce1">
            <text:p>Portugal</text:p>
          </table:table-cell>
          <table:table-cell table:number-columns-repeated="16379"/>
        </table:table-row>
        <table:table-row table:style-name="ro1">
          <table:table-cell office:value-type="float" office:value="675" table:style-name="ce2">
            <text:p>675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76" table:style-name="ce2">
            <text:p>676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77" table:style-name="ce2">
            <text:p>677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L</text:p>
          </table:table-cell>
          <table:table-cell office:value-type="string" table:style-name="ce1">
            <text:p>Chile</text:p>
          </table:table-cell>
          <table:table-cell table:number-columns-repeated="16379"/>
        </table:table-row>
        <table:table-row table:style-name="ro1">
          <table:table-cell office:value-type="float" office:value="678" table:style-name="ce2">
            <text:p>678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679" table:style-name="ce2">
            <text:p>679</text:p>
          </table:table-cell>
          <table:table-cell table:number-columns-repeated="2" table:style-name="ce1"/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680" table:style-name="ce2">
            <text:p>680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81" table:style-name="ce2">
            <text:p>681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W</text:p>
          </table:table-cell>
          <table:table-cell office:value-type="string" table:style-name="ce1">
            <text:p>Curaçao</text:p>
          </table:table-cell>
          <table:table-cell table:number-columns-repeated="16379"/>
        </table:table-row>
        <table:table-row table:style-name="ro1">
          <table:table-cell office:value-type="float" office:value="682" table:style-name="ce2">
            <text:p>682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683" table:style-name="ce2">
            <text:p>683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684" table:style-name="ce2">
            <text:p>684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85" table:style-name="ce2">
            <text:p>685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86" table:style-name="ce2">
            <text:p>686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87" table:style-name="ce2">
            <text:p>687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88" table:style-name="ce2">
            <text:p>688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89" table:style-name="ce2">
            <text:p>68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690" table:style-name="ce2">
            <text:p>69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691" table:style-name="ce2">
            <text:p>691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692" table:style-name="ce2">
            <text:p>692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693" table:style-name="ce2">
            <text:p>693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94" table:style-name="ce2">
            <text:p>694</text:p>
          </table:table-cell>
          <table:table-cell office:value-type="float" office:value="1951" table:style-name="ce2">
            <text:p>195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95" table:style-name="ce2">
            <text:p>695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96" table:style-name="ce2">
            <text:p>696</text:p>
          </table:table-cell>
          <table:table-cell table:number-columns-repeated="16383" table:style-name="ce1"/>
        </table:table-row>
        <table:table-row table:style-name="ro1">
          <table:table-cell office:value-type="float" office:value="697" table:style-name="ce2">
            <text:p>697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698" table:style-name="ce2">
            <text:p>698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699" table:style-name="ce2">
            <text:p>69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701" table:style-name="ce2">
            <text:p>701</text:p>
          </table:table-cell>
          <table:table-cell office:value-type="float" office:value="1957" table:style-name="ce2">
            <text:p>195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702" table:style-name="ce2">
            <text:p>702</text:p>
          </table:table-cell>
          <table:table-cell office:value-type="float" office:value="1958" table:style-name="ce2">
            <text:p>195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03" table:style-name="ce2">
            <text:p>703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704" table:style-name="ce2">
            <text:p>704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705" table:style-name="ce2">
            <text:p>705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706" table:style-name="ce2">
            <text:p>706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707" table:style-name="ce2">
            <text:p>707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708" table:style-name="ce2">
            <text:p>708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09" table:style-name="ce2">
            <text:p>709</text:p>
          </table:table-cell>
          <table:table-cell office:value-type="float" office:value="1960" table:style-name="ce2">
            <text:p>196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710" table:style-name="ce2">
            <text:p>71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711" table:style-name="ce2">
            <text:p>711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712" table:style-name="ce2">
            <text:p>712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713" table:style-name="ce2">
            <text:p>713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I</text:p>
          </table:table-cell>
          <table:table-cell office:value-type="string" table:style-name="ce1">
            <text:p>Burundi</text:p>
          </table:table-cell>
          <table:table-cell table:number-columns-repeated="16379"/>
        </table:table-row>
        <table:table-row table:style-name="ro1">
          <table:table-cell office:value-type="float" office:value="714" table:style-name="ce2">
            <text:p>714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715" table:style-name="ce2">
            <text:p>71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716" table:style-name="ce2">
            <text:p>716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717" table:style-name="ce2">
            <text:p>717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718" table:style-name="ce2">
            <text:p>71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719" table:style-name="ce2">
            <text:p>719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ZM</text:p>
          </table:table-cell>
          <table:table-cell office:value-type="string" table:style-name="ce1">
            <text:p>Zambia</text:p>
          </table:table-cell>
          <table:table-cell table:number-columns-repeated="16379"/>
        </table:table-row>
        <table:table-row table:style-name="ro1">
          <table:table-cell office:value-type="float" office:value="720" table:style-name="ce2">
            <text:p>720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21" table:style-name="ce2">
            <text:p>721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722" table:style-name="ce2">
            <text:p>722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LK</text:p>
          </table:table-cell>
          <table:table-cell office:value-type="string" table:style-name="ce1">
            <text:p>Sri Lanka</text:p>
          </table:table-cell>
          <table:table-cell table:number-columns-repeated="16379"/>
        </table:table-row>
        <table:table-row table:style-name="ro1">
          <table:table-cell office:value-type="float" office:value="723" table:style-name="ce2">
            <text:p>723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724" table:style-name="ce2">
            <text:p>724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725" table:style-name="ce2">
            <text:p>72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726" table:style-name="ce2">
            <text:p>726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727" table:style-name="ce2">
            <text:p>727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728" table:style-name="ce2">
            <text:p>728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729" table:style-name="ce2">
            <text:p>729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730" table:style-name="ce2">
            <text:p>73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731" table:style-name="ce2">
            <text:p>731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32" table:style-name="ce2">
            <text:p>732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734" table:style-name="ce2">
            <text:p>734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735" table:style-name="ce2">
            <text:p>735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36" table:style-name="ce2">
            <text:p>736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H</text:p>
          </table:table-cell>
          <table:table-cell office:value-type="string" table:style-name="ce1">
            <text:p>Thailand</text:p>
          </table:table-cell>
          <table:table-cell table:number-columns-repeated="16379"/>
        </table:table-row>
        <table:table-row table:style-name="ro1">
          <table:table-cell office:value-type="float" office:value="737" table:style-name="ce2">
            <text:p>737</text:p>
          </table:table-cell>
          <table:table-cell table:number-columns-repeated="2" table:style-name="ce1"/>
          <table:table-cell office:value-type="string" table:style-name="ce2">
            <text:p>TH</text:p>
          </table:table-cell>
          <table:table-cell office:value-type="string" table:style-name="ce1">
            <text:p>Thailand</text:p>
          </table:table-cell>
          <table:table-cell table:number-columns-repeated="16379"/>
        </table:table-row>
        <table:table-row table:style-name="ro1">
          <table:table-cell office:value-type="float" office:value="738" table:style-name="ce2">
            <text:p>738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739" table:style-name="ce2">
            <text:p>739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740" table:style-name="ce2">
            <text:p>740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41" table:style-name="ce2">
            <text:p>741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42" table:style-name="ce2">
            <text:p>742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743" table:style-name="ce2">
            <text:p>743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744" table:style-name="ce2">
            <text:p>744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45" table:style-name="ce2">
            <text:p>745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746" table:style-name="ce2">
            <text:p>746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747" table:style-name="ce2">
            <text:p>747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48" table:style-name="ce2">
            <text:p>748</text:p>
          </table:table-cell>
          <table:table-cell office:value-type="float" office:value="2002" table:style-name="ce2">
            <text:p>200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749" table:style-name="ce2">
            <text:p>749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BB</text:p>
          </table:table-cell>
          <table:table-cell office:value-type="string" table:style-name="ce1">
            <text:p>Barbados</text:p>
          </table:table-cell>
          <table:table-cell table:number-columns-repeated="16379"/>
        </table:table-row>
        <table:table-row table:style-name="ro1">
          <table:table-cell office:value-type="float" office:value="750" table:style-name="ce2">
            <text:p>750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751" table:style-name="ce2">
            <text:p>751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752" table:style-name="ce2">
            <text:p>752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753" table:style-name="ce2">
            <text:p>753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54" table:style-name="ce2">
            <text:p>75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755" table:style-name="ce2">
            <text:p>755</text:p>
          </table:table-cell>
          <table:table-cell table:number-columns-repeated="16383" table:style-name="ce1"/>
        </table:table-row>
        <table:table-row table:style-name="ro1">
          <table:table-cell office:value-type="float" office:value="756" table:style-name="ce2">
            <text:p>756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57" table:style-name="ce2">
            <text:p>757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758" table:style-name="ce2">
            <text:p>758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59" table:style-name="ce2">
            <text:p>759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760" table:style-name="ce2">
            <text:p>76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761" table:style-name="ce2">
            <text:p>761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762" table:style-name="ce2">
            <text:p>76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763" table:style-name="ce2">
            <text:p>763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64" table:style-name="ce2">
            <text:p>76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765" table:style-name="ce2">
            <text:p>765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766" table:style-name="ce2">
            <text:p>766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H</text:p>
          </table:table-cell>
          <table:table-cell office:value-type="string" table:style-name="ce1">
            <text:p>Cambodia</text:p>
          </table:table-cell>
          <table:table-cell table:number-columns-repeated="16379"/>
        </table:table-row>
        <table:table-row table:style-name="ro1">
          <table:table-cell office:value-type="float" office:value="767" table:style-name="ce2">
            <text:p>767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768" table:style-name="ce2">
            <text:p>76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H</text:p>
          </table:table-cell>
          <table:table-cell office:value-type="string" table:style-name="ce1">
            <text:p>Ghana</text:p>
          </table:table-cell>
          <table:table-cell table:number-columns-repeated="16379"/>
        </table:table-row>
        <table:table-row table:style-name="ro1">
          <table:table-cell office:value-type="float" office:value="769" table:style-name="ce2">
            <text:p>769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770" table:style-name="ce2">
            <text:p>77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71" table:style-name="ce2">
            <text:p>771</text:p>
          </table:table-cell>
          <table:table-cell office:value-type="float" office:value="1961" table:style-name="ce2">
            <text:p>196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772" table:style-name="ce2">
            <text:p>77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73" table:style-name="ce2">
            <text:p>773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774" table:style-name="ce2">
            <text:p>774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O</text:p>
          </table:table-cell>
          <table:table-cell office:value-type="string" table:style-name="ce1">
            <text:p>Romania</text:p>
          </table:table-cell>
          <table:table-cell table:number-columns-repeated="16379"/>
        </table:table-row>
        <table:table-row table:style-name="ro1">
          <table:table-cell office:value-type="float" office:value="775" table:style-name="ce2">
            <text:p>775</text:p>
          </table:table-cell>
          <table:table-cell table:number-columns-repeated="2" table:style-name="ce1"/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776" table:style-name="ce2">
            <text:p>776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777" table:style-name="ce2">
            <text:p>777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778" table:style-name="ce2">
            <text:p>77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79" table:style-name="ce2">
            <text:p>779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780" table:style-name="ce2">
            <text:p>780</text:p>
          </table:table-cell>
          <table:table-cell table:number-columns-repeated="16383" table:style-name="ce1"/>
        </table:table-row>
        <table:table-row table:style-name="ro1">
          <table:table-cell office:value-type="float" office:value="781" table:style-name="ce2">
            <text:p>78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782" table:style-name="ce2">
            <text:p>78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783" table:style-name="ce2">
            <text:p>783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784" table:style-name="ce2">
            <text:p>78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785" table:style-name="ce2">
            <text:p>785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786" table:style-name="ce2">
            <text:p>786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787" table:style-name="ce2">
            <text:p>787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788" table:style-name="ce2">
            <text:p>788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789" table:style-name="ce2">
            <text:p>789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90" table:style-name="ce2">
            <text:p>790</text:p>
          </table:table-cell>
          <table:table-cell office:value-type="float" office:value="1961" table:style-name="ce2">
            <text:p>196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791" table:style-name="ce2">
            <text:p>791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92" table:style-name="ce2">
            <text:p>792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93" table:style-name="ce2">
            <text:p>793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794" table:style-name="ce2">
            <text:p>794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795" table:style-name="ce2">
            <text:p>79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796" table:style-name="ce2">
            <text:p>796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797" table:style-name="ce2">
            <text:p>797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798" table:style-name="ce2">
            <text:p>79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799" table:style-name="ce2">
            <text:p>799</text:p>
          </table:table-cell>
          <table:table-cell table:number-columns-repeated="2" table:style-name="ce1"/>
          <table:table-cell office:value-type="string" table:style-name="ce2">
            <text:p>BB</text:p>
          </table:table-cell>
          <table:table-cell office:value-type="string" table:style-name="ce1">
            <text:p>Barbados</text:p>
          </table:table-cell>
          <table:table-cell table:number-columns-repeated="16379"/>
        </table:table-row>
        <table:table-row table:style-name="ro1">
          <table:table-cell office:value-type="float" office:value="800" table:style-name="ce2">
            <text:p>800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801" table:style-name="ce2">
            <text:p>801</text:p>
          </table:table-cell>
          <table:table-cell office:value-type="float" office:value="1961" table:style-name="ce2">
            <text:p>196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802" table:style-name="ce2">
            <text:p>802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03" table:style-name="ce2">
            <text:p>803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804" table:style-name="ce2">
            <text:p>804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05" table:style-name="ce2">
            <text:p>805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D</text:p>
          </table:table-cell>
          <table:table-cell office:value-type="string" table:style-name="ce1">
            <text:p>Congo, the Democratic Republic of the</text:p>
          </table:table-cell>
          <table:table-cell table:number-columns-repeated="16379"/>
        </table:table-row>
        <table:table-row table:style-name="ro1">
          <table:table-cell office:value-type="float" office:value="806" table:style-name="ce2">
            <text:p>806</text:p>
          </table:table-cell>
          <table:table-cell table:number-columns-repeated="2" table:style-name="ce1"/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807" table:style-name="ce2">
            <text:p>807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08" table:style-name="ce2">
            <text:p>808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09" table:style-name="ce2">
            <text:p>809</text:p>
          </table:table-cell>
          <table:table-cell table:number-columns-repeated="2" table:style-name="ce1"/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810" table:style-name="ce2">
            <text:p>810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811" table:style-name="ce2">
            <text:p>811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812" table:style-name="ce2">
            <text:p>812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13" table:style-name="ce2">
            <text:p>813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814" table:style-name="ce2">
            <text:p>814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15" table:style-name="ce2">
            <text:p>815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816" table:style-name="ce2">
            <text:p>816</text:p>
          </table:table-cell>
          <table:table-cell office:value-type="float" office:value="1955" table:style-name="ce2">
            <text:p>195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17" table:style-name="ce2">
            <text:p>817</text:p>
          </table:table-cell>
          <table:table-cell table:number-columns-repeated="2" table:style-name="ce1"/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818" table:style-name="ce2">
            <text:p>818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19" table:style-name="ce2">
            <text:p>819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820" table:style-name="ce2">
            <text:p>820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821" table:style-name="ce2">
            <text:p>82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22" table:style-name="ce2">
            <text:p>822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23" table:style-name="ce2">
            <text:p>823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824" table:style-name="ce2">
            <text:p>824</text:p>
          </table:table-cell>
          <table:table-cell office:value-type="float" office:value="1956" table:style-name="ce2">
            <text:p>195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25" table:style-name="ce2">
            <text:p>825</text:p>
          </table:table-cell>
          <table:table-cell table:number-columns-repeated="2" table:style-name="ce1"/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826" table:style-name="ce2">
            <text:p>826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Z</text:p>
          </table:table-cell>
          <table:table-cell office:value-type="string" table:style-name="ce1">
            <text:p>New Zealand</text:p>
          </table:table-cell>
          <table:table-cell table:number-columns-repeated="16379"/>
        </table:table-row>
        <table:table-row table:style-name="ro1">
          <table:table-cell office:value-type="float" office:value="827" table:style-name="ce2">
            <text:p>827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28" table:style-name="ce2">
            <text:p>828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O</text:p>
          </table:table-cell>
          <table:table-cell office:value-type="string" table:style-name="ce1">
            <text:p>Romania</text:p>
          </table:table-cell>
          <table:table-cell table:number-columns-repeated="16379"/>
        </table:table-row>
        <table:table-row table:style-name="ro1">
          <table:table-cell office:value-type="float" office:value="829" table:style-name="ce2">
            <text:p>829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830" table:style-name="ce2">
            <text:p>83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31" table:style-name="ce2">
            <text:p>83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832" table:style-name="ce2">
            <text:p>832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833" table:style-name="ce2">
            <text:p>833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834" table:style-name="ce2">
            <text:p>834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35" table:style-name="ce2">
            <text:p>835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36" table:style-name="ce2">
            <text:p>836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837" table:style-name="ce2">
            <text:p>837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38" table:style-name="ce2">
            <text:p>838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839" table:style-name="ce2">
            <text:p>839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40" table:style-name="ce2">
            <text:p>840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841" table:style-name="ce2">
            <text:p>841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Y</text:p>
          </table:table-cell>
          <table:table-cell office:value-type="string" table:style-name="ce1">
            <text:p>Uruguay</text:p>
          </table:table-cell>
          <table:table-cell table:number-columns-repeated="16379"/>
        </table:table-row>
        <table:table-row table:style-name="ro1">
          <table:table-cell office:value-type="float" office:value="842" table:style-name="ce2">
            <text:p>842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43" table:style-name="ce2">
            <text:p>843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W</text:p>
          </table:table-cell>
          <table:table-cell office:value-type="string" table:style-name="ce1">
            <text:p>Taiwan, Province of China</text:p>
          </table:table-cell>
          <table:table-cell table:number-columns-repeated="16379"/>
        </table:table-row>
        <table:table-row table:style-name="ro1">
          <table:table-cell office:value-type="float" office:value="844" table:style-name="ce2">
            <text:p>844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845" table:style-name="ce2">
            <text:p>845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846" table:style-name="ce2">
            <text:p>846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47" table:style-name="ce2">
            <text:p>847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848" table:style-name="ce2">
            <text:p>84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849" table:style-name="ce2">
            <text:p>849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850" table:style-name="ce2">
            <text:p>85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51" table:style-name="ce2">
            <text:p>851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52" table:style-name="ce2">
            <text:p>852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53" table:style-name="ce2">
            <text:p>853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854" table:style-name="ce2">
            <text:p>85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G</text:p>
          </table:table-cell>
          <table:table-cell office:value-type="string" table:style-name="ce1">
            <text:p>Uganda</text:p>
          </table:table-cell>
          <table:table-cell table:number-columns-repeated="16379"/>
        </table:table-row>
        <table:table-row table:style-name="ro1">
          <table:table-cell office:value-type="float" office:value="855" table:style-name="ce2">
            <text:p>855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ZW</text:p>
          </table:table-cell>
          <table:table-cell office:value-type="string" table:style-name="ce1">
            <text:p>Zimbabwe</text:p>
          </table:table-cell>
          <table:table-cell table:number-columns-repeated="16379"/>
        </table:table-row>
        <table:table-row table:style-name="ro1">
          <table:table-cell office:value-type="float" office:value="856" table:style-name="ce2">
            <text:p>85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857" table:style-name="ce2">
            <text:p>857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58" table:style-name="ce2">
            <text:p>858</text:p>
          </table:table-cell>
          <table:table-cell table:number-columns-repeated="2" table:style-name="ce1"/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859" table:style-name="ce2">
            <text:p>859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60" table:style-name="ce2">
            <text:p>860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861" table:style-name="ce2">
            <text:p>861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62" table:style-name="ce2">
            <text:p>862</text:p>
          </table:table-cell>
          <table:table-cell table:number-columns-repeated="16383" table:style-name="ce1"/>
        </table:table-row>
        <table:table-row table:style-name="ro1">
          <table:table-cell office:value-type="float" office:value="863" table:style-name="ce2">
            <text:p>863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864" table:style-name="ce2">
            <text:p>864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65" table:style-name="ce2">
            <text:p>865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66" table:style-name="ce2">
            <text:p>866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67" table:style-name="ce2">
            <text:p>867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T</text:p>
          </table:table-cell>
          <table:table-cell office:value-type="string" table:style-name="ce1">
            <text:p>Guatemala</text:p>
          </table:table-cell>
          <table:table-cell table:number-columns-repeated="16379"/>
        </table:table-row>
        <table:table-row table:style-name="ro1">
          <table:table-cell office:value-type="float" office:value="868" table:style-name="ce2">
            <text:p>868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869" table:style-name="ce2">
            <text:p>869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870" table:style-name="ce2">
            <text:p>870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71" table:style-name="ce2">
            <text:p>871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L</text:p>
          </table:table-cell>
          <table:table-cell office:value-type="string" table:style-name="ce1">
            <text:p>Israel</text:p>
          </table:table-cell>
          <table:table-cell table:number-columns-repeated="16379"/>
        </table:table-row>
        <table:table-row table:style-name="ro1">
          <table:table-cell office:value-type="float" office:value="872" table:style-name="ce2">
            <text:p>872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73" table:style-name="ce2">
            <text:p>873</text:p>
          </table:table-cell>
          <table:table-cell office:value-type="float" office:value="1948" table:style-name="ce2">
            <text:p>194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74" table:style-name="ce2">
            <text:p>874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875" table:style-name="ce2">
            <text:p>875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R</text:p>
          </table:table-cell>
          <table:table-cell office:value-type="string" table:style-name="ce1">
            <text:p>Argentina</text:p>
          </table:table-cell>
          <table:table-cell table:number-columns-repeated="16379"/>
        </table:table-row>
        <table:table-row table:style-name="ro1">
          <table:table-cell office:value-type="float" office:value="876" table:style-name="ce2">
            <text:p>876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877" table:style-name="ce2">
            <text:p>87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78" table:style-name="ce2">
            <text:p>87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79" table:style-name="ce2">
            <text:p>879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880" table:style-name="ce2">
            <text:p>880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881" table:style-name="ce2">
            <text:p>881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82" table:style-name="ce2">
            <text:p>882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E</text:p>
          </table:table-cell>
          <table:table-cell office:value-type="string" table:style-name="ce1">
            <text:p>Peru</text:p>
          </table:table-cell>
          <table:table-cell table:number-columns-repeated="16379"/>
        </table:table-row>
        <table:table-row table:style-name="ro1">
          <table:table-cell office:value-type="float" office:value="883" table:style-name="ce2">
            <text:p>883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84" table:style-name="ce2">
            <text:p>884</text:p>
          </table:table-cell>
          <table:table-cell office:value-type="float" office:value="1964" table:style-name="ce2">
            <text:p>196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885" table:style-name="ce2">
            <text:p>885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86" table:style-name="ce2">
            <text:p>886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87" table:style-name="ce2">
            <text:p>887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E</text:p>
          </table:table-cell>
          <table:table-cell office:value-type="string" table:style-name="ce1">
            <text:p>Peru</text:p>
          </table:table-cell>
          <table:table-cell table:number-columns-repeated="16379"/>
        </table:table-row>
        <table:table-row table:style-name="ro1">
          <table:table-cell office:value-type="float" office:value="888" table:style-name="ce2">
            <text:p>888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89" table:style-name="ce2">
            <text:p>889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90" table:style-name="ce2">
            <text:p>890</text:p>
          </table:table-cell>
          <table:table-cell office:value-type="float" office:value="1959" table:style-name="ce2">
            <text:p>195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91" table:style-name="ce2">
            <text:p>891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92" table:style-name="ce2">
            <text:p>892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893" table:style-name="ce2">
            <text:p>893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HR</text:p>
          </table:table-cell>
          <table:table-cell office:value-type="string" table:style-name="ce1">
            <text:p>Croatia</text:p>
          </table:table-cell>
          <table:table-cell table:number-columns-repeated="16379"/>
        </table:table-row>
        <table:table-row table:style-name="ro1">
          <table:table-cell office:value-type="float" office:value="894" table:style-name="ce2">
            <text:p>894</text:p>
          </table:table-cell>
          <table:table-cell table:number-columns-repeated="2" table:style-name="ce1"/>
          <table:table-cell office:value-type="string" table:style-name="ce2">
            <text:p>CL</text:p>
          </table:table-cell>
          <table:table-cell office:value-type="string" table:style-name="ce1">
            <text:p>Chile</text:p>
          </table:table-cell>
          <table:table-cell table:number-columns-repeated="16379"/>
        </table:table-row>
        <table:table-row table:style-name="ro1">
          <table:table-cell office:value-type="float" office:value="895" table:style-name="ce2">
            <text:p>895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896" table:style-name="ce2">
            <text:p>896</text:p>
          </table:table-cell>
          <table:table-cell table:number-columns-repeated="2" table:style-name="ce1"/>
          <table:table-cell office:value-type="string" table:style-name="ce2">
            <text:p>MK</text:p>
          </table:table-cell>
          <table:table-cell office:value-type="string" table:style-name="ce1">
            <text:p>Macedonia, the former Yugoslav Republic of</text:p>
          </table:table-cell>
          <table:table-cell table:number-columns-repeated="16379"/>
        </table:table-row>
        <table:table-row table:style-name="ro1">
          <table:table-cell office:value-type="float" office:value="897" table:style-name="ce2">
            <text:p>897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898" table:style-name="ce2">
            <text:p>898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899" table:style-name="ce2">
            <text:p>899</text:p>
          </table:table-cell>
          <table:table-cell office:value-type="float" office:value="1954" table:style-name="ce2">
            <text:p>195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901" table:style-name="ce2">
            <text:p>90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02" table:style-name="ce2">
            <text:p>902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LT</text:p>
          </table:table-cell>
          <table:table-cell office:value-type="string" table:style-name="ce1">
            <text:p>Lithuania</text:p>
          </table:table-cell>
          <table:table-cell table:number-columns-repeated="16379"/>
        </table:table-row>
        <table:table-row table:style-name="ro1">
          <table:table-cell office:value-type="float" office:value="903" table:style-name="ce2">
            <text:p>903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904" table:style-name="ce2">
            <text:p>90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905" table:style-name="ce2">
            <text:p>905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906" table:style-name="ce2">
            <text:p>906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907" table:style-name="ce2">
            <text:p>907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908" table:style-name="ce2">
            <text:p>908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909" table:style-name="ce2">
            <text:p>909</text:p>
          </table:table-cell>
          <table:table-cell office:value-type="float" office:value="1950" table:style-name="ce2">
            <text:p>195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910" table:style-name="ce2">
            <text:p>91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911" table:style-name="ce2">
            <text:p>911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912" table:style-name="ce2">
            <text:p>912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913" table:style-name="ce2">
            <text:p>91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914" table:style-name="ce2">
            <text:p>914</text:p>
          </table:table-cell>
          <table:table-cell office:value-type="float" office:value="1956" table:style-name="ce2">
            <text:p>195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915" table:style-name="ce2">
            <text:p>915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916" table:style-name="ce2">
            <text:p>916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917" table:style-name="ce2">
            <text:p>917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918" table:style-name="ce2">
            <text:p>918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919" table:style-name="ce2">
            <text:p>919</text:p>
          </table:table-cell>
          <table:table-cell table:number-columns-repeated="16383" table:style-name="ce1"/>
        </table:table-row>
        <table:table-row table:style-name="ro1">
          <table:table-cell office:value-type="float" office:value="920" table:style-name="ce2">
            <text:p>920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921" table:style-name="ce2">
            <text:p>921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922" table:style-name="ce2">
            <text:p>92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923" table:style-name="ce2">
            <text:p>923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924" table:style-name="ce2">
            <text:p>92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925" table:style-name="ce2">
            <text:p>925</text:p>
          </table:table-cell>
          <table:table-cell table:number-columns-repeated="16383" table:style-name="ce1"/>
        </table:table-row>
        <table:table-row table:style-name="ro1">
          <table:table-cell office:value-type="float" office:value="926" table:style-name="ce2">
            <text:p>926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27" table:style-name="ce2">
            <text:p>92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28" table:style-name="ce2">
            <text:p>92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29" table:style-name="ce2">
            <text:p>929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930" table:style-name="ce2">
            <text:p>930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931" table:style-name="ce2">
            <text:p>931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932" table:style-name="ce2">
            <text:p>932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933" table:style-name="ce2">
            <text:p>933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934" table:style-name="ce2">
            <text:p>934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935" table:style-name="ce2">
            <text:p>935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936" table:style-name="ce2">
            <text:p>936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37" table:style-name="ce2">
            <text:p>937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938" table:style-name="ce2">
            <text:p>93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39" table:style-name="ce2">
            <text:p>939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40" table:style-name="ce2">
            <text:p>940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41" table:style-name="ce2">
            <text:p>941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942" table:style-name="ce2">
            <text:p>942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43" table:style-name="ce2">
            <text:p>943</text:p>
          </table:table-cell>
          <table:table-cell table:number-columns-repeated="2" table:style-name="ce1"/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944" table:style-name="ce2">
            <text:p>94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945" table:style-name="ce2">
            <text:p>945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H</text:p>
          </table:table-cell>
          <table:table-cell office:value-type="string" table:style-name="ce1">
            <text:p>Ghana</text:p>
          </table:table-cell>
          <table:table-cell table:number-columns-repeated="16379"/>
        </table:table-row>
        <table:table-row table:style-name="ro1">
          <table:table-cell office:value-type="float" office:value="946" table:style-name="ce2">
            <text:p>946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947" table:style-name="ce2">
            <text:p>94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948" table:style-name="ce2">
            <text:p>948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949" table:style-name="ce2">
            <text:p>949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950" table:style-name="ce2">
            <text:p>950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951" table:style-name="ce2">
            <text:p>95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H</text:p>
          </table:table-cell>
          <table:table-cell office:value-type="string" table:style-name="ce1">
            <text:p>Ghana</text:p>
          </table:table-cell>
          <table:table-cell table:number-columns-repeated="16379"/>
        </table:table-row>
        <table:table-row table:style-name="ro1">
          <table:table-cell office:value-type="float" office:value="953" table:style-name="ce2">
            <text:p>953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H</text:p>
          </table:table-cell>
          <table:table-cell office:value-type="string" table:style-name="ce1">
            <text:p>Philippines</text:p>
          </table:table-cell>
          <table:table-cell table:number-columns-repeated="16379"/>
        </table:table-row>
        <table:table-row table:style-name="ro1">
          <table:table-cell office:value-type="float" office:value="954" table:style-name="ce2">
            <text:p>954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955" table:style-name="ce2">
            <text:p>955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T</text:p>
          </table:table-cell>
          <table:table-cell office:value-type="string" table:style-name="ce1">
            <text:p>Ethiopia</text:p>
          </table:table-cell>
          <table:table-cell table:number-columns-repeated="16379"/>
        </table:table-row>
        <table:table-row table:style-name="ro1">
          <table:table-cell office:value-type="float" office:value="956" table:style-name="ce2">
            <text:p>956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I</text:p>
          </table:table-cell>
          <table:table-cell office:value-type="string" table:style-name="ce1">
            <text:p>Côte d'Ivoire</text:p>
          </table:table-cell>
          <table:table-cell table:number-columns-repeated="16379"/>
        </table:table-row>
        <table:table-row table:style-name="ro1">
          <table:table-cell office:value-type="float" office:value="957" table:style-name="ce2">
            <text:p>957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958" table:style-name="ce2">
            <text:p>958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959" table:style-name="ce2">
            <text:p>95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60" table:style-name="ce2">
            <text:p>960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Y</text:p>
          </table:table-cell>
          <table:table-cell office:value-type="string" table:style-name="ce1">
            <text:p>Paraguay</text:p>
          </table:table-cell>
          <table:table-cell table:number-columns-repeated="16379"/>
        </table:table-row>
        <table:table-row table:style-name="ro1">
          <table:table-cell office:value-type="float" office:value="961" table:style-name="ce2">
            <text:p>961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62" table:style-name="ce2">
            <text:p>962</text:p>
          </table:table-cell>
          <table:table-cell table:number-columns-repeated="2" table:style-name="ce1"/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963" table:style-name="ce2">
            <text:p>963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964" table:style-name="ce2">
            <text:p>964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965" table:style-name="ce2">
            <text:p>965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966" table:style-name="ce2">
            <text:p>966</text:p>
          </table:table-cell>
          <table:table-cell office:value-type="float" office:value="1975" table:style-name="ce2">
            <text:p>1975</text:p>
          </table:table-cell>
          <table:table-cell table:number-columns-repeated="16382" table:style-name="ce1"/>
        </table:table-row>
        <table:table-row table:style-name="ro1">
          <table:table-cell office:value-type="float" office:value="967" table:style-name="ce2">
            <text:p>967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68" table:style-name="ce2">
            <text:p>968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69" table:style-name="ce2">
            <text:p>969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970" table:style-name="ce2">
            <text:p>970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971" table:style-name="ce2">
            <text:p>971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972" table:style-name="ce2">
            <text:p>97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973" table:style-name="ce2">
            <text:p>973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74" table:style-name="ce2">
            <text:p>974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75" table:style-name="ce2">
            <text:p>975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976" table:style-name="ce2">
            <text:p>976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977" table:style-name="ce2">
            <text:p>977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978" table:style-name="ce2">
            <text:p>978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79" table:style-name="ce2">
            <text:p>979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980" table:style-name="ce2">
            <text:p>980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981" table:style-name="ce2">
            <text:p>98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982" table:style-name="ce2">
            <text:p>982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O</text:p>
          </table:table-cell>
          <table:table-cell office:value-type="string" table:style-name="ce1">
            <text:p>Norway</text:p>
          </table:table-cell>
          <table:table-cell table:number-columns-repeated="16379"/>
        </table:table-row>
        <table:table-row table:style-name="ro1">
          <table:table-cell office:value-type="float" office:value="983" table:style-name="ce2">
            <text:p>983</text:p>
          </table:table-cell>
          <table:table-cell table:number-columns-repeated="2" table:style-name="ce1"/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984" table:style-name="ce2">
            <text:p>984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R</text:p>
          </table:table-cell>
          <table:table-cell office:value-type="string" table:style-name="ce1">
            <text:p>Argentina</text:p>
          </table:table-cell>
          <table:table-cell table:number-columns-repeated="16379"/>
        </table:table-row>
        <table:table-row table:style-name="ro1">
          <table:table-cell office:value-type="float" office:value="985" table:style-name="ce2">
            <text:p>985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986" table:style-name="ce2">
            <text:p>986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87" table:style-name="ce2">
            <text:p>987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LK</text:p>
          </table:table-cell>
          <table:table-cell office:value-type="string" table:style-name="ce1">
            <text:p>Sri Lanka</text:p>
          </table:table-cell>
          <table:table-cell table:number-columns-repeated="16379"/>
        </table:table-row>
        <table:table-row table:style-name="ro1">
          <table:table-cell office:value-type="float" office:value="988" table:style-name="ce2">
            <text:p>988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LK</text:p>
          </table:table-cell>
          <table:table-cell office:value-type="string" table:style-name="ce1">
            <text:p>Sri Lanka</text:p>
          </table:table-cell>
          <table:table-cell table:number-columns-repeated="16379"/>
        </table:table-row>
        <table:table-row table:style-name="ro1">
          <table:table-cell office:value-type="float" office:value="989" table:style-name="ce2">
            <text:p>989</text:p>
          </table:table-cell>
          <table:table-cell table:number-columns-repeated="16383" table:style-name="ce1"/>
        </table:table-row>
        <table:table-row table:style-name="ro1">
          <table:table-cell office:value-type="float" office:value="990" table:style-name="ce2">
            <text:p>990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991" table:style-name="ce2">
            <text:p>991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H</text:p>
          </table:table-cell>
          <table:table-cell office:value-type="string" table:style-name="ce1">
            <text:p>Switzerland</text:p>
          </table:table-cell>
          <table:table-cell table:number-columns-repeated="16379"/>
        </table:table-row>
        <table:table-row table:style-name="ro1">
          <table:table-cell office:value-type="float" office:value="992" table:style-name="ce2">
            <text:p>992</text:p>
          </table:table-cell>
          <table:table-cell table:number-columns-repeated="2" table:style-name="ce1"/>
          <table:table-cell office:value-type="string" table:style-name="ce2">
            <text:p>IL</text:p>
          </table:table-cell>
          <table:table-cell office:value-type="string" table:style-name="ce1">
            <text:p>Israel</text:p>
          </table:table-cell>
          <table:table-cell table:number-columns-repeated="16379"/>
        </table:table-row>
        <table:table-row table:style-name="ro1">
          <table:table-cell office:value-type="float" office:value="993" table:style-name="ce2">
            <text:p>993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994" table:style-name="ce2">
            <text:p>994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995" table:style-name="ce2">
            <text:p>99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96" table:style-name="ce2">
            <text:p>99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97" table:style-name="ce2">
            <text:p>997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998" table:style-name="ce2">
            <text:p>99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999" table:style-name="ce2">
            <text:p>99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001" table:style-name="ce2">
            <text:p>1001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002" table:style-name="ce2">
            <text:p>1002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003" table:style-name="ce2">
            <text:p>1003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004" table:style-name="ce2">
            <text:p>1004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005" table:style-name="ce2">
            <text:p>1005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006" table:style-name="ce2">
            <text:p>1006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T</text:p>
          </table:table-cell>
          <table:table-cell office:value-type="string" table:style-name="ce1">
            <text:p>Portugal</text:p>
          </table:table-cell>
          <table:table-cell table:number-columns-repeated="16379"/>
        </table:table-row>
        <table:table-row table:style-name="ro1">
          <table:table-cell office:value-type="float" office:value="1007" table:style-name="ce2">
            <text:p>1007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Z</text:p>
          </table:table-cell>
          <table:table-cell office:value-type="string" table:style-name="ce1">
            <text:p>Mozambique</text:p>
          </table:table-cell>
          <table:table-cell table:number-columns-repeated="16379"/>
        </table:table-row>
        <table:table-row table:style-name="ro1">
          <table:table-cell office:value-type="float" office:value="1008" table:style-name="ce2">
            <text:p>1008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009" table:style-name="ce2">
            <text:p>100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S</text:p>
          </table:table-cell>
          <table:table-cell office:value-type="string" table:style-name="ce1">
            <text:p>Serbia</text:p>
          </table:table-cell>
          <table:table-cell table:number-columns-repeated="16379"/>
        </table:table-row>
        <table:table-row table:style-name="ro1">
          <table:table-cell office:value-type="float" office:value="1010" table:style-name="ce2">
            <text:p>101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011" table:style-name="ce2">
            <text:p>1011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1012" table:style-name="ce2">
            <text:p>101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013" table:style-name="ce2">
            <text:p>1013</text:p>
          </table:table-cell>
          <table:table-cell table:number-columns-repeated="2" table:style-name="ce1"/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1014" table:style-name="ce2">
            <text:p>1014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15" table:style-name="ce2">
            <text:p>1015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1016" table:style-name="ce2">
            <text:p>1016</text:p>
          </table:table-cell>
          <table:table-cell office:value-type="float" office:value="1981" table:style-name="ce2">
            <text:p>1981</text:p>
          </table:table-cell>
          <table:table-cell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17" table:style-name="ce2">
            <text:p>1017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018" table:style-name="ce2">
            <text:p>1018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1019" table:style-name="ce2">
            <text:p>1019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20" table:style-name="ce2">
            <text:p>1020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021" table:style-name="ce2">
            <text:p>1021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022" table:style-name="ce2">
            <text:p>1022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1023" table:style-name="ce2">
            <text:p>1023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24" table:style-name="ce2">
            <text:p>1024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025" table:style-name="ce2">
            <text:p>1025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026" table:style-name="ce2">
            <text:p>102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027" table:style-name="ce2">
            <text:p>1027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028" table:style-name="ce2">
            <text:p>1028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29" table:style-name="ce2">
            <text:p>1029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1030" table:style-name="ce2">
            <text:p>1030</text:p>
          </table:table-cell>
          <table:table-cell office:value-type="float" office:value="1961" table:style-name="ce2">
            <text:p>196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31" table:style-name="ce2">
            <text:p>1031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H</text:p>
          </table:table-cell>
          <table:table-cell office:value-type="string" table:style-name="ce1">
            <text:p>Ghana</text:p>
          </table:table-cell>
          <table:table-cell table:number-columns-repeated="16379"/>
        </table:table-row>
        <table:table-row table:style-name="ro1">
          <table:table-cell office:value-type="float" office:value="1032" table:style-name="ce2">
            <text:p>1032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1033" table:style-name="ce2">
            <text:p>1033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HM</text:p>
          </table:table-cell>
          <table:table-cell office:value-type="string" table:style-name="ce1">
            <text:p>Heard Island and McDonald Islands</text:p>
          </table:table-cell>
          <table:table-cell table:number-columns-repeated="16379"/>
        </table:table-row>
        <table:table-row table:style-name="ro1">
          <table:table-cell office:value-type="float" office:value="1034" table:style-name="ce2">
            <text:p>1034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FI</text:p>
          </table:table-cell>
          <table:table-cell office:value-type="string" table:style-name="ce1">
            <text:p>Finland</text:p>
          </table:table-cell>
          <table:table-cell table:number-columns-repeated="16379"/>
        </table:table-row>
        <table:table-row table:style-name="ro1">
          <table:table-cell office:value-type="float" office:value="1035" table:style-name="ce2">
            <text:p>1035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036" table:style-name="ce2">
            <text:p>1036</text:p>
          </table:table-cell>
          <table:table-cell office:value-type="float" office:value="1954" table:style-name="ce2">
            <text:p>195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Z</text:p>
          </table:table-cell>
          <table:table-cell office:value-type="string" table:style-name="ce1">
            <text:p>New Zealand</text:p>
          </table:table-cell>
          <table:table-cell table:number-columns-repeated="16379"/>
        </table:table-row>
        <table:table-row table:style-name="ro1">
          <table:table-cell office:value-type="float" office:value="1037" table:style-name="ce2">
            <text:p>103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38" table:style-name="ce2">
            <text:p>1038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39" table:style-name="ce2">
            <text:p>1039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40" table:style-name="ce2">
            <text:p>1040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041" table:style-name="ce2">
            <text:p>1041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042" table:style-name="ce2">
            <text:p>1042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043" table:style-name="ce2">
            <text:p>1043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A</text:p>
          </table:table-cell>
          <table:table-cell office:value-type="string" table:style-name="ce1">
            <text:p>Morocco</text:p>
          </table:table-cell>
          <table:table-cell table:number-columns-repeated="16379"/>
        </table:table-row>
        <table:table-row table:style-name="ro1">
          <table:table-cell office:value-type="float" office:value="1044" table:style-name="ce2">
            <text:p>1044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Z</text:p>
          </table:table-cell>
          <table:table-cell office:value-type="string" table:style-name="ce1">
            <text:p>Tanzania, United Republic of</text:p>
          </table:table-cell>
          <table:table-cell table:number-columns-repeated="16379"/>
        </table:table-row>
        <table:table-row table:style-name="ro1">
          <table:table-cell office:value-type="float" office:value="1045" table:style-name="ce2">
            <text:p>1045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046" table:style-name="ce2">
            <text:p>104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1047" table:style-name="ce2">
            <text:p>1047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1048" table:style-name="ce2">
            <text:p>104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049" table:style-name="ce2">
            <text:p>1049</text:p>
          </table:table-cell>
          <table:table-cell table:number-columns-repeated="2" table:style-name="ce1"/>
          <table:table-cell office:value-type="string" table:style-name="ce2">
            <text:p>SA</text:p>
          </table:table-cell>
          <table:table-cell office:value-type="string" table:style-name="ce1">
            <text:p>Saudi Arabia</text:p>
          </table:table-cell>
          <table:table-cell table:number-columns-repeated="16379"/>
        </table:table-row>
        <table:table-row table:style-name="ro1">
          <table:table-cell office:value-type="float" office:value="1050" table:style-name="ce2">
            <text:p>1050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51" table:style-name="ce2">
            <text:p>1051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1052" table:style-name="ce2">
            <text:p>1052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053" table:style-name="ce2">
            <text:p>1053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54" table:style-name="ce2">
            <text:p>1054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55" table:style-name="ce2">
            <text:p>1055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056" table:style-name="ce2">
            <text:p>1056</text:p>
          </table:table-cell>
          <table:table-cell table:number-columns-repeated="2" table:style-name="ce1"/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1057" table:style-name="ce2">
            <text:p>1057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058" table:style-name="ce2">
            <text:p>1058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059" table:style-name="ce2">
            <text:p>105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60" table:style-name="ce2">
            <text:p>1060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061" table:style-name="ce2">
            <text:p>1061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062" table:style-name="ce2">
            <text:p>1062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1063" table:style-name="ce2">
            <text:p>1063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064" table:style-name="ce2">
            <text:p>1064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65" table:style-name="ce2">
            <text:p>1065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66" table:style-name="ce2">
            <text:p>1066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1067" table:style-name="ce2">
            <text:p>1067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68" table:style-name="ce2">
            <text:p>1068</text:p>
          </table:table-cell>
          <table:table-cell table:number-columns-repeated="2" table:style-name="ce1"/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1069" table:style-name="ce2">
            <text:p>106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070" table:style-name="ce2">
            <text:p>1070</text:p>
          </table:table-cell>
          <table:table-cell table:number-columns-repeated="2" table:style-name="ce1"/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1071" table:style-name="ce2">
            <text:p>1071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L</text:p>
          </table:table-cell>
          <table:table-cell office:value-type="string" table:style-name="ce1">
            <text:p>Sierra Leone</text:p>
          </table:table-cell>
          <table:table-cell table:number-columns-repeated="16379"/>
        </table:table-row>
        <table:table-row table:style-name="ro1">
          <table:table-cell office:value-type="float" office:value="1072" table:style-name="ce2">
            <text:p>1072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073" table:style-name="ce2">
            <text:p>1073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074" table:style-name="ce2">
            <text:p>1074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75" table:style-name="ce2">
            <text:p>107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076" table:style-name="ce2">
            <text:p>1076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77" table:style-name="ce2">
            <text:p>1077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078" table:style-name="ce2">
            <text:p>1078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79" table:style-name="ce2">
            <text:p>107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080" table:style-name="ce2">
            <text:p>108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LT</text:p>
          </table:table-cell>
          <table:table-cell office:value-type="string" table:style-name="ce1">
            <text:p>Lithuania</text:p>
          </table:table-cell>
          <table:table-cell table:number-columns-repeated="16379"/>
        </table:table-row>
        <table:table-row table:style-name="ro1">
          <table:table-cell office:value-type="float" office:value="1081" table:style-name="ce2">
            <text:p>1081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082" table:style-name="ce2">
            <text:p>1082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1083" table:style-name="ce2">
            <text:p>1083</text:p>
          </table:table-cell>
          <table:table-cell office:value-type="float" office:value="1970" table:style-name="ce2">
            <text:p>1970</text:p>
          </table:table-cell>
          <table:table-cell table:style-name="ce1"/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084" table:style-name="ce2">
            <text:p>1084</text:p>
          </table:table-cell>
          <table:table-cell office:value-type="float" office:value="1960" table:style-name="ce2">
            <text:p>196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085" table:style-name="ce2">
            <text:p>1085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086" table:style-name="ce2">
            <text:p>1086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E</text:p>
          </table:table-cell>
          <table:table-cell office:value-type="string" table:style-name="ce1">
            <text:p>Peru</text:p>
          </table:table-cell>
          <table:table-cell table:number-columns-repeated="16379"/>
        </table:table-row>
        <table:table-row table:style-name="ro1">
          <table:table-cell office:value-type="float" office:value="1087" table:style-name="ce2">
            <text:p>1087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1088" table:style-name="ce2">
            <text:p>108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089" table:style-name="ce2">
            <text:p>1089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090" table:style-name="ce2">
            <text:p>1090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091" table:style-name="ce2">
            <text:p>1091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092" table:style-name="ce2">
            <text:p>1092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093" table:style-name="ce2">
            <text:p>1093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094" table:style-name="ce2">
            <text:p>109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1095" table:style-name="ce2">
            <text:p>1095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096" table:style-name="ce2">
            <text:p>109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097" table:style-name="ce2">
            <text:p>1097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1098" table:style-name="ce2">
            <text:p>1098</text:p>
          </table:table-cell>
          <table:table-cell table:number-columns-repeated="2" table:style-name="ce1"/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1099" table:style-name="ce2">
            <text:p>109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00" table:style-name="ce2">
            <text:p>1100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101" table:style-name="ce2">
            <text:p>110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102" table:style-name="ce2">
            <text:p>110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103" table:style-name="ce2">
            <text:p>1103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04" table:style-name="ce2">
            <text:p>110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105" table:style-name="ce2">
            <text:p>1105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106" table:style-name="ce2">
            <text:p>110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1107" table:style-name="ce2">
            <text:p>110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108" table:style-name="ce2">
            <text:p>1108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1109" table:style-name="ce2">
            <text:p>1109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10" table:style-name="ce2">
            <text:p>1110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111" table:style-name="ce2">
            <text:p>1111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12" table:style-name="ce2">
            <text:p>1112</text:p>
          </table:table-cell>
          <table:table-cell table:number-columns-repeated="2" table:style-name="ce1"/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1113" table:style-name="ce2">
            <text:p>1113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1114" table:style-name="ce2">
            <text:p>1114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1115" table:style-name="ce2">
            <text:p>1115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116" table:style-name="ce2">
            <text:p>1116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17" table:style-name="ce2">
            <text:p>1117</text:p>
          </table:table-cell>
          <table:table-cell table:number-columns-repeated="2" table:style-name="ce1"/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118" table:style-name="ce2">
            <text:p>1118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119" table:style-name="ce2">
            <text:p>111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20" table:style-name="ce2">
            <text:p>1120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1121" table:style-name="ce2">
            <text:p>1121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22" table:style-name="ce2">
            <text:p>1122</text:p>
          </table:table-cell>
          <table:table-cell table:number-columns-repeated="2" table:style-name="ce1"/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1123" table:style-name="ce2">
            <text:p>1123</text:p>
          </table:table-cell>
          <table:table-cell table:number-columns-repeated="2" table:style-name="ce1"/>
          <table:table-cell office:value-type="string" table:style-name="ce2">
            <text:p>PT</text:p>
          </table:table-cell>
          <table:table-cell office:value-type="string" table:style-name="ce1">
            <text:p>Portugal</text:p>
          </table:table-cell>
          <table:table-cell table:number-columns-repeated="16379"/>
        </table:table-row>
        <table:table-row table:style-name="ro1">
          <table:table-cell office:value-type="float" office:value="1124" table:style-name="ce2">
            <text:p>112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125" table:style-name="ce2">
            <text:p>1125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1126" table:style-name="ce2">
            <text:p>112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127" table:style-name="ce2">
            <text:p>1127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1128" table:style-name="ce2">
            <text:p>112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E</text:p>
          </table:table-cell>
          <table:table-cell office:value-type="string" table:style-name="ce1">
            <text:p>Sweden</text:p>
          </table:table-cell>
          <table:table-cell table:number-columns-repeated="16379"/>
        </table:table-row>
        <table:table-row table:style-name="ro1">
          <table:table-cell office:value-type="float" office:value="1129" table:style-name="ce2">
            <text:p>1129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30" table:style-name="ce2">
            <text:p>1130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31" table:style-name="ce2">
            <text:p>113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R</text:p>
          </table:table-cell>
          <table:table-cell office:value-type="string" table:style-name="ce1">
            <text:p>Argentina</text:p>
          </table:table-cell>
          <table:table-cell table:number-columns-repeated="16379"/>
        </table:table-row>
        <table:table-row table:style-name="ro1">
          <table:table-cell office:value-type="float" office:value="1132" table:style-name="ce2">
            <text:p>1132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33" table:style-name="ce2">
            <text:p>1133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H</text:p>
          </table:table-cell>
          <table:table-cell office:value-type="string" table:style-name="ce1">
            <text:p>Philippines</text:p>
          </table:table-cell>
          <table:table-cell table:number-columns-repeated="16379"/>
        </table:table-row>
        <table:table-row table:style-name="ro1">
          <table:table-cell office:value-type="float" office:value="1134" table:style-name="ce2">
            <text:p>1134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1135" table:style-name="ce2">
            <text:p>1135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1136" table:style-name="ce2">
            <text:p>113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1137" table:style-name="ce2">
            <text:p>1137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K</text:p>
          </table:table-cell>
          <table:table-cell office:value-type="string" table:style-name="ce1">
            <text:p>Denmark</text:p>
          </table:table-cell>
          <table:table-cell table:number-columns-repeated="16379"/>
        </table:table-row>
        <table:table-row table:style-name="ro1">
          <table:table-cell office:value-type="float" office:value="1138" table:style-name="ce2">
            <text:p>113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N</text:p>
          </table:table-cell>
          <table:table-cell office:value-type="string" table:style-name="ce1">
            <text:p>Tunisia</text:p>
          </table:table-cell>
          <table:table-cell table:number-columns-repeated="16379"/>
        </table:table-row>
        <table:table-row table:style-name="ro1">
          <table:table-cell office:value-type="float" office:value="1139" table:style-name="ce2">
            <text:p>1139</text:p>
          </table:table-cell>
          <table:table-cell table:number-columns-repeated="2" table:style-name="ce1"/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1140" table:style-name="ce2">
            <text:p>1140</text:p>
          </table:table-cell>
          <table:table-cell office:value-type="float" office:value="1954" table:style-name="ce2">
            <text:p>195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41" table:style-name="ce2">
            <text:p>114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142" table:style-name="ce2">
            <text:p>1142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43" table:style-name="ce2">
            <text:p>1143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44" table:style-name="ce2">
            <text:p>1144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145" table:style-name="ce2">
            <text:p>114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146" table:style-name="ce2">
            <text:p>1146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1147" table:style-name="ce2">
            <text:p>1147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48" table:style-name="ce2">
            <text:p>1148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1149" table:style-name="ce2">
            <text:p>1149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150" table:style-name="ce2">
            <text:p>1150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151" table:style-name="ce2">
            <text:p>1151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52" table:style-name="ce2">
            <text:p>1152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53" table:style-name="ce2">
            <text:p>1153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E</text:p>
          </table:table-cell>
          <table:table-cell office:value-type="string" table:style-name="ce1">
            <text:p>Peru</text:p>
          </table:table-cell>
          <table:table-cell table:number-columns-repeated="16379"/>
        </table:table-row>
        <table:table-row table:style-name="ro1">
          <table:table-cell office:value-type="float" office:value="1154" table:style-name="ce2">
            <text:p>1154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1155" table:style-name="ce2">
            <text:p>1155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1156" table:style-name="ce2">
            <text:p>1156</text:p>
          </table:table-cell>
          <table:table-cell table:number-columns-repeated="2" table:style-name="ce1"/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1157" table:style-name="ce2">
            <text:p>1157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1158" table:style-name="ce2">
            <text:p>1158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1159" table:style-name="ce2">
            <text:p>1159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1160" table:style-name="ce2">
            <text:p>1160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1161" table:style-name="ce2">
            <text:p>1161</text:p>
          </table:table-cell>
          <table:table-cell table:number-columns-repeated="2" table:style-name="ce1"/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162" table:style-name="ce2">
            <text:p>1162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63" table:style-name="ce2">
            <text:p>1163</text:p>
          </table:table-cell>
          <table:table-cell table:number-columns-repeated="2" table:style-name="ce1"/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1164" table:style-name="ce2">
            <text:p>1164</text:p>
          </table:table-cell>
          <table:table-cell office:value-type="float" office:value="1960" table:style-name="ce2">
            <text:p>196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65" table:style-name="ce2">
            <text:p>1165</text:p>
          </table:table-cell>
          <table:table-cell table:number-columns-repeated="2" table:style-name="ce1"/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1166" table:style-name="ce2">
            <text:p>1166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67" table:style-name="ce2">
            <text:p>1167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168" table:style-name="ce2">
            <text:p>1168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169" table:style-name="ce2">
            <text:p>1169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1170" table:style-name="ce2">
            <text:p>1170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71" table:style-name="ce2">
            <text:p>1171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172" table:style-name="ce2">
            <text:p>1172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173" table:style-name="ce2">
            <text:p>1173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174" table:style-name="ce2">
            <text:p>1174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175" table:style-name="ce2">
            <text:p>1175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76" table:style-name="ce2">
            <text:p>1176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177" table:style-name="ce2">
            <text:p>1177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78" table:style-name="ce2">
            <text:p>1178</text:p>
          </table:table-cell>
          <table:table-cell office:value-type="float" office:value="1959" table:style-name="ce2">
            <text:p>195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1179" table:style-name="ce2">
            <text:p>1179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1180" table:style-name="ce2">
            <text:p>1180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R</text:p>
          </table:table-cell>
          <table:table-cell office:value-type="string" table:style-name="ce1">
            <text:p>Argentina</text:p>
          </table:table-cell>
          <table:table-cell table:number-columns-repeated="16379"/>
        </table:table-row>
        <table:table-row table:style-name="ro1">
          <table:table-cell office:value-type="float" office:value="1181" table:style-name="ce2">
            <text:p>1181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182" table:style-name="ce2">
            <text:p>118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183" table:style-name="ce2">
            <text:p>1183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184" table:style-name="ce2">
            <text:p>1184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185" table:style-name="ce2">
            <text:p>1185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86" table:style-name="ce2">
            <text:p>1186</text:p>
          </table:table-cell>
          <table:table-cell table:number-columns-repeated="2" table:style-name="ce1"/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1187" table:style-name="ce2">
            <text:p>1187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Y</text:p>
          </table:table-cell>
          <table:table-cell office:value-type="string" table:style-name="ce1">
            <text:p>Belarus</text:p>
          </table:table-cell>
          <table:table-cell table:number-columns-repeated="16379"/>
        </table:table-row>
        <table:table-row table:style-name="ro1">
          <table:table-cell office:value-type="float" office:value="1188" table:style-name="ce2">
            <text:p>118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189" table:style-name="ce2">
            <text:p>1189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H</text:p>
          </table:table-cell>
          <table:table-cell office:value-type="string" table:style-name="ce1">
            <text:p>Philippines</text:p>
          </table:table-cell>
          <table:table-cell table:number-columns-repeated="16379"/>
        </table:table-row>
        <table:table-row table:style-name="ro1">
          <table:table-cell office:value-type="float" office:value="1190" table:style-name="ce2">
            <text:p>1190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191" table:style-name="ce2">
            <text:p>1191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92" table:style-name="ce2">
            <text:p>1192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193" table:style-name="ce2">
            <text:p>1193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194" table:style-name="ce2">
            <text:p>1194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95" table:style-name="ce2">
            <text:p>1195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1196" table:style-name="ce2">
            <text:p>1196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1197" table:style-name="ce2">
            <text:p>119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198" table:style-name="ce2">
            <text:p>119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199" table:style-name="ce2">
            <text:p>1199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CM</text:p>
          </table:table-cell>
          <table:table-cell office:value-type="string" table:style-name="ce1">
            <text:p>Cameroon</text:p>
          </table:table-cell>
          <table:table-cell table:number-columns-repeated="16379"/>
        </table:table-row>
        <table:table-row table:style-name="ro1">
          <table:table-cell office:value-type="float" office:value="1200" table:style-name="ce2">
            <text:p>1200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1201" table:style-name="ce2">
            <text:p>1201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1202" table:style-name="ce2">
            <text:p>1202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203" table:style-name="ce2">
            <text:p>1203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O</text:p>
          </table:table-cell>
          <table:table-cell office:value-type="string" table:style-name="ce1">
            <text:p>Macao</text:p>
          </table:table-cell>
          <table:table-cell table:number-columns-repeated="16379"/>
        </table:table-row>
        <table:table-row table:style-name="ro1">
          <table:table-cell office:value-type="float" office:value="1204" table:style-name="ce2">
            <text:p>1204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1205" table:style-name="ce2">
            <text:p>1205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206" table:style-name="ce2">
            <text:p>1206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W</text:p>
          </table:table-cell>
          <table:table-cell office:value-type="string" table:style-name="ce1">
            <text:p>Taiwan, Province of China</text:p>
          </table:table-cell>
          <table:table-cell table:number-columns-repeated="16379"/>
        </table:table-row>
        <table:table-row table:style-name="ro1">
          <table:table-cell office:value-type="float" office:value="1207" table:style-name="ce2">
            <text:p>120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1208" table:style-name="ce2">
            <text:p>1208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209" table:style-name="ce2">
            <text:p>1209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210" table:style-name="ce2">
            <text:p>1210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211" table:style-name="ce2">
            <text:p>121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212" table:style-name="ce2">
            <text:p>1212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213" table:style-name="ce2">
            <text:p>1213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A</text:p>
          </table:table-cell>
          <table:table-cell office:value-type="string" table:style-name="ce1">
            <text:p>Morocco</text:p>
          </table:table-cell>
          <table:table-cell table:number-columns-repeated="16379"/>
        </table:table-row>
        <table:table-row table:style-name="ro1">
          <table:table-cell office:value-type="float" office:value="1214" table:style-name="ce2">
            <text:p>1214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1215" table:style-name="ce2">
            <text:p>1215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216" table:style-name="ce2">
            <text:p>1216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217" table:style-name="ce2">
            <text:p>1217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218" table:style-name="ce2">
            <text:p>1218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OM</text:p>
          </table:table-cell>
          <table:table-cell office:value-type="string" table:style-name="ce1">
            <text:p>Oman</text:p>
          </table:table-cell>
          <table:table-cell table:number-columns-repeated="16379"/>
        </table:table-row>
        <table:table-row table:style-name="ro1">
          <table:table-cell office:value-type="float" office:value="1219" table:style-name="ce2">
            <text:p>1219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220" table:style-name="ce2">
            <text:p>1220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1221" table:style-name="ce2">
            <text:p>1221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1222" table:style-name="ce2">
            <text:p>1222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1223" table:style-name="ce2">
            <text:p>1223</text:p>
          </table:table-cell>
          <table:table-cell office:value-type="float" office:value="1984" table:style-name="ce2">
            <text:p>1984</text:p>
          </table:table-cell>
          <table:table-cell table:style-name="ce1"/>
          <table:table-cell office:value-type="string" table:style-name="ce2">
            <text:p>SA</text:p>
          </table:table-cell>
          <table:table-cell office:value-type="string" table:style-name="ce1">
            <text:p>Saudi Arabia</text:p>
          </table:table-cell>
          <table:table-cell table:number-columns-repeated="16379"/>
        </table:table-row>
        <table:table-row table:style-name="ro1">
          <table:table-cell office:value-type="float" office:value="1224" table:style-name="ce2">
            <text:p>1224</text:p>
          </table:table-cell>
          <table:table-cell office:value-type="float" office:value="1922" table:style-name="ce2">
            <text:p>192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A</text:p>
          </table:table-cell>
          <table:table-cell office:value-type="string" table:style-name="ce1">
            <text:p>Saudi Arabia</text:p>
          </table:table-cell>
          <table:table-cell table:number-columns-repeated="16379"/>
        </table:table-row>
        <table:table-row table:style-name="ro1">
          <table:table-cell office:value-type="float" office:value="1225" table:style-name="ce2">
            <text:p>1225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1226" table:style-name="ce2">
            <text:p>1226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1227" table:style-name="ce2">
            <text:p>1227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1228" table:style-name="ce2">
            <text:p>1228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1229" table:style-name="ce2">
            <text:p>1229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230" table:style-name="ce2">
            <text:p>1230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1231" table:style-name="ce2">
            <text:p>1231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232" table:style-name="ce2">
            <text:p>1232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233" table:style-name="ce2">
            <text:p>1233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J</text:p>
          </table:table-cell>
          <table:table-cell office:value-type="string" table:style-name="ce1">
            <text:p>Tajikistan</text:p>
          </table:table-cell>
          <table:table-cell table:number-columns-repeated="16379"/>
        </table:table-row>
        <table:table-row table:style-name="ro1">
          <table:table-cell office:value-type="float" office:value="1234" table:style-name="ce2">
            <text:p>1234</text:p>
          </table:table-cell>
          <table:table-cell table:number-columns-repeated="2" table:style-name="ce1"/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235" table:style-name="ce2">
            <text:p>1235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SA</text:p>
          </table:table-cell>
          <table:table-cell office:value-type="string" table:style-name="ce1">
            <text:p>Saudi Arabia</text:p>
          </table:table-cell>
          <table:table-cell table:number-columns-repeated="16379"/>
        </table:table-row>
        <table:table-row table:style-name="ro1">
          <table:table-cell office:value-type="float" office:value="1236" table:style-name="ce2">
            <text:p>1236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237" table:style-name="ce2">
            <text:p>123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A</text:p>
          </table:table-cell>
          <table:table-cell office:value-type="string" table:style-name="ce1">
            <text:p>Morocco</text:p>
          </table:table-cell>
          <table:table-cell table:number-columns-repeated="16379"/>
        </table:table-row>
        <table:table-row table:style-name="ro1">
          <table:table-cell office:value-type="float" office:value="1238" table:style-name="ce2">
            <text:p>123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Z</text:p>
          </table:table-cell>
          <table:table-cell office:value-type="string" table:style-name="ce1">
            <text:p>Tanzania, United Republic of</text:p>
          </table:table-cell>
          <table:table-cell table:number-columns-repeated="16379"/>
        </table:table-row>
        <table:table-row table:style-name="ro1">
          <table:table-cell office:value-type="float" office:value="1239" table:style-name="ce2">
            <text:p>1239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240" table:style-name="ce2">
            <text:p>1240</text:p>
          </table:table-cell>
          <table:table-cell table:number-columns-repeated="2" table:style-name="ce1"/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241" table:style-name="ce2">
            <text:p>1241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F</text:p>
          </table:table-cell>
          <table:table-cell office:value-type="string" table:style-name="ce1">
            <text:p>Afghanistan</text:p>
          </table:table-cell>
          <table:table-cell table:number-columns-repeated="16379"/>
        </table:table-row>
        <table:table-row table:style-name="ro1">
          <table:table-cell office:value-type="float" office:value="1242" table:style-name="ce2">
            <text:p>1242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243" table:style-name="ce2">
            <text:p>1243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1244" table:style-name="ce2">
            <text:p>1244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1245" table:style-name="ce2">
            <text:p>1245</text:p>
          </table:table-cell>
          <table:table-cell table:number-columns-repeated="2" table:style-name="ce1"/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1246" table:style-name="ce2">
            <text:p>124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1247" table:style-name="ce2">
            <text:p>1247</text:p>
          </table:table-cell>
          <table:table-cell office:value-type="float" office:value="1981" table:style-name="ce2">
            <text:p>1981</text:p>
          </table:table-cell>
          <table:table-cell table:style-name="ce1"/>
          <table:table-cell office:value-type="string" table:style-name="ce2">
            <text:p>RO</text:p>
          </table:table-cell>
          <table:table-cell office:value-type="string" table:style-name="ce1">
            <text:p>Romania</text:p>
          </table:table-cell>
          <table:table-cell table:number-columns-repeated="16379"/>
        </table:table-row>
        <table:table-row table:style-name="ro1">
          <table:table-cell office:value-type="float" office:value="1248" table:style-name="ce2">
            <text:p>1248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249" table:style-name="ce2">
            <text:p>1249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1250" table:style-name="ce2">
            <text:p>1250</text:p>
          </table:table-cell>
          <table:table-cell table:number-columns-repeated="2" table:style-name="ce1"/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1251" table:style-name="ce2">
            <text:p>1251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252" table:style-name="ce2">
            <text:p>1252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T</text:p>
          </table:table-cell>
          <table:table-cell office:value-type="string" table:style-name="ce1">
            <text:p>Ethiopia</text:p>
          </table:table-cell>
          <table:table-cell table:number-columns-repeated="16379"/>
        </table:table-row>
        <table:table-row table:style-name="ro1">
          <table:table-cell office:value-type="float" office:value="1253" table:style-name="ce2">
            <text:p>1253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1254" table:style-name="ce2">
            <text:p>1254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R</text:p>
          </table:table-cell>
          <table:table-cell office:value-type="string" table:style-name="ce1">
            <text:p>Argentina</text:p>
          </table:table-cell>
          <table:table-cell table:number-columns-repeated="16379"/>
        </table:table-row>
        <table:table-row table:style-name="ro1">
          <table:table-cell office:value-type="float" office:value="1255" table:style-name="ce2">
            <text:p>1255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K</text:p>
          </table:table-cell>
          <table:table-cell office:value-type="string" table:style-name="ce1">
            <text:p>Denmark</text:p>
          </table:table-cell>
          <table:table-cell table:number-columns-repeated="16379"/>
        </table:table-row>
        <table:table-row table:style-name="ro1">
          <table:table-cell office:value-type="float" office:value="1256" table:style-name="ce2">
            <text:p>1256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Z</text:p>
          </table:table-cell>
          <table:table-cell office:value-type="string" table:style-name="ce1">
            <text:p>Algeria</text:p>
          </table:table-cell>
          <table:table-cell table:number-columns-repeated="16379"/>
        </table:table-row>
        <table:table-row table:style-name="ro1">
          <table:table-cell office:value-type="float" office:value="1257" table:style-name="ce2">
            <text:p>125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258" table:style-name="ce2">
            <text:p>1258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A</text:p>
          </table:table-cell>
          <table:table-cell office:value-type="string" table:style-name="ce1">
            <text:p>Morocco</text:p>
          </table:table-cell>
          <table:table-cell table:number-columns-repeated="16379"/>
        </table:table-row>
        <table:table-row table:style-name="ro1">
          <table:table-cell office:value-type="float" office:value="1259" table:style-name="ce2">
            <text:p>1259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K</text:p>
          </table:table-cell>
          <table:table-cell office:value-type="string" table:style-name="ce1">
            <text:p>Macedonia, the former Yugoslav Republic of</text:p>
          </table:table-cell>
          <table:table-cell table:number-columns-repeated="16379"/>
        </table:table-row>
        <table:table-row table:style-name="ro1">
          <table:table-cell office:value-type="float" office:value="1260" table:style-name="ce2">
            <text:p>1260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261" table:style-name="ce2">
            <text:p>1261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262" table:style-name="ce2">
            <text:p>126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L</text:p>
          </table:table-cell>
          <table:table-cell office:value-type="string" table:style-name="ce1">
            <text:p>Chile</text:p>
          </table:table-cell>
          <table:table-cell table:number-columns-repeated="16379"/>
        </table:table-row>
        <table:table-row table:style-name="ro1">
          <table:table-cell office:value-type="float" office:value="1263" table:style-name="ce2">
            <text:p>1263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1264" table:style-name="ce2">
            <text:p>126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1265" table:style-name="ce2">
            <text:p>1265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1266" table:style-name="ce2">
            <text:p>1266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267" table:style-name="ce2">
            <text:p>126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268" table:style-name="ce2">
            <text:p>1268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269" table:style-name="ce2">
            <text:p>1269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270" table:style-name="ce2">
            <text:p>1270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271" table:style-name="ce2">
            <text:p>1271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1272" table:style-name="ce2">
            <text:p>1272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273" table:style-name="ce2">
            <text:p>1273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274" table:style-name="ce2">
            <text:p>1274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1275" table:style-name="ce2">
            <text:p>1275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276" table:style-name="ce2">
            <text:p>1276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LU</text:p>
          </table:table-cell>
          <table:table-cell office:value-type="string" table:style-name="ce1">
            <text:p>Luxembourg</text:p>
          </table:table-cell>
          <table:table-cell table:number-columns-repeated="16379"/>
        </table:table-row>
        <table:table-row table:style-name="ro1">
          <table:table-cell office:value-type="float" office:value="1277" table:style-name="ce2">
            <text:p>1277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278" table:style-name="ce2">
            <text:p>1278</text:p>
          </table:table-cell>
          <table:table-cell table:number-columns-repeated="16383" table:style-name="ce1"/>
        </table:table-row>
        <table:table-row table:style-name="ro1">
          <table:table-cell office:value-type="float" office:value="1279" table:style-name="ce2">
            <text:p>1279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1280" table:style-name="ce2">
            <text:p>1280</text:p>
          </table:table-cell>
          <table:table-cell table:style-name="ce1"/>
          <table:table-cell office:value-type="string" table:style-name="ce2">
            <text:p>other</text:p>
          </table:table-cell>
          <table:table-cell office:value-type="string" table:style-name="ce2">
            <text:p>DO</text:p>
          </table:table-cell>
          <table:table-cell office:value-type="string" table:style-name="ce1">
            <text:p>Dominican Republic</text:p>
          </table:table-cell>
          <table:table-cell table:number-columns-repeated="16379"/>
        </table:table-row>
        <table:table-row table:style-name="ro1">
          <table:table-cell office:value-type="float" office:value="1281" table:style-name="ce2">
            <text:p>1281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1282" table:style-name="ce2">
            <text:p>1282</text:p>
          </table:table-cell>
          <table:table-cell office:value-type="float" office:value="1962" table:style-name="ce2">
            <text:p>196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1283" table:style-name="ce2">
            <text:p>128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284" table:style-name="ce2">
            <text:p>1284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285" table:style-name="ce2">
            <text:p>1285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286" table:style-name="ce2">
            <text:p>1286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287" table:style-name="ce2">
            <text:p>1287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G</text:p>
          </table:table-cell>
          <table:table-cell office:value-type="string" table:style-name="ce1">
            <text:p>Uganda</text:p>
          </table:table-cell>
          <table:table-cell table:number-columns-repeated="16379"/>
        </table:table-row>
        <table:table-row table:style-name="ro1">
          <table:table-cell office:value-type="float" office:value="1288" table:style-name="ce2">
            <text:p>1288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E</text:p>
          </table:table-cell>
          <table:table-cell office:value-type="string" table:style-name="ce1">
            <text:p>Sweden</text:p>
          </table:table-cell>
          <table:table-cell table:number-columns-repeated="16379"/>
        </table:table-row>
        <table:table-row table:style-name="ro1">
          <table:table-cell office:value-type="float" office:value="1289" table:style-name="ce2">
            <text:p>1289</text:p>
          </table:table-cell>
          <table:table-cell table:number-columns-repeated="16383" table:style-name="ce1"/>
        </table:table-row>
        <table:table-row table:style-name="ro1">
          <table:table-cell office:value-type="float" office:value="1290" table:style-name="ce2">
            <text:p>129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1291" table:style-name="ce2">
            <text:p>1291</text:p>
          </table:table-cell>
          <table:table-cell office:value-type="float" office:value="1981" table:style-name="ce2">
            <text:p>1981</text:p>
          </table:table-cell>
          <table:table-cell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292" table:style-name="ce2">
            <text:p>1292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M</text:p>
          </table:table-cell>
          <table:table-cell office:value-type="string" table:style-name="ce1">
            <text:p>Cameroon</text:p>
          </table:table-cell>
          <table:table-cell table:number-columns-repeated="16379"/>
        </table:table-row>
        <table:table-row table:style-name="ro1">
          <table:table-cell office:value-type="float" office:value="1293" table:style-name="ce2">
            <text:p>1293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1294" table:style-name="ce2">
            <text:p>1294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295" table:style-name="ce2">
            <text:p>1295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1296" table:style-name="ce2">
            <text:p>1296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1297" table:style-name="ce2">
            <text:p>1297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298" table:style-name="ce2">
            <text:p>1298</text:p>
          </table:table-cell>
          <table:table-cell table:number-columns-repeated="2" table:style-name="ce1"/>
          <table:table-cell office:value-type="string" table:style-name="ce2">
            <text:p>CH</text:p>
          </table:table-cell>
          <table:table-cell office:value-type="string" table:style-name="ce1">
            <text:p>Switzerland</text:p>
          </table:table-cell>
          <table:table-cell table:number-columns-repeated="16379"/>
        </table:table-row>
        <table:table-row table:style-name="ro1">
          <table:table-cell office:value-type="float" office:value="1299" table:style-name="ce2">
            <text:p>1299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O</text:p>
          </table:table-cell>
          <table:table-cell office:value-type="string" table:style-name="ce1">
            <text:p>Romania</text:p>
          </table:table-cell>
          <table:table-cell table:number-columns-repeated="16379"/>
        </table:table-row>
        <table:table-row table:style-name="ro1">
          <table:table-cell office:value-type="float" office:value="1300" table:style-name="ce2">
            <text:p>1300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301" table:style-name="ce2">
            <text:p>1301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Z</text:p>
          </table:table-cell>
          <table:table-cell office:value-type="string" table:style-name="ce1">
            <text:p>New Zealand</text:p>
          </table:table-cell>
          <table:table-cell table:number-columns-repeated="16379"/>
        </table:table-row>
        <table:table-row table:style-name="ro1">
          <table:table-cell office:value-type="float" office:value="1302" table:style-name="ce2">
            <text:p>1302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1303" table:style-name="ce2">
            <text:p>1303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1304" table:style-name="ce2">
            <text:p>1304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305" table:style-name="ce2">
            <text:p>1305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1306" table:style-name="ce2">
            <text:p>1306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1307" table:style-name="ce2">
            <text:p>1307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1308" table:style-name="ce2">
            <text:p>1308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309" table:style-name="ce2">
            <text:p>1309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310" table:style-name="ce2">
            <text:p>1310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311" table:style-name="ce2">
            <text:p>1311</text:p>
          </table:table-cell>
          <table:table-cell office:value-type="float" office:value="1953" table:style-name="ce2">
            <text:p>195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312" table:style-name="ce2">
            <text:p>131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313" table:style-name="ce2">
            <text:p>1313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314" table:style-name="ce2">
            <text:p>1314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1315" table:style-name="ce2">
            <text:p>1315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316" table:style-name="ce2">
            <text:p>1316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317" table:style-name="ce2">
            <text:p>1317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318" table:style-name="ce2">
            <text:p>1318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319" table:style-name="ce2">
            <text:p>1319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320" table:style-name="ce2">
            <text:p>1320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1321" table:style-name="ce2">
            <text:p>1321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LR</text:p>
          </table:table-cell>
          <table:table-cell office:value-type="string" table:style-name="ce1">
            <text:p>Liberia</text:p>
          </table:table-cell>
          <table:table-cell table:number-columns-repeated="16379"/>
        </table:table-row>
        <table:table-row table:style-name="ro1">
          <table:table-cell office:value-type="float" office:value="1322" table:style-name="ce2">
            <text:p>1322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1323" table:style-name="ce2">
            <text:p>1323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324" table:style-name="ce2">
            <text:p>1324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325" table:style-name="ce2">
            <text:p>1325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326" table:style-name="ce2">
            <text:p>132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327" table:style-name="ce2">
            <text:p>1327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1328" table:style-name="ce2">
            <text:p>1328</text:p>
          </table:table-cell>
          <table:table-cell office:value-type="float" office:value="1959" table:style-name="ce2">
            <text:p>195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329" table:style-name="ce2">
            <text:p>1329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Y</text:p>
          </table:table-cell>
          <table:table-cell office:value-type="string" table:style-name="ce1">
            <text:p>Belarus</text:p>
          </table:table-cell>
          <table:table-cell table:number-columns-repeated="16379"/>
        </table:table-row>
        <table:table-row table:style-name="ro1">
          <table:table-cell office:value-type="float" office:value="1330" table:style-name="ce2">
            <text:p>1330</text:p>
          </table:table-cell>
          <table:table-cell table:number-columns-repeated="2" table:style-name="ce1"/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331" table:style-name="ce2">
            <text:p>1331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1332" table:style-name="ce2">
            <text:p>133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333" table:style-name="ce2">
            <text:p>1333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334" table:style-name="ce2">
            <text:p>1334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VE</text:p>
          </table:table-cell>
          <table:table-cell office:value-type="string" table:style-name="ce1">
            <text:p>Venezuela, Bolivarian Republic of</text:p>
          </table:table-cell>
          <table:table-cell table:number-columns-repeated="16379"/>
        </table:table-row>
        <table:table-row table:style-name="ro1">
          <table:table-cell office:value-type="float" office:value="1335" table:style-name="ce2">
            <text:p>1335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HU</text:p>
          </table:table-cell>
          <table:table-cell office:value-type="string" table:style-name="ce1">
            <text:p>Hungary</text:p>
          </table:table-cell>
          <table:table-cell table:number-columns-repeated="16379"/>
        </table:table-row>
        <table:table-row table:style-name="ro1">
          <table:table-cell office:value-type="float" office:value="1336" table:style-name="ce2">
            <text:p>1336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337" table:style-name="ce2">
            <text:p>1337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O</text:p>
          </table:table-cell>
          <table:table-cell office:value-type="string" table:style-name="ce1">
            <text:p>Romania</text:p>
          </table:table-cell>
          <table:table-cell table:number-columns-repeated="16379"/>
        </table:table-row>
        <table:table-row table:style-name="ro1">
          <table:table-cell office:value-type="float" office:value="1338" table:style-name="ce2">
            <text:p>1338</text:p>
          </table:table-cell>
          <table:table-cell office:value-type="float" office:value="1961" table:style-name="ce2">
            <text:p>196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339" table:style-name="ce2">
            <text:p>1339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M</text:p>
          </table:table-cell>
          <table:table-cell office:value-type="string" table:style-name="ce1">
            <text:p>Cameroon</text:p>
          </table:table-cell>
          <table:table-cell table:number-columns-repeated="16379"/>
        </table:table-row>
        <table:table-row table:style-name="ro1">
          <table:table-cell office:value-type="float" office:value="1340" table:style-name="ce2">
            <text:p>1340</text:p>
          </table:table-cell>
          <table:table-cell table:number-columns-repeated="2" table:style-name="ce1"/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1341" table:style-name="ce2">
            <text:p>1341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342" table:style-name="ce2">
            <text:p>1342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1343" table:style-name="ce2">
            <text:p>1343</text:p>
          </table:table-cell>
          <table:table-cell table:number-columns-repeated="2" table:style-name="ce1"/>
          <table:table-cell office:value-type="string" table:style-name="ce2">
            <text:p>BS</text:p>
          </table:table-cell>
          <table:table-cell office:value-type="string" table:style-name="ce1">
            <text:p>Bahamas</text:p>
          </table:table-cell>
          <table:table-cell table:number-columns-repeated="16379"/>
        </table:table-row>
        <table:table-row table:style-name="ro1">
          <table:table-cell office:value-type="float" office:value="1344" table:style-name="ce2">
            <text:p>1344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345" table:style-name="ce2">
            <text:p>1345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346" table:style-name="ce2">
            <text:p>134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347" table:style-name="ce2">
            <text:p>1347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1348" table:style-name="ce2">
            <text:p>1348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D</text:p>
          </table:table-cell>
          <table:table-cell office:value-type="string" table:style-name="ce1">
            <text:p>Moldova, Republic of</text:p>
          </table:table-cell>
          <table:table-cell table:number-columns-repeated="16379"/>
        </table:table-row>
        <table:table-row table:style-name="ro1">
          <table:table-cell office:value-type="float" office:value="1349" table:style-name="ce2">
            <text:p>1349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350" table:style-name="ce2">
            <text:p>1350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LT</text:p>
          </table:table-cell>
          <table:table-cell office:value-type="string" table:style-name="ce1">
            <text:p>Lithuania</text:p>
          </table:table-cell>
          <table:table-cell table:number-columns-repeated="16379"/>
        </table:table-row>
        <table:table-row table:style-name="ro1">
          <table:table-cell office:value-type="float" office:value="1351" table:style-name="ce2">
            <text:p>1351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O</text:p>
          </table:table-cell>
          <table:table-cell office:value-type="string" table:style-name="ce1">
            <text:p>Angola</text:p>
          </table:table-cell>
          <table:table-cell table:number-columns-repeated="16379"/>
        </table:table-row>
        <table:table-row table:style-name="ro1">
          <table:table-cell office:value-type="float" office:value="1352" table:style-name="ce2">
            <text:p>1352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C</text:p>
          </table:table-cell>
          <table:table-cell office:value-type="string" table:style-name="ce1">
            <text:p>Ecuador</text:p>
          </table:table-cell>
          <table:table-cell table:number-columns-repeated="16379"/>
        </table:table-row>
        <table:table-row table:style-name="ro1">
          <table:table-cell office:value-type="float" office:value="1353" table:style-name="ce2">
            <text:p>1353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354" table:style-name="ce2">
            <text:p>1354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355" table:style-name="ce2">
            <text:p>1355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1356" table:style-name="ce2">
            <text:p>1356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357" table:style-name="ce2">
            <text:p>1357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358" table:style-name="ce2">
            <text:p>1358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359" table:style-name="ce2">
            <text:p>1359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1360" table:style-name="ce2">
            <text:p>1360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361" table:style-name="ce2">
            <text:p>1361</text:p>
          </table:table-cell>
          <table:table-cell table:number-columns-repeated="2" table:style-name="ce1"/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1362" table:style-name="ce2">
            <text:p>1362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363" table:style-name="ce2">
            <text:p>1363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1364" table:style-name="ce2">
            <text:p>1364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1365" table:style-name="ce2">
            <text:p>1365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366" table:style-name="ce2">
            <text:p>1366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367" table:style-name="ce2">
            <text:p>1367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1368" table:style-name="ce2">
            <text:p>136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369" table:style-name="ce2">
            <text:p>1369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370" table:style-name="ce2">
            <text:p>1370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371" table:style-name="ce2">
            <text:p>1371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1372" table:style-name="ce2">
            <text:p>1372</text:p>
          </table:table-cell>
          <table:table-cell office:value-type="float" office:value="1962" table:style-name="ce2">
            <text:p>196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373" table:style-name="ce2">
            <text:p>1373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H</text:p>
          </table:table-cell>
          <table:table-cell office:value-type="string" table:style-name="ce1">
            <text:p>Ghana</text:p>
          </table:table-cell>
          <table:table-cell table:number-columns-repeated="16379"/>
        </table:table-row>
        <table:table-row table:style-name="ro1">
          <table:table-cell office:value-type="float" office:value="1374" table:style-name="ce2">
            <text:p>1374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1375" table:style-name="ce2">
            <text:p>1375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376" table:style-name="ce2">
            <text:p>1376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377" table:style-name="ce2">
            <text:p>1377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378" table:style-name="ce2">
            <text:p>137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379" table:style-name="ce2">
            <text:p>1379</text:p>
          </table:table-cell>
          <table:table-cell table:number-columns-repeated="2" table:style-name="ce1"/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1380" table:style-name="ce2">
            <text:p>1380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381" table:style-name="ce2">
            <text:p>1381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382" table:style-name="ce2">
            <text:p>1382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383" table:style-name="ce2">
            <text:p>1383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LU</text:p>
          </table:table-cell>
          <table:table-cell office:value-type="string" table:style-name="ce1">
            <text:p>Luxembourg</text:p>
          </table:table-cell>
          <table:table-cell table:number-columns-repeated="16379"/>
        </table:table-row>
        <table:table-row table:style-name="ro1">
          <table:table-cell office:value-type="float" office:value="1384" table:style-name="ce2">
            <text:p>1384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1385" table:style-name="ce2">
            <text:p>1385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386" table:style-name="ce2">
            <text:p>1386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387" table:style-name="ce2">
            <text:p>1387</text:p>
          </table:table-cell>
          <table:table-cell office:value-type="float" office:value="1959" table:style-name="ce2">
            <text:p>195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388" table:style-name="ce2">
            <text:p>1388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1389" table:style-name="ce2">
            <text:p>1389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E</text:p>
          </table:table-cell>
          <table:table-cell office:value-type="string" table:style-name="ce1">
            <text:p>Peru</text:p>
          </table:table-cell>
          <table:table-cell table:number-columns-repeated="16379"/>
        </table:table-row>
        <table:table-row table:style-name="ro1">
          <table:table-cell office:value-type="float" office:value="1390" table:style-name="ce2">
            <text:p>1390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XK</text:p>
          </table:table-cell>
          <table:table-cell table:number-columns-repeated="16380" table:style-name="ce1"/>
        </table:table-row>
        <table:table-row table:style-name="ro1">
          <table:table-cell office:value-type="float" office:value="1391" table:style-name="ce2">
            <text:p>1391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392" table:style-name="ce2">
            <text:p>1392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393" table:style-name="ce2">
            <text:p>1393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394" table:style-name="ce2">
            <text:p>139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395" table:style-name="ce2">
            <text:p>1395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396" table:style-name="ce2">
            <text:p>1396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397" table:style-name="ce2">
            <text:p>1397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398" table:style-name="ce2">
            <text:p>1398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399" table:style-name="ce2">
            <text:p>1399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400" table:style-name="ce2">
            <text:p>1400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401" table:style-name="ce2">
            <text:p>1401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1402" table:style-name="ce2">
            <text:p>1402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1403" table:style-name="ce2">
            <text:p>1403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E</text:p>
          </table:table-cell>
          <table:table-cell office:value-type="string" table:style-name="ce1">
            <text:p>Peru</text:p>
          </table:table-cell>
          <table:table-cell table:number-columns-repeated="16379"/>
        </table:table-row>
        <table:table-row table:style-name="ro1">
          <table:table-cell office:value-type="float" office:value="1404" table:style-name="ce2">
            <text:p>140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405" table:style-name="ce2">
            <text:p>1405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406" table:style-name="ce2">
            <text:p>1406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R</text:p>
          </table:table-cell>
          <table:table-cell office:value-type="string" table:style-name="ce1">
            <text:p>Argentina</text:p>
          </table:table-cell>
          <table:table-cell table:number-columns-repeated="16379"/>
        </table:table-row>
        <table:table-row table:style-name="ro1">
          <table:table-cell office:value-type="float" office:value="1407" table:style-name="ce2">
            <text:p>1407</text:p>
          </table:table-cell>
          <table:table-cell office:value-type="float" office:value="1959" table:style-name="ce2">
            <text:p>195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408" table:style-name="ce2">
            <text:p>1408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409" table:style-name="ce2">
            <text:p>140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JP</text:p>
          </table:table-cell>
          <table:table-cell office:value-type="string" table:style-name="ce1">
            <text:p>Japan</text:p>
          </table:table-cell>
          <table:table-cell table:number-columns-repeated="16379"/>
        </table:table-row>
        <table:table-row table:style-name="ro1">
          <table:table-cell office:value-type="float" office:value="1410" table:style-name="ce2">
            <text:p>1410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411" table:style-name="ce2">
            <text:p>1411</text:p>
          </table:table-cell>
          <table:table-cell table:number-columns-repeated="2" table:style-name="ce1"/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1412" table:style-name="ce2">
            <text:p>1412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413" table:style-name="ce2">
            <text:p>1413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414" table:style-name="ce2">
            <text:p>1414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415" table:style-name="ce2">
            <text:p>1415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416" table:style-name="ce2">
            <text:p>1416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A</text:p>
          </table:table-cell>
          <table:table-cell office:value-type="string" table:style-name="ce1">
            <text:p>Morocco</text:p>
          </table:table-cell>
          <table:table-cell table:number-columns-repeated="16379"/>
        </table:table-row>
        <table:table-row table:style-name="ro1">
          <table:table-cell office:value-type="float" office:value="1417" table:style-name="ce2">
            <text:p>1417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1418" table:style-name="ce2">
            <text:p>1418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419" table:style-name="ce2">
            <text:p>1419</text:p>
          </table:table-cell>
          <table:table-cell table:number-columns-repeated="2" table:style-name="ce1"/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1420" table:style-name="ce2">
            <text:p>1420</text:p>
          </table:table-cell>
          <table:table-cell table:number-columns-repeated="2" table:style-name="ce1"/>
          <table:table-cell office:value-type="string" table:style-name="ce2">
            <text:p>SA</text:p>
          </table:table-cell>
          <table:table-cell office:value-type="string" table:style-name="ce1">
            <text:p>Saudi Arabia</text:p>
          </table:table-cell>
          <table:table-cell table:number-columns-repeated="16379"/>
        </table:table-row>
        <table:table-row table:style-name="ro1">
          <table:table-cell office:value-type="float" office:value="1421" table:style-name="ce2">
            <text:p>142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422" table:style-name="ce2">
            <text:p>1422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1423" table:style-name="ce2">
            <text:p>1423</text:p>
          </table:table-cell>
          <table:table-cell table:number-columns-repeated="16383" table:style-name="ce1"/>
        </table:table-row>
        <table:table-row table:style-name="ro1">
          <table:table-cell office:value-type="float" office:value="1424" table:style-name="ce2">
            <text:p>1424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425" table:style-name="ce2">
            <text:p>1425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426" table:style-name="ce2">
            <text:p>142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427" table:style-name="ce2">
            <text:p>1427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428" table:style-name="ce2">
            <text:p>142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1429" table:style-name="ce2">
            <text:p>1429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1430" table:style-name="ce2">
            <text:p>1430</text:p>
          </table:table-cell>
          <table:table-cell office:value-type="float" office:value="1955" table:style-name="ce2">
            <text:p>195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431" table:style-name="ce2">
            <text:p>1431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432" table:style-name="ce2">
            <text:p>1432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1433" table:style-name="ce2">
            <text:p>1433</text:p>
          </table:table-cell>
          <table:table-cell table:number-columns-repeated="2" table:style-name="ce1"/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1434" table:style-name="ce2">
            <text:p>1434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1435" table:style-name="ce2">
            <text:p>1435</text:p>
          </table:table-cell>
          <table:table-cell table:number-columns-repeated="2" table:style-name="ce1"/>
          <table:table-cell office:value-type="string" table:style-name="ce2">
            <text:p>SA</text:p>
          </table:table-cell>
          <table:table-cell office:value-type="string" table:style-name="ce1">
            <text:p>Saudi Arabia</text:p>
          </table:table-cell>
          <table:table-cell table:number-columns-repeated="16379"/>
        </table:table-row>
        <table:table-row table:style-name="ro1">
          <table:table-cell office:value-type="float" office:value="1436" table:style-name="ce2">
            <text:p>1436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437" table:style-name="ce2">
            <text:p>1437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1438" table:style-name="ce2">
            <text:p>143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439" table:style-name="ce2">
            <text:p>1439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440" table:style-name="ce2">
            <text:p>1440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O</text:p>
          </table:table-cell>
          <table:table-cell office:value-type="string" table:style-name="ce1">
            <text:p>Dominican Republic</text:p>
          </table:table-cell>
          <table:table-cell table:number-columns-repeated="16379"/>
        </table:table-row>
        <table:table-row table:style-name="ro1">
          <table:table-cell office:value-type="float" office:value="1441" table:style-name="ce2">
            <text:p>1441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HU</text:p>
          </table:table-cell>
          <table:table-cell office:value-type="string" table:style-name="ce1">
            <text:p>Hungary</text:p>
          </table:table-cell>
          <table:table-cell table:number-columns-repeated="16379"/>
        </table:table-row>
        <table:table-row table:style-name="ro1">
          <table:table-cell office:value-type="float" office:value="1442" table:style-name="ce2">
            <text:p>144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1443" table:style-name="ce2">
            <text:p>1443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444" table:style-name="ce2">
            <text:p>1444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445" table:style-name="ce2">
            <text:p>144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446" table:style-name="ce2">
            <text:p>1446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447" table:style-name="ce2">
            <text:p>144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448" table:style-name="ce2">
            <text:p>1448</text:p>
          </table:table-cell>
          <table:table-cell office:value-type="float" office:value="1953" table:style-name="ce2">
            <text:p>195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449" table:style-name="ce2">
            <text:p>1449</text:p>
          </table:table-cell>
          <table:table-cell table:style-name="ce1"/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450" table:style-name="ce2">
            <text:p>1450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1451" table:style-name="ce2">
            <text:p>1451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452" table:style-name="ce2">
            <text:p>1452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453" table:style-name="ce2">
            <text:p>1453</text:p>
          </table:table-cell>
          <table:table-cell table:number-columns-repeated="2" table:style-name="ce1"/>
          <table:table-cell office:value-type="string" table:style-name="ce2">
            <text:p>JP</text:p>
          </table:table-cell>
          <table:table-cell office:value-type="string" table:style-name="ce1">
            <text:p>Japan</text:p>
          </table:table-cell>
          <table:table-cell table:number-columns-repeated="16379"/>
        </table:table-row>
        <table:table-row table:style-name="ro1">
          <table:table-cell office:value-type="float" office:value="1454" table:style-name="ce2">
            <text:p>1454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1455" table:style-name="ce2">
            <text:p>1455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Z</text:p>
          </table:table-cell>
          <table:table-cell office:value-type="string" table:style-name="ce1">
            <text:p>Azerbaijan</text:p>
          </table:table-cell>
          <table:table-cell table:number-columns-repeated="16379"/>
        </table:table-row>
        <table:table-row table:style-name="ro1">
          <table:table-cell office:value-type="float" office:value="1456" table:style-name="ce2">
            <text:p>1456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1457" table:style-name="ce2">
            <text:p>1457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458" table:style-name="ce2">
            <text:p>145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1459" table:style-name="ce2">
            <text:p>1459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460" table:style-name="ce2">
            <text:p>1460</text:p>
          </table:table-cell>
          <table:table-cell table:number-columns-repeated="2" table:style-name="ce1"/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1461" table:style-name="ce2">
            <text:p>1461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462" table:style-name="ce2">
            <text:p>1462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463" table:style-name="ce2">
            <text:p>1463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464" table:style-name="ce2">
            <text:p>146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465" table:style-name="ce2">
            <text:p>1465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466" table:style-name="ce2">
            <text:p>1466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467" table:style-name="ce2">
            <text:p>1467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1468" table:style-name="ce2">
            <text:p>1468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469" table:style-name="ce2">
            <text:p>146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G</text:p>
          </table:table-cell>
          <table:table-cell office:value-type="string" table:style-name="ce1">
            <text:p>Antigua and Barbuda</text:p>
          </table:table-cell>
          <table:table-cell table:number-columns-repeated="16379"/>
        </table:table-row>
        <table:table-row table:style-name="ro1">
          <table:table-cell office:value-type="float" office:value="1470" table:style-name="ce2">
            <text:p>1470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T</text:p>
          </table:table-cell>
          <table:table-cell office:value-type="string" table:style-name="ce1">
            <text:p>Portugal</text:p>
          </table:table-cell>
          <table:table-cell table:number-columns-repeated="16379"/>
        </table:table-row>
        <table:table-row table:style-name="ro1">
          <table:table-cell office:value-type="float" office:value="1471" table:style-name="ce2">
            <text:p>1471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472" table:style-name="ce2">
            <text:p>1472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1473" table:style-name="ce2">
            <text:p>1473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474" table:style-name="ce2">
            <text:p>147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475" table:style-name="ce2">
            <text:p>1475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1476" table:style-name="ce2">
            <text:p>1476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477" table:style-name="ce2">
            <text:p>1477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478" table:style-name="ce2">
            <text:p>1478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479" table:style-name="ce2">
            <text:p>1479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480" table:style-name="ce2">
            <text:p>1480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481" table:style-name="ce2">
            <text:p>1481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482" table:style-name="ce2">
            <text:p>1482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1483" table:style-name="ce2">
            <text:p>1483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W</text:p>
          </table:table-cell>
          <table:table-cell office:value-type="string" table:style-name="ce1">
            <text:p>Taiwan, Province of China</text:p>
          </table:table-cell>
          <table:table-cell table:number-columns-repeated="16379"/>
        </table:table-row>
        <table:table-row table:style-name="ro1">
          <table:table-cell office:value-type="float" office:value="1484" table:style-name="ce2">
            <text:p>1484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485" table:style-name="ce2">
            <text:p>1485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1486" table:style-name="ce2">
            <text:p>1486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487" table:style-name="ce2">
            <text:p>1487</text:p>
          </table:table-cell>
          <table:table-cell table:number-columns-repeated="16383" table:style-name="ce1"/>
        </table:table-row>
        <table:table-row table:style-name="ro1">
          <table:table-cell office:value-type="float" office:value="1488" table:style-name="ce2">
            <text:p>1488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489" table:style-name="ce2">
            <text:p>1489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W</text:p>
          </table:table-cell>
          <table:table-cell office:value-type="string" table:style-name="ce1">
            <text:p>Taiwan, Province of China</text:p>
          </table:table-cell>
          <table:table-cell table:number-columns-repeated="16379"/>
        </table:table-row>
        <table:table-row table:style-name="ro1">
          <table:table-cell office:value-type="float" office:value="1490" table:style-name="ce2">
            <text:p>1490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491" table:style-name="ce2">
            <text:p>1491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M</text:p>
          </table:table-cell>
          <table:table-cell office:value-type="string" table:style-name="ce1">
            <text:p>Cameroon</text:p>
          </table:table-cell>
          <table:table-cell table:number-columns-repeated="16379"/>
        </table:table-row>
        <table:table-row table:style-name="ro1">
          <table:table-cell office:value-type="float" office:value="1492" table:style-name="ce2">
            <text:p>149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1493" table:style-name="ce2">
            <text:p>1493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494" table:style-name="ce2">
            <text:p>1494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1495" table:style-name="ce2">
            <text:p>1495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496" table:style-name="ce2">
            <text:p>1496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1497" table:style-name="ce2">
            <text:p>1497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G</text:p>
          </table:table-cell>
          <table:table-cell office:value-type="string" table:style-name="ce1">
            <text:p>Uganda</text:p>
          </table:table-cell>
          <table:table-cell table:number-columns-repeated="16379"/>
        </table:table-row>
        <table:table-row table:style-name="ro1">
          <table:table-cell office:value-type="float" office:value="1498" table:style-name="ce2">
            <text:p>1498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499" table:style-name="ce2">
            <text:p>1499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G</text:p>
          </table:table-cell>
          <table:table-cell office:value-type="string" table:style-name="ce1">
            <text:p>Uganda</text:p>
          </table:table-cell>
          <table:table-cell table:number-columns-repeated="16379"/>
        </table:table-row>
        <table:table-row table:style-name="ro1">
          <table:table-cell office:value-type="float" office:value="1500" table:style-name="ce2">
            <text:p>1500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01" table:style-name="ce2">
            <text:p>1501</text:p>
          </table:table-cell>
          <table:table-cell table:number-columns-repeated="16383" table:style-name="ce1"/>
        </table:table-row>
        <table:table-row table:style-name="ro1">
          <table:table-cell office:value-type="float" office:value="1502" table:style-name="ce2">
            <text:p>1502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503" table:style-name="ce2">
            <text:p>1503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504" table:style-name="ce2">
            <text:p>150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05" table:style-name="ce2">
            <text:p>1505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506" table:style-name="ce2">
            <text:p>1506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1507" table:style-name="ce2">
            <text:p>150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08" table:style-name="ce2">
            <text:p>1508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1509" table:style-name="ce2">
            <text:p>1509</text:p>
          </table:table-cell>
          <table:table-cell table:style-name="ce1"/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10" table:style-name="ce2">
            <text:p>1510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11" table:style-name="ce2">
            <text:p>1511</text:p>
          </table:table-cell>
          <table:table-cell table:number-columns-repeated="2" table:style-name="ce1"/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1512" table:style-name="ce2">
            <text:p>1512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513" table:style-name="ce2">
            <text:p>1513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14" table:style-name="ce2">
            <text:p>1514</text:p>
          </table:table-cell>
          <table:table-cell office:value-type="float" office:value="1961" table:style-name="ce2">
            <text:p>196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15" table:style-name="ce2">
            <text:p>1515</text:p>
          </table:table-cell>
          <table:table-cell office:value-type="float" office:value="1955" table:style-name="ce2">
            <text:p>195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516" table:style-name="ce2">
            <text:p>1516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17" table:style-name="ce2">
            <text:p>1517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1518" table:style-name="ce2">
            <text:p>151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19" table:style-name="ce2">
            <text:p>1519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20" table:style-name="ce2">
            <text:p>1520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521" table:style-name="ce2">
            <text:p>1521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22" table:style-name="ce2">
            <text:p>1522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O</text:p>
          </table:table-cell>
          <table:table-cell office:value-type="string" table:style-name="ce1">
            <text:p>Bolivia, Plurinational State of</text:p>
          </table:table-cell>
          <table:table-cell table:number-columns-repeated="16379"/>
        </table:table-row>
        <table:table-row table:style-name="ro1">
          <table:table-cell office:value-type="float" office:value="1523" table:style-name="ce2">
            <text:p>1523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24" table:style-name="ce2">
            <text:p>1524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K</text:p>
          </table:table-cell>
          <table:table-cell office:value-type="string" table:style-name="ce1">
            <text:p>Denmark</text:p>
          </table:table-cell>
          <table:table-cell table:number-columns-repeated="16379"/>
        </table:table-row>
        <table:table-row table:style-name="ro1">
          <table:table-cell office:value-type="float" office:value="1525" table:style-name="ce2">
            <text:p>1525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26" table:style-name="ce2">
            <text:p>1526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27" table:style-name="ce2">
            <text:p>152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28" table:style-name="ce2">
            <text:p>1528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29" table:style-name="ce2">
            <text:p>1529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30" table:style-name="ce2">
            <text:p>1530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1531" table:style-name="ce2">
            <text:p>1531</text:p>
          </table:table-cell>
          <table:table-cell office:value-type="float" office:value="1959" table:style-name="ce2">
            <text:p>195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32" table:style-name="ce2">
            <text:p>153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533" table:style-name="ce2">
            <text:p>1533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34" table:style-name="ce2">
            <text:p>153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535" table:style-name="ce2">
            <text:p>1535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36" table:style-name="ce2">
            <text:p>1536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1537" table:style-name="ce2">
            <text:p>1537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538" table:style-name="ce2">
            <text:p>153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539" table:style-name="ce2">
            <text:p>1539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40" table:style-name="ce2">
            <text:p>1540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41" table:style-name="ce2">
            <text:p>1541</text:p>
          </table:table-cell>
          <table:table-cell table:number-columns-repeated="2" table:style-name="ce1"/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1542" table:style-name="ce2">
            <text:p>1542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43" table:style-name="ce2">
            <text:p>1543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1544" table:style-name="ce2">
            <text:p>1544</text:p>
          </table:table-cell>
          <table:table-cell table:number-columns-repeated="2" table:style-name="ce1"/>
          <table:table-cell office:value-type="string" table:style-name="ce2">
            <text:p>JO</text:p>
          </table:table-cell>
          <table:table-cell office:value-type="string" table:style-name="ce1">
            <text:p>Jordan</text:p>
          </table:table-cell>
          <table:table-cell table:number-columns-repeated="16379"/>
        </table:table-row>
        <table:table-row table:style-name="ro1">
          <table:table-cell office:value-type="float" office:value="1545" table:style-name="ce2">
            <text:p>1545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1546" table:style-name="ce2">
            <text:p>1546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1547" table:style-name="ce2">
            <text:p>1547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48" table:style-name="ce2">
            <text:p>154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549" table:style-name="ce2">
            <text:p>1549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50" table:style-name="ce2">
            <text:p>1550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551" table:style-name="ce2">
            <text:p>1551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R</text:p>
          </table:table-cell>
          <table:table-cell office:value-type="string" table:style-name="ce1">
            <text:p>Iran, Islamic Republic of</text:p>
          </table:table-cell>
          <table:table-cell table:number-columns-repeated="16379"/>
        </table:table-row>
        <table:table-row table:style-name="ro1">
          <table:table-cell office:value-type="float" office:value="1552" table:style-name="ce2">
            <text:p>1552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53" table:style-name="ce2">
            <text:p>1553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W</text:p>
          </table:table-cell>
          <table:table-cell office:value-type="string" table:style-name="ce1">
            <text:p>Taiwan, Province of China</text:p>
          </table:table-cell>
          <table:table-cell table:number-columns-repeated="16379"/>
        </table:table-row>
        <table:table-row table:style-name="ro1">
          <table:table-cell office:value-type="float" office:value="1554" table:style-name="ce2">
            <text:p>155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S</text:p>
          </table:table-cell>
          <table:table-cell office:value-type="string" table:style-name="ce1">
            <text:p>Palestine, State of</text:p>
          </table:table-cell>
          <table:table-cell table:number-columns-repeated="16379"/>
        </table:table-row>
        <table:table-row table:style-name="ro1">
          <table:table-cell office:value-type="float" office:value="1555" table:style-name="ce2">
            <text:p>1555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T</text:p>
          </table:table-cell>
          <table:table-cell office:value-type="string" table:style-name="ce1">
            <text:p>Ethiopia</text:p>
          </table:table-cell>
          <table:table-cell table:number-columns-repeated="16379"/>
        </table:table-row>
        <table:table-row table:style-name="ro1">
          <table:table-cell office:value-type="float" office:value="1556" table:style-name="ce2">
            <text:p>1556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57" table:style-name="ce2">
            <text:p>1557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58" table:style-name="ce2">
            <text:p>1558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59" table:style-name="ce2">
            <text:p>1559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60" table:style-name="ce2">
            <text:p>1560</text:p>
          </table:table-cell>
          <table:table-cell table:number-columns-repeated="2" table:style-name="ce1"/>
          <table:table-cell office:value-type="string" table:style-name="ce2">
            <text:p>TH</text:p>
          </table:table-cell>
          <table:table-cell office:value-type="string" table:style-name="ce1">
            <text:p>Thailand</text:p>
          </table:table-cell>
          <table:table-cell table:number-columns-repeated="16379"/>
        </table:table-row>
        <table:table-row table:style-name="ro1">
          <table:table-cell office:value-type="float" office:value="1561" table:style-name="ce2">
            <text:p>156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62" table:style-name="ce2">
            <text:p>1562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N</text:p>
          </table:table-cell>
          <table:table-cell office:value-type="string" table:style-name="ce1">
            <text:p>Mongolia</text:p>
          </table:table-cell>
          <table:table-cell table:number-columns-repeated="16379"/>
        </table:table-row>
        <table:table-row table:style-name="ro1">
          <table:table-cell office:value-type="float" office:value="1563" table:style-name="ce2">
            <text:p>1563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1564" table:style-name="ce2">
            <text:p>1564</text:p>
          </table:table-cell>
          <table:table-cell table:number-columns-repeated="2" table:style-name="ce1"/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1565" table:style-name="ce2">
            <text:p>1565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66" table:style-name="ce2">
            <text:p>1566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G</text:p>
          </table:table-cell>
          <table:table-cell office:value-type="string" table:style-name="ce1">
            <text:p>Uganda</text:p>
          </table:table-cell>
          <table:table-cell table:number-columns-repeated="16379"/>
        </table:table-row>
        <table:table-row table:style-name="ro1">
          <table:table-cell office:value-type="float" office:value="1567" table:style-name="ce2">
            <text:p>156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JP</text:p>
          </table:table-cell>
          <table:table-cell office:value-type="string" table:style-name="ce1">
            <text:p>Japan</text:p>
          </table:table-cell>
          <table:table-cell table:number-columns-repeated="16379"/>
        </table:table-row>
        <table:table-row table:style-name="ro1">
          <table:table-cell office:value-type="float" office:value="1568" table:style-name="ce2">
            <text:p>1568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1569" table:style-name="ce2">
            <text:p>156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570" table:style-name="ce2">
            <text:p>1570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71" table:style-name="ce2">
            <text:p>1571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72" table:style-name="ce2">
            <text:p>157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73" table:style-name="ce2">
            <text:p>1573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74" table:style-name="ce2">
            <text:p>1574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75" table:style-name="ce2">
            <text:p>1575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76" table:style-name="ce2">
            <text:p>1576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77" table:style-name="ce2">
            <text:p>1577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1578" table:style-name="ce2">
            <text:p>1578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579" table:style-name="ce2">
            <text:p>1579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80" table:style-name="ce2">
            <text:p>1580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81" table:style-name="ce2">
            <text:p>1581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1582" table:style-name="ce2">
            <text:p>1582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1583" table:style-name="ce2">
            <text:p>1583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LV</text:p>
          </table:table-cell>
          <table:table-cell office:value-type="string" table:style-name="ce1">
            <text:p>Latvia</text:p>
          </table:table-cell>
          <table:table-cell table:number-columns-repeated="16379"/>
        </table:table-row>
        <table:table-row table:style-name="ro1">
          <table:table-cell office:value-type="float" office:value="1584" table:style-name="ce2">
            <text:p>1584</text:p>
          </table:table-cell>
          <table:table-cell office:value-type="float" office:value="1999" table:style-name="ce2">
            <text:p>199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1585" table:style-name="ce2">
            <text:p>1585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86" table:style-name="ce2">
            <text:p>1586</text:p>
          </table:table-cell>
          <table:table-cell table:number-columns-repeated="2" table:style-name="ce1"/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1587" table:style-name="ce2">
            <text:p>1587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1588" table:style-name="ce2">
            <text:p>1588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1589" table:style-name="ce2">
            <text:p>1589</text:p>
          </table:table-cell>
          <table:table-cell office:value-type="float" office:value="1956" table:style-name="ce2">
            <text:p>195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90" table:style-name="ce2">
            <text:p>159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91" table:style-name="ce2">
            <text:p>1591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592" table:style-name="ce2">
            <text:p>159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593" table:style-name="ce2">
            <text:p>1593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94" table:style-name="ce2">
            <text:p>1594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95" table:style-name="ce2">
            <text:p>1595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596" table:style-name="ce2">
            <text:p>1596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97" table:style-name="ce2">
            <text:p>1597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1598" table:style-name="ce2">
            <text:p>1598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599" table:style-name="ce2">
            <text:p>1599</text:p>
          </table:table-cell>
          <table:table-cell table:number-columns-repeated="2" table:style-name="ce1"/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1600" table:style-name="ce2">
            <text:p>160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01" table:style-name="ce2">
            <text:p>1601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1602" table:style-name="ce2">
            <text:p>1602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603" table:style-name="ce2">
            <text:p>1603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1604" table:style-name="ce2">
            <text:p>1604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1605" table:style-name="ce2">
            <text:p>1605</text:p>
          </table:table-cell>
          <table:table-cell table:number-columns-repeated="2" table:style-name="ce1"/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1606" table:style-name="ce2">
            <text:p>1606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W</text:p>
          </table:table-cell>
          <table:table-cell office:value-type="string" table:style-name="ce1">
            <text:p>Taiwan, Province of China</text:p>
          </table:table-cell>
          <table:table-cell table:number-columns-repeated="16379"/>
        </table:table-row>
        <table:table-row table:style-name="ro1">
          <table:table-cell office:value-type="float" office:value="1607" table:style-name="ce2">
            <text:p>1607</text:p>
          </table:table-cell>
          <table:table-cell table:number-columns-repeated="2" table:style-name="ce1"/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1608" table:style-name="ce2">
            <text:p>160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09" table:style-name="ce2">
            <text:p>1609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1610" table:style-name="ce2">
            <text:p>1610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611" table:style-name="ce2">
            <text:p>1611</text:p>
          </table:table-cell>
          <table:table-cell table:number-columns-repeated="2" table:style-name="ce1"/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612" table:style-name="ce2">
            <text:p>1612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13" table:style-name="ce2">
            <text:p>1613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14" table:style-name="ce2">
            <text:p>1614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615" table:style-name="ce2">
            <text:p>1615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16" table:style-name="ce2">
            <text:p>1616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617" table:style-name="ce2">
            <text:p>1617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18" table:style-name="ce2">
            <text:p>1618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619" table:style-name="ce2">
            <text:p>1619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Z</text:p>
          </table:table-cell>
          <table:table-cell office:value-type="string" table:style-name="ce1">
            <text:p>Algeria</text:p>
          </table:table-cell>
          <table:table-cell table:number-columns-repeated="16379"/>
        </table:table-row>
        <table:table-row table:style-name="ro1">
          <table:table-cell office:value-type="float" office:value="1620" table:style-name="ce2">
            <text:p>1620</text:p>
          </table:table-cell>
          <table:table-cell office:value-type="float" office:value="1978" table:style-name="ce2">
            <text:p>1978</text:p>
          </table:table-cell>
          <table:table-cell table:style-name="ce1"/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1621" table:style-name="ce2">
            <text:p>1621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1622" table:style-name="ce2">
            <text:p>1622</text:p>
          </table:table-cell>
          <table:table-cell table:number-columns-repeated="2" table:style-name="ce1"/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623" table:style-name="ce2">
            <text:p>1623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1624" table:style-name="ce2">
            <text:p>1624</text:p>
          </table:table-cell>
          <table:table-cell table:number-columns-repeated="2" table:style-name="ce1"/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1625" table:style-name="ce2">
            <text:p>1625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H</text:p>
          </table:table-cell>
          <table:table-cell office:value-type="string" table:style-name="ce1">
            <text:p>Philippines</text:p>
          </table:table-cell>
          <table:table-cell table:number-columns-repeated="16379"/>
        </table:table-row>
        <table:table-row table:style-name="ro1">
          <table:table-cell office:value-type="float" office:value="1626" table:style-name="ce2">
            <text:p>1626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HR</text:p>
          </table:table-cell>
          <table:table-cell office:value-type="string" table:style-name="ce1">
            <text:p>Croatia</text:p>
          </table:table-cell>
          <table:table-cell table:number-columns-repeated="16379"/>
        </table:table-row>
        <table:table-row table:style-name="ro1">
          <table:table-cell office:value-type="float" office:value="1627" table:style-name="ce2">
            <text:p>1627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28" table:style-name="ce2">
            <text:p>162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629" table:style-name="ce2">
            <text:p>1629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630" table:style-name="ce2">
            <text:p>1630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1631" table:style-name="ce2">
            <text:p>1631</text:p>
          </table:table-cell>
          <table:table-cell table:style-name="ce1"/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32" table:style-name="ce2">
            <text:p>1632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33" table:style-name="ce2">
            <text:p>1633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634" table:style-name="ce2">
            <text:p>1634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35" table:style-name="ce2">
            <text:p>1635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636" table:style-name="ce2">
            <text:p>1636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37" table:style-name="ce2">
            <text:p>1637</text:p>
          </table:table-cell>
          <table:table-cell table:style-name="ce1"/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38" table:style-name="ce2">
            <text:p>1638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639" table:style-name="ce2">
            <text:p>1639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640" table:style-name="ce2">
            <text:p>1640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H</text:p>
          </table:table-cell>
          <table:table-cell office:value-type="string" table:style-name="ce1">
            <text:p>Bahrain</text:p>
          </table:table-cell>
          <table:table-cell table:number-columns-repeated="16379"/>
        </table:table-row>
        <table:table-row table:style-name="ro1">
          <table:table-cell office:value-type="float" office:value="1641" table:style-name="ce2">
            <text:p>1641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1642" table:style-name="ce2">
            <text:p>1642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43" table:style-name="ce2">
            <text:p>164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44" table:style-name="ce2">
            <text:p>1644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45" table:style-name="ce2">
            <text:p>1645</text:p>
          </table:table-cell>
          <table:table-cell table:number-columns-repeated="16383" table:style-name="ce1"/>
        </table:table-row>
        <table:table-row table:style-name="ro1">
          <table:table-cell office:value-type="float" office:value="1646" table:style-name="ce2">
            <text:p>1646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647" table:style-name="ce2">
            <text:p>1647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48" table:style-name="ce2">
            <text:p>1648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49" table:style-name="ce2">
            <text:p>1649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50" table:style-name="ce2">
            <text:p>1650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51" table:style-name="ce2">
            <text:p>1651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652" table:style-name="ce2">
            <text:p>1652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653" table:style-name="ce2">
            <text:p>1653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R</text:p>
          </table:table-cell>
          <table:table-cell office:value-type="string" table:style-name="ce1">
            <text:p>Puerto Rico</text:p>
          </table:table-cell>
          <table:table-cell table:number-columns-repeated="16379"/>
        </table:table-row>
        <table:table-row table:style-name="ro1">
          <table:table-cell office:value-type="float" office:value="1654" table:style-name="ce2">
            <text:p>1654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655" table:style-name="ce2">
            <text:p>165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56" table:style-name="ce2">
            <text:p>1656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57" table:style-name="ce2">
            <text:p>1657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58" table:style-name="ce2">
            <text:p>1658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59" table:style-name="ce2">
            <text:p>165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60" table:style-name="ce2">
            <text:p>1660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61" table:style-name="ce2">
            <text:p>1661</text:p>
          </table:table-cell>
          <table:table-cell office:value-type="float" office:value="1962" table:style-name="ce2">
            <text:p>196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62" table:style-name="ce2">
            <text:p>1662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63" table:style-name="ce2">
            <text:p>1663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1664" table:style-name="ce2">
            <text:p>1664</text:p>
          </table:table-cell>
          <table:table-cell office:value-type="float" office:value="1955" table:style-name="ce2">
            <text:p>195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65" table:style-name="ce2">
            <text:p>1665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1666" table:style-name="ce2">
            <text:p>1666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667" table:style-name="ce2">
            <text:p>1667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668" table:style-name="ce2">
            <text:p>1668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669" table:style-name="ce2">
            <text:p>1669</text:p>
          </table:table-cell>
          <table:table-cell table:number-columns-repeated="2" table:style-name="ce1"/>
          <table:table-cell office:value-type="string" table:style-name="ce2">
            <text:p>SK</text:p>
          </table:table-cell>
          <table:table-cell office:value-type="string" table:style-name="ce1">
            <text:p>Slovakia</text:p>
          </table:table-cell>
          <table:table-cell table:number-columns-repeated="16379"/>
        </table:table-row>
        <table:table-row table:style-name="ro1">
          <table:table-cell office:value-type="float" office:value="1670" table:style-name="ce2">
            <text:p>1670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671" table:style-name="ce2">
            <text:p>167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72" table:style-name="ce2">
            <text:p>167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673" table:style-name="ce2">
            <text:p>1673</text:p>
          </table:table-cell>
          <table:table-cell table:number-columns-repeated="16383" table:style-name="ce1"/>
        </table:table-row>
        <table:table-row table:style-name="ro1">
          <table:table-cell office:value-type="float" office:value="1674" table:style-name="ce2">
            <text:p>167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75" table:style-name="ce2">
            <text:p>1675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76" table:style-name="ce2">
            <text:p>1676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77" table:style-name="ce2">
            <text:p>1677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78" table:style-name="ce2">
            <text:p>1678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Z</text:p>
          </table:table-cell>
          <table:table-cell office:value-type="string" table:style-name="ce1">
            <text:p>New Zealand</text:p>
          </table:table-cell>
          <table:table-cell table:number-columns-repeated="16379"/>
        </table:table-row>
        <table:table-row table:style-name="ro1">
          <table:table-cell office:value-type="float" office:value="1679" table:style-name="ce2">
            <text:p>1679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680" table:style-name="ce2">
            <text:p>1680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1681" table:style-name="ce2">
            <text:p>1681</text:p>
          </table:table-cell>
          <table:table-cell table:number-columns-repeated="2" table:style-name="ce1"/>
          <table:table-cell office:value-type="string" table:style-name="ce2">
            <text:p>CL</text:p>
          </table:table-cell>
          <table:table-cell office:value-type="string" table:style-name="ce1">
            <text:p>Chile</text:p>
          </table:table-cell>
          <table:table-cell table:number-columns-repeated="16379"/>
        </table:table-row>
        <table:table-row table:style-name="ro1">
          <table:table-cell office:value-type="float" office:value="1682" table:style-name="ce2">
            <text:p>168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1683" table:style-name="ce2">
            <text:p>1683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684" table:style-name="ce2">
            <text:p>1684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85" table:style-name="ce2">
            <text:p>1685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686" table:style-name="ce2">
            <text:p>1686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87" table:style-name="ce2">
            <text:p>1687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88" table:style-name="ce2">
            <text:p>1688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1689" table:style-name="ce2">
            <text:p>1689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T</text:p>
          </table:table-cell>
          <table:table-cell office:value-type="string" table:style-name="ce1">
            <text:p>Austria</text:p>
          </table:table-cell>
          <table:table-cell table:number-columns-repeated="16379"/>
        </table:table-row>
        <table:table-row table:style-name="ro1">
          <table:table-cell office:value-type="float" office:value="1690" table:style-name="ce2">
            <text:p>1690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91" table:style-name="ce2">
            <text:p>169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92" table:style-name="ce2">
            <text:p>1692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1693" table:style-name="ce2">
            <text:p>169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94" table:style-name="ce2">
            <text:p>1694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95" table:style-name="ce2">
            <text:p>1695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96" table:style-name="ce2">
            <text:p>1696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697" table:style-name="ce2">
            <text:p>1697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698" table:style-name="ce2">
            <text:p>1698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1699" table:style-name="ce2">
            <text:p>1699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00" table:style-name="ce2">
            <text:p>1700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1701" table:style-name="ce2">
            <text:p>1701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02" table:style-name="ce2">
            <text:p>1702</text:p>
          </table:table-cell>
          <table:table-cell office:value-type="float" office:value="1955" table:style-name="ce2">
            <text:p>195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1703" table:style-name="ce2">
            <text:p>1703</text:p>
          </table:table-cell>
          <table:table-cell office:value-type="float" office:value="1954" table:style-name="ce2">
            <text:p>195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1704" table:style-name="ce2">
            <text:p>1704</text:p>
          </table:table-cell>
          <table:table-cell table:number-columns-repeated="16383" table:style-name="ce1"/>
        </table:table-row>
        <table:table-row table:style-name="ro1">
          <table:table-cell office:value-type="float" office:value="1705" table:style-name="ce2">
            <text:p>1705</text:p>
          </table:table-cell>
          <table:table-cell office:value-type="float" office:value="1961" table:style-name="ce2">
            <text:p>196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06" table:style-name="ce2">
            <text:p>1706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07" table:style-name="ce2">
            <text:p>1707</text:p>
          </table:table-cell>
          <table:table-cell table:number-columns-repeated="16383" table:style-name="ce1"/>
        </table:table-row>
        <table:table-row table:style-name="ro1">
          <table:table-cell office:value-type="float" office:value="1708" table:style-name="ce2">
            <text:p>1708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09" table:style-name="ce2">
            <text:p>1709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10" table:style-name="ce2">
            <text:p>1710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711" table:style-name="ce2">
            <text:p>1711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12" table:style-name="ce2">
            <text:p>1712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13" table:style-name="ce2">
            <text:p>171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14" table:style-name="ce2">
            <text:p>1714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1715" table:style-name="ce2">
            <text:p>1715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1716" table:style-name="ce2">
            <text:p>1716</text:p>
          </table:table-cell>
          <table:table-cell office:value-type="float" office:value="1959" table:style-name="ce2">
            <text:p>195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17" table:style-name="ce2">
            <text:p>171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1718" table:style-name="ce2">
            <text:p>1718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1719" table:style-name="ce2">
            <text:p>1719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20" table:style-name="ce2">
            <text:p>1720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21" table:style-name="ce2">
            <text:p>1721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22" table:style-name="ce2">
            <text:p>1722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K</text:p>
          </table:table-cell>
          <table:table-cell office:value-type="string" table:style-name="ce1">
            <text:p>Denmark</text:p>
          </table:table-cell>
          <table:table-cell table:number-columns-repeated="16379"/>
        </table:table-row>
        <table:table-row table:style-name="ro1">
          <table:table-cell office:value-type="float" office:value="1723" table:style-name="ce2">
            <text:p>1723</text:p>
          </table:table-cell>
          <table:table-cell table:number-columns-repeated="2" table:style-name="ce1"/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724" table:style-name="ce2">
            <text:p>1724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25" table:style-name="ce2">
            <text:p>1725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1726" table:style-name="ce2">
            <text:p>1726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27" table:style-name="ce2">
            <text:p>1727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other</text:p>
          </table:table-cell>
          <table:table-cell table:number-columns-repeated="16381" table:style-name="ce1"/>
        </table:table-row>
        <table:table-row table:style-name="ro1">
          <table:table-cell office:value-type="float" office:value="1728" table:style-name="ce2">
            <text:p>1728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29" table:style-name="ce2">
            <text:p>1729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30" table:style-name="ce2">
            <text:p>1730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31" table:style-name="ce2">
            <text:p>1731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32" table:style-name="ce2">
            <text:p>1732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33" table:style-name="ce2">
            <text:p>173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34" table:style-name="ce2">
            <text:p>1734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1735" table:style-name="ce2">
            <text:p>1735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1736" table:style-name="ce2">
            <text:p>1736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37" table:style-name="ce2">
            <text:p>173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1738" table:style-name="ce2">
            <text:p>1738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739" table:style-name="ce2">
            <text:p>1739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40" table:style-name="ce2">
            <text:p>1740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741" table:style-name="ce2">
            <text:p>1741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42" table:style-name="ce2">
            <text:p>174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743" table:style-name="ce2">
            <text:p>1743</text:p>
          </table:table-cell>
          <table:table-cell office:value-type="float" office:value="1959" table:style-name="ce2">
            <text:p>195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44" table:style-name="ce2">
            <text:p>1744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45" table:style-name="ce2">
            <text:p>1745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46" table:style-name="ce2">
            <text:p>1746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1747" table:style-name="ce2">
            <text:p>1747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48" table:style-name="ce2">
            <text:p>1748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49" table:style-name="ce2">
            <text:p>1749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50" table:style-name="ce2">
            <text:p>1750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51" table:style-name="ce2">
            <text:p>1751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52" table:style-name="ce2">
            <text:p>1752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1753" table:style-name="ce2">
            <text:p>1753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G</text:p>
          </table:table-cell>
          <table:table-cell office:value-type="string" table:style-name="ce1">
            <text:p>Kyrgyzstan</text:p>
          </table:table-cell>
          <table:table-cell table:number-columns-repeated="16379"/>
        </table:table-row>
        <table:table-row table:style-name="ro1">
          <table:table-cell office:value-type="float" office:value="1754" table:style-name="ce2">
            <text:p>1754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55" table:style-name="ce2">
            <text:p>1755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756" table:style-name="ce2">
            <text:p>1756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1757" table:style-name="ce2">
            <text:p>1757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58" table:style-name="ce2">
            <text:p>1758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W</text:p>
          </table:table-cell>
          <table:table-cell office:value-type="string" table:style-name="ce1">
            <text:p>Taiwan, Province of China</text:p>
          </table:table-cell>
          <table:table-cell table:number-columns-repeated="16379"/>
        </table:table-row>
        <table:table-row table:style-name="ro1">
          <table:table-cell office:value-type="float" office:value="1759" table:style-name="ce2">
            <text:p>1759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60" table:style-name="ce2">
            <text:p>1760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61" table:style-name="ce2">
            <text:p>1761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Z</text:p>
          </table:table-cell>
          <table:table-cell office:value-type="string" table:style-name="ce1">
            <text:p>Belize</text:p>
          </table:table-cell>
          <table:table-cell table:number-columns-repeated="16379"/>
        </table:table-row>
        <table:table-row table:style-name="ro1">
          <table:table-cell office:value-type="float" office:value="1762" table:style-name="ce2">
            <text:p>1762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63" table:style-name="ce2">
            <text:p>1763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64" table:style-name="ce2">
            <text:p>1764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65" table:style-name="ce2">
            <text:p>1765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766" table:style-name="ce2">
            <text:p>1766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767" table:style-name="ce2">
            <text:p>1767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768" table:style-name="ce2">
            <text:p>1768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H</text:p>
          </table:table-cell>
          <table:table-cell office:value-type="string" table:style-name="ce1">
            <text:p>Thailand</text:p>
          </table:table-cell>
          <table:table-cell table:number-columns-repeated="16379"/>
        </table:table-row>
        <table:table-row table:style-name="ro1">
          <table:table-cell office:value-type="float" office:value="1769" table:style-name="ce2">
            <text:p>1769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1770" table:style-name="ce2">
            <text:p>1770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1771" table:style-name="ce2">
            <text:p>1771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72" table:style-name="ce2">
            <text:p>1772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73" table:style-name="ce2">
            <text:p>1773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74" table:style-name="ce2">
            <text:p>1774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75" table:style-name="ce2">
            <text:p>1775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1776" table:style-name="ce2">
            <text:p>1776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J</text:p>
          </table:table-cell>
          <table:table-cell office:value-type="string" table:style-name="ce1">
            <text:p>Fiji</text:p>
          </table:table-cell>
          <table:table-cell table:number-columns-repeated="16379"/>
        </table:table-row>
        <table:table-row table:style-name="ro1">
          <table:table-cell office:value-type="float" office:value="1777" table:style-name="ce2">
            <text:p>1777</text:p>
          </table:table-cell>
          <table:table-cell office:value-type="float" office:value="1960" table:style-name="ce2">
            <text:p>196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78" table:style-name="ce2">
            <text:p>1778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79" table:style-name="ce2">
            <text:p>1779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80" table:style-name="ce2">
            <text:p>1780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81" table:style-name="ce2">
            <text:p>1781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82" table:style-name="ce2">
            <text:p>1782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83" table:style-name="ce2">
            <text:p>1783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84" table:style-name="ce2">
            <text:p>1784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L</text:p>
          </table:table-cell>
          <table:table-cell office:value-type="string" table:style-name="ce1">
            <text:p>Chile</text:p>
          </table:table-cell>
          <table:table-cell table:number-columns-repeated="16379"/>
        </table:table-row>
        <table:table-row table:style-name="ro1">
          <table:table-cell office:value-type="float" office:value="1785" table:style-name="ce2">
            <text:p>1785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1786" table:style-name="ce2">
            <text:p>1786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787" table:style-name="ce2">
            <text:p>1787</text:p>
          </table:table-cell>
          <table:table-cell office:value-type="float" office:value="1960" table:style-name="ce2">
            <text:p>196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88" table:style-name="ce2">
            <text:p>1788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789" table:style-name="ce2">
            <text:p>1789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90" table:style-name="ce2">
            <text:p>1790</text:p>
          </table:table-cell>
          <table:table-cell office:value-type="float" office:value="1955" table:style-name="ce2">
            <text:p>195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91" table:style-name="ce2">
            <text:p>1791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W</text:p>
          </table:table-cell>
          <table:table-cell office:value-type="string" table:style-name="ce1">
            <text:p>Rwanda</text:p>
          </table:table-cell>
          <table:table-cell table:number-columns-repeated="16379"/>
        </table:table-row>
        <table:table-row table:style-name="ro1">
          <table:table-cell office:value-type="float" office:value="1792" table:style-name="ce2">
            <text:p>179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93" table:style-name="ce2">
            <text:p>179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94" table:style-name="ce2">
            <text:p>179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95" table:style-name="ce2">
            <text:p>1795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96" table:style-name="ce2">
            <text:p>1796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797" table:style-name="ce2">
            <text:p>1797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798" table:style-name="ce2">
            <text:p>1798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1799" table:style-name="ce2">
            <text:p>1799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800" table:style-name="ce2">
            <text:p>1800</text:p>
          </table:table-cell>
          <table:table-cell office:value-type="float" office:value="1962" table:style-name="ce2">
            <text:p>196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01" table:style-name="ce2">
            <text:p>1801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W</text:p>
          </table:table-cell>
          <table:table-cell office:value-type="string" table:style-name="ce1">
            <text:p>Taiwan, Province of China</text:p>
          </table:table-cell>
          <table:table-cell table:number-columns-repeated="16379"/>
        </table:table-row>
        <table:table-row table:style-name="ro1">
          <table:table-cell office:value-type="float" office:value="1802" table:style-name="ce2">
            <text:p>1802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03" table:style-name="ce2">
            <text:p>1803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04" table:style-name="ce2">
            <text:p>1804</text:p>
          </table:table-cell>
          <table:table-cell office:value-type="float" office:value="1962" table:style-name="ce2">
            <text:p>196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05" table:style-name="ce2">
            <text:p>1805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C</text:p>
          </table:table-cell>
          <table:table-cell office:value-type="string" table:style-name="ce1">
            <text:p>Ecuador</text:p>
          </table:table-cell>
          <table:table-cell table:number-columns-repeated="16379"/>
        </table:table-row>
        <table:table-row table:style-name="ro1">
          <table:table-cell office:value-type="float" office:value="1806" table:style-name="ce2">
            <text:p>1806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1807" table:style-name="ce2">
            <text:p>180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H</text:p>
          </table:table-cell>
          <table:table-cell office:value-type="string" table:style-name="ce1">
            <text:p>Thailand</text:p>
          </table:table-cell>
          <table:table-cell table:number-columns-repeated="16379"/>
        </table:table-row>
        <table:table-row table:style-name="ro1">
          <table:table-cell office:value-type="float" office:value="1808" table:style-name="ce2">
            <text:p>1808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09" table:style-name="ce2">
            <text:p>1809</text:p>
          </table:table-cell>
          <table:table-cell table:number-columns-repeated="16383" table:style-name="ce1"/>
        </table:table-row>
        <table:table-row table:style-name="ro1">
          <table:table-cell office:value-type="float" office:value="1810" table:style-name="ce2">
            <text:p>1810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R</text:p>
          </table:table-cell>
          <table:table-cell office:value-type="string" table:style-name="ce1">
            <text:p>Argentina</text:p>
          </table:table-cell>
          <table:table-cell table:number-columns-repeated="16379"/>
        </table:table-row>
        <table:table-row table:style-name="ro1">
          <table:table-cell office:value-type="float" office:value="1811" table:style-name="ce2">
            <text:p>1811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12" table:style-name="ce2">
            <text:p>181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1813" table:style-name="ce2">
            <text:p>1813</text:p>
          </table:table-cell>
          <table:table-cell office:value-type="float" office:value="1959" table:style-name="ce2">
            <text:p>1959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814" table:style-name="ce2">
            <text:p>1814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815" table:style-name="ce2">
            <text:p>1815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816" table:style-name="ce2">
            <text:p>1816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E</text:p>
          </table:table-cell>
          <table:table-cell office:value-type="string" table:style-name="ce1">
            <text:p>Ireland</text:p>
          </table:table-cell>
          <table:table-cell table:number-columns-repeated="16379"/>
        </table:table-row>
        <table:table-row table:style-name="ro1">
          <table:table-cell office:value-type="float" office:value="1817" table:style-name="ce2">
            <text:p>1817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18" table:style-name="ce2">
            <text:p>1818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819" table:style-name="ce2">
            <text:p>1819</text:p>
          </table:table-cell>
          <table:table-cell table:number-columns-repeated="2" table:style-name="ce1"/>
          <table:table-cell office:value-type="string" table:style-name="ce2">
            <text:p>PH</text:p>
          </table:table-cell>
          <table:table-cell office:value-type="string" table:style-name="ce1">
            <text:p>Philippines</text:p>
          </table:table-cell>
          <table:table-cell table:number-columns-repeated="16379"/>
        </table:table-row>
        <table:table-row table:style-name="ro1">
          <table:table-cell office:value-type="float" office:value="1820" table:style-name="ce2">
            <text:p>1820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821" table:style-name="ce2">
            <text:p>1821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822" table:style-name="ce2">
            <text:p>1822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823" table:style-name="ce2">
            <text:p>1823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824" table:style-name="ce2">
            <text:p>1824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825" table:style-name="ce2">
            <text:p>1825</text:p>
          </table:table-cell>
          <table:table-cell table:number-columns-repeated="2" table:style-name="ce1"/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1826" table:style-name="ce2">
            <text:p>1826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1827" table:style-name="ce2">
            <text:p>1827</text:p>
          </table:table-cell>
          <table:table-cell office:value-type="float" office:value="1999" table:style-name="ce2">
            <text:p>199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JM</text:p>
          </table:table-cell>
          <table:table-cell office:value-type="string" table:style-name="ce1">
            <text:p>Jamaica</text:p>
          </table:table-cell>
          <table:table-cell table:number-columns-repeated="16379"/>
        </table:table-row>
        <table:table-row table:style-name="ro1">
          <table:table-cell office:value-type="float" office:value="1828" table:style-name="ce2">
            <text:p>1828</text:p>
          </table:table-cell>
          <table:table-cell table:number-columns-repeated="2" table:style-name="ce1"/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829" table:style-name="ce2">
            <text:p>182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830" table:style-name="ce2">
            <text:p>1830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1831" table:style-name="ce2">
            <text:p>1831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32" table:style-name="ce2">
            <text:p>1832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1833" table:style-name="ce2">
            <text:p>1833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834" table:style-name="ce2">
            <text:p>1834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1835" table:style-name="ce2">
            <text:p>1835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36" table:style-name="ce2">
            <text:p>1836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837" table:style-name="ce2">
            <text:p>1837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38" table:style-name="ce2">
            <text:p>1838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39" table:style-name="ce2">
            <text:p>1839</text:p>
          </table:table-cell>
          <table:table-cell office:value-type="float" office:value="1957" table:style-name="ce2">
            <text:p>1957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840" table:style-name="ce2">
            <text:p>1840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1841" table:style-name="ce2">
            <text:p>1841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42" table:style-name="ce2">
            <text:p>1842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843" table:style-name="ce2">
            <text:p>1843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844" table:style-name="ce2">
            <text:p>1844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45" table:style-name="ce2">
            <text:p>1845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846" table:style-name="ce2">
            <text:p>1846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847" table:style-name="ce2">
            <text:p>1847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48" table:style-name="ce2">
            <text:p>1848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849" table:style-name="ce2">
            <text:p>1849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VE</text:p>
          </table:table-cell>
          <table:table-cell office:value-type="string" table:style-name="ce1">
            <text:p>Venezuela, Bolivarian Republic of</text:p>
          </table:table-cell>
          <table:table-cell table:number-columns-repeated="16379"/>
        </table:table-row>
        <table:table-row table:style-name="ro1">
          <table:table-cell office:value-type="float" office:value="1850" table:style-name="ce2">
            <text:p>1850</text:p>
          </table:table-cell>
          <table:table-cell office:value-type="float" office:value="1952" table:style-name="ce2">
            <text:p>195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51" table:style-name="ce2">
            <text:p>1851</text:p>
          </table:table-cell>
          <table:table-cell office:value-type="float" office:value="1962" table:style-name="ce2">
            <text:p>196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852" table:style-name="ce2">
            <text:p>1852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1853" table:style-name="ce2">
            <text:p>1853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854" table:style-name="ce2">
            <text:p>1854</text:p>
          </table:table-cell>
          <table:table-cell table:number-columns-repeated="2" table:style-name="ce1"/>
          <table:table-cell office:value-type="string" table:style-name="ce2">
            <text:p>IL</text:p>
          </table:table-cell>
          <table:table-cell office:value-type="string" table:style-name="ce1">
            <text:p>Israel</text:p>
          </table:table-cell>
          <table:table-cell table:number-columns-repeated="16379"/>
        </table:table-row>
        <table:table-row table:style-name="ro1">
          <table:table-cell office:value-type="float" office:value="1855" table:style-name="ce2">
            <text:p>1855</text:p>
          </table:table-cell>
          <table:table-cell office:value-type="float" office:value="1957" table:style-name="ce2">
            <text:p>195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1856" table:style-name="ce2">
            <text:p>1856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857" table:style-name="ce2">
            <text:p>1857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58" table:style-name="ce2">
            <text:p>1858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1859" table:style-name="ce2">
            <text:p>1859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H</text:p>
          </table:table-cell>
          <table:table-cell office:value-type="string" table:style-name="ce1">
            <text:p>Switzerland</text:p>
          </table:table-cell>
          <table:table-cell table:number-columns-repeated="16379"/>
        </table:table-row>
        <table:table-row table:style-name="ro1">
          <table:table-cell office:value-type="float" office:value="1860" table:style-name="ce2">
            <text:p>1860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861" table:style-name="ce2">
            <text:p>1861</text:p>
          </table:table-cell>
          <table:table-cell office:value-type="float" office:value="1959" table:style-name="ce2">
            <text:p>195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62" table:style-name="ce2">
            <text:p>1862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863" table:style-name="ce2">
            <text:p>1863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64" table:style-name="ce2">
            <text:p>1864</text:p>
          </table:table-cell>
          <table:table-cell table:number-columns-repeated="2" table:style-name="ce1"/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1865" table:style-name="ce2">
            <text:p>1865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H</text:p>
          </table:table-cell>
          <table:table-cell office:value-type="string" table:style-name="ce1">
            <text:p>Ghana</text:p>
          </table:table-cell>
          <table:table-cell table:number-columns-repeated="16379"/>
        </table:table-row>
        <table:table-row table:style-name="ro1">
          <table:table-cell office:value-type="float" office:value="1866" table:style-name="ce2">
            <text:p>1866</text:p>
          </table:table-cell>
          <table:table-cell office:value-type="float" office:value="1958" table:style-name="ce2">
            <text:p>195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67" table:style-name="ce2">
            <text:p>186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1868" table:style-name="ce2">
            <text:p>1868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1869" table:style-name="ce2">
            <text:p>1869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870" table:style-name="ce2">
            <text:p>1870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871" table:style-name="ce2">
            <text:p>1871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1872" table:style-name="ce2">
            <text:p>1872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873" table:style-name="ce2">
            <text:p>1873</text:p>
          </table:table-cell>
          <table:table-cell office:value-type="float" office:value="1964" table:style-name="ce2">
            <text:p>196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874" table:style-name="ce2">
            <text:p>1874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75" table:style-name="ce2">
            <text:p>1875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LT</text:p>
          </table:table-cell>
          <table:table-cell office:value-type="string" table:style-name="ce1">
            <text:p>Lithuania</text:p>
          </table:table-cell>
          <table:table-cell table:number-columns-repeated="16379"/>
        </table:table-row>
        <table:table-row table:style-name="ro1">
          <table:table-cell office:value-type="float" office:value="1876" table:style-name="ce2">
            <text:p>1876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77" table:style-name="ce2">
            <text:p>1877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78" table:style-name="ce2">
            <text:p>1878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1879" table:style-name="ce2">
            <text:p>1879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80" table:style-name="ce2">
            <text:p>1880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81" table:style-name="ce2">
            <text:p>1881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882" table:style-name="ce2">
            <text:p>1882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883" table:style-name="ce2">
            <text:p>1883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84" table:style-name="ce2">
            <text:p>188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885" table:style-name="ce2">
            <text:p>1885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86" table:style-name="ce2">
            <text:p>1886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887" table:style-name="ce2">
            <text:p>1887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1888" table:style-name="ce2">
            <text:p>1888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JP</text:p>
          </table:table-cell>
          <table:table-cell office:value-type="string" table:style-name="ce1">
            <text:p>Japan</text:p>
          </table:table-cell>
          <table:table-cell table:number-columns-repeated="16379"/>
        </table:table-row>
        <table:table-row table:style-name="ro1">
          <table:table-cell office:value-type="float" office:value="1889" table:style-name="ce2">
            <text:p>1889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1890" table:style-name="ce2">
            <text:p>1890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1891" table:style-name="ce2">
            <text:p>1891</text:p>
          </table:table-cell>
          <table:table-cell table:number-columns-repeated="2" table:style-name="ce1"/>
          <table:table-cell office:value-type="string" table:style-name="ce2">
            <text:p>MA</text:p>
          </table:table-cell>
          <table:table-cell office:value-type="string" table:style-name="ce1">
            <text:p>Morocco</text:p>
          </table:table-cell>
          <table:table-cell table:number-columns-repeated="16379"/>
        </table:table-row>
        <table:table-row table:style-name="ro1">
          <table:table-cell office:value-type="float" office:value="1892" table:style-name="ce2">
            <text:p>1892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893" table:style-name="ce2">
            <text:p>1893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LR</text:p>
          </table:table-cell>
          <table:table-cell office:value-type="string" table:style-name="ce1">
            <text:p>Liberia</text:p>
          </table:table-cell>
          <table:table-cell table:number-columns-repeated="16379"/>
        </table:table-row>
        <table:table-row table:style-name="ro1">
          <table:table-cell office:value-type="float" office:value="1894" table:style-name="ce2">
            <text:p>189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895" table:style-name="ce2">
            <text:p>1895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896" table:style-name="ce2">
            <text:p>1896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97" table:style-name="ce2">
            <text:p>1897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1898" table:style-name="ce2">
            <text:p>1898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899" table:style-name="ce2">
            <text:p>1899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Z</text:p>
          </table:table-cell>
          <table:table-cell office:value-type="string" table:style-name="ce1">
            <text:p>Kazakhstan</text:p>
          </table:table-cell>
          <table:table-cell table:number-columns-repeated="16379"/>
        </table:table-row>
        <table:table-row table:style-name="ro1">
          <table:table-cell office:value-type="float" office:value="1900" table:style-name="ce2">
            <text:p>1900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901" table:style-name="ce2">
            <text:p>1901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H</text:p>
          </table:table-cell>
          <table:table-cell office:value-type="string" table:style-name="ce1">
            <text:p>Thailand</text:p>
          </table:table-cell>
          <table:table-cell table:number-columns-repeated="16379"/>
        </table:table-row>
        <table:table-row table:style-name="ro1">
          <table:table-cell office:value-type="float" office:value="1902" table:style-name="ce2">
            <text:p>1902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1903" table:style-name="ce2">
            <text:p>1903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04" table:style-name="ce2">
            <text:p>190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905" table:style-name="ce2">
            <text:p>1905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906" table:style-name="ce2">
            <text:p>1906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907" table:style-name="ce2">
            <text:p>1907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1908" table:style-name="ce2">
            <text:p>190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909" table:style-name="ce2">
            <text:p>190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910" table:style-name="ce2">
            <text:p>191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911" table:style-name="ce2">
            <text:p>1911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912" table:style-name="ce2">
            <text:p>1912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B</text:p>
          </table:table-cell>
          <table:table-cell office:value-type="string" table:style-name="ce1">
            <text:p>Barbados</text:p>
          </table:table-cell>
          <table:table-cell table:number-columns-repeated="16379"/>
        </table:table-row>
        <table:table-row table:style-name="ro1">
          <table:table-cell office:value-type="float" office:value="1913" table:style-name="ce2">
            <text:p>1913</text:p>
          </table:table-cell>
          <table:table-cell table:number-columns-repeated="2" table:style-name="ce1"/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914" table:style-name="ce2">
            <text:p>1914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1915" table:style-name="ce2">
            <text:p>1915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16" table:style-name="ce2">
            <text:p>1916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17" table:style-name="ce2">
            <text:p>1917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1918" table:style-name="ce2">
            <text:p>1918</text:p>
          </table:table-cell>
          <table:table-cell office:value-type="float" office:value="1960" table:style-name="ce2">
            <text:p>196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19" table:style-name="ce2">
            <text:p>1919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920" table:style-name="ce2">
            <text:p>1920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1921" table:style-name="ce2">
            <text:p>1921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922" table:style-name="ce2">
            <text:p>1922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923" table:style-name="ce2">
            <text:p>1923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924" table:style-name="ce2">
            <text:p>1924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925" table:style-name="ce2">
            <text:p>1925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26" table:style-name="ce2">
            <text:p>1926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927" table:style-name="ce2">
            <text:p>1927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928" table:style-name="ce2">
            <text:p>1928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1929" table:style-name="ce2">
            <text:p>1929</text:p>
          </table:table-cell>
          <table:table-cell table:number-columns-repeated="2" table:style-name="ce1"/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1930" table:style-name="ce2">
            <text:p>1930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31" table:style-name="ce2">
            <text:p>1931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932" table:style-name="ce2">
            <text:p>1932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1933" table:style-name="ce2">
            <text:p>1933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934" table:style-name="ce2">
            <text:p>1934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LK</text:p>
          </table:table-cell>
          <table:table-cell office:value-type="string" table:style-name="ce1">
            <text:p>Sri Lanka</text:p>
          </table:table-cell>
          <table:table-cell table:number-columns-repeated="16379"/>
        </table:table-row>
        <table:table-row table:style-name="ro1">
          <table:table-cell office:value-type="float" office:value="1935" table:style-name="ce2">
            <text:p>1935</text:p>
          </table:table-cell>
          <table:table-cell table:style-name="ce1"/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936" table:style-name="ce2">
            <text:p>1936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HU</text:p>
          </table:table-cell>
          <table:table-cell office:value-type="string" table:style-name="ce1">
            <text:p>Hungary</text:p>
          </table:table-cell>
          <table:table-cell table:number-columns-repeated="16379"/>
        </table:table-row>
        <table:table-row table:style-name="ro1">
          <table:table-cell office:value-type="float" office:value="1937" table:style-name="ce2">
            <text:p>1937</text:p>
          </table:table-cell>
          <table:table-cell office:value-type="float" office:value="1959" table:style-name="ce2">
            <text:p>1959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938" table:style-name="ce2">
            <text:p>193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1939" table:style-name="ce2">
            <text:p>193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40" table:style-name="ce2">
            <text:p>194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1941" table:style-name="ce2">
            <text:p>1941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942" table:style-name="ce2">
            <text:p>1942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1943" table:style-name="ce2">
            <text:p>1943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1944" table:style-name="ce2">
            <text:p>1944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1945" table:style-name="ce2">
            <text:p>1945</text:p>
          </table:table-cell>
          <table:table-cell table:number-columns-repeated="2" table:style-name="ce1"/>
          <table:table-cell office:value-type="string" table:style-name="ce2">
            <text:p>JP</text:p>
          </table:table-cell>
          <table:table-cell office:value-type="string" table:style-name="ce1">
            <text:p>Japan</text:p>
          </table:table-cell>
          <table:table-cell table:number-columns-repeated="16379"/>
        </table:table-row>
        <table:table-row table:style-name="ro1">
          <table:table-cell office:value-type="float" office:value="1946" table:style-name="ce2">
            <text:p>1946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1947" table:style-name="ce2">
            <text:p>1947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1948" table:style-name="ce2">
            <text:p>194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1949" table:style-name="ce2">
            <text:p>194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950" table:style-name="ce2">
            <text:p>1950</text:p>
          </table:table-cell>
          <table:table-cell table:number-columns-repeated="2" table:style-name="ce1"/>
          <table:table-cell office:value-type="string" table:style-name="ce2">
            <text:p>CZ</text:p>
          </table:table-cell>
          <table:table-cell office:value-type="string" table:style-name="ce1">
            <text:p>Czechia</text:p>
          </table:table-cell>
          <table:table-cell table:number-columns-repeated="16379"/>
        </table:table-row>
        <table:table-row table:style-name="ro1">
          <table:table-cell office:value-type="float" office:value="1951" table:style-name="ce2">
            <text:p>1951</text:p>
          </table:table-cell>
          <table:table-cell table:number-columns-repeated="2" table:style-name="ce1"/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1952" table:style-name="ce2">
            <text:p>1952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W</text:p>
          </table:table-cell>
          <table:table-cell office:value-type="string" table:style-name="ce1">
            <text:p>Kuwait</text:p>
          </table:table-cell>
          <table:table-cell table:number-columns-repeated="16379"/>
        </table:table-row>
        <table:table-row table:style-name="ro1">
          <table:table-cell office:value-type="float" office:value="1953" table:style-name="ce2">
            <text:p>1953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1954" table:style-name="ce2">
            <text:p>1954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955" table:style-name="ce2">
            <text:p>1955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56" table:style-name="ce2">
            <text:p>1956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57" table:style-name="ce2">
            <text:p>1957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58" table:style-name="ce2">
            <text:p>1958</text:p>
          </table:table-cell>
          <table:table-cell office:value-type="float" office:value="1952" table:style-name="ce2">
            <text:p>195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59" table:style-name="ce2">
            <text:p>1959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1960" table:style-name="ce2">
            <text:p>1960</text:p>
          </table:table-cell>
          <table:table-cell office:value-type="float" office:value="1964" table:style-name="ce2">
            <text:p>196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61" table:style-name="ce2">
            <text:p>1961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62" table:style-name="ce2">
            <text:p>1962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1963" table:style-name="ce2">
            <text:p>196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964" table:style-name="ce2">
            <text:p>1964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1965" table:style-name="ce2">
            <text:p>1965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966" table:style-name="ce2">
            <text:p>1966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967" table:style-name="ce2">
            <text:p>1967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68" table:style-name="ce2">
            <text:p>1968</text:p>
          </table:table-cell>
          <table:table-cell office:value-type="float" office:value="1957" table:style-name="ce2">
            <text:p>195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69" table:style-name="ce2">
            <text:p>1969</text:p>
          </table:table-cell>
          <table:table-cell table:number-columns-repeated="16383" table:style-name="ce1"/>
        </table:table-row>
        <table:table-row table:style-name="ro1">
          <table:table-cell office:value-type="float" office:value="1970" table:style-name="ce2">
            <text:p>1970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971" table:style-name="ce2">
            <text:p>1971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972" table:style-name="ce2">
            <text:p>1972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73" table:style-name="ce2">
            <text:p>1973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974" table:style-name="ce2">
            <text:p>1974</text:p>
          </table:table-cell>
          <table:table-cell office:value-type="float" office:value="1964" table:style-name="ce2">
            <text:p>196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75" table:style-name="ce2">
            <text:p>1975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1976" table:style-name="ce2">
            <text:p>1976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77" table:style-name="ce2">
            <text:p>1977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978" table:style-name="ce2">
            <text:p>1978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979" table:style-name="ce2">
            <text:p>1979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1980" table:style-name="ce2">
            <text:p>198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81" table:style-name="ce2">
            <text:p>198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1982" table:style-name="ce2">
            <text:p>1982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1983" table:style-name="ce2">
            <text:p>1983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1984" table:style-name="ce2">
            <text:p>1984</text:p>
          </table:table-cell>
          <table:table-cell office:value-type="float" office:value="1958" table:style-name="ce2">
            <text:p>195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85" table:style-name="ce2">
            <text:p>1985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986" table:style-name="ce2">
            <text:p>1986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1987" table:style-name="ce2">
            <text:p>1987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988" table:style-name="ce2">
            <text:p>1988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HU</text:p>
          </table:table-cell>
          <table:table-cell office:value-type="string" table:style-name="ce1">
            <text:p>Hungary</text:p>
          </table:table-cell>
          <table:table-cell table:number-columns-repeated="16379"/>
        </table:table-row>
        <table:table-row table:style-name="ro1">
          <table:table-cell office:value-type="float" office:value="1989" table:style-name="ce2">
            <text:p>1989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90" table:style-name="ce2">
            <text:p>1990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1991" table:style-name="ce2">
            <text:p>1991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1992" table:style-name="ce2">
            <text:p>1992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1993" table:style-name="ce2">
            <text:p>1993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1994" table:style-name="ce2">
            <text:p>1994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1995" table:style-name="ce2">
            <text:p>1995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A</text:p>
          </table:table-cell>
          <table:table-cell office:value-type="string" table:style-name="ce1">
            <text:p>Saudi Arabia</text:p>
          </table:table-cell>
          <table:table-cell table:number-columns-repeated="16379"/>
        </table:table-row>
        <table:table-row table:style-name="ro1">
          <table:table-cell office:value-type="float" office:value="1996" table:style-name="ce2">
            <text:p>199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1997" table:style-name="ce2">
            <text:p>1997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1998" table:style-name="ce2">
            <text:p>1998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OM</text:p>
          </table:table-cell>
          <table:table-cell office:value-type="string" table:style-name="ce1">
            <text:p>Oman</text:p>
          </table:table-cell>
          <table:table-cell table:number-columns-repeated="16379"/>
        </table:table-row>
        <table:table-row table:style-name="ro1">
          <table:table-cell office:value-type="float" office:value="1999" table:style-name="ce2">
            <text:p>199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000" table:style-name="ce2">
            <text:p>200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001" table:style-name="ce2">
            <text:p>2001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02" table:style-name="ce2">
            <text:p>2002</text:p>
          </table:table-cell>
          <table:table-cell table:number-columns-repeated="2" table:style-name="ce1"/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2003" table:style-name="ce2">
            <text:p>2003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2004" table:style-name="ce2">
            <text:p>2004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2005" table:style-name="ce2">
            <text:p>2005</text:p>
          </table:table-cell>
          <table:table-cell table:number-columns-repeated="2" table:style-name="ce1"/>
          <table:table-cell office:value-type="string" table:style-name="ce2">
            <text:p>TH</text:p>
          </table:table-cell>
          <table:table-cell office:value-type="string" table:style-name="ce1">
            <text:p>Thailand</text:p>
          </table:table-cell>
          <table:table-cell table:number-columns-repeated="16379"/>
        </table:table-row>
        <table:table-row table:style-name="ro1">
          <table:table-cell office:value-type="float" office:value="2006" table:style-name="ce2">
            <text:p>2006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07" table:style-name="ce2">
            <text:p>2007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08" table:style-name="ce2">
            <text:p>200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09" table:style-name="ce2">
            <text:p>2009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H</text:p>
          </table:table-cell>
          <table:table-cell office:value-type="string" table:style-name="ce1">
            <text:p>Philippines</text:p>
          </table:table-cell>
          <table:table-cell table:number-columns-repeated="16379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float" office:value="2017" table:style-name="ce2">
            <text:p>201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16" table:style-name="ce2">
            <text:p>2016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17" table:style-name="ce2">
            <text:p>2017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18" table:style-name="ce2">
            <text:p>201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19" table:style-name="ce2">
            <text:p>2019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21" table:style-name="ce2">
            <text:p>2021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2023" table:style-name="ce2">
            <text:p>2023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24" table:style-name="ce2">
            <text:p>202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2025" table:style-name="ce2">
            <text:p>2025</text:p>
          </table:table-cell>
          <table:table-cell table:number-columns-repeated="16383" table:style-name="ce1"/>
        </table:table-row>
        <table:table-row table:style-name="ro1">
          <table:table-cell office:value-type="float" office:value="2026" table:style-name="ce2">
            <text:p>2026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027" table:style-name="ce2">
            <text:p>202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28" table:style-name="ce2">
            <text:p>202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29" table:style-name="ce2">
            <text:p>2029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030" table:style-name="ce2">
            <text:p>2030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2031" table:style-name="ce2">
            <text:p>2031</text:p>
          </table:table-cell>
          <table:table-cell table:number-columns-repeated="2" table:style-name="ce1"/>
          <table:table-cell office:value-type="string" table:style-name="ce2">
            <text:p>CH</text:p>
          </table:table-cell>
          <table:table-cell office:value-type="string" table:style-name="ce1">
            <text:p>Switzerland</text:p>
          </table:table-cell>
          <table:table-cell table:number-columns-repeated="16379"/>
        </table:table-row>
        <table:table-row table:style-name="ro1">
          <table:table-cell office:value-type="float" office:value="2032" table:style-name="ce2">
            <text:p>2032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33" table:style-name="ce2">
            <text:p>2033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34" table:style-name="ce2">
            <text:p>2034</text:p>
          </table:table-cell>
          <table:table-cell table:number-columns-repeated="2" table:style-name="ce1"/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2035" table:style-name="ce2">
            <text:p>2035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36" table:style-name="ce2">
            <text:p>2036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37" table:style-name="ce2">
            <text:p>2037</text:p>
          </table:table-cell>
          <table:table-cell table:number-columns-repeated="16383" table:style-name="ce1"/>
        </table:table-row>
        <table:table-row table:style-name="ro1">
          <table:table-cell office:value-type="float" office:value="2038" table:style-name="ce2">
            <text:p>2038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39" table:style-name="ce2">
            <text:p>2039</text:p>
          </table:table-cell>
          <table:table-cell office:value-type="float" office:value="1964" table:style-name="ce2">
            <text:p>196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40" table:style-name="ce2">
            <text:p>2040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41" table:style-name="ce2">
            <text:p>2041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42" table:style-name="ce2">
            <text:p>204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W</text:p>
          </table:table-cell>
          <table:table-cell office:value-type="string" table:style-name="ce1">
            <text:p>Botswana</text:p>
          </table:table-cell>
          <table:table-cell table:number-columns-repeated="16379"/>
        </table:table-row>
        <table:table-row table:style-name="ro1">
          <table:table-cell office:value-type="float" office:value="2043" table:style-name="ce2">
            <text:p>2043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44" table:style-name="ce2">
            <text:p>2044</text:p>
          </table:table-cell>
          <table:table-cell table:number-columns-repeated="2" table:style-name="ce1"/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045" table:style-name="ce2">
            <text:p>2045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046" table:style-name="ce2">
            <text:p>2046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2047" table:style-name="ce2">
            <text:p>2047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48" table:style-name="ce2">
            <text:p>2048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049" table:style-name="ce2">
            <text:p>2049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2050" table:style-name="ce2">
            <text:p>205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51" table:style-name="ce2">
            <text:p>2051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52" table:style-name="ce2">
            <text:p>2052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53" table:style-name="ce2">
            <text:p>2053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54" table:style-name="ce2">
            <text:p>2054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55" table:style-name="ce2">
            <text:p>2055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56" table:style-name="ce2">
            <text:p>2056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57" table:style-name="ce2">
            <text:p>2057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58" table:style-name="ce2">
            <text:p>2058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59" table:style-name="ce2">
            <text:p>205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60" table:style-name="ce2">
            <text:p>2060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61" table:style-name="ce2">
            <text:p>206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62" table:style-name="ce2">
            <text:p>2062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63" table:style-name="ce2">
            <text:p>2063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64" table:style-name="ce2">
            <text:p>2064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65" table:style-name="ce2">
            <text:p>2065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Y</text:p>
          </table:table-cell>
          <table:table-cell office:value-type="string" table:style-name="ce1">
            <text:p>Belarus</text:p>
          </table:table-cell>
          <table:table-cell table:number-columns-repeated="16379"/>
        </table:table-row>
        <table:table-row table:style-name="ro1">
          <table:table-cell office:value-type="float" office:value="2066" table:style-name="ce2">
            <text:p>206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LV</text:p>
          </table:table-cell>
          <table:table-cell office:value-type="string" table:style-name="ce1">
            <text:p>Latvia</text:p>
          </table:table-cell>
          <table:table-cell table:number-columns-repeated="16379"/>
        </table:table-row>
        <table:table-row table:style-name="ro1">
          <table:table-cell office:value-type="float" office:value="2067" table:style-name="ce2">
            <text:p>2067</text:p>
          </table:table-cell>
          <table:table-cell table:number-columns-repeated="2" table:style-name="ce1"/>
          <table:table-cell office:value-type="string" table:style-name="ce2">
            <text:p>HU</text:p>
          </table:table-cell>
          <table:table-cell office:value-type="string" table:style-name="ce1">
            <text:p>Hungary</text:p>
          </table:table-cell>
          <table:table-cell table:number-columns-repeated="16379"/>
        </table:table-row>
        <table:table-row table:style-name="ro1">
          <table:table-cell office:value-type="float" office:value="2068" table:style-name="ce2">
            <text:p>206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69" table:style-name="ce2">
            <text:p>2069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E</text:p>
          </table:table-cell>
          <table:table-cell office:value-type="string" table:style-name="ce1">
            <text:p>Peru</text:p>
          </table:table-cell>
          <table:table-cell table:number-columns-repeated="16379"/>
        </table:table-row>
        <table:table-row table:style-name="ro1">
          <table:table-cell office:value-type="float" office:value="2070" table:style-name="ce2">
            <text:p>2070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71" table:style-name="ce2">
            <text:p>2071</text:p>
          </table:table-cell>
          <table:table-cell table:number-columns-repeated="16383" table:style-name="ce1"/>
        </table:table-row>
        <table:table-row table:style-name="ro1">
          <table:table-cell office:value-type="float" office:value="2072" table:style-name="ce2">
            <text:p>2072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73" table:style-name="ce2">
            <text:p>2073</text:p>
          </table:table-cell>
          <table:table-cell table:style-name="ce1"/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74" table:style-name="ce2">
            <text:p>207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2075" table:style-name="ce2">
            <text:p>2075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76" table:style-name="ce2">
            <text:p>2076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77" table:style-name="ce2">
            <text:p>2077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E</text:p>
          </table:table-cell>
          <table:table-cell office:value-type="string" table:style-name="ce1">
            <text:p>Peru</text:p>
          </table:table-cell>
          <table:table-cell table:number-columns-repeated="16379"/>
        </table:table-row>
        <table:table-row table:style-name="ro1">
          <table:table-cell office:value-type="float" office:value="2078" table:style-name="ce2">
            <text:p>2078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79" table:style-name="ce2">
            <text:p>2079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80" table:style-name="ce2">
            <text:p>2080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81" table:style-name="ce2">
            <text:p>2081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082" table:style-name="ce2">
            <text:p>2082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083" table:style-name="ce2">
            <text:p>2083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84" table:style-name="ce2">
            <text:p>2084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85" table:style-name="ce2">
            <text:p>2085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86" table:style-name="ce2">
            <text:p>2086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87" table:style-name="ce2">
            <text:p>2087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88" table:style-name="ce2">
            <text:p>2088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89" table:style-name="ce2">
            <text:p>2089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90" table:style-name="ce2">
            <text:p>2090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91" table:style-name="ce2">
            <text:p>2091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092" table:style-name="ce2">
            <text:p>2092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093" table:style-name="ce2">
            <text:p>2093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094" table:style-name="ce2">
            <text:p>2094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95" table:style-name="ce2">
            <text:p>2095</text:p>
          </table:table-cell>
          <table:table-cell office:value-type="float" office:value="1951" table:style-name="ce2">
            <text:p>195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2096" table:style-name="ce2">
            <text:p>2096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2097" table:style-name="ce2">
            <text:p>2097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98" table:style-name="ce2">
            <text:p>2098</text:p>
          </table:table-cell>
          <table:table-cell office:value-type="float" office:value="1960" table:style-name="ce2">
            <text:p>196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099" table:style-name="ce2">
            <text:p>2099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00" table:style-name="ce2">
            <text:p>2100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01" table:style-name="ce2">
            <text:p>2101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102" table:style-name="ce2">
            <text:p>2102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103" table:style-name="ce2">
            <text:p>2103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104" table:style-name="ce2">
            <text:p>2104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2105" table:style-name="ce2">
            <text:p>2105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106" table:style-name="ce2">
            <text:p>2106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H</text:p>
          </table:table-cell>
          <table:table-cell office:value-type="string" table:style-name="ce1">
            <text:p>Philippines</text:p>
          </table:table-cell>
          <table:table-cell table:number-columns-repeated="16379"/>
        </table:table-row>
        <table:table-row table:style-name="ro1">
          <table:table-cell office:value-type="float" office:value="2107" table:style-name="ce2">
            <text:p>2107</text:p>
          </table:table-cell>
          <table:table-cell table:number-columns-repeated="2" table:style-name="ce1"/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2108" table:style-name="ce2">
            <text:p>2108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A</text:p>
          </table:table-cell>
          <table:table-cell office:value-type="string" table:style-name="ce1">
            <text:p>Saudi Arabia</text:p>
          </table:table-cell>
          <table:table-cell table:number-columns-repeated="16379"/>
        </table:table-row>
        <table:table-row table:style-name="ro1">
          <table:table-cell office:value-type="float" office:value="2109" table:style-name="ce2">
            <text:p>2109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10" table:style-name="ce2">
            <text:p>2110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111" table:style-name="ce2">
            <text:p>2111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2112" table:style-name="ce2">
            <text:p>2112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113" table:style-name="ce2">
            <text:p>2113</text:p>
          </table:table-cell>
          <table:table-cell table:number-columns-repeated="2" table:style-name="ce1"/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2114" table:style-name="ce2">
            <text:p>2114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115" table:style-name="ce2">
            <text:p>2115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2116" table:style-name="ce2">
            <text:p>2116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117" table:style-name="ce2">
            <text:p>2117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18" table:style-name="ce2">
            <text:p>2118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119" table:style-name="ce2">
            <text:p>2119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120" table:style-name="ce2">
            <text:p>2120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21" table:style-name="ce2">
            <text:p>212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22" table:style-name="ce2">
            <text:p>2122</text:p>
          </table:table-cell>
          <table:table-cell table:number-columns-repeated="2" table:style-name="ce1"/>
          <table:table-cell office:value-type="string" table:style-name="ce2">
            <text:p>RW</text:p>
          </table:table-cell>
          <table:table-cell office:value-type="string" table:style-name="ce1">
            <text:p>Rwanda</text:p>
          </table:table-cell>
          <table:table-cell table:number-columns-repeated="16379"/>
        </table:table-row>
        <table:table-row table:style-name="ro1">
          <table:table-cell office:value-type="float" office:value="2123" table:style-name="ce2">
            <text:p>2123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24" table:style-name="ce2">
            <text:p>2124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125" table:style-name="ce2">
            <text:p>2125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126" table:style-name="ce2">
            <text:p>2126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27" table:style-name="ce2">
            <text:p>2127</text:p>
          </table:table-cell>
          <table:table-cell office:value-type="float" office:value="1959" table:style-name="ce2">
            <text:p>195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28" table:style-name="ce2">
            <text:p>212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129" table:style-name="ce2">
            <text:p>2129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130" table:style-name="ce2">
            <text:p>2130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2131" table:style-name="ce2">
            <text:p>2131</text:p>
          </table:table-cell>
          <table:table-cell table:number-columns-repeated="2" table:style-name="ce1"/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2132" table:style-name="ce2">
            <text:p>2132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E</text:p>
          </table:table-cell>
          <table:table-cell office:value-type="string" table:style-name="ce1">
            <text:p>Ireland</text:p>
          </table:table-cell>
          <table:table-cell table:number-columns-repeated="16379"/>
        </table:table-row>
        <table:table-row table:style-name="ro1">
          <table:table-cell office:value-type="float" office:value="2133" table:style-name="ce2">
            <text:p>2133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34" table:style-name="ce2">
            <text:p>2134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2135" table:style-name="ce2">
            <text:p>2135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2136" table:style-name="ce2">
            <text:p>213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137" table:style-name="ce2">
            <text:p>2137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FI</text:p>
          </table:table-cell>
          <table:table-cell office:value-type="string" table:style-name="ce1">
            <text:p>Finland</text:p>
          </table:table-cell>
          <table:table-cell table:number-columns-repeated="16379"/>
        </table:table-row>
        <table:table-row table:style-name="ro1">
          <table:table-cell office:value-type="float" office:value="2138" table:style-name="ce2">
            <text:p>213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139" table:style-name="ce2">
            <text:p>2139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140" table:style-name="ce2">
            <text:p>2140</text:p>
          </table:table-cell>
          <table:table-cell office:value-type="float" office:value="1952" table:style-name="ce2">
            <text:p>195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41" table:style-name="ce2">
            <text:p>214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142" table:style-name="ce2">
            <text:p>2142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143" table:style-name="ce2">
            <text:p>214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44" table:style-name="ce2">
            <text:p>2144</text:p>
          </table:table-cell>
          <table:table-cell table:number-columns-repeated="2" table:style-name="ce1"/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2145" table:style-name="ce2">
            <text:p>2145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2146" table:style-name="ce2">
            <text:p>2146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147" table:style-name="ce2">
            <text:p>2147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148" table:style-name="ce2">
            <text:p>2148</text:p>
          </table:table-cell>
          <table:table-cell table:number-columns-repeated="2" table:style-name="ce1"/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2149" table:style-name="ce2">
            <text:p>2149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150" table:style-name="ce2">
            <text:p>2150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151" table:style-name="ce2">
            <text:p>2151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152" table:style-name="ce2">
            <text:p>2152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153" table:style-name="ce2">
            <text:p>2153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154" table:style-name="ce2">
            <text:p>2154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155" table:style-name="ce2">
            <text:p>2155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Z</text:p>
          </table:table-cell>
          <table:table-cell office:value-type="string" table:style-name="ce1">
            <text:p>Czechia</text:p>
          </table:table-cell>
          <table:table-cell table:number-columns-repeated="16379"/>
        </table:table-row>
        <table:table-row table:style-name="ro1">
          <table:table-cell office:value-type="float" office:value="2156" table:style-name="ce2">
            <text:p>2156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2157" table:style-name="ce2">
            <text:p>2157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158" table:style-name="ce2">
            <text:p>2158</text:p>
          </table:table-cell>
          <table:table-cell table:number-columns-repeated="2" table:style-name="ce1"/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2159" table:style-name="ce2">
            <text:p>2159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160" table:style-name="ce2">
            <text:p>2160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61" table:style-name="ce2">
            <text:p>2161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2162" table:style-name="ce2">
            <text:p>216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2163" table:style-name="ce2">
            <text:p>216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164" table:style-name="ce2">
            <text:p>2164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165" table:style-name="ce2">
            <text:p>2165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66" table:style-name="ce2">
            <text:p>2166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T</text:p>
          </table:table-cell>
          <table:table-cell office:value-type="string" table:style-name="ce1">
            <text:p>Guatemala</text:p>
          </table:table-cell>
          <table:table-cell table:number-columns-repeated="16379"/>
        </table:table-row>
        <table:table-row table:style-name="ro1">
          <table:table-cell office:value-type="float" office:value="2167" table:style-name="ce2">
            <text:p>2167</text:p>
          </table:table-cell>
          <table:table-cell table:number-columns-repeated="16383" table:style-name="ce1"/>
        </table:table-row>
        <table:table-row table:style-name="ro1">
          <table:table-cell office:value-type="float" office:value="2168" table:style-name="ce2">
            <text:p>2168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169" table:style-name="ce2">
            <text:p>2169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H</text:p>
          </table:table-cell>
          <table:table-cell office:value-type="string" table:style-name="ce1">
            <text:p>Switzerland</text:p>
          </table:table-cell>
          <table:table-cell table:number-columns-repeated="16379"/>
        </table:table-row>
        <table:table-row table:style-name="ro1">
          <table:table-cell office:value-type="float" office:value="2170" table:style-name="ce2">
            <text:p>2170</text:p>
          </table:table-cell>
          <table:table-cell table:number-columns-repeated="2" table:style-name="ce1"/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2171" table:style-name="ce2">
            <text:p>2171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172" table:style-name="ce2">
            <text:p>2172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73" table:style-name="ce2">
            <text:p>217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74" table:style-name="ce2">
            <text:p>2174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2175" table:style-name="ce2">
            <text:p>2175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VE</text:p>
          </table:table-cell>
          <table:table-cell office:value-type="string" table:style-name="ce1">
            <text:p>Venezuela, Bolivarian Republic of</text:p>
          </table:table-cell>
          <table:table-cell table:number-columns-repeated="16379"/>
        </table:table-row>
        <table:table-row table:style-name="ro1">
          <table:table-cell office:value-type="float" office:value="2176" table:style-name="ce2">
            <text:p>2176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177" table:style-name="ce2">
            <text:p>2177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2178" table:style-name="ce2">
            <text:p>217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179" table:style-name="ce2">
            <text:p>217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180" table:style-name="ce2">
            <text:p>2180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181" table:style-name="ce2">
            <text:p>2181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182" table:style-name="ce2">
            <text:p>2182</text:p>
          </table:table-cell>
          <table:table-cell table:number-columns-repeated="2" table:style-name="ce1"/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2183" table:style-name="ce2">
            <text:p>2183</text:p>
          </table:table-cell>
          <table:table-cell table:number-columns-repeated="16383" table:style-name="ce1"/>
        </table:table-row>
        <table:table-row table:style-name="ro1">
          <table:table-cell office:value-type="float" office:value="2184" table:style-name="ce2">
            <text:p>2184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85" table:style-name="ce2">
            <text:p>2185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186" table:style-name="ce2">
            <text:p>2186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87" table:style-name="ce2">
            <text:p>2187</text:p>
          </table:table-cell>
          <table:table-cell office:value-type="float" office:value="1958" table:style-name="ce2">
            <text:p>195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88" table:style-name="ce2">
            <text:p>2188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89" table:style-name="ce2">
            <text:p>2189</text:p>
          </table:table-cell>
          <table:table-cell table:number-columns-repeated="16383" table:style-name="ce1"/>
        </table:table-row>
        <table:table-row table:style-name="ro1">
          <table:table-cell office:value-type="float" office:value="2190" table:style-name="ce2">
            <text:p>2190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91" table:style-name="ce2">
            <text:p>2191</text:p>
          </table:table-cell>
          <table:table-cell table:style-name="ce1"/>
          <table:table-cell office:value-type="string" table:style-name="ce2">
            <text:p>other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92" table:style-name="ce2">
            <text:p>2192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E</text:p>
          </table:table-cell>
          <table:table-cell office:value-type="string" table:style-name="ce1">
            <text:p>Peru</text:p>
          </table:table-cell>
          <table:table-cell table:number-columns-repeated="16379"/>
        </table:table-row>
        <table:table-row table:style-name="ro1">
          <table:table-cell office:value-type="float" office:value="2193" table:style-name="ce2">
            <text:p>2193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94" table:style-name="ce2">
            <text:p>2194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95" table:style-name="ce2">
            <text:p>2195</text:p>
          </table:table-cell>
          <table:table-cell table:style-name="ce1"/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196" table:style-name="ce2">
            <text:p>2196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197" table:style-name="ce2">
            <text:p>2197</text:p>
          </table:table-cell>
          <table:table-cell table:number-columns-repeated="2" table:style-name="ce1"/>
          <table:table-cell office:value-type="string" table:style-name="ce2">
            <text:p>AM</text:p>
          </table:table-cell>
          <table:table-cell office:value-type="string" table:style-name="ce1">
            <text:p>Armenia</text:p>
          </table:table-cell>
          <table:table-cell table:number-columns-repeated="16379"/>
        </table:table-row>
        <table:table-row table:style-name="ro1">
          <table:table-cell office:value-type="float" office:value="2198" table:style-name="ce2">
            <text:p>219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199" table:style-name="ce2">
            <text:p>2199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2200" table:style-name="ce2">
            <text:p>2200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201" table:style-name="ce2">
            <text:p>220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202" table:style-name="ce2">
            <text:p>220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203" table:style-name="ce2">
            <text:p>2203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204" table:style-name="ce2">
            <text:p>2204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05" table:style-name="ce2">
            <text:p>2205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206" table:style-name="ce2">
            <text:p>2206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207" table:style-name="ce2">
            <text:p>2207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208" table:style-name="ce2">
            <text:p>2208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209" table:style-name="ce2">
            <text:p>2209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210" table:style-name="ce2">
            <text:p>2210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O</text:p>
          </table:table-cell>
          <table:table-cell office:value-type="string" table:style-name="ce1">
            <text:p>Romania</text:p>
          </table:table-cell>
          <table:table-cell table:number-columns-repeated="16379"/>
        </table:table-row>
        <table:table-row table:style-name="ro1">
          <table:table-cell office:value-type="float" office:value="2211" table:style-name="ce2">
            <text:p>221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2212" table:style-name="ce2">
            <text:p>2212</text:p>
          </table:table-cell>
          <table:table-cell office:value-type="float" office:value="1959" table:style-name="ce2">
            <text:p>195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H</text:p>
          </table:table-cell>
          <table:table-cell office:value-type="string" table:style-name="ce1">
            <text:p>Philippines</text:p>
          </table:table-cell>
          <table:table-cell table:number-columns-repeated="16379"/>
        </table:table-row>
        <table:table-row table:style-name="ro1">
          <table:table-cell office:value-type="float" office:value="2213" table:style-name="ce2">
            <text:p>2213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214" table:style-name="ce2">
            <text:p>2214</text:p>
          </table:table-cell>
          <table:table-cell table:number-columns-repeated="2" table:style-name="ce1"/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215" table:style-name="ce2">
            <text:p>2215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Z</text:p>
          </table:table-cell>
          <table:table-cell office:value-type="string" table:style-name="ce1">
            <text:p>Tanzania, United Republic of</text:p>
          </table:table-cell>
          <table:table-cell table:number-columns-repeated="16379"/>
        </table:table-row>
        <table:table-row table:style-name="ro1">
          <table:table-cell office:value-type="float" office:value="2216" table:style-name="ce2">
            <text:p>2216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17" table:style-name="ce2">
            <text:p>2217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J</text:p>
          </table:table-cell>
          <table:table-cell office:value-type="string" table:style-name="ce1">
            <text:p>Benin</text:p>
          </table:table-cell>
          <table:table-cell table:number-columns-repeated="16379"/>
        </table:table-row>
        <table:table-row table:style-name="ro1">
          <table:table-cell office:value-type="float" office:value="2218" table:style-name="ce2">
            <text:p>2218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2219" table:style-name="ce2">
            <text:p>2219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220" table:style-name="ce2">
            <text:p>2220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221" table:style-name="ce2">
            <text:p>2221</text:p>
          </table:table-cell>
          <table:table-cell office:value-type="float" office:value="1951" table:style-name="ce2">
            <text:p>195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22" table:style-name="ce2">
            <text:p>2222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23" table:style-name="ce2">
            <text:p>2223</text:p>
          </table:table-cell>
          <table:table-cell office:value-type="float" office:value="1958" table:style-name="ce2">
            <text:p>195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24" table:style-name="ce2">
            <text:p>2224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25" table:style-name="ce2">
            <text:p>2225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26" table:style-name="ce2">
            <text:p>2226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227" table:style-name="ce2">
            <text:p>2227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2228" table:style-name="ce2">
            <text:p>2228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229" table:style-name="ce2">
            <text:p>2229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2230" table:style-name="ce2">
            <text:p>2230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2231" table:style-name="ce2">
            <text:p>2231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H</text:p>
          </table:table-cell>
          <table:table-cell office:value-type="string" table:style-name="ce1">
            <text:p>Switzerland</text:p>
          </table:table-cell>
          <table:table-cell table:number-columns-repeated="16379"/>
        </table:table-row>
        <table:table-row table:style-name="ro1">
          <table:table-cell office:value-type="float" office:value="2232" table:style-name="ce2">
            <text:p>2232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2233" table:style-name="ce2">
            <text:p>223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34" table:style-name="ce2">
            <text:p>2234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35" table:style-name="ce2">
            <text:p>2235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36" table:style-name="ce2">
            <text:p>2236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S</text:p>
          </table:table-cell>
          <table:table-cell office:value-type="string" table:style-name="ce1">
            <text:p>South Sudan</text:p>
          </table:table-cell>
          <table:table-cell table:number-columns-repeated="16379"/>
        </table:table-row>
        <table:table-row table:style-name="ro1">
          <table:table-cell office:value-type="float" office:value="2237" table:style-name="ce2">
            <text:p>2237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2238" table:style-name="ce2">
            <text:p>2238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2239" table:style-name="ce2">
            <text:p>2239</text:p>
          </table:table-cell>
          <table:table-cell table:number-columns-repeated="2" table:style-name="ce1"/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2240" table:style-name="ce2">
            <text:p>224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41" table:style-name="ce2">
            <text:p>2241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242" table:style-name="ce2">
            <text:p>2242</text:p>
          </table:table-cell>
          <table:table-cell table:number-columns-repeated="16383" table:style-name="ce1"/>
        </table:table-row>
        <table:table-row table:style-name="ro1">
          <table:table-cell office:value-type="float" office:value="2243" table:style-name="ce2">
            <text:p>2243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ZM</text:p>
          </table:table-cell>
          <table:table-cell office:value-type="string" table:style-name="ce1">
            <text:p>Zambia</text:p>
          </table:table-cell>
          <table:table-cell table:number-columns-repeated="16379"/>
        </table:table-row>
        <table:table-row table:style-name="ro1">
          <table:table-cell office:value-type="float" office:value="2244" table:style-name="ce2">
            <text:p>2244</text:p>
          </table:table-cell>
          <table:table-cell office:value-type="float" office:value="1955" table:style-name="ce2">
            <text:p>195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45" table:style-name="ce2">
            <text:p>2245</text:p>
          </table:table-cell>
          <table:table-cell table:number-columns-repeated="2" table:style-name="ce1"/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246" table:style-name="ce2">
            <text:p>2246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JO</text:p>
          </table:table-cell>
          <table:table-cell office:value-type="string" table:style-name="ce1">
            <text:p>Jordan</text:p>
          </table:table-cell>
          <table:table-cell table:number-columns-repeated="16379"/>
        </table:table-row>
        <table:table-row table:style-name="ro1">
          <table:table-cell office:value-type="float" office:value="2247" table:style-name="ce2">
            <text:p>2247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48" table:style-name="ce2">
            <text:p>2248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249" table:style-name="ce2">
            <text:p>2249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250" table:style-name="ce2">
            <text:p>225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251" table:style-name="ce2">
            <text:p>225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252" table:style-name="ce2">
            <text:p>2252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2253" table:style-name="ce2">
            <text:p>2253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2254" table:style-name="ce2">
            <text:p>2254</text:p>
          </table:table-cell>
          <table:table-cell table:number-columns-repeated="16383" table:style-name="ce1"/>
        </table:table-row>
        <table:table-row table:style-name="ro1">
          <table:table-cell office:value-type="float" office:value="2255" table:style-name="ce2">
            <text:p>2255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A</text:p>
          </table:table-cell>
          <table:table-cell office:value-type="string" table:style-name="ce1">
            <text:p>Morocco</text:p>
          </table:table-cell>
          <table:table-cell table:number-columns-repeated="16379"/>
        </table:table-row>
        <table:table-row table:style-name="ro1">
          <table:table-cell office:value-type="float" office:value="2256" table:style-name="ce2">
            <text:p>2256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2257" table:style-name="ce2">
            <text:p>2257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R</text:p>
          </table:table-cell>
          <table:table-cell office:value-type="string" table:style-name="ce1">
            <text:p>Argentina</text:p>
          </table:table-cell>
          <table:table-cell table:number-columns-repeated="16379"/>
        </table:table-row>
        <table:table-row table:style-name="ro1">
          <table:table-cell office:value-type="float" office:value="2258" table:style-name="ce2">
            <text:p>2258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2259" table:style-name="ce2">
            <text:p>2259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260" table:style-name="ce2">
            <text:p>2260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261" table:style-name="ce2">
            <text:p>226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262" table:style-name="ce2">
            <text:p>226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263" table:style-name="ce2">
            <text:p>2263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264" table:style-name="ce2">
            <text:p>2264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265" table:style-name="ce2">
            <text:p>2265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H</text:p>
          </table:table-cell>
          <table:table-cell office:value-type="string" table:style-name="ce1">
            <text:p>Philippines</text:p>
          </table:table-cell>
          <table:table-cell table:number-columns-repeated="16379"/>
        </table:table-row>
        <table:table-row table:style-name="ro1">
          <table:table-cell office:value-type="float" office:value="2266" table:style-name="ce2">
            <text:p>2266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67" table:style-name="ce2">
            <text:p>2267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268" table:style-name="ce2">
            <text:p>226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R</text:p>
          </table:table-cell>
          <table:table-cell office:value-type="string" table:style-name="ce1">
            <text:p>Iran, Islamic Republic of</text:p>
          </table:table-cell>
          <table:table-cell table:number-columns-repeated="16379"/>
        </table:table-row>
        <table:table-row table:style-name="ro1">
          <table:table-cell office:value-type="float" office:value="2269" table:style-name="ce2">
            <text:p>2269</text:p>
          </table:table-cell>
          <table:table-cell table:number-columns-repeated="2" table:style-name="ce1"/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2270" table:style-name="ce2">
            <text:p>2270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271" table:style-name="ce2">
            <text:p>2271</text:p>
          </table:table-cell>
          <table:table-cell table:number-columns-repeated="2" table:style-name="ce1"/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272" table:style-name="ce2">
            <text:p>2272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73" table:style-name="ce2">
            <text:p>2273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2274" table:style-name="ce2">
            <text:p>2274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275" table:style-name="ce2">
            <text:p>2275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A</text:p>
          </table:table-cell>
          <table:table-cell office:value-type="string" table:style-name="ce1">
            <text:p>Morocco</text:p>
          </table:table-cell>
          <table:table-cell table:number-columns-repeated="16379"/>
        </table:table-row>
        <table:table-row table:style-name="ro1">
          <table:table-cell office:value-type="float" office:value="2276" table:style-name="ce2">
            <text:p>227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77" table:style-name="ce2">
            <text:p>2277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278" table:style-name="ce2">
            <text:p>2278</text:p>
          </table:table-cell>
          <table:table-cell office:value-type="float" office:value="1997" table:style-name="ce2">
            <text:p>1997</text:p>
          </table:table-cell>
          <table:table-cell table:style-name="ce1"/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2279" table:style-name="ce2">
            <text:p>2279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2280" table:style-name="ce2">
            <text:p>2280</text:p>
          </table:table-cell>
          <table:table-cell table:number-columns-repeated="2" table:style-name="ce1"/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281" table:style-name="ce2">
            <text:p>228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282" table:style-name="ce2">
            <text:p>228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2283" table:style-name="ce2">
            <text:p>2283</text:p>
          </table:table-cell>
          <table:table-cell table:number-columns-repeated="2" table:style-name="ce1"/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2284" table:style-name="ce2">
            <text:p>228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2285" table:style-name="ce2">
            <text:p>2285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286" table:style-name="ce2">
            <text:p>2286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HU</text:p>
          </table:table-cell>
          <table:table-cell office:value-type="string" table:style-name="ce1">
            <text:p>Hungary</text:p>
          </table:table-cell>
          <table:table-cell table:number-columns-repeated="16379"/>
        </table:table-row>
        <table:table-row table:style-name="ro1">
          <table:table-cell office:value-type="float" office:value="2287" table:style-name="ce2">
            <text:p>2287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2288" table:style-name="ce2">
            <text:p>228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N</text:p>
          </table:table-cell>
          <table:table-cell office:value-type="string" table:style-name="ce1">
            <text:p>Senegal</text:p>
          </table:table-cell>
          <table:table-cell table:number-columns-repeated="16379"/>
        </table:table-row>
        <table:table-row table:style-name="ro1">
          <table:table-cell office:value-type="float" office:value="2289" table:style-name="ce2">
            <text:p>2289</text:p>
          </table:table-cell>
          <table:table-cell table:number-columns-repeated="2" table:style-name="ce1"/>
          <table:table-cell office:value-type="string" table:style-name="ce2">
            <text:p>JP</text:p>
          </table:table-cell>
          <table:table-cell office:value-type="string" table:style-name="ce1">
            <text:p>Japan</text:p>
          </table:table-cell>
          <table:table-cell table:number-columns-repeated="16379"/>
        </table:table-row>
        <table:table-row table:style-name="ro1">
          <table:table-cell office:value-type="float" office:value="2290" table:style-name="ce2">
            <text:p>229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291" table:style-name="ce2">
            <text:p>2291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292" table:style-name="ce2">
            <text:p>2292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2293" table:style-name="ce2">
            <text:p>2293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294" table:style-name="ce2">
            <text:p>2294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295" table:style-name="ce2">
            <text:p>2295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296" table:style-name="ce2">
            <text:p>2296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97" table:style-name="ce2">
            <text:p>2297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298" table:style-name="ce2">
            <text:p>2298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H</text:p>
          </table:table-cell>
          <table:table-cell office:value-type="string" table:style-name="ce1">
            <text:p>Philippines</text:p>
          </table:table-cell>
          <table:table-cell table:number-columns-repeated="16379"/>
        </table:table-row>
        <table:table-row table:style-name="ro1">
          <table:table-cell office:value-type="float" office:value="2299" table:style-name="ce2">
            <text:p>2299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00" table:style-name="ce2">
            <text:p>2300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2301" table:style-name="ce2">
            <text:p>230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302" table:style-name="ce2">
            <text:p>2302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03" table:style-name="ce2">
            <text:p>2303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2304" table:style-name="ce2">
            <text:p>2304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305" table:style-name="ce2">
            <text:p>2305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306" table:style-name="ce2">
            <text:p>2306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307" table:style-name="ce2">
            <text:p>2307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308" table:style-name="ce2">
            <text:p>230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309" table:style-name="ce2">
            <text:p>2309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310" table:style-name="ce2">
            <text:p>2310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311" table:style-name="ce2">
            <text:p>2311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12" table:style-name="ce2">
            <text:p>2312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13" table:style-name="ce2">
            <text:p>2313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314" table:style-name="ce2">
            <text:p>2314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315" table:style-name="ce2">
            <text:p>231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316" table:style-name="ce2">
            <text:p>2316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2317" table:style-name="ce2">
            <text:p>2317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318" table:style-name="ce2">
            <text:p>2318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2319" table:style-name="ce2">
            <text:p>2319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2320" table:style-name="ce2">
            <text:p>2320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321" table:style-name="ce2">
            <text:p>2321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322" table:style-name="ce2">
            <text:p>232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E</text:p>
          </table:table-cell>
          <table:table-cell office:value-type="string" table:style-name="ce1">
            <text:p>Ireland</text:p>
          </table:table-cell>
          <table:table-cell table:number-columns-repeated="16379"/>
        </table:table-row>
        <table:table-row table:style-name="ro1">
          <table:table-cell office:value-type="float" office:value="2323" table:style-name="ce2">
            <text:p>2323</text:p>
          </table:table-cell>
          <table:table-cell table:number-columns-repeated="2" table:style-name="ce1"/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324" table:style-name="ce2">
            <text:p>2324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25" table:style-name="ce2">
            <text:p>2325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2326" table:style-name="ce2">
            <text:p>2326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27" table:style-name="ce2">
            <text:p>2327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28" table:style-name="ce2">
            <text:p>2328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2329" table:style-name="ce2">
            <text:p>232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2330" table:style-name="ce2">
            <text:p>2330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331" table:style-name="ce2">
            <text:p>2331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32" table:style-name="ce2">
            <text:p>233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H</text:p>
          </table:table-cell>
          <table:table-cell office:value-type="string" table:style-name="ce1">
            <text:p>Philippines</text:p>
          </table:table-cell>
          <table:table-cell table:number-columns-repeated="16379"/>
        </table:table-row>
        <table:table-row table:style-name="ro1">
          <table:table-cell office:value-type="float" office:value="2333" table:style-name="ce2">
            <text:p>2333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Y</text:p>
          </table:table-cell>
          <table:table-cell office:value-type="string" table:style-name="ce1">
            <text:p>Belarus</text:p>
          </table:table-cell>
          <table:table-cell table:number-columns-repeated="16379"/>
        </table:table-row>
        <table:table-row table:style-name="ro1">
          <table:table-cell office:value-type="float" office:value="2334" table:style-name="ce2">
            <text:p>233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335" table:style-name="ce2">
            <text:p>2335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2336" table:style-name="ce2">
            <text:p>2336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37" table:style-name="ce2">
            <text:p>2337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O</text:p>
          </table:table-cell>
          <table:table-cell office:value-type="string" table:style-name="ce1">
            <text:p>Romania</text:p>
          </table:table-cell>
          <table:table-cell table:number-columns-repeated="16379"/>
        </table:table-row>
        <table:table-row table:style-name="ro1">
          <table:table-cell office:value-type="float" office:value="2338" table:style-name="ce2">
            <text:p>2338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339" table:style-name="ce2">
            <text:p>233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2340" table:style-name="ce2">
            <text:p>234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341" table:style-name="ce2">
            <text:p>2341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342" table:style-name="ce2">
            <text:p>234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2343" table:style-name="ce2">
            <text:p>2343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O</text:p>
          </table:table-cell>
          <table:table-cell office:value-type="string" table:style-name="ce1">
            <text:p>Romania</text:p>
          </table:table-cell>
          <table:table-cell table:number-columns-repeated="16379"/>
        </table:table-row>
        <table:table-row table:style-name="ro1">
          <table:table-cell office:value-type="float" office:value="2344" table:style-name="ce2">
            <text:p>2344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45" table:style-name="ce2">
            <text:p>2345</text:p>
          </table:table-cell>
          <table:table-cell office:value-type="float" office:value="1951" table:style-name="ce2">
            <text:p>195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46" table:style-name="ce2">
            <text:p>2346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347" table:style-name="ce2">
            <text:p>2347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VE</text:p>
          </table:table-cell>
          <table:table-cell office:value-type="string" table:style-name="ce1">
            <text:p>Venezuela, Bolivarian Republic of</text:p>
          </table:table-cell>
          <table:table-cell table:number-columns-repeated="16379"/>
        </table:table-row>
        <table:table-row table:style-name="ro1">
          <table:table-cell office:value-type="float" office:value="2348" table:style-name="ce2">
            <text:p>2348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349" table:style-name="ce2">
            <text:p>2349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2350" table:style-name="ce2">
            <text:p>235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O</text:p>
          </table:table-cell>
          <table:table-cell office:value-type="string" table:style-name="ce1">
            <text:p>Dominican Republic</text:p>
          </table:table-cell>
          <table:table-cell table:number-columns-repeated="16379"/>
        </table:table-row>
        <table:table-row table:style-name="ro1">
          <table:table-cell office:value-type="float" office:value="2351" table:style-name="ce2">
            <text:p>2351</text:p>
          </table:table-cell>
          <table:table-cell office:value-type="float" office:value="1959" table:style-name="ce2">
            <text:p>1959</text:p>
          </table:table-cell>
          <table:table-cell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52" table:style-name="ce2">
            <text:p>2352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353" table:style-name="ce2">
            <text:p>2353</text:p>
          </table:table-cell>
          <table:table-cell office:value-type="float" office:value="1960" table:style-name="ce2">
            <text:p>196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54" table:style-name="ce2">
            <text:p>2354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2355" table:style-name="ce2">
            <text:p>2355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2356" table:style-name="ce2">
            <text:p>2356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357" table:style-name="ce2">
            <text:p>2357</text:p>
          </table:table-cell>
          <table:table-cell table:number-columns-repeated="16383" table:style-name="ce1"/>
        </table:table-row>
        <table:table-row table:style-name="ro1">
          <table:table-cell office:value-type="float" office:value="2358" table:style-name="ce2">
            <text:p>2358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359" table:style-name="ce2">
            <text:p>2359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G</text:p>
          </table:table-cell>
          <table:table-cell office:value-type="string" table:style-name="ce1">
            <text:p>Uganda</text:p>
          </table:table-cell>
          <table:table-cell table:number-columns-repeated="16379"/>
        </table:table-row>
        <table:table-row table:style-name="ro1">
          <table:table-cell office:value-type="float" office:value="2360" table:style-name="ce2">
            <text:p>2360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L</text:p>
          </table:table-cell>
          <table:table-cell office:value-type="string" table:style-name="ce1">
            <text:p>Israel</text:p>
          </table:table-cell>
          <table:table-cell table:number-columns-repeated="16379"/>
        </table:table-row>
        <table:table-row table:style-name="ro1">
          <table:table-cell office:value-type="float" office:value="2361" table:style-name="ce2">
            <text:p>2361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362" table:style-name="ce2">
            <text:p>2362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363" table:style-name="ce2">
            <text:p>236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2364" table:style-name="ce2">
            <text:p>2364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365" table:style-name="ce2">
            <text:p>2365</text:p>
          </table:table-cell>
          <table:table-cell table:number-columns-repeated="2" table:style-name="ce1"/>
          <table:table-cell office:value-type="string" table:style-name="ce2">
            <text:p>VE</text:p>
          </table:table-cell>
          <table:table-cell office:value-type="string" table:style-name="ce1">
            <text:p>Venezuela, Bolivarian Republic of</text:p>
          </table:table-cell>
          <table:table-cell table:number-columns-repeated="16379"/>
        </table:table-row>
        <table:table-row table:style-name="ro1">
          <table:table-cell office:value-type="float" office:value="2366" table:style-name="ce2">
            <text:p>2366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367" table:style-name="ce2">
            <text:p>2367</text:p>
          </table:table-cell>
          <table:table-cell table:number-columns-repeated="16383" table:style-name="ce1"/>
        </table:table-row>
        <table:table-row table:style-name="ro1">
          <table:table-cell office:value-type="float" office:value="2368" table:style-name="ce2">
            <text:p>2368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D</text:p>
          </table:table-cell>
          <table:table-cell office:value-type="string" table:style-name="ce1">
            <text:p>Sudan</text:p>
          </table:table-cell>
          <table:table-cell table:number-columns-repeated="16379"/>
        </table:table-row>
        <table:table-row table:style-name="ro1">
          <table:table-cell office:value-type="float" office:value="2369" table:style-name="ce2">
            <text:p>2369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2370" table:style-name="ce2">
            <text:p>2370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371" table:style-name="ce2">
            <text:p>237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372" table:style-name="ce2">
            <text:p>2372</text:p>
          </table:table-cell>
          <table:table-cell office:value-type="float" office:value="1958" table:style-name="ce2">
            <text:p>195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373" table:style-name="ce2">
            <text:p>2373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2374" table:style-name="ce2">
            <text:p>237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375" table:style-name="ce2">
            <text:p>2375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376" table:style-name="ce2">
            <text:p>2376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2377" table:style-name="ce2">
            <text:p>2377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S</text:p>
          </table:table-cell>
          <table:table-cell office:value-type="string" table:style-name="ce1">
            <text:p>Palestine, State of</text:p>
          </table:table-cell>
          <table:table-cell table:number-columns-repeated="16379"/>
        </table:table-row>
        <table:table-row table:style-name="ro1">
          <table:table-cell office:value-type="float" office:value="2378" table:style-name="ce2">
            <text:p>2378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79" table:style-name="ce2">
            <text:p>2379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2380" table:style-name="ce2">
            <text:p>238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381" table:style-name="ce2">
            <text:p>2381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2382" table:style-name="ce2">
            <text:p>2382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2383" table:style-name="ce2">
            <text:p>2383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84" table:style-name="ce2">
            <text:p>2384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85" table:style-name="ce2">
            <text:p>2385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2386" table:style-name="ce2">
            <text:p>2386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387" table:style-name="ce2">
            <text:p>2387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88" table:style-name="ce2">
            <text:p>2388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2389" table:style-name="ce2">
            <text:p>2389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2390" table:style-name="ce2">
            <text:p>2390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91" table:style-name="ce2">
            <text:p>2391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392" table:style-name="ce2">
            <text:p>2392</text:p>
          </table:table-cell>
          <table:table-cell table:number-columns-repeated="2" table:style-name="ce1"/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2393" table:style-name="ce2">
            <text:p>2393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94" table:style-name="ce2">
            <text:p>2394</text:p>
          </table:table-cell>
          <table:table-cell table:number-columns-repeated="2" table:style-name="ce1"/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2395" table:style-name="ce2">
            <text:p>2395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396" table:style-name="ce2">
            <text:p>2396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397" table:style-name="ce2">
            <text:p>239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398" table:style-name="ce2">
            <text:p>2398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H</text:p>
          </table:table-cell>
          <table:table-cell office:value-type="string" table:style-name="ce1">
            <text:p>Philippines</text:p>
          </table:table-cell>
          <table:table-cell table:number-columns-repeated="16379"/>
        </table:table-row>
        <table:table-row table:style-name="ro1">
          <table:table-cell office:value-type="float" office:value="2399" table:style-name="ce2">
            <text:p>2399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400" table:style-name="ce2">
            <text:p>2400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E</text:p>
          </table:table-cell>
          <table:table-cell office:value-type="string" table:style-name="ce1">
            <text:p>Peru</text:p>
          </table:table-cell>
          <table:table-cell table:number-columns-repeated="16379"/>
        </table:table-row>
        <table:table-row table:style-name="ro1">
          <table:table-cell office:value-type="float" office:value="2401" table:style-name="ce2">
            <text:p>2401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2402" table:style-name="ce2">
            <text:p>2402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403" table:style-name="ce2">
            <text:p>2403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04" table:style-name="ce2">
            <text:p>240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05" table:style-name="ce2">
            <text:p>2405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406" table:style-name="ce2">
            <text:p>2406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07" table:style-name="ce2">
            <text:p>240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2408" table:style-name="ce2">
            <text:p>2408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09" table:style-name="ce2">
            <text:p>2409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10" table:style-name="ce2">
            <text:p>2410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Y</text:p>
          </table:table-cell>
          <table:table-cell office:value-type="string" table:style-name="ce1">
            <text:p>Syrian Arab Republic</text:p>
          </table:table-cell>
          <table:table-cell table:number-columns-repeated="16379"/>
        </table:table-row>
        <table:table-row table:style-name="ro1">
          <table:table-cell office:value-type="float" office:value="2411" table:style-name="ce2">
            <text:p>241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12" table:style-name="ce2">
            <text:p>2412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2413" table:style-name="ce2">
            <text:p>2413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414" table:style-name="ce2">
            <text:p>2414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15" table:style-name="ce2">
            <text:p>2415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416" table:style-name="ce2">
            <text:p>2416</text:p>
          </table:table-cell>
          <table:table-cell office:value-type="float" office:value="1960" table:style-name="ce2">
            <text:p>196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17" table:style-name="ce2">
            <text:p>2417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418" table:style-name="ce2">
            <text:p>2418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19" table:style-name="ce2">
            <text:p>2419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2420" table:style-name="ce2">
            <text:p>2420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T</text:p>
          </table:table-cell>
          <table:table-cell office:value-type="string" table:style-name="ce1">
            <text:p>Ethiopia</text:p>
          </table:table-cell>
          <table:table-cell table:number-columns-repeated="16379"/>
        </table:table-row>
        <table:table-row table:style-name="ro1">
          <table:table-cell office:value-type="float" office:value="2421" table:style-name="ce2">
            <text:p>242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22" table:style-name="ce2">
            <text:p>2422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23" table:style-name="ce2">
            <text:p>242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24" table:style-name="ce2">
            <text:p>2424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25" table:style-name="ce2">
            <text:p>2425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26" table:style-name="ce2">
            <text:p>2426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27" table:style-name="ce2">
            <text:p>242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28" table:style-name="ce2">
            <text:p>242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429" table:style-name="ce2">
            <text:p>2429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2430" table:style-name="ce2">
            <text:p>243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2431" table:style-name="ce2">
            <text:p>2431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432" table:style-name="ce2">
            <text:p>2432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2433" table:style-name="ce2">
            <text:p>2433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34" table:style-name="ce2">
            <text:p>2434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435" table:style-name="ce2">
            <text:p>2435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436" table:style-name="ce2">
            <text:p>2436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HU</text:p>
          </table:table-cell>
          <table:table-cell office:value-type="string" table:style-name="ce1">
            <text:p>Hungary</text:p>
          </table:table-cell>
          <table:table-cell table:number-columns-repeated="16379"/>
        </table:table-row>
        <table:table-row table:style-name="ro1">
          <table:table-cell office:value-type="float" office:value="2437" table:style-name="ce2">
            <text:p>2437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2438" table:style-name="ce2">
            <text:p>2438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2439" table:style-name="ce2">
            <text:p>2439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2440" table:style-name="ce2">
            <text:p>2440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441" table:style-name="ce2">
            <text:p>2441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42" table:style-name="ce2">
            <text:p>2442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K</text:p>
          </table:table-cell>
          <table:table-cell office:value-type="string" table:style-name="ce1">
            <text:p>Denmark</text:p>
          </table:table-cell>
          <table:table-cell table:number-columns-repeated="16379"/>
        </table:table-row>
        <table:table-row table:style-name="ro1">
          <table:table-cell office:value-type="float" office:value="2443" table:style-name="ce2">
            <text:p>2443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R</text:p>
          </table:table-cell>
          <table:table-cell office:value-type="string" table:style-name="ce1">
            <text:p>Iran, Islamic Republic of</text:p>
          </table:table-cell>
          <table:table-cell table:number-columns-repeated="16379"/>
        </table:table-row>
        <table:table-row table:style-name="ro1">
          <table:table-cell office:value-type="float" office:value="2444" table:style-name="ce2">
            <text:p>2444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R</text:p>
          </table:table-cell>
          <table:table-cell office:value-type="string" table:style-name="ce1">
            <text:p>Argentina</text:p>
          </table:table-cell>
          <table:table-cell table:number-columns-repeated="16379"/>
        </table:table-row>
        <table:table-row table:style-name="ro1">
          <table:table-cell office:value-type="float" office:value="2445" table:style-name="ce2">
            <text:p>2445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46" table:style-name="ce2">
            <text:p>2446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447" table:style-name="ce2">
            <text:p>244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48" table:style-name="ce2">
            <text:p>2448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49" table:style-name="ce2">
            <text:p>244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2450" table:style-name="ce2">
            <text:p>2450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51" table:style-name="ce2">
            <text:p>2451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52" table:style-name="ce2">
            <text:p>2452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453" table:style-name="ce2">
            <text:p>2453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2454" table:style-name="ce2">
            <text:p>2454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55" table:style-name="ce2">
            <text:p>2455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W</text:p>
          </table:table-cell>
          <table:table-cell office:value-type="string" table:style-name="ce1">
            <text:p>Taiwan, Province of China</text:p>
          </table:table-cell>
          <table:table-cell table:number-columns-repeated="16379"/>
        </table:table-row>
        <table:table-row table:style-name="ro1">
          <table:table-cell office:value-type="float" office:value="2456" table:style-name="ce2">
            <text:p>245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57" table:style-name="ce2">
            <text:p>2457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58" table:style-name="ce2">
            <text:p>2458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59" table:style-name="ce2">
            <text:p>2459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60" table:style-name="ce2">
            <text:p>2460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Z</text:p>
          </table:table-cell>
          <table:table-cell office:value-type="string" table:style-name="ce1">
            <text:p>Czechia</text:p>
          </table:table-cell>
          <table:table-cell table:number-columns-repeated="16379"/>
        </table:table-row>
        <table:table-row table:style-name="ro1">
          <table:table-cell office:value-type="float" office:value="2461" table:style-name="ce2">
            <text:p>2461</text:p>
          </table:table-cell>
          <table:table-cell table:number-columns-repeated="2" table:style-name="ce1"/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2462" table:style-name="ce2">
            <text:p>2462</text:p>
          </table:table-cell>
          <table:table-cell table:number-columns-repeated="16383" table:style-name="ce1"/>
        </table:table-row>
        <table:table-row table:style-name="ro1">
          <table:table-cell office:value-type="float" office:value="2463" table:style-name="ce2">
            <text:p>2463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64" table:style-name="ce2">
            <text:p>2464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NZ</text:p>
          </table:table-cell>
          <table:table-cell office:value-type="string" table:style-name="ce1">
            <text:p>New Zealand</text:p>
          </table:table-cell>
          <table:table-cell table:number-columns-repeated="16379"/>
        </table:table-row>
        <table:table-row table:style-name="ro1">
          <table:table-cell office:value-type="float" office:value="2465" table:style-name="ce2">
            <text:p>2465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2466" table:style-name="ce2">
            <text:p>2466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2467" table:style-name="ce2">
            <text:p>2467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2468" table:style-name="ce2">
            <text:p>2468</text:p>
          </table:table-cell>
          <table:table-cell table:number-columns-repeated="2" table:style-name="ce1"/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2469" table:style-name="ce2">
            <text:p>2469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70" table:style-name="ce2">
            <text:p>2470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471" table:style-name="ce2">
            <text:p>2471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72" table:style-name="ce2">
            <text:p>2472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73" table:style-name="ce2">
            <text:p>2473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74" table:style-name="ce2">
            <text:p>2474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O</text:p>
          </table:table-cell>
          <table:table-cell office:value-type="string" table:style-name="ce1">
            <text:p>Bolivia, Plurinational State of</text:p>
          </table:table-cell>
          <table:table-cell table:number-columns-repeated="16379"/>
        </table:table-row>
        <table:table-row table:style-name="ro1">
          <table:table-cell office:value-type="float" office:value="2475" table:style-name="ce2">
            <text:p>2475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2476" table:style-name="ce2">
            <text:p>2476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77" table:style-name="ce2">
            <text:p>2477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78" table:style-name="ce2">
            <text:p>2478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S</text:p>
          </table:table-cell>
          <table:table-cell office:value-type="string" table:style-name="ce1">
            <text:p>South Sudan</text:p>
          </table:table-cell>
          <table:table-cell table:number-columns-repeated="16379"/>
        </table:table-row>
        <table:table-row table:style-name="ro1">
          <table:table-cell office:value-type="float" office:value="2479" table:style-name="ce2">
            <text:p>2479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480" table:style-name="ce2">
            <text:p>2480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2481" table:style-name="ce2">
            <text:p>2481</text:p>
          </table:table-cell>
          <table:table-cell table:style-name="ce1"/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82" table:style-name="ce2">
            <text:p>248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XK</text:p>
          </table:table-cell>
          <table:table-cell table:number-columns-repeated="16380" table:style-name="ce1"/>
        </table:table-row>
        <table:table-row table:style-name="ro1">
          <table:table-cell office:value-type="float" office:value="2483" table:style-name="ce2">
            <text:p>2483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2484" table:style-name="ce2">
            <text:p>248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2485" table:style-name="ce2">
            <text:p>2485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486" table:style-name="ce2">
            <text:p>2486</text:p>
          </table:table-cell>
          <table:table-cell office:value-type="float" office:value="1897" table:style-name="ce2">
            <text:p>189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F</text:p>
          </table:table-cell>
          <table:table-cell office:value-type="string" table:style-name="ce1">
            <text:p>Afghanistan</text:p>
          </table:table-cell>
          <table:table-cell table:number-columns-repeated="16379"/>
        </table:table-row>
        <table:table-row table:style-name="ro1">
          <table:table-cell office:value-type="float" office:value="2487" table:style-name="ce2">
            <text:p>2487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488" table:style-name="ce2">
            <text:p>248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2489" table:style-name="ce2">
            <text:p>2489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90" table:style-name="ce2">
            <text:p>2490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91" table:style-name="ce2">
            <text:p>2491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2492" table:style-name="ce2">
            <text:p>2492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G</text:p>
          </table:table-cell>
          <table:table-cell office:value-type="string" table:style-name="ce1">
            <text:p>Papua New Guinea</text:p>
          </table:table-cell>
          <table:table-cell table:number-columns-repeated="16379"/>
        </table:table-row>
        <table:table-row table:style-name="ro1">
          <table:table-cell office:value-type="float" office:value="2493" table:style-name="ce2">
            <text:p>2493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94" table:style-name="ce2">
            <text:p>2494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95" table:style-name="ce2">
            <text:p>2495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G</text:p>
          </table:table-cell>
          <table:table-cell office:value-type="string" table:style-name="ce1">
            <text:p>Kyrgyzstan</text:p>
          </table:table-cell>
          <table:table-cell table:number-columns-repeated="16379"/>
        </table:table-row>
        <table:table-row table:style-name="ro1">
          <table:table-cell office:value-type="float" office:value="2496" table:style-name="ce2">
            <text:p>2496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497" table:style-name="ce2">
            <text:p>2497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498" table:style-name="ce2">
            <text:p>2498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2499" table:style-name="ce2">
            <text:p>249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500" table:style-name="ce2">
            <text:p>2500</text:p>
          </table:table-cell>
          <table:table-cell table:number-columns-repeated="2" table:style-name="ce1"/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2501" table:style-name="ce2">
            <text:p>2501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502" table:style-name="ce2">
            <text:p>2502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503" table:style-name="ce2">
            <text:p>2503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04" table:style-name="ce2">
            <text:p>2504</text:p>
          </table:table-cell>
          <table:table-cell office:value-type="float" office:value="1958" table:style-name="ce2">
            <text:p>195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505" table:style-name="ce2">
            <text:p>2505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506" table:style-name="ce2">
            <text:p>2506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507" table:style-name="ce2">
            <text:p>250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08" table:style-name="ce2">
            <text:p>2508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09" table:style-name="ce2">
            <text:p>2509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JO</text:p>
          </table:table-cell>
          <table:table-cell office:value-type="string" table:style-name="ce1">
            <text:p>Jordan</text:p>
          </table:table-cell>
          <table:table-cell table:number-columns-repeated="16379"/>
        </table:table-row>
        <table:table-row table:style-name="ro1">
          <table:table-cell office:value-type="float" office:value="2510" table:style-name="ce2">
            <text:p>2510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11" table:style-name="ce2">
            <text:p>251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12" table:style-name="ce2">
            <text:p>2512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513" table:style-name="ce2">
            <text:p>2513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14" table:style-name="ce2">
            <text:p>2514</text:p>
          </table:table-cell>
          <table:table-cell table:number-columns-repeated="2" table:style-name="ce1"/>
          <table:table-cell office:value-type="string" table:style-name="ce2">
            <text:p>PT</text:p>
          </table:table-cell>
          <table:table-cell office:value-type="string" table:style-name="ce1">
            <text:p>Portugal</text:p>
          </table:table-cell>
          <table:table-cell table:number-columns-repeated="16379"/>
        </table:table-row>
        <table:table-row table:style-name="ro1">
          <table:table-cell office:value-type="float" office:value="2515" table:style-name="ce2">
            <text:p>2515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516" table:style-name="ce2">
            <text:p>2516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17" table:style-name="ce2">
            <text:p>2517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518" table:style-name="ce2">
            <text:p>2518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19" table:style-name="ce2">
            <text:p>2519</text:p>
          </table:table-cell>
          <table:table-cell table:number-columns-repeated="2" table:style-name="ce1"/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2520" table:style-name="ce2">
            <text:p>2520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521" table:style-name="ce2">
            <text:p>2521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522" table:style-name="ce2">
            <text:p>2522</text:p>
          </table:table-cell>
          <table:table-cell table:number-columns-repeated="2" table:style-name="ce1"/>
          <table:table-cell office:value-type="string" table:style-name="ce2">
            <text:p>AT</text:p>
          </table:table-cell>
          <table:table-cell office:value-type="string" table:style-name="ce1">
            <text:p>Austria</text:p>
          </table:table-cell>
          <table:table-cell table:number-columns-repeated="16379"/>
        </table:table-row>
        <table:table-row table:style-name="ro1">
          <table:table-cell office:value-type="float" office:value="2523" table:style-name="ce2">
            <text:p>2523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524" table:style-name="ce2">
            <text:p>252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525" table:style-name="ce2">
            <text:p>2525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526" table:style-name="ce2">
            <text:p>2526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R</text:p>
          </table:table-cell>
          <table:table-cell office:value-type="string" table:style-name="ce1">
            <text:p>Iran, Islamic Republic of</text:p>
          </table:table-cell>
          <table:table-cell table:number-columns-repeated="16379"/>
        </table:table-row>
        <table:table-row table:style-name="ro1">
          <table:table-cell office:value-type="float" office:value="2527" table:style-name="ce2">
            <text:p>2527</text:p>
          </table:table-cell>
          <table:table-cell table:number-columns-repeated="2" table:style-name="ce1"/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2528" table:style-name="ce2">
            <text:p>252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2529" table:style-name="ce2">
            <text:p>252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N</text:p>
          </table:table-cell>
          <table:table-cell office:value-type="string" table:style-name="ce1">
            <text:p>Mongolia</text:p>
          </table:table-cell>
          <table:table-cell table:number-columns-repeated="16379"/>
        </table:table-row>
        <table:table-row table:style-name="ro1">
          <table:table-cell office:value-type="float" office:value="2530" table:style-name="ce2">
            <text:p>2530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2531" table:style-name="ce2">
            <text:p>2531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CM</text:p>
          </table:table-cell>
          <table:table-cell office:value-type="string" table:style-name="ce1">
            <text:p>Cameroon</text:p>
          </table:table-cell>
          <table:table-cell table:number-columns-repeated="16379"/>
        </table:table-row>
        <table:table-row table:style-name="ro1">
          <table:table-cell office:value-type="float" office:value="2532" table:style-name="ce2">
            <text:p>2532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N</text:p>
          </table:table-cell>
          <table:table-cell office:value-type="string" table:style-name="ce1">
            <text:p>Tunisia</text:p>
          </table:table-cell>
          <table:table-cell table:number-columns-repeated="16379"/>
        </table:table-row>
        <table:table-row table:style-name="ro1">
          <table:table-cell office:value-type="float" office:value="2533" table:style-name="ce2">
            <text:p>2533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2534" table:style-name="ce2">
            <text:p>2534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M</text:p>
          </table:table-cell>
          <table:table-cell office:value-type="string" table:style-name="ce1">
            <text:p>Myanmar</text:p>
          </table:table-cell>
          <table:table-cell table:number-columns-repeated="16379"/>
        </table:table-row>
        <table:table-row table:style-name="ro1">
          <table:table-cell office:value-type="float" office:value="2535" table:style-name="ce2">
            <text:p>2535</text:p>
          </table:table-cell>
          <table:table-cell office:value-type="float" office:value="1988" table:style-name="ce2">
            <text:p>1988</text:p>
          </table:table-cell>
          <table:table-cell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536" table:style-name="ce2">
            <text:p>2536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537" table:style-name="ce2">
            <text:p>2537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LK</text:p>
          </table:table-cell>
          <table:table-cell office:value-type="string" table:style-name="ce1">
            <text:p>Sri Lanka</text:p>
          </table:table-cell>
          <table:table-cell table:number-columns-repeated="16379"/>
        </table:table-row>
        <table:table-row table:style-name="ro1">
          <table:table-cell office:value-type="float" office:value="2538" table:style-name="ce2">
            <text:p>2538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2539" table:style-name="ce2">
            <text:p>2539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40" table:style-name="ce2">
            <text:p>2540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2541" table:style-name="ce2">
            <text:p>2541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W</text:p>
          </table:table-cell>
          <table:table-cell office:value-type="string" table:style-name="ce1">
            <text:p>Kuwait</text:p>
          </table:table-cell>
          <table:table-cell table:number-columns-repeated="16379"/>
        </table:table-row>
        <table:table-row table:style-name="ro1">
          <table:table-cell office:value-type="float" office:value="2542" table:style-name="ce2">
            <text:p>2542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2543" table:style-name="ce2">
            <text:p>254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2544" table:style-name="ce2">
            <text:p>2544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45" table:style-name="ce2">
            <text:p>254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546" table:style-name="ce2">
            <text:p>2546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47" table:style-name="ce2">
            <text:p>2547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548" table:style-name="ce2">
            <text:p>2548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549" table:style-name="ce2">
            <text:p>2549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T</text:p>
          </table:table-cell>
          <table:table-cell office:value-type="string" table:style-name="ce1">
            <text:p>Ethiopia</text:p>
          </table:table-cell>
          <table:table-cell table:number-columns-repeated="16379"/>
        </table:table-row>
        <table:table-row table:style-name="ro1">
          <table:table-cell office:value-type="float" office:value="2550" table:style-name="ce2">
            <text:p>255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551" table:style-name="ce2">
            <text:p>2551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552" table:style-name="ce2">
            <text:p>2552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2553" table:style-name="ce2">
            <text:p>2553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54" table:style-name="ce2">
            <text:p>2554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555" table:style-name="ce2">
            <text:p>255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556" table:style-name="ce2">
            <text:p>2556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557" table:style-name="ce2">
            <text:p>2557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58" table:style-name="ce2">
            <text:p>255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559" table:style-name="ce2">
            <text:p>2559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560" table:style-name="ce2">
            <text:p>2560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561" table:style-name="ce2">
            <text:p>2561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562" table:style-name="ce2">
            <text:p>2562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2563" table:style-name="ce2">
            <text:p>2563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564" table:style-name="ce2">
            <text:p>2564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2565" table:style-name="ce2">
            <text:p>2565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66" table:style-name="ce2">
            <text:p>2566</text:p>
          </table:table-cell>
          <table:table-cell table:number-columns-repeated="16383" table:style-name="ce1"/>
        </table:table-row>
        <table:table-row table:style-name="ro1">
          <table:table-cell office:value-type="float" office:value="2567" table:style-name="ce2">
            <text:p>2567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568" table:style-name="ce2">
            <text:p>2568</text:p>
          </table:table-cell>
          <table:table-cell office:value-type="float" office:value="1949" table:style-name="ce2">
            <text:p>194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69" table:style-name="ce2">
            <text:p>2569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2570" table:style-name="ce2">
            <text:p>257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2571" table:style-name="ce2">
            <text:p>2571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2572" table:style-name="ce2">
            <text:p>2572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2573" table:style-name="ce2">
            <text:p>2573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574" table:style-name="ce2">
            <text:p>2574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A</text:p>
          </table:table-cell>
          <table:table-cell office:value-type="string" table:style-name="ce1">
            <text:p>Morocco</text:p>
          </table:table-cell>
          <table:table-cell table:number-columns-repeated="16379"/>
        </table:table-row>
        <table:table-row table:style-name="ro1">
          <table:table-cell office:value-type="float" office:value="2575" table:style-name="ce2">
            <text:p>2575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N</text:p>
          </table:table-cell>
          <table:table-cell office:value-type="string" table:style-name="ce1">
            <text:p>Tunisia</text:p>
          </table:table-cell>
          <table:table-cell table:number-columns-repeated="16379"/>
        </table:table-row>
        <table:table-row table:style-name="ro1">
          <table:table-cell office:value-type="float" office:value="2576" table:style-name="ce2">
            <text:p>257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577" table:style-name="ce2">
            <text:p>2577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D</text:p>
          </table:table-cell>
          <table:table-cell office:value-type="string" table:style-name="ce1">
            <text:p>Sudan</text:p>
          </table:table-cell>
          <table:table-cell table:number-columns-repeated="16379"/>
        </table:table-row>
        <table:table-row table:style-name="ro1">
          <table:table-cell office:value-type="float" office:value="2578" table:style-name="ce2">
            <text:p>257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79" table:style-name="ce2">
            <text:p>2579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580" table:style-name="ce2">
            <text:p>258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581" table:style-name="ce2">
            <text:p>2581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2582" table:style-name="ce2">
            <text:p>2582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583" table:style-name="ce2">
            <text:p>2583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2584" table:style-name="ce2">
            <text:p>2584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2585" table:style-name="ce2">
            <text:p>2585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586" table:style-name="ce2">
            <text:p>2586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A</text:p>
          </table:table-cell>
          <table:table-cell office:value-type="string" table:style-name="ce1">
            <text:p>Bosnia and Herzegovina</text:p>
          </table:table-cell>
          <table:table-cell table:number-columns-repeated="16379"/>
        </table:table-row>
        <table:table-row table:style-name="ro1">
          <table:table-cell office:value-type="float" office:value="2587" table:style-name="ce2">
            <text:p>2587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588" table:style-name="ce2">
            <text:p>2588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89" table:style-name="ce2">
            <text:p>2589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N</text:p>
          </table:table-cell>
          <table:table-cell office:value-type="string" table:style-name="ce1">
            <text:p>Tunisia</text:p>
          </table:table-cell>
          <table:table-cell table:number-columns-repeated="16379"/>
        </table:table-row>
        <table:table-row table:style-name="ro1">
          <table:table-cell office:value-type="float" office:value="2590" table:style-name="ce2">
            <text:p>2590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591" table:style-name="ce2">
            <text:p>2591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92" table:style-name="ce2">
            <text:p>2592</text:p>
          </table:table-cell>
          <table:table-cell table:number-columns-repeated="2" table:style-name="ce1"/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593" table:style-name="ce2">
            <text:p>2593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H</text:p>
          </table:table-cell>
          <table:table-cell office:value-type="string" table:style-name="ce1">
            <text:p>Philippines</text:p>
          </table:table-cell>
          <table:table-cell table:number-columns-repeated="16379"/>
        </table:table-row>
        <table:table-row table:style-name="ro1">
          <table:table-cell office:value-type="float" office:value="2594" table:style-name="ce2">
            <text:p>2594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I</text:p>
          </table:table-cell>
          <table:table-cell office:value-type="string" table:style-name="ce1">
            <text:p>Nicaragua</text:p>
          </table:table-cell>
          <table:table-cell table:number-columns-repeated="16379"/>
        </table:table-row>
        <table:table-row table:style-name="ro1">
          <table:table-cell office:value-type="float" office:value="2595" table:style-name="ce2">
            <text:p>2595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96" table:style-name="ce2">
            <text:p>2596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597" table:style-name="ce2">
            <text:p>2597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598" table:style-name="ce2">
            <text:p>2598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2599" table:style-name="ce2">
            <text:p>2599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L</text:p>
          </table:table-cell>
          <table:table-cell office:value-type="string" table:style-name="ce1">
            <text:p>Chile</text:p>
          </table:table-cell>
          <table:table-cell table:number-columns-repeated="16379"/>
        </table:table-row>
        <table:table-row table:style-name="ro1">
          <table:table-cell office:value-type="float" office:value="2600" table:style-name="ce2">
            <text:p>2600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2601" table:style-name="ce2">
            <text:p>2601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2602" table:style-name="ce2">
            <text:p>2602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603" table:style-name="ce2">
            <text:p>2603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I</text:p>
          </table:table-cell>
          <table:table-cell office:value-type="string" table:style-name="ce1">
            <text:p>Slovenia</text:p>
          </table:table-cell>
          <table:table-cell table:number-columns-repeated="16379"/>
        </table:table-row>
        <table:table-row table:style-name="ro1">
          <table:table-cell office:value-type="float" office:value="2604" table:style-name="ce2">
            <text:p>260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05" table:style-name="ce2">
            <text:p>2605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2606" table:style-name="ce2">
            <text:p>2606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07" table:style-name="ce2">
            <text:p>2607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2608" table:style-name="ce2">
            <text:p>2608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2609" table:style-name="ce2">
            <text:p>260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Q</text:p>
          </table:table-cell>
          <table:table-cell office:value-type="string" table:style-name="ce1">
            <text:p>Iraq</text:p>
          </table:table-cell>
          <table:table-cell table:number-columns-repeated="16379"/>
        </table:table-row>
        <table:table-row table:style-name="ro1">
          <table:table-cell office:value-type="float" office:value="2610" table:style-name="ce2">
            <text:p>2610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2611" table:style-name="ce2">
            <text:p>2611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2612" table:style-name="ce2">
            <text:p>261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613" table:style-name="ce2">
            <text:p>2613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2614" table:style-name="ce2">
            <text:p>2614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G</text:p>
          </table:table-cell>
          <table:table-cell office:value-type="string" table:style-name="ce1">
            <text:p>Uganda</text:p>
          </table:table-cell>
          <table:table-cell table:number-columns-repeated="16379"/>
        </table:table-row>
        <table:table-row table:style-name="ro1">
          <table:table-cell office:value-type="float" office:value="2615" table:style-name="ce2">
            <text:p>261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O</text:p>
          </table:table-cell>
          <table:table-cell office:value-type="string" table:style-name="ce1">
            <text:p>Somalia</text:p>
          </table:table-cell>
          <table:table-cell table:number-columns-repeated="16379"/>
        </table:table-row>
        <table:table-row table:style-name="ro1">
          <table:table-cell office:value-type="float" office:value="2616" table:style-name="ce2">
            <text:p>261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17" table:style-name="ce2">
            <text:p>2617</text:p>
          </table:table-cell>
          <table:table-cell table:number-columns-repeated="2" table:style-name="ce1"/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2618" table:style-name="ce2">
            <text:p>2618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19" table:style-name="ce2">
            <text:p>2619</text:p>
          </table:table-cell>
          <table:table-cell table:number-columns-repeated="16383" table:style-name="ce1"/>
        </table:table-row>
        <table:table-row table:style-name="ro1">
          <table:table-cell office:value-type="float" office:value="2620" table:style-name="ce2">
            <text:p>2620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21" table:style-name="ce2">
            <text:p>262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22" table:style-name="ce2">
            <text:p>2622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623" table:style-name="ce2">
            <text:p>2623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624" table:style-name="ce2">
            <text:p>2624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625" table:style-name="ce2">
            <text:p>2625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626" table:style-name="ce2">
            <text:p>2626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D</text:p>
          </table:table-cell>
          <table:table-cell office:value-type="string" table:style-name="ce1">
            <text:p>Sudan</text:p>
          </table:table-cell>
          <table:table-cell table:number-columns-repeated="16379"/>
        </table:table-row>
        <table:table-row table:style-name="ro1">
          <table:table-cell office:value-type="float" office:value="2627" table:style-name="ce2">
            <text:p>2627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628" table:style-name="ce2">
            <text:p>2628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29" table:style-name="ce2">
            <text:p>2629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Z</text:p>
          </table:table-cell>
          <table:table-cell office:value-type="string" table:style-name="ce1">
            <text:p>Algeria</text:p>
          </table:table-cell>
          <table:table-cell table:number-columns-repeated="16379"/>
        </table:table-row>
        <table:table-row table:style-name="ro1">
          <table:table-cell office:value-type="float" office:value="2630" table:style-name="ce2">
            <text:p>2630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31" table:style-name="ce2">
            <text:p>2631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32" table:style-name="ce2">
            <text:p>2632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2633" table:style-name="ce2">
            <text:p>263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634" table:style-name="ce2">
            <text:p>2634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35" table:style-name="ce2">
            <text:p>2635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636" table:style-name="ce2">
            <text:p>2636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2637" table:style-name="ce2">
            <text:p>2637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2638" table:style-name="ce2">
            <text:p>2638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39" table:style-name="ce2">
            <text:p>2639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40" table:style-name="ce2">
            <text:p>264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41" table:style-name="ce2">
            <text:p>2641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642" table:style-name="ce2">
            <text:p>2642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2643" table:style-name="ce2">
            <text:p>2643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644" table:style-name="ce2">
            <text:p>2644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T</text:p>
          </table:table-cell>
          <table:table-cell office:value-type="string" table:style-name="ce1">
            <text:p>Austria</text:p>
          </table:table-cell>
          <table:table-cell table:number-columns-repeated="16379"/>
        </table:table-row>
        <table:table-row table:style-name="ro1">
          <table:table-cell office:value-type="float" office:value="2645" table:style-name="ce2">
            <text:p>2645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2646" table:style-name="ce2">
            <text:p>2646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647" table:style-name="ce2">
            <text:p>2647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2648" table:style-name="ce2">
            <text:p>2648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E</text:p>
          </table:table-cell>
          <table:table-cell office:value-type="string" table:style-name="ce1">
            <text:p>Ireland</text:p>
          </table:table-cell>
          <table:table-cell table:number-columns-repeated="16379"/>
        </table:table-row>
        <table:table-row table:style-name="ro1">
          <table:table-cell office:value-type="float" office:value="2649" table:style-name="ce2">
            <text:p>264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2650" table:style-name="ce2">
            <text:p>2650</text:p>
          </table:table-cell>
          <table:table-cell table:number-columns-repeated="2" table:style-name="ce1"/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2651" table:style-name="ce2">
            <text:p>2651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52" table:style-name="ce2">
            <text:p>2652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53" table:style-name="ce2">
            <text:p>2653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54" table:style-name="ce2">
            <text:p>2654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2655" table:style-name="ce2">
            <text:p>265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2656" table:style-name="ce2">
            <text:p>2656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57" table:style-name="ce2">
            <text:p>2657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658" table:style-name="ce2">
            <text:p>265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59" table:style-name="ce2">
            <text:p>2659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60" table:style-name="ce2">
            <text:p>2660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61" table:style-name="ce2">
            <text:p>266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62" table:style-name="ce2">
            <text:p>2662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663" table:style-name="ce2">
            <text:p>2663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Z</text:p>
          </table:table-cell>
          <table:table-cell office:value-type="string" table:style-name="ce1">
            <text:p>New Zealand</text:p>
          </table:table-cell>
          <table:table-cell table:number-columns-repeated="16379"/>
        </table:table-row>
        <table:table-row table:style-name="ro1">
          <table:table-cell office:value-type="float" office:value="2664" table:style-name="ce2">
            <text:p>2664</text:p>
          </table:table-cell>
          <table:table-cell table:number-columns-repeated="16383" table:style-name="ce1"/>
        </table:table-row>
        <table:table-row table:style-name="ro1">
          <table:table-cell office:value-type="float" office:value="2665" table:style-name="ce2">
            <text:p>2665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666" table:style-name="ce2">
            <text:p>2666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667" table:style-name="ce2">
            <text:p>2667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2668" table:style-name="ce2">
            <text:p>2668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669" table:style-name="ce2">
            <text:p>2669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70" table:style-name="ce2">
            <text:p>2670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71" table:style-name="ce2">
            <text:p>267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72" table:style-name="ce2">
            <text:p>2672</text:p>
          </table:table-cell>
          <table:table-cell table:number-columns-repeated="2" table:style-name="ce1"/>
          <table:table-cell office:value-type="string" table:style-name="ce2">
            <text:p>NZ</text:p>
          </table:table-cell>
          <table:table-cell office:value-type="string" table:style-name="ce1">
            <text:p>New Zealand</text:p>
          </table:table-cell>
          <table:table-cell table:number-columns-repeated="16379"/>
        </table:table-row>
        <table:table-row table:style-name="ro1">
          <table:table-cell office:value-type="float" office:value="2673" table:style-name="ce2">
            <text:p>2673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674" table:style-name="ce2">
            <text:p>2674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75" table:style-name="ce2">
            <text:p>2675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Z</text:p>
          </table:table-cell>
          <table:table-cell office:value-type="string" table:style-name="ce1">
            <text:p>Tanzania, United Republic of</text:p>
          </table:table-cell>
          <table:table-cell table:number-columns-repeated="16379"/>
        </table:table-row>
        <table:table-row table:style-name="ro1">
          <table:table-cell office:value-type="float" office:value="2676" table:style-name="ce2">
            <text:p>2676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P</text:p>
          </table:table-cell>
          <table:table-cell office:value-type="string" table:style-name="ce1">
            <text:p>Nepal</text:p>
          </table:table-cell>
          <table:table-cell table:number-columns-repeated="16379"/>
        </table:table-row>
        <table:table-row table:style-name="ro1">
          <table:table-cell office:value-type="float" office:value="2677" table:style-name="ce2">
            <text:p>2677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78" table:style-name="ce2">
            <text:p>2678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79" table:style-name="ce2">
            <text:p>2679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80" table:style-name="ce2">
            <text:p>2680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681" table:style-name="ce2">
            <text:p>268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H</text:p>
          </table:table-cell>
          <table:table-cell office:value-type="string" table:style-name="ce1">
            <text:p>Thailand</text:p>
          </table:table-cell>
          <table:table-cell table:number-columns-repeated="16379"/>
        </table:table-row>
        <table:table-row table:style-name="ro1">
          <table:table-cell office:value-type="float" office:value="2682" table:style-name="ce2">
            <text:p>2682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683" table:style-name="ce2">
            <text:p>2683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84" table:style-name="ce2">
            <text:p>268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85" table:style-name="ce2">
            <text:p>2685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686" table:style-name="ce2">
            <text:p>2686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87" table:style-name="ce2">
            <text:p>2687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688" table:style-name="ce2">
            <text:p>2688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89" table:style-name="ce2">
            <text:p>2689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2690" table:style-name="ce2">
            <text:p>2690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T</text:p>
          </table:table-cell>
          <table:table-cell office:value-type="string" table:style-name="ce1">
            <text:p>Trinidad and Tobago</text:p>
          </table:table-cell>
          <table:table-cell table:number-columns-repeated="16379"/>
        </table:table-row>
        <table:table-row table:style-name="ro1">
          <table:table-cell office:value-type="float" office:value="2691" table:style-name="ce2">
            <text:p>2691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92" table:style-name="ce2">
            <text:p>2692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93" table:style-name="ce2">
            <text:p>2693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94" table:style-name="ce2">
            <text:p>269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95" table:style-name="ce2">
            <text:p>2695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2696" table:style-name="ce2">
            <text:p>2696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697" table:style-name="ce2">
            <text:p>2697</text:p>
          </table:table-cell>
          <table:table-cell table:number-columns-repeated="16383" table:style-name="ce1"/>
        </table:table-row>
        <table:table-row table:style-name="ro1">
          <table:table-cell office:value-type="float" office:value="2698" table:style-name="ce2">
            <text:p>269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699" table:style-name="ce2">
            <text:p>2699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2700" table:style-name="ce2">
            <text:p>2700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01" table:style-name="ce2">
            <text:p>2701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02" table:style-name="ce2">
            <text:p>2702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03" table:style-name="ce2">
            <text:p>2703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704" table:style-name="ce2">
            <text:p>2704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05" table:style-name="ce2">
            <text:p>2705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06" table:style-name="ce2">
            <text:p>2706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07" table:style-name="ce2">
            <text:p>270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08" table:style-name="ce2">
            <text:p>2708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09" table:style-name="ce2">
            <text:p>2709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10" table:style-name="ce2">
            <text:p>2710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G</text:p>
          </table:table-cell>
          <table:table-cell office:value-type="string" table:style-name="ce1">
            <text:p>Bulgaria</text:p>
          </table:table-cell>
          <table:table-cell table:number-columns-repeated="16379"/>
        </table:table-row>
        <table:table-row table:style-name="ro1">
          <table:table-cell office:value-type="float" office:value="2711" table:style-name="ce2">
            <text:p>2711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TW</text:p>
          </table:table-cell>
          <table:table-cell office:value-type="string" table:style-name="ce1">
            <text:p>Taiwan, Province of China</text:p>
          </table:table-cell>
          <table:table-cell table:number-columns-repeated="16379"/>
        </table:table-row>
        <table:table-row table:style-name="ro1">
          <table:table-cell office:value-type="float" office:value="2712" table:style-name="ce2">
            <text:p>2712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P</text:p>
          </table:table-cell>
          <table:table-cell office:value-type="string" table:style-name="ce1">
            <text:p>Nepal</text:p>
          </table:table-cell>
          <table:table-cell table:number-columns-repeated="16379"/>
        </table:table-row>
        <table:table-row table:style-name="ro1">
          <table:table-cell office:value-type="float" office:value="2713" table:style-name="ce2">
            <text:p>2713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2714" table:style-name="ce2">
            <text:p>2714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15" table:style-name="ce2">
            <text:p>2715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RS</text:p>
          </table:table-cell>
          <table:table-cell office:value-type="string" table:style-name="ce1">
            <text:p>Serbia</text:p>
          </table:table-cell>
          <table:table-cell table:number-columns-repeated="16379"/>
        </table:table-row>
        <table:table-row table:style-name="ro1">
          <table:table-cell office:value-type="float" office:value="2716" table:style-name="ce2">
            <text:p>2716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17" table:style-name="ce2">
            <text:p>271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18" table:style-name="ce2">
            <text:p>2718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2719" table:style-name="ce2">
            <text:p>2719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E</text:p>
          </table:table-cell>
          <table:table-cell office:value-type="string" table:style-name="ce1">
            <text:p>Georgia</text:p>
          </table:table-cell>
          <table:table-cell table:number-columns-repeated="16379"/>
        </table:table-row>
        <table:table-row table:style-name="ro1">
          <table:table-cell office:value-type="float" office:value="2720" table:style-name="ce2">
            <text:p>2720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21" table:style-name="ce2">
            <text:p>2721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2722" table:style-name="ce2">
            <text:p>2722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723" table:style-name="ce2">
            <text:p>2723</text:p>
          </table:table-cell>
          <table:table-cell table:number-columns-repeated="2" table:style-name="ce1"/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2724" table:style-name="ce2">
            <text:p>272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25" table:style-name="ce2">
            <text:p>2725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W</text:p>
          </table:table-cell>
          <table:table-cell office:value-type="string" table:style-name="ce1">
            <text:p>Taiwan, Province of China</text:p>
          </table:table-cell>
          <table:table-cell table:number-columns-repeated="16379"/>
        </table:table-row>
        <table:table-row table:style-name="ro1">
          <table:table-cell office:value-type="float" office:value="2726" table:style-name="ce2">
            <text:p>2726</text:p>
          </table:table-cell>
          <table:table-cell table:number-columns-repeated="2" table:style-name="ce1"/>
          <table:table-cell office:value-type="string" table:style-name="ce2">
            <text:p>NZ</text:p>
          </table:table-cell>
          <table:table-cell office:value-type="string" table:style-name="ce1">
            <text:p>New Zealand</text:p>
          </table:table-cell>
          <table:table-cell table:number-columns-repeated="16379"/>
        </table:table-row>
        <table:table-row table:style-name="ro1">
          <table:table-cell office:value-type="float" office:value="2727" table:style-name="ce2">
            <text:p>2727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R</text:p>
          </table:table-cell>
          <table:table-cell office:value-type="string" table:style-name="ce1">
            <text:p>Argentina</text:p>
          </table:table-cell>
          <table:table-cell table:number-columns-repeated="16379"/>
        </table:table-row>
        <table:table-row table:style-name="ro1">
          <table:table-cell office:value-type="float" office:value="2728" table:style-name="ce2">
            <text:p>2728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729" table:style-name="ce2">
            <text:p>2729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30" table:style-name="ce2">
            <text:p>2730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2731" table:style-name="ce2">
            <text:p>2731</text:p>
          </table:table-cell>
          <table:table-cell table:number-columns-repeated="2" table:style-name="ce1"/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2732" table:style-name="ce2">
            <text:p>2732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733" table:style-name="ce2">
            <text:p>2733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34" table:style-name="ce2">
            <text:p>2734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35" table:style-name="ce2">
            <text:p>2735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736" table:style-name="ce2">
            <text:p>2736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737" table:style-name="ce2">
            <text:p>2737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S</text:p>
          </table:table-cell>
          <table:table-cell office:value-type="string" table:style-name="ce1">
            <text:p>Serbia</text:p>
          </table:table-cell>
          <table:table-cell table:number-columns-repeated="16379"/>
        </table:table-row>
        <table:table-row table:style-name="ro1">
          <table:table-cell office:value-type="float" office:value="2738" table:style-name="ce2">
            <text:p>2738</text:p>
          </table:table-cell>
          <table:table-cell table:number-columns-repeated="2" table:style-name="ce1"/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2739" table:style-name="ce2">
            <text:p>2739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2740" table:style-name="ce2">
            <text:p>2740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41" table:style-name="ce2">
            <text:p>2741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742" table:style-name="ce2">
            <text:p>2742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IR</text:p>
          </table:table-cell>
          <table:table-cell office:value-type="string" table:style-name="ce1">
            <text:p>Iran, Islamic Republic of</text:p>
          </table:table-cell>
          <table:table-cell table:number-columns-repeated="16379"/>
        </table:table-row>
        <table:table-row table:style-name="ro1">
          <table:table-cell office:value-type="float" office:value="2743" table:style-name="ce2">
            <text:p>2743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44" table:style-name="ce2">
            <text:p>2744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2745" table:style-name="ce2">
            <text:p>2745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746" table:style-name="ce2">
            <text:p>2746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E</text:p>
          </table:table-cell>
          <table:table-cell office:value-type="string" table:style-name="ce1">
            <text:p>Sweden</text:p>
          </table:table-cell>
          <table:table-cell table:number-columns-repeated="16379"/>
        </table:table-row>
        <table:table-row table:style-name="ro1">
          <table:table-cell office:value-type="float" office:value="2747" table:style-name="ce2">
            <text:p>2747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748" table:style-name="ce2">
            <text:p>2748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749" table:style-name="ce2">
            <text:p>2749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2750" table:style-name="ce2">
            <text:p>2750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751" table:style-name="ce2">
            <text:p>2751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52" table:style-name="ce2">
            <text:p>2752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53" table:style-name="ce2">
            <text:p>2753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54" table:style-name="ce2">
            <text:p>2754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55" table:style-name="ce2">
            <text:p>275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756" table:style-name="ce2">
            <text:p>2756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57" table:style-name="ce2">
            <text:p>2757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58" table:style-name="ce2">
            <text:p>2758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759" table:style-name="ce2">
            <text:p>2759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60" table:style-name="ce2">
            <text:p>2760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761" table:style-name="ce2">
            <text:p>2761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62" table:style-name="ce2">
            <text:p>2762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63" table:style-name="ce2">
            <text:p>276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764" table:style-name="ce2">
            <text:p>2764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65" table:style-name="ce2">
            <text:p>2765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66" table:style-name="ce2">
            <text:p>2766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67" table:style-name="ce2">
            <text:p>2767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68" table:style-name="ce2">
            <text:p>2768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69" table:style-name="ce2">
            <text:p>2769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70" table:style-name="ce2">
            <text:p>2770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71" table:style-name="ce2">
            <text:p>2771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72" table:style-name="ce2">
            <text:p>2772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73" table:style-name="ce2">
            <text:p>277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74" table:style-name="ce2">
            <text:p>2774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E</text:p>
          </table:table-cell>
          <table:table-cell office:value-type="string" table:style-name="ce1">
            <text:p>Sweden</text:p>
          </table:table-cell>
          <table:table-cell table:number-columns-repeated="16379"/>
        </table:table-row>
        <table:table-row table:style-name="ro1">
          <table:table-cell office:value-type="float" office:value="2775" table:style-name="ce2">
            <text:p>277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776" table:style-name="ce2">
            <text:p>2776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M</text:p>
          </table:table-cell>
          <table:table-cell office:value-type="string" table:style-name="ce1">
            <text:p>Cameroon</text:p>
          </table:table-cell>
          <table:table-cell table:number-columns-repeated="16379"/>
        </table:table-row>
        <table:table-row table:style-name="ro1">
          <table:table-cell office:value-type="float" office:value="2777" table:style-name="ce2">
            <text:p>2777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2778" table:style-name="ce2">
            <text:p>2778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779" table:style-name="ce2">
            <text:p>2779</text:p>
          </table:table-cell>
          <table:table-cell office:value-type="float" office:value="1956" table:style-name="ce2">
            <text:p>195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780" table:style-name="ce2">
            <text:p>2780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81" table:style-name="ce2">
            <text:p>2781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82" table:style-name="ce2">
            <text:p>2782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V</text:p>
          </table:table-cell>
          <table:table-cell office:value-type="string" table:style-name="ce1">
            <text:p>El Salvador</text:p>
          </table:table-cell>
          <table:table-cell table:number-columns-repeated="16379"/>
        </table:table-row>
        <table:table-row table:style-name="ro1">
          <table:table-cell office:value-type="float" office:value="2783" table:style-name="ce2">
            <text:p>2783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2784" table:style-name="ce2">
            <text:p>2784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2785" table:style-name="ce2">
            <text:p>2785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86" table:style-name="ce2">
            <text:p>2786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QA</text:p>
          </table:table-cell>
          <table:table-cell office:value-type="string" table:style-name="ce1">
            <text:p>Qatar</text:p>
          </table:table-cell>
          <table:table-cell table:number-columns-repeated="16379"/>
        </table:table-row>
        <table:table-row table:style-name="ro1">
          <table:table-cell office:value-type="float" office:value="2787" table:style-name="ce2">
            <text:p>2787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2788" table:style-name="ce2">
            <text:p>2788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789" table:style-name="ce2">
            <text:p>2789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790" table:style-name="ce2">
            <text:p>2790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91" table:style-name="ce2">
            <text:p>2791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2792" table:style-name="ce2">
            <text:p>2792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793" table:style-name="ce2">
            <text:p>2793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94" table:style-name="ce2">
            <text:p>2794</text:p>
          </table:table-cell>
          <table:table-cell table:style-name="ce1"/>
          <table:table-cell office:value-type="string" table:style-name="ce2">
            <text:p>other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795" table:style-name="ce2">
            <text:p>2795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796" table:style-name="ce2">
            <text:p>2796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T</text:p>
          </table:table-cell>
          <table:table-cell office:value-type="string" table:style-name="ce1">
            <text:p>Portugal</text:p>
          </table:table-cell>
          <table:table-cell table:number-columns-repeated="16379"/>
        </table:table-row>
        <table:table-row table:style-name="ro1">
          <table:table-cell office:value-type="float" office:value="2797" table:style-name="ce2">
            <text:p>2797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T</text:p>
          </table:table-cell>
          <table:table-cell office:value-type="string" table:style-name="ce1">
            <text:p>Portugal</text:p>
          </table:table-cell>
          <table:table-cell table:number-columns-repeated="16379"/>
        </table:table-row>
        <table:table-row table:style-name="ro1">
          <table:table-cell office:value-type="float" office:value="2798" table:style-name="ce2">
            <text:p>279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2799" table:style-name="ce2">
            <text:p>2799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I</text:p>
          </table:table-cell>
          <table:table-cell office:value-type="string" table:style-name="ce1">
            <text:p>Finland</text:p>
          </table:table-cell>
          <table:table-cell table:number-columns-repeated="16379"/>
        </table:table-row>
        <table:table-row table:style-name="ro1">
          <table:table-cell office:value-type="float" office:value="2800" table:style-name="ce2">
            <text:p>2800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801" table:style-name="ce2">
            <text:p>280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802" table:style-name="ce2">
            <text:p>2802</text:p>
          </table:table-cell>
          <table:table-cell table:number-columns-repeated="16383" table:style-name="ce1"/>
        </table:table-row>
        <table:table-row table:style-name="ro1">
          <table:table-cell office:value-type="float" office:value="2803" table:style-name="ce2">
            <text:p>2803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804" table:style-name="ce2">
            <text:p>2804</text:p>
          </table:table-cell>
          <table:table-cell table:number-columns-repeated="2" table:style-name="ce1"/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2805" table:style-name="ce2">
            <text:p>2805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G</text:p>
          </table:table-cell>
          <table:table-cell office:value-type="string" table:style-name="ce1">
            <text:p>Uganda</text:p>
          </table:table-cell>
          <table:table-cell table:number-columns-repeated="16379"/>
        </table:table-row>
        <table:table-row table:style-name="ro1">
          <table:table-cell office:value-type="float" office:value="2806" table:style-name="ce2">
            <text:p>2806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807" table:style-name="ce2">
            <text:p>2807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808" table:style-name="ce2">
            <text:p>2808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809" table:style-name="ce2">
            <text:p>2809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2810" table:style-name="ce2">
            <text:p>2810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811" table:style-name="ce2">
            <text:p>2811</text:p>
          </table:table-cell>
          <table:table-cell table:number-columns-repeated="2" table:style-name="ce1"/>
          <table:table-cell office:value-type="string" table:style-name="ce2">
            <text:p>AR</text:p>
          </table:table-cell>
          <table:table-cell office:value-type="string" table:style-name="ce1">
            <text:p>Argentina</text:p>
          </table:table-cell>
          <table:table-cell table:number-columns-repeated="16379"/>
        </table:table-row>
        <table:table-row table:style-name="ro1">
          <table:table-cell office:value-type="float" office:value="2812" table:style-name="ce2">
            <text:p>2812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813" table:style-name="ce2">
            <text:p>2813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814" table:style-name="ce2">
            <text:p>2814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815" table:style-name="ce2">
            <text:p>2815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816" table:style-name="ce2">
            <text:p>2816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817" table:style-name="ce2">
            <text:p>2817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818" table:style-name="ce2">
            <text:p>2818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819" table:style-name="ce2">
            <text:p>2819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E</text:p>
          </table:table-cell>
          <table:table-cell office:value-type="string" table:style-name="ce1">
            <text:p>Ireland</text:p>
          </table:table-cell>
          <table:table-cell table:number-columns-repeated="16379"/>
        </table:table-row>
        <table:table-row table:style-name="ro1">
          <table:table-cell office:value-type="float" office:value="2820" table:style-name="ce2">
            <text:p>2820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821" table:style-name="ce2">
            <text:p>282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822" table:style-name="ce2">
            <text:p>2822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823" table:style-name="ce2">
            <text:p>282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2824" table:style-name="ce2">
            <text:p>2824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825" table:style-name="ce2">
            <text:p>2825</text:p>
          </table:table-cell>
          <table:table-cell table:number-columns-repeated="2" table:style-name="ce1"/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2826" table:style-name="ce2">
            <text:p>2826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827" table:style-name="ce2">
            <text:p>2827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828" table:style-name="ce2">
            <text:p>2828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829" table:style-name="ce2">
            <text:p>2829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830" table:style-name="ce2">
            <text:p>2830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A</text:p>
          </table:table-cell>
          <table:table-cell office:value-type="string" table:style-name="ce1">
            <text:p>Saudi Arabia</text:p>
          </table:table-cell>
          <table:table-cell table:number-columns-repeated="16379"/>
        </table:table-row>
        <table:table-row table:style-name="ro1">
          <table:table-cell office:value-type="float" office:value="2831" table:style-name="ce2">
            <text:p>2831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832" table:style-name="ce2">
            <text:p>2832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2833" table:style-name="ce2">
            <text:p>283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834" table:style-name="ce2">
            <text:p>2834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835" table:style-name="ce2">
            <text:p>2835</text:p>
          </table:table-cell>
          <table:table-cell table:number-columns-repeated="2" table:style-name="ce1"/>
          <table:table-cell office:value-type="string" table:style-name="ce2">
            <text:p>LV</text:p>
          </table:table-cell>
          <table:table-cell office:value-type="string" table:style-name="ce1">
            <text:p>Latvia</text:p>
          </table:table-cell>
          <table:table-cell table:number-columns-repeated="16379"/>
        </table:table-row>
        <table:table-row table:style-name="ro1">
          <table:table-cell office:value-type="float" office:value="2836" table:style-name="ce2">
            <text:p>2836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837" table:style-name="ce2">
            <text:p>2837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2838" table:style-name="ce2">
            <text:p>2838</text:p>
          </table:table-cell>
          <table:table-cell table:number-columns-repeated="2" table:style-name="ce1"/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2839" table:style-name="ce2">
            <text:p>2839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840" table:style-name="ce2">
            <text:p>2840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2841" table:style-name="ce2">
            <text:p>2841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842" table:style-name="ce2">
            <text:p>2842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Y</text:p>
          </table:table-cell>
          <table:table-cell office:value-type="string" table:style-name="ce1">
            <text:p>Belarus</text:p>
          </table:table-cell>
          <table:table-cell table:number-columns-repeated="16379"/>
        </table:table-row>
        <table:table-row table:style-name="ro1">
          <table:table-cell office:value-type="float" office:value="2843" table:style-name="ce2">
            <text:p>2843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844" table:style-name="ce2">
            <text:p>2844</text:p>
          </table:table-cell>
          <table:table-cell table:number-columns-repeated="2" table:style-name="ce1"/>
          <table:table-cell office:value-type="string" table:style-name="ce2">
            <text:p>RO</text:p>
          </table:table-cell>
          <table:table-cell office:value-type="string" table:style-name="ce1">
            <text:p>Romania</text:p>
          </table:table-cell>
          <table:table-cell table:number-columns-repeated="16379"/>
        </table:table-row>
        <table:table-row table:style-name="ro1">
          <table:table-cell office:value-type="float" office:value="2845" table:style-name="ce2">
            <text:p>2845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G</text:p>
          </table:table-cell>
          <table:table-cell office:value-type="string" table:style-name="ce1">
            <text:p>Uganda</text:p>
          </table:table-cell>
          <table:table-cell table:number-columns-repeated="16379"/>
        </table:table-row>
        <table:table-row table:style-name="ro1">
          <table:table-cell office:value-type="float" office:value="2846" table:style-name="ce2">
            <text:p>2846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2847" table:style-name="ce2">
            <text:p>2847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848" table:style-name="ce2">
            <text:p>2848</text:p>
          </table:table-cell>
          <table:table-cell table:number-columns-repeated="2" table:style-name="ce1"/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849" table:style-name="ce2">
            <text:p>284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850" table:style-name="ce2">
            <text:p>2850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2851" table:style-name="ce2">
            <text:p>2851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H</text:p>
          </table:table-cell>
          <table:table-cell office:value-type="string" table:style-name="ce1">
            <text:p>Switzerland</text:p>
          </table:table-cell>
          <table:table-cell table:number-columns-repeated="16379"/>
        </table:table-row>
        <table:table-row table:style-name="ro1">
          <table:table-cell office:value-type="float" office:value="2852" table:style-name="ce2">
            <text:p>2852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853" table:style-name="ce2">
            <text:p>2853</text:p>
          </table:table-cell>
          <table:table-cell table:number-columns-repeated="2" table:style-name="ce1"/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854" table:style-name="ce2">
            <text:p>285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855" table:style-name="ce2">
            <text:p>285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856" table:style-name="ce2">
            <text:p>2856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A</text:p>
          </table:table-cell>
          <table:table-cell office:value-type="string" table:style-name="ce1">
            <text:p>Morocco</text:p>
          </table:table-cell>
          <table:table-cell table:number-columns-repeated="16379"/>
        </table:table-row>
        <table:table-row table:style-name="ro1">
          <table:table-cell office:value-type="float" office:value="2857" table:style-name="ce2">
            <text:p>2857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858" table:style-name="ce2">
            <text:p>2858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859" table:style-name="ce2">
            <text:p>2859</text:p>
          </table:table-cell>
          <table:table-cell table:number-columns-repeated="2" table:style-name="ce1"/>
          <table:table-cell office:value-type="string" table:style-name="ce2">
            <text:p>IR</text:p>
          </table:table-cell>
          <table:table-cell office:value-type="string" table:style-name="ce1">
            <text:p>Iran, Islamic Republic of</text:p>
          </table:table-cell>
          <table:table-cell table:number-columns-repeated="16379"/>
        </table:table-row>
        <table:table-row table:style-name="ro1">
          <table:table-cell office:value-type="float" office:value="2860" table:style-name="ce2">
            <text:p>2860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2861" table:style-name="ce2">
            <text:p>286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2862" table:style-name="ce2">
            <text:p>2862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863" table:style-name="ce2">
            <text:p>2863</text:p>
          </table:table-cell>
          <table:table-cell office:value-type="float" office:value="1956" table:style-name="ce2">
            <text:p>195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864" table:style-name="ce2">
            <text:p>2864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865" table:style-name="ce2">
            <text:p>2865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A</text:p>
          </table:table-cell>
          <table:table-cell office:value-type="string" table:style-name="ce1">
            <text:p>Morocco</text:p>
          </table:table-cell>
          <table:table-cell table:number-columns-repeated="16379"/>
        </table:table-row>
        <table:table-row table:style-name="ro1">
          <table:table-cell office:value-type="float" office:value="2866" table:style-name="ce2">
            <text:p>2866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Z</text:p>
          </table:table-cell>
          <table:table-cell office:value-type="string" table:style-name="ce1">
            <text:p>Czechia</text:p>
          </table:table-cell>
          <table:table-cell table:number-columns-repeated="16379"/>
        </table:table-row>
        <table:table-row table:style-name="ro1">
          <table:table-cell office:value-type="float" office:value="2867" table:style-name="ce2">
            <text:p>2867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2868" table:style-name="ce2">
            <text:p>2868</text:p>
          </table:table-cell>
          <table:table-cell table:number-columns-repeated="2" table:style-name="ce1"/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869" table:style-name="ce2">
            <text:p>2869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870" table:style-name="ce2">
            <text:p>2870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2871" table:style-name="ce2">
            <text:p>287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Y</text:p>
          </table:table-cell>
          <table:table-cell office:value-type="string" table:style-name="ce1">
            <text:p>Uruguay</text:p>
          </table:table-cell>
          <table:table-cell table:number-columns-repeated="16379"/>
        </table:table-row>
        <table:table-row table:style-name="ro1">
          <table:table-cell office:value-type="float" office:value="2872" table:style-name="ce2">
            <text:p>2872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2873" table:style-name="ce2">
            <text:p>2873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2874" table:style-name="ce2">
            <text:p>2874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L</text:p>
          </table:table-cell>
          <table:table-cell office:value-type="string" table:style-name="ce1">
            <text:p>Chile</text:p>
          </table:table-cell>
          <table:table-cell table:number-columns-repeated="16379"/>
        </table:table-row>
        <table:table-row table:style-name="ro1">
          <table:table-cell office:value-type="float" office:value="2875" table:style-name="ce2">
            <text:p>2875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2876" table:style-name="ce2">
            <text:p>2876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2877" table:style-name="ce2">
            <text:p>2877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878" table:style-name="ce2">
            <text:p>2878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879" table:style-name="ce2">
            <text:p>2879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880" table:style-name="ce2">
            <text:p>2880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JP</text:p>
          </table:table-cell>
          <table:table-cell office:value-type="string" table:style-name="ce1">
            <text:p>Japan</text:p>
          </table:table-cell>
          <table:table-cell table:number-columns-repeated="16379"/>
        </table:table-row>
        <table:table-row table:style-name="ro1">
          <table:table-cell office:value-type="float" office:value="2881" table:style-name="ce2">
            <text:p>2881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882" table:style-name="ce2">
            <text:p>2882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883" table:style-name="ce2">
            <text:p>2883</text:p>
          </table:table-cell>
          <table:table-cell office:value-type="float" office:value="1956" table:style-name="ce2">
            <text:p>195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884" table:style-name="ce2">
            <text:p>2884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K</text:p>
          </table:table-cell>
          <table:table-cell office:value-type="string" table:style-name="ce1">
            <text:p>Slovakia</text:p>
          </table:table-cell>
          <table:table-cell table:number-columns-repeated="16379"/>
        </table:table-row>
        <table:table-row table:style-name="ro1">
          <table:table-cell office:value-type="float" office:value="2885" table:style-name="ce2">
            <text:p>2885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886" table:style-name="ce2">
            <text:p>2886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887" table:style-name="ce2">
            <text:p>2887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888" table:style-name="ce2">
            <text:p>2888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889" table:style-name="ce2">
            <text:p>2889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890" table:style-name="ce2">
            <text:p>289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891" table:style-name="ce2">
            <text:p>2891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892" table:style-name="ce2">
            <text:p>2892</text:p>
          </table:table-cell>
          <table:table-cell office:value-type="float" office:value="1958" table:style-name="ce2">
            <text:p>195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893" table:style-name="ce2">
            <text:p>2893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894" table:style-name="ce2">
            <text:p>2894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895" table:style-name="ce2">
            <text:p>2895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896" table:style-name="ce2">
            <text:p>2896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897" table:style-name="ce2">
            <text:p>2897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898" table:style-name="ce2">
            <text:p>2898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E</text:p>
          </table:table-cell>
          <table:table-cell office:value-type="string" table:style-name="ce1">
            <text:p>Ireland</text:p>
          </table:table-cell>
          <table:table-cell table:number-columns-repeated="16379"/>
        </table:table-row>
        <table:table-row table:style-name="ro1">
          <table:table-cell office:value-type="float" office:value="2899" table:style-name="ce2">
            <text:p>2899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2900" table:style-name="ce2">
            <text:p>2900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2901" table:style-name="ce2">
            <text:p>2901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02" table:style-name="ce2">
            <text:p>2902</text:p>
          </table:table-cell>
          <table:table-cell office:value-type="float" office:value="1954" table:style-name="ce2">
            <text:p>195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2903" table:style-name="ce2">
            <text:p>2903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904" table:style-name="ce2">
            <text:p>2904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05" table:style-name="ce2">
            <text:p>2905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H</text:p>
          </table:table-cell>
          <table:table-cell office:value-type="string" table:style-name="ce1">
            <text:p>Thailand</text:p>
          </table:table-cell>
          <table:table-cell table:number-columns-repeated="16379"/>
        </table:table-row>
        <table:table-row table:style-name="ro1">
          <table:table-cell office:value-type="float" office:value="2906" table:style-name="ce2">
            <text:p>2906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2907" table:style-name="ce2">
            <text:p>2907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08" table:style-name="ce2">
            <text:p>2908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2909" table:style-name="ce2">
            <text:p>2909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910" table:style-name="ce2">
            <text:p>2910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11" table:style-name="ce2">
            <text:p>291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912" table:style-name="ce2">
            <text:p>2912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13" table:style-name="ce2">
            <text:p>2913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914" table:style-name="ce2">
            <text:p>2914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15" table:style-name="ce2">
            <text:p>2915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2916" table:style-name="ce2">
            <text:p>2916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17" table:style-name="ce2">
            <text:p>2917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18" table:style-name="ce2">
            <text:p>2918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2919" table:style-name="ce2">
            <text:p>2919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H</text:p>
          </table:table-cell>
          <table:table-cell office:value-type="string" table:style-name="ce1">
            <text:p>Thailand</text:p>
          </table:table-cell>
          <table:table-cell table:number-columns-repeated="16379"/>
        </table:table-row>
        <table:table-row table:style-name="ro1">
          <table:table-cell office:value-type="float" office:value="2920" table:style-name="ce2">
            <text:p>292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R</text:p>
          </table:table-cell>
          <table:table-cell office:value-type="string" table:style-name="ce1">
            <text:p>Iran, Islamic Republic of</text:p>
          </table:table-cell>
          <table:table-cell table:number-columns-repeated="16379"/>
        </table:table-row>
        <table:table-row table:style-name="ro1">
          <table:table-cell office:value-type="float" office:value="2921" table:style-name="ce2">
            <text:p>292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922" table:style-name="ce2">
            <text:p>2922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923" table:style-name="ce2">
            <text:p>2923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2924" table:style-name="ce2">
            <text:p>292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925" table:style-name="ce2">
            <text:p>2925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2926" table:style-name="ce2">
            <text:p>2926</text:p>
          </table:table-cell>
          <table:table-cell table:number-columns-repeated="2" table:style-name="ce1"/>
          <table:table-cell office:value-type="string" table:style-name="ce2">
            <text:p>IL</text:p>
          </table:table-cell>
          <table:table-cell office:value-type="string" table:style-name="ce1">
            <text:p>Israel</text:p>
          </table:table-cell>
          <table:table-cell table:number-columns-repeated="16379"/>
        </table:table-row>
        <table:table-row table:style-name="ro1">
          <table:table-cell office:value-type="float" office:value="2927" table:style-name="ce2">
            <text:p>2927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28" table:style-name="ce2">
            <text:p>2928</text:p>
          </table:table-cell>
          <table:table-cell table:number-columns-repeated="16383" table:style-name="ce1"/>
        </table:table-row>
        <table:table-row table:style-name="ro1">
          <table:table-cell office:value-type="float" office:value="2929" table:style-name="ce2">
            <text:p>292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30" table:style-name="ce2">
            <text:p>293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31" table:style-name="ce2">
            <text:p>2931</text:p>
          </table:table-cell>
          <table:table-cell office:value-type="float" office:value="1955" table:style-name="ce2">
            <text:p>195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32" table:style-name="ce2">
            <text:p>2932</text:p>
          </table:table-cell>
          <table:table-cell office:value-type="float" office:value="1961" table:style-name="ce2">
            <text:p>196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33" table:style-name="ce2">
            <text:p>2933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2934" table:style-name="ce2">
            <text:p>2934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35" table:style-name="ce2">
            <text:p>2935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936" table:style-name="ce2">
            <text:p>2936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37" table:style-name="ce2">
            <text:p>293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38" table:style-name="ce2">
            <text:p>2938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2939" table:style-name="ce2">
            <text:p>2939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40" table:style-name="ce2">
            <text:p>2940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941" table:style-name="ce2">
            <text:p>2941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42" table:style-name="ce2">
            <text:p>294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943" table:style-name="ce2">
            <text:p>2943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44" table:style-name="ce2">
            <text:p>2944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L</text:p>
          </table:table-cell>
          <table:table-cell office:value-type="string" table:style-name="ce1">
            <text:p>Israel</text:p>
          </table:table-cell>
          <table:table-cell table:number-columns-repeated="16379"/>
        </table:table-row>
        <table:table-row table:style-name="ro1">
          <table:table-cell office:value-type="float" office:value="2945" table:style-name="ce2">
            <text:p>2945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2946" table:style-name="ce2">
            <text:p>2946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47" table:style-name="ce2">
            <text:p>2947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2948" table:style-name="ce2">
            <text:p>2948</text:p>
          </table:table-cell>
          <table:table-cell office:value-type="float" office:value="1962" table:style-name="ce2">
            <text:p>196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49" table:style-name="ce2">
            <text:p>2949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50" table:style-name="ce2">
            <text:p>295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51" table:style-name="ce2">
            <text:p>2951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52" table:style-name="ce2">
            <text:p>2952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53" table:style-name="ce2">
            <text:p>2953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54" table:style-name="ce2">
            <text:p>295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2955" table:style-name="ce2">
            <text:p>2955</text:p>
          </table:table-cell>
          <table:table-cell table:number-columns-repeated="2" table:style-name="ce1"/>
          <table:table-cell office:value-type="string" table:style-name="ce2">
            <text:p>AR</text:p>
          </table:table-cell>
          <table:table-cell office:value-type="string" table:style-name="ce1">
            <text:p>Argentina</text:p>
          </table:table-cell>
          <table:table-cell table:number-columns-repeated="16379"/>
        </table:table-row>
        <table:table-row table:style-name="ro1">
          <table:table-cell office:value-type="float" office:value="2956" table:style-name="ce2">
            <text:p>295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2957" table:style-name="ce2">
            <text:p>2957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H</text:p>
          </table:table-cell>
          <table:table-cell office:value-type="string" table:style-name="ce1">
            <text:p>Ghana</text:p>
          </table:table-cell>
          <table:table-cell table:number-columns-repeated="16379"/>
        </table:table-row>
        <table:table-row table:style-name="ro1">
          <table:table-cell office:value-type="float" office:value="2958" table:style-name="ce2">
            <text:p>2958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59" table:style-name="ce2">
            <text:p>2959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960" table:style-name="ce2">
            <text:p>2960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61" table:style-name="ce2">
            <text:p>2961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62" table:style-name="ce2">
            <text:p>2962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2963" table:style-name="ce2">
            <text:p>2963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2964" table:style-name="ce2">
            <text:p>2964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65" table:style-name="ce2">
            <text:p>2965</text:p>
          </table:table-cell>
          <table:table-cell table:style-name="ce1"/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66" table:style-name="ce2">
            <text:p>2966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2967" table:style-name="ce2">
            <text:p>2967</text:p>
          </table:table-cell>
          <table:table-cell table:number-columns-repeated="2" table:style-name="ce1"/>
          <table:table-cell office:value-type="string" table:style-name="ce2">
            <text:p>SE</text:p>
          </table:table-cell>
          <table:table-cell office:value-type="string" table:style-name="ce1">
            <text:p>Sweden</text:p>
          </table:table-cell>
          <table:table-cell table:number-columns-repeated="16379"/>
        </table:table-row>
        <table:table-row table:style-name="ro1">
          <table:table-cell office:value-type="float" office:value="2968" table:style-name="ce2">
            <text:p>2968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2969" table:style-name="ce2">
            <text:p>2969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70" table:style-name="ce2">
            <text:p>2970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2971" table:style-name="ce2">
            <text:p>2971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72" table:style-name="ce2">
            <text:p>297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K</text:p>
          </table:table-cell>
          <table:table-cell office:value-type="string" table:style-name="ce1">
            <text:p>Slovakia</text:p>
          </table:table-cell>
          <table:table-cell table:number-columns-repeated="16379"/>
        </table:table-row>
        <table:table-row table:style-name="ro1">
          <table:table-cell office:value-type="float" office:value="2973" table:style-name="ce2">
            <text:p>2973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O</text:p>
          </table:table-cell>
          <table:table-cell office:value-type="string" table:style-name="ce1">
            <text:p>Norway</text:p>
          </table:table-cell>
          <table:table-cell table:number-columns-repeated="16379"/>
        </table:table-row>
        <table:table-row table:style-name="ro1">
          <table:table-cell office:value-type="float" office:value="2974" table:style-name="ce2">
            <text:p>2974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T</text:p>
          </table:table-cell>
          <table:table-cell office:value-type="string" table:style-name="ce1">
            <text:p>Trinidad and Tobago</text:p>
          </table:table-cell>
          <table:table-cell table:number-columns-repeated="16379"/>
        </table:table-row>
        <table:table-row table:style-name="ro1">
          <table:table-cell office:value-type="float" office:value="2975" table:style-name="ce2">
            <text:p>2975</text:p>
          </table:table-cell>
          <table:table-cell office:value-type="float" office:value="1951" table:style-name="ce2">
            <text:p>195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R</text:p>
          </table:table-cell>
          <table:table-cell office:value-type="string" table:style-name="ce1">
            <text:p>Costa Rica</text:p>
          </table:table-cell>
          <table:table-cell table:number-columns-repeated="16379"/>
        </table:table-row>
        <table:table-row table:style-name="ro1">
          <table:table-cell office:value-type="float" office:value="2976" table:style-name="ce2">
            <text:p>2976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77" table:style-name="ce2">
            <text:p>2977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978" table:style-name="ce2">
            <text:p>2978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2979" table:style-name="ce2">
            <text:p>2979</text:p>
          </table:table-cell>
          <table:table-cell table:number-columns-repeated="2" table:style-name="ce1"/>
          <table:table-cell office:value-type="string" table:style-name="ce2">
            <text:p>TH</text:p>
          </table:table-cell>
          <table:table-cell office:value-type="string" table:style-name="ce1">
            <text:p>Thailand</text:p>
          </table:table-cell>
          <table:table-cell table:number-columns-repeated="16379"/>
        </table:table-row>
        <table:table-row table:style-name="ro1">
          <table:table-cell office:value-type="float" office:value="2980" table:style-name="ce2">
            <text:p>2980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81" table:style-name="ce2">
            <text:p>298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2982" table:style-name="ce2">
            <text:p>2982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83" table:style-name="ce2">
            <text:p>2983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84" table:style-name="ce2">
            <text:p>2984</text:p>
          </table:table-cell>
          <table:table-cell table:number-columns-repeated="2" table:style-name="ce1"/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2985" table:style-name="ce2">
            <text:p>2985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2986" table:style-name="ce2">
            <text:p>298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2987" table:style-name="ce2">
            <text:p>298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2988" table:style-name="ce2">
            <text:p>2988</text:p>
          </table:table-cell>
          <table:table-cell table:number-columns-repeated="2" table:style-name="ce1"/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2989" table:style-name="ce2">
            <text:p>2989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2990" table:style-name="ce2">
            <text:p>2990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2991" table:style-name="ce2">
            <text:p>2991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2992" table:style-name="ce2">
            <text:p>2992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2993" table:style-name="ce2">
            <text:p>2993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94" table:style-name="ce2">
            <text:p>299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2995" table:style-name="ce2">
            <text:p>299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96" table:style-name="ce2">
            <text:p>2996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97" table:style-name="ce2">
            <text:p>2997</text:p>
          </table:table-cell>
          <table:table-cell office:value-type="float" office:value="1958" table:style-name="ce2">
            <text:p>195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2998" table:style-name="ce2">
            <text:p>2998</text:p>
          </table:table-cell>
          <table:table-cell table:number-columns-repeated="2" table:style-name="ce1"/>
          <table:table-cell office:value-type="string" table:style-name="ce2">
            <text:p>PT</text:p>
          </table:table-cell>
          <table:table-cell office:value-type="string" table:style-name="ce1">
            <text:p>Portugal</text:p>
          </table:table-cell>
          <table:table-cell table:number-columns-repeated="16379"/>
        </table:table-row>
        <table:table-row table:style-name="ro1">
          <table:table-cell office:value-type="float" office:value="2999" table:style-name="ce2">
            <text:p>2999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00" table:style-name="ce2">
            <text:p>3000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01" table:style-name="ce2">
            <text:p>3001</text:p>
          </table:table-cell>
          <table:table-cell office:value-type="float" office:value="1961" table:style-name="ce2">
            <text:p>196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02" table:style-name="ce2">
            <text:p>3002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3003" table:style-name="ce2">
            <text:p>3003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004" table:style-name="ce2">
            <text:p>3004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005" table:style-name="ce2">
            <text:p>3005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T</text:p>
          </table:table-cell>
          <table:table-cell office:value-type="string" table:style-name="ce1">
            <text:p>Guatemala</text:p>
          </table:table-cell>
          <table:table-cell table:number-columns-repeated="16379"/>
        </table:table-row>
        <table:table-row table:style-name="ro1">
          <table:table-cell office:value-type="float" office:value="3006" table:style-name="ce2">
            <text:p>300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3007" table:style-name="ce2">
            <text:p>3007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P</text:p>
          </table:table-cell>
          <table:table-cell office:value-type="string" table:style-name="ce1">
            <text:p>Nepal</text:p>
          </table:table-cell>
          <table:table-cell table:number-columns-repeated="16379"/>
        </table:table-row>
        <table:table-row table:style-name="ro1">
          <table:table-cell office:value-type="float" office:value="3008" table:style-name="ce2">
            <text:p>3008</text:p>
          </table:table-cell>
          <table:table-cell office:value-type="float" office:value="1961" table:style-name="ce2">
            <text:p>196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3009" table:style-name="ce2">
            <text:p>3009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10" table:style-name="ce2">
            <text:p>3010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011" table:style-name="ce2">
            <text:p>3011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012" table:style-name="ce2">
            <text:p>3012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13" table:style-name="ce2">
            <text:p>301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14" table:style-name="ce2">
            <text:p>3014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15" table:style-name="ce2">
            <text:p>3015</text:p>
          </table:table-cell>
          <table:table-cell table:number-columns-repeated="2" table:style-name="ce1"/>
          <table:table-cell office:value-type="string" table:style-name="ce2">
            <text:p>FI</text:p>
          </table:table-cell>
          <table:table-cell office:value-type="string" table:style-name="ce1">
            <text:p>Finland</text:p>
          </table:table-cell>
          <table:table-cell table:number-columns-repeated="16379"/>
        </table:table-row>
        <table:table-row table:style-name="ro1">
          <table:table-cell office:value-type="float" office:value="3016" table:style-name="ce2">
            <text:p>3016</text:p>
          </table:table-cell>
          <table:table-cell office:value-type="float" office:value="1954" table:style-name="ce2">
            <text:p>195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017" table:style-name="ce2">
            <text:p>3017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18" table:style-name="ce2">
            <text:p>3018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3019" table:style-name="ce2">
            <text:p>3019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20" table:style-name="ce2">
            <text:p>3020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21" table:style-name="ce2">
            <text:p>3021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22" table:style-name="ce2">
            <text:p>3022</text:p>
          </table:table-cell>
          <table:table-cell table:number-columns-repeated="2" table:style-name="ce1"/>
          <table:table-cell office:value-type="string" table:style-name="ce2">
            <text:p>KW</text:p>
          </table:table-cell>
          <table:table-cell office:value-type="string" table:style-name="ce1">
            <text:p>Kuwait</text:p>
          </table:table-cell>
          <table:table-cell table:number-columns-repeated="16379"/>
        </table:table-row>
        <table:table-row table:style-name="ro1">
          <table:table-cell office:value-type="float" office:value="3023" table:style-name="ce2">
            <text:p>3023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024" table:style-name="ce2">
            <text:p>3024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25" table:style-name="ce2">
            <text:p>302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26" table:style-name="ce2">
            <text:p>3026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027" table:style-name="ce2">
            <text:p>3027</text:p>
          </table:table-cell>
          <table:table-cell table:number-columns-repeated="16383" table:style-name="ce1"/>
        </table:table-row>
        <table:table-row table:style-name="ro1">
          <table:table-cell office:value-type="float" office:value="3028" table:style-name="ce2">
            <text:p>3028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3029" table:style-name="ce2">
            <text:p>3029</text:p>
          </table:table-cell>
          <table:table-cell office:value-type="float" office:value="1954" table:style-name="ce2">
            <text:p>195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30" table:style-name="ce2">
            <text:p>3030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31" table:style-name="ce2">
            <text:p>303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32" table:style-name="ce2">
            <text:p>3032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33" table:style-name="ce2">
            <text:p>303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34" table:style-name="ce2">
            <text:p>3034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P</text:p>
          </table:table-cell>
          <table:table-cell office:value-type="string" table:style-name="ce1">
            <text:p>Nepal</text:p>
          </table:table-cell>
          <table:table-cell table:number-columns-repeated="16379"/>
        </table:table-row>
        <table:table-row table:style-name="ro1">
          <table:table-cell office:value-type="float" office:value="3035" table:style-name="ce2">
            <text:p>303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36" table:style-name="ce2">
            <text:p>3036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P</text:p>
          </table:table-cell>
          <table:table-cell office:value-type="string" table:style-name="ce1">
            <text:p>Nepal</text:p>
          </table:table-cell>
          <table:table-cell table:number-columns-repeated="16379"/>
        </table:table-row>
        <table:table-row table:style-name="ro1">
          <table:table-cell office:value-type="float" office:value="3037" table:style-name="ce2">
            <text:p>3037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38" table:style-name="ce2">
            <text:p>3038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39" table:style-name="ce2">
            <text:p>3039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40" table:style-name="ce2">
            <text:p>3040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41" table:style-name="ce2">
            <text:p>3041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42" table:style-name="ce2">
            <text:p>3042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43" table:style-name="ce2">
            <text:p>3043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44" table:style-name="ce2">
            <text:p>304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45" table:style-name="ce2">
            <text:p>3045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46" table:style-name="ce2">
            <text:p>3046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047" table:style-name="ce2">
            <text:p>3047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3048" table:style-name="ce2">
            <text:p>3048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3049" table:style-name="ce2">
            <text:p>3049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50" table:style-name="ce2">
            <text:p>3050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E</text:p>
          </table:table-cell>
          <table:table-cell office:value-type="string" table:style-name="ce1">
            <text:p>Ireland</text:p>
          </table:table-cell>
          <table:table-cell table:number-columns-repeated="16379"/>
        </table:table-row>
        <table:table-row table:style-name="ro1">
          <table:table-cell office:value-type="float" office:value="3051" table:style-name="ce2">
            <text:p>3051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52" table:style-name="ce2">
            <text:p>3052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053" table:style-name="ce2">
            <text:p>3053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3054" table:style-name="ce2">
            <text:p>3054</text:p>
          </table:table-cell>
          <table:table-cell table:number-columns-repeated="2" table:style-name="ce1"/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3055" table:style-name="ce2">
            <text:p>3055</text:p>
          </table:table-cell>
          <table:table-cell office:value-type="float" office:value="1951" table:style-name="ce2">
            <text:p>195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56" table:style-name="ce2">
            <text:p>3056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057" table:style-name="ce2">
            <text:p>3057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58" table:style-name="ce2">
            <text:p>3058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59" table:style-name="ce2">
            <text:p>3059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60" table:style-name="ce2">
            <text:p>3060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061" table:style-name="ce2">
            <text:p>3061</text:p>
          </table:table-cell>
          <table:table-cell office:value-type="float" office:value="1955" table:style-name="ce2">
            <text:p>195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062" table:style-name="ce2">
            <text:p>3062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63" table:style-name="ce2">
            <text:p>3063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3064" table:style-name="ce2">
            <text:p>306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3065" table:style-name="ce2">
            <text:p>3065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3066" table:style-name="ce2">
            <text:p>3066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67" table:style-name="ce2">
            <text:p>306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68" table:style-name="ce2">
            <text:p>3068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P</text:p>
          </table:table-cell>
          <table:table-cell office:value-type="string" table:style-name="ce1">
            <text:p>Nepal</text:p>
          </table:table-cell>
          <table:table-cell table:number-columns-repeated="16379"/>
        </table:table-row>
        <table:table-row table:style-name="ro1">
          <table:table-cell office:value-type="float" office:value="3069" table:style-name="ce2">
            <text:p>306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70" table:style-name="ce2">
            <text:p>3070</text:p>
          </table:table-cell>
          <table:table-cell table:number-columns-repeated="2" table:style-name="ce1"/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3071" table:style-name="ce2">
            <text:p>307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072" table:style-name="ce2">
            <text:p>3072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73" table:style-name="ce2">
            <text:p>3073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074" table:style-name="ce2">
            <text:p>3074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3075" table:style-name="ce2">
            <text:p>3075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76" table:style-name="ce2">
            <text:p>3076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77" table:style-name="ce2">
            <text:p>3077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3078" table:style-name="ce2">
            <text:p>3078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79" table:style-name="ce2">
            <text:p>3079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3080" table:style-name="ce2">
            <text:p>3080</text:p>
          </table:table-cell>
          <table:table-cell office:value-type="float" office:value="1962" table:style-name="ce2">
            <text:p>196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81" table:style-name="ce2">
            <text:p>3081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82" table:style-name="ce2">
            <text:p>3082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3083" table:style-name="ce2">
            <text:p>3083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3084" table:style-name="ce2">
            <text:p>3084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085" table:style-name="ce2">
            <text:p>3085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086" table:style-name="ce2">
            <text:p>308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3087" table:style-name="ce2">
            <text:p>3087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088" table:style-name="ce2">
            <text:p>3088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089" table:style-name="ce2">
            <text:p>3089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90" table:style-name="ce2">
            <text:p>3090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091" table:style-name="ce2">
            <text:p>309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092" table:style-name="ce2">
            <text:p>3092</text:p>
          </table:table-cell>
          <table:table-cell table:number-columns-repeated="2" table:style-name="ce1"/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3093" table:style-name="ce2">
            <text:p>3093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H</text:p>
          </table:table-cell>
          <table:table-cell office:value-type="string" table:style-name="ce1">
            <text:p>Ghana</text:p>
          </table:table-cell>
          <table:table-cell table:number-columns-repeated="16379"/>
        </table:table-row>
        <table:table-row table:style-name="ro1">
          <table:table-cell office:value-type="float" office:value="3094" table:style-name="ce2">
            <text:p>3094</text:p>
          </table:table-cell>
          <table:table-cell office:value-type="float" office:value="1952" table:style-name="ce2">
            <text:p>195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095" table:style-name="ce2">
            <text:p>3095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3096" table:style-name="ce2">
            <text:p>3096</text:p>
          </table:table-cell>
          <table:table-cell table:number-columns-repeated="2" table:style-name="ce1"/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3097" table:style-name="ce2">
            <text:p>3097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3098" table:style-name="ce2">
            <text:p>3098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3099" table:style-name="ce2">
            <text:p>3099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100" table:style-name="ce2">
            <text:p>3100</text:p>
          </table:table-cell>
          <table:table-cell table:number-columns-repeated="2" table:style-name="ce1"/>
          <table:table-cell office:value-type="string" table:style-name="ce2">
            <text:p>AM</text:p>
          </table:table-cell>
          <table:table-cell office:value-type="string" table:style-name="ce1">
            <text:p>Armenia</text:p>
          </table:table-cell>
          <table:table-cell table:number-columns-repeated="16379"/>
        </table:table-row>
        <table:table-row table:style-name="ro1">
          <table:table-cell office:value-type="float" office:value="3101" table:style-name="ce2">
            <text:p>3101</text:p>
          </table:table-cell>
          <table:table-cell office:value-type="float" office:value="2015" table:style-name="ce2">
            <text:p>2015</text:p>
          </table:table-cell>
          <table:table-cell table:style-name="ce2"/>
          <table:table-cell office:value-type="string" table:style-name="ce2">
            <text:p>CI</text:p>
          </table:table-cell>
          <table:table-cell office:value-type="string" table:style-name="ce1">
            <text:p>Côte d'Ivoire</text:p>
          </table:table-cell>
          <table:table-cell table:number-columns-repeated="16379"/>
        </table:table-row>
        <table:table-row table:style-name="ro1">
          <table:table-cell office:value-type="float" office:value="3102" table:style-name="ce2">
            <text:p>3102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03" table:style-name="ce2">
            <text:p>3103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04" table:style-name="ce2">
            <text:p>3104</text:p>
          </table:table-cell>
          <table:table-cell office:value-type="float" office:value="1962" table:style-name="ce2">
            <text:p>196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105" table:style-name="ce2">
            <text:p>3105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3106" table:style-name="ce2">
            <text:p>310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3107" table:style-name="ce2">
            <text:p>3107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08" table:style-name="ce2">
            <text:p>3108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109" table:style-name="ce2">
            <text:p>3109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110" table:style-name="ce2">
            <text:p>3110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111" table:style-name="ce2">
            <text:p>311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R</text:p>
          </table:table-cell>
          <table:table-cell office:value-type="string" table:style-name="ce1">
            <text:p>Argentina</text:p>
          </table:table-cell>
          <table:table-cell table:number-columns-repeated="16379"/>
        </table:table-row>
        <table:table-row table:style-name="ro1">
          <table:table-cell office:value-type="float" office:value="3112" table:style-name="ce2">
            <text:p>311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3113" table:style-name="ce2">
            <text:p>3113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3114" table:style-name="ce2">
            <text:p>3114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15" table:style-name="ce2">
            <text:p>311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16" table:style-name="ce2">
            <text:p>3116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117" table:style-name="ce2">
            <text:p>3117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18" table:style-name="ce2">
            <text:p>3118</text:p>
          </table:table-cell>
          <table:table-cell table:number-columns-repeated="2" table:style-name="ce1"/>
          <table:table-cell office:value-type="string" table:style-name="ce2">
            <text:p>SA</text:p>
          </table:table-cell>
          <table:table-cell office:value-type="string" table:style-name="ce1">
            <text:p>Saudi Arabia</text:p>
          </table:table-cell>
          <table:table-cell table:number-columns-repeated="16379"/>
        </table:table-row>
        <table:table-row table:style-name="ro1">
          <table:table-cell office:value-type="float" office:value="3119" table:style-name="ce2">
            <text:p>3119</text:p>
          </table:table-cell>
          <table:table-cell office:value-type="float" office:value="2002" table:style-name="ce2">
            <text:p>200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120" table:style-name="ce2">
            <text:p>312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21" table:style-name="ce2">
            <text:p>3121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22" table:style-name="ce2">
            <text:p>3122</text:p>
          </table:table-cell>
          <table:table-cell table:number-columns-repeated="16383" table:style-name="ce1"/>
        </table:table-row>
        <table:table-row table:style-name="ro1">
          <table:table-cell office:value-type="float" office:value="3123" table:style-name="ce2">
            <text:p>3123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24" table:style-name="ce2">
            <text:p>3124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25" table:style-name="ce2">
            <text:p>3125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126" table:style-name="ce2">
            <text:p>3126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27" table:style-name="ce2">
            <text:p>3127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28" table:style-name="ce2">
            <text:p>3128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29" table:style-name="ce2">
            <text:p>312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30" table:style-name="ce2">
            <text:p>3130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31" table:style-name="ce2">
            <text:p>3131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32" table:style-name="ce2">
            <text:p>3132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133" table:style-name="ce2">
            <text:p>313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134" table:style-name="ce2">
            <text:p>3134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35" table:style-name="ce2">
            <text:p>313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36" table:style-name="ce2">
            <text:p>3136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137" table:style-name="ce2">
            <text:p>3137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38" table:style-name="ce2">
            <text:p>3138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3139" table:style-name="ce2">
            <text:p>3139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140" table:style-name="ce2">
            <text:p>314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141" table:style-name="ce2">
            <text:p>314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142" table:style-name="ce2">
            <text:p>3142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43" table:style-name="ce2">
            <text:p>3143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44" table:style-name="ce2">
            <text:p>3144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145" table:style-name="ce2">
            <text:p>314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46" table:style-name="ce2">
            <text:p>3146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LU</text:p>
          </table:table-cell>
          <table:table-cell office:value-type="string" table:style-name="ce1">
            <text:p>Luxembourg</text:p>
          </table:table-cell>
          <table:table-cell table:number-columns-repeated="16379"/>
        </table:table-row>
        <table:table-row table:style-name="ro1">
          <table:table-cell office:value-type="float" office:value="3147" table:style-name="ce2">
            <text:p>3147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48" table:style-name="ce2">
            <text:p>3148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49" table:style-name="ce2">
            <text:p>3149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50" table:style-name="ce2">
            <text:p>3150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151" table:style-name="ce2">
            <text:p>3151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152" table:style-name="ce2">
            <text:p>315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153" table:style-name="ce2">
            <text:p>3153</text:p>
          </table:table-cell>
          <table:table-cell table:number-columns-repeated="2" table:style-name="ce1"/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3154" table:style-name="ce2">
            <text:p>3154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N</text:p>
          </table:table-cell>
          <table:table-cell office:value-type="string" table:style-name="ce1">
            <text:p>Tunisia</text:p>
          </table:table-cell>
          <table:table-cell table:number-columns-repeated="16379"/>
        </table:table-row>
        <table:table-row table:style-name="ro1">
          <table:table-cell office:value-type="float" office:value="3155" table:style-name="ce2">
            <text:p>3155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56" table:style-name="ce2">
            <text:p>3156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3157" table:style-name="ce2">
            <text:p>3157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3158" table:style-name="ce2">
            <text:p>3158</text:p>
          </table:table-cell>
          <table:table-cell table:number-columns-repeated="2" table:style-name="ce1"/>
          <table:table-cell office:value-type="string" table:style-name="ce2">
            <text:p>CH</text:p>
          </table:table-cell>
          <table:table-cell office:value-type="string" table:style-name="ce1">
            <text:p>Switzerland</text:p>
          </table:table-cell>
          <table:table-cell table:number-columns-repeated="16379"/>
        </table:table-row>
        <table:table-row table:style-name="ro1">
          <table:table-cell office:value-type="float" office:value="3159" table:style-name="ce2">
            <text:p>315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3160" table:style-name="ce2">
            <text:p>3160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161" table:style-name="ce2">
            <text:p>3161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62" table:style-name="ce2">
            <text:p>3162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63" table:style-name="ce2">
            <text:p>3163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164" table:style-name="ce2">
            <text:p>3164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165" table:style-name="ce2">
            <text:p>3165</text:p>
          </table:table-cell>
          <table:table-cell table:number-columns-repeated="2" table:style-name="ce1"/>
          <table:table-cell office:value-type="string" table:style-name="ce2">
            <text:p>CH</text:p>
          </table:table-cell>
          <table:table-cell office:value-type="string" table:style-name="ce1">
            <text:p>Switzerland</text:p>
          </table:table-cell>
          <table:table-cell table:number-columns-repeated="16379"/>
        </table:table-row>
        <table:table-row table:style-name="ro1">
          <table:table-cell office:value-type="float" office:value="3166" table:style-name="ce2">
            <text:p>316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67" table:style-name="ce2">
            <text:p>3167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68" table:style-name="ce2">
            <text:p>3168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69" table:style-name="ce2">
            <text:p>3169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70" table:style-name="ce2">
            <text:p>3170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71" table:style-name="ce2">
            <text:p>3171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72" table:style-name="ce2">
            <text:p>3172</text:p>
          </table:table-cell>
          <table:table-cell office:value-type="float" office:value="2002" table:style-name="ce2">
            <text:p>200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P</text:p>
          </table:table-cell>
          <table:table-cell office:value-type="string" table:style-name="ce1">
            <text:p>Nepal</text:p>
          </table:table-cell>
          <table:table-cell table:number-columns-repeated="16379"/>
        </table:table-row>
        <table:table-row table:style-name="ro1">
          <table:table-cell office:value-type="float" office:value="3173" table:style-name="ce2">
            <text:p>3173</text:p>
          </table:table-cell>
          <table:table-cell table:number-columns-repeated="2" table:style-name="ce1"/>
          <table:table-cell office:value-type="string" table:style-name="ce2">
            <text:p>PE</text:p>
          </table:table-cell>
          <table:table-cell office:value-type="string" table:style-name="ce1">
            <text:p>Peru</text:p>
          </table:table-cell>
          <table:table-cell table:number-columns-repeated="16379"/>
        </table:table-row>
        <table:table-row table:style-name="ro1">
          <table:table-cell office:value-type="float" office:value="3174" table:style-name="ce2">
            <text:p>3174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175" table:style-name="ce2">
            <text:p>3175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176" table:style-name="ce2">
            <text:p>3176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177" table:style-name="ce2">
            <text:p>3177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178" table:style-name="ce2">
            <text:p>3178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179" table:style-name="ce2">
            <text:p>3179</text:p>
          </table:table-cell>
          <table:table-cell office:value-type="float" office:value="1960" table:style-name="ce2">
            <text:p>196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3180" table:style-name="ce2">
            <text:p>3180</text:p>
          </table:table-cell>
          <table:table-cell office:value-type="float" office:value="1959" table:style-name="ce2">
            <text:p>195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181" table:style-name="ce2">
            <text:p>318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3182" table:style-name="ce2">
            <text:p>318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O</text:p>
          </table:table-cell>
          <table:table-cell office:value-type="string" table:style-name="ce1">
            <text:p>Norway</text:p>
          </table:table-cell>
          <table:table-cell table:number-columns-repeated="16379"/>
        </table:table-row>
        <table:table-row table:style-name="ro1">
          <table:table-cell office:value-type="float" office:value="3183" table:style-name="ce2">
            <text:p>3183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184" table:style-name="ce2">
            <text:p>318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85" table:style-name="ce2">
            <text:p>318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3186" table:style-name="ce2">
            <text:p>3186</text:p>
          </table:table-cell>
          <table:table-cell table:number-columns-repeated="2" table:style-name="ce1"/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3187" table:style-name="ce2">
            <text:p>3187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188" table:style-name="ce2">
            <text:p>3188</text:p>
          </table:table-cell>
          <table:table-cell table:number-columns-repeated="2" table:style-name="ce1"/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3189" table:style-name="ce2">
            <text:p>3189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190" table:style-name="ce2">
            <text:p>3190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LT</text:p>
          </table:table-cell>
          <table:table-cell office:value-type="string" table:style-name="ce1">
            <text:p>Lithuania</text:p>
          </table:table-cell>
          <table:table-cell table:number-columns-repeated="16379"/>
        </table:table-row>
        <table:table-row table:style-name="ro1">
          <table:table-cell office:value-type="float" office:value="3191" table:style-name="ce2">
            <text:p>3191</text:p>
          </table:table-cell>
          <table:table-cell table:number-columns-repeated="2" table:style-name="ce1"/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3192" table:style-name="ce2">
            <text:p>3192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M</text:p>
          </table:table-cell>
          <table:table-cell office:value-type="string" table:style-name="ce1">
            <text:p>Gambia</text:p>
          </table:table-cell>
          <table:table-cell table:number-columns-repeated="16379"/>
        </table:table-row>
        <table:table-row table:style-name="ro1">
          <table:table-cell office:value-type="float" office:value="3193" table:style-name="ce2">
            <text:p>3193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94" table:style-name="ce2">
            <text:p>3194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195" table:style-name="ce2">
            <text:p>3195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96" table:style-name="ce2">
            <text:p>3196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197" table:style-name="ce2">
            <text:p>3197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198" table:style-name="ce2">
            <text:p>3198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R</text:p>
          </table:table-cell>
          <table:table-cell office:value-type="string" table:style-name="ce1">
            <text:p>Iran, Islamic Republic of</text:p>
          </table:table-cell>
          <table:table-cell table:number-columns-repeated="16379"/>
        </table:table-row>
        <table:table-row table:style-name="ro1">
          <table:table-cell office:value-type="float" office:value="3199" table:style-name="ce2">
            <text:p>3199</text:p>
          </table:table-cell>
          <table:table-cell office:value-type="float" office:value="1959" table:style-name="ce2">
            <text:p>195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00" table:style-name="ce2">
            <text:p>3200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01" table:style-name="ce2">
            <text:p>3201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02" table:style-name="ce2">
            <text:p>3202</text:p>
          </table:table-cell>
          <table:table-cell office:value-type="float" office:value="1969" table:style-name="ce2">
            <text:p>1969</text:p>
          </table:table-cell>
          <table:table-cell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03" table:style-name="ce2">
            <text:p>320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04" table:style-name="ce2">
            <text:p>3204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JM</text:p>
          </table:table-cell>
          <table:table-cell office:value-type="string" table:style-name="ce1">
            <text:p>Jamaica</text:p>
          </table:table-cell>
          <table:table-cell table:number-columns-repeated="16379"/>
        </table:table-row>
        <table:table-row table:style-name="ro1">
          <table:table-cell office:value-type="float" office:value="3205" table:style-name="ce2">
            <text:p>3205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06" table:style-name="ce2">
            <text:p>3206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07" table:style-name="ce2">
            <text:p>3207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VE</text:p>
          </table:table-cell>
          <table:table-cell office:value-type="string" table:style-name="ce1">
            <text:p>Venezuela, Bolivarian Republic of</text:p>
          </table:table-cell>
          <table:table-cell table:number-columns-repeated="16379"/>
        </table:table-row>
        <table:table-row table:style-name="ro1">
          <table:table-cell office:value-type="float" office:value="3208" table:style-name="ce2">
            <text:p>320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3209" table:style-name="ce2">
            <text:p>3209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3210" table:style-name="ce2">
            <text:p>3210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11" table:style-name="ce2">
            <text:p>3211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12" table:style-name="ce2">
            <text:p>321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13" table:style-name="ce2">
            <text:p>321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14" table:style-name="ce2">
            <text:p>3214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CM</text:p>
          </table:table-cell>
          <table:table-cell office:value-type="string" table:style-name="ce1">
            <text:p>Cameroon</text:p>
          </table:table-cell>
          <table:table-cell table:number-columns-repeated="16379"/>
        </table:table-row>
        <table:table-row table:style-name="ro1">
          <table:table-cell office:value-type="float" office:value="3215" table:style-name="ce2">
            <text:p>3215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16" table:style-name="ce2">
            <text:p>3216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17" table:style-name="ce2">
            <text:p>3217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18" table:style-name="ce2">
            <text:p>3218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19" table:style-name="ce2">
            <text:p>3219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20" table:style-name="ce2">
            <text:p>3220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3221" table:style-name="ce2">
            <text:p>3221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3222" table:style-name="ce2">
            <text:p>3222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23" table:style-name="ce2">
            <text:p>322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24" table:style-name="ce2">
            <text:p>322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25" table:style-name="ce2">
            <text:p>3225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26" table:style-name="ce2">
            <text:p>3226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27" table:style-name="ce2">
            <text:p>322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28" table:style-name="ce2">
            <text:p>3228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3229" table:style-name="ce2">
            <text:p>3229</text:p>
          </table:table-cell>
          <table:table-cell table:number-columns-repeated="2" table:style-name="ce1"/>
          <table:table-cell office:value-type="string" table:style-name="ce2">
            <text:p>AR</text:p>
          </table:table-cell>
          <table:table-cell office:value-type="string" table:style-name="ce1">
            <text:p>Argentina</text:p>
          </table:table-cell>
          <table:table-cell table:number-columns-repeated="16379"/>
        </table:table-row>
        <table:table-row table:style-name="ro1">
          <table:table-cell office:value-type="float" office:value="3230" table:style-name="ce2">
            <text:p>3230</text:p>
          </table:table-cell>
          <table:table-cell office:value-type="float" office:value="1954" table:style-name="ce2">
            <text:p>195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31" table:style-name="ce2">
            <text:p>3231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32" table:style-name="ce2">
            <text:p>3232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33" table:style-name="ce2">
            <text:p>3233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34" table:style-name="ce2">
            <text:p>3234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35" table:style-name="ce2">
            <text:p>3235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36" table:style-name="ce2">
            <text:p>3236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237" table:style-name="ce2">
            <text:p>3237</text:p>
          </table:table-cell>
          <table:table-cell office:value-type="float" office:value="1952" table:style-name="ce2">
            <text:p>195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3238" table:style-name="ce2">
            <text:p>3238</text:p>
          </table:table-cell>
          <table:table-cell office:value-type="float" office:value="1960" table:style-name="ce2">
            <text:p>196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39" table:style-name="ce2">
            <text:p>3239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3240" table:style-name="ce2">
            <text:p>3240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41" table:style-name="ce2">
            <text:p>3241</text:p>
          </table:table-cell>
          <table:table-cell table:number-columns-repeated="2" table:style-name="ce1"/>
          <table:table-cell office:value-type="string" table:style-name="ce2">
            <text:p>AR</text:p>
          </table:table-cell>
          <table:table-cell office:value-type="string" table:style-name="ce1">
            <text:p>Argentina</text:p>
          </table:table-cell>
          <table:table-cell table:number-columns-repeated="16379"/>
        </table:table-row>
        <table:table-row table:style-name="ro1">
          <table:table-cell office:value-type="float" office:value="3242" table:style-name="ce2">
            <text:p>3242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3243" table:style-name="ce2">
            <text:p>3243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44" table:style-name="ce2">
            <text:p>3244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45" table:style-name="ce2">
            <text:p>3245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46" table:style-name="ce2">
            <text:p>3246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3247" table:style-name="ce2">
            <text:p>3247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3248" table:style-name="ce2">
            <text:p>3248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49" table:style-name="ce2">
            <text:p>3249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50" table:style-name="ce2">
            <text:p>3250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3251" table:style-name="ce2">
            <text:p>3251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52" table:style-name="ce2">
            <text:p>325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253" table:style-name="ce2">
            <text:p>3253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H</text:p>
          </table:table-cell>
          <table:table-cell office:value-type="string" table:style-name="ce1">
            <text:p>Switzerland</text:p>
          </table:table-cell>
          <table:table-cell table:number-columns-repeated="16379"/>
        </table:table-row>
        <table:table-row table:style-name="ro1">
          <table:table-cell office:value-type="float" office:value="3254" table:style-name="ce2">
            <text:p>3254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55" table:style-name="ce2">
            <text:p>3255</text:p>
          </table:table-cell>
          <table:table-cell office:value-type="float" office:value="1982" table:style-name="ce2">
            <text:p>1982</text:p>
          </table:table-cell>
          <table:table-cell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56" table:style-name="ce2">
            <text:p>3256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57" table:style-name="ce2">
            <text:p>3257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3258" table:style-name="ce2">
            <text:p>3258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259" table:style-name="ce2">
            <text:p>3259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60" table:style-name="ce2">
            <text:p>3260</text:p>
          </table:table-cell>
          <table:table-cell office:value-type="float" office:value="1962" table:style-name="ce2">
            <text:p>196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61" table:style-name="ce2">
            <text:p>3261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62" table:style-name="ce2">
            <text:p>3262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63" table:style-name="ce2">
            <text:p>3263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64" table:style-name="ce2">
            <text:p>3264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65" table:style-name="ce2">
            <text:p>3265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3266" table:style-name="ce2">
            <text:p>3266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3267" table:style-name="ce2">
            <text:p>3267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R</text:p>
          </table:table-cell>
          <table:table-cell office:value-type="string" table:style-name="ce1">
            <text:p>Costa Rica</text:p>
          </table:table-cell>
          <table:table-cell table:number-columns-repeated="16379"/>
        </table:table-row>
        <table:table-row table:style-name="ro1">
          <table:table-cell office:value-type="float" office:value="3268" table:style-name="ce2">
            <text:p>3268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69" table:style-name="ce2">
            <text:p>326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70" table:style-name="ce2">
            <text:p>327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71" table:style-name="ce2">
            <text:p>3271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72" table:style-name="ce2">
            <text:p>3272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73" table:style-name="ce2">
            <text:p>3273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3274" table:style-name="ce2">
            <text:p>3274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O</text:p>
          </table:table-cell>
          <table:table-cell office:value-type="string" table:style-name="ce1">
            <text:p>Romania</text:p>
          </table:table-cell>
          <table:table-cell table:number-columns-repeated="16379"/>
        </table:table-row>
        <table:table-row table:style-name="ro1">
          <table:table-cell office:value-type="float" office:value="3275" table:style-name="ce2">
            <text:p>3275</text:p>
          </table:table-cell>
          <table:table-cell office:value-type="float" office:value="1959" table:style-name="ce2">
            <text:p>195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76" table:style-name="ce2">
            <text:p>327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77" table:style-name="ce2">
            <text:p>3277</text:p>
          </table:table-cell>
          <table:table-cell office:value-type="float" office:value="1897" table:style-name="ce2">
            <text:p>1897</text:p>
          </table:table-cell>
          <table:table-cell table:style-name="ce2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78" table:style-name="ce2">
            <text:p>3278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79" table:style-name="ce2">
            <text:p>327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80" table:style-name="ce2">
            <text:p>3280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81" table:style-name="ce2">
            <text:p>3281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3282" table:style-name="ce2">
            <text:p>3282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E</text:p>
          </table:table-cell>
          <table:table-cell office:value-type="string" table:style-name="ce1">
            <text:p>Peru</text:p>
          </table:table-cell>
          <table:table-cell table:number-columns-repeated="16379"/>
        </table:table-row>
        <table:table-row table:style-name="ro1">
          <table:table-cell office:value-type="float" office:value="3283" table:style-name="ce2">
            <text:p>3283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84" table:style-name="ce2">
            <text:p>3284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85" table:style-name="ce2">
            <text:p>3285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86" table:style-name="ce2">
            <text:p>3286</text:p>
          </table:table-cell>
          <table:table-cell office:value-type="float" office:value="1964" table:style-name="ce2">
            <text:p>196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87" table:style-name="ce2">
            <text:p>3287</text:p>
          </table:table-cell>
          <table:table-cell table:number-columns-repeated="2" table:style-name="ce1"/>
          <table:table-cell office:value-type="string" table:style-name="ce2">
            <text:p>TH</text:p>
          </table:table-cell>
          <table:table-cell office:value-type="string" table:style-name="ce1">
            <text:p>Thailand</text:p>
          </table:table-cell>
          <table:table-cell table:number-columns-repeated="16379"/>
        </table:table-row>
        <table:table-row table:style-name="ro1">
          <table:table-cell office:value-type="float" office:value="3288" table:style-name="ce2">
            <text:p>3288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89" table:style-name="ce2">
            <text:p>3289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3290" table:style-name="ce2">
            <text:p>329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Z</text:p>
          </table:table-cell>
          <table:table-cell office:value-type="string" table:style-name="ce1">
            <text:p>Azerbaijan</text:p>
          </table:table-cell>
          <table:table-cell table:number-columns-repeated="16379"/>
        </table:table-row>
        <table:table-row table:style-name="ro1">
          <table:table-cell office:value-type="float" office:value="3291" table:style-name="ce2">
            <text:p>3291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292" table:style-name="ce2">
            <text:p>3292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293" table:style-name="ce2">
            <text:p>3293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294" table:style-name="ce2">
            <text:p>3294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95" table:style-name="ce2">
            <text:p>3295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296" table:style-name="ce2">
            <text:p>329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297" table:style-name="ce2">
            <text:p>3297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98" table:style-name="ce2">
            <text:p>329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299" table:style-name="ce2">
            <text:p>3299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00" table:style-name="ce2">
            <text:p>3300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301" table:style-name="ce2">
            <text:p>330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3302" table:style-name="ce2">
            <text:p>3302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03" table:style-name="ce2">
            <text:p>3303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04" table:style-name="ce2">
            <text:p>3304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3305" table:style-name="ce2">
            <text:p>330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06" table:style-name="ce2">
            <text:p>330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07" table:style-name="ce2">
            <text:p>3307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08" table:style-name="ce2">
            <text:p>3308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09" table:style-name="ce2">
            <text:p>3309</text:p>
          </table:table-cell>
          <table:table-cell table:number-columns-repeated="2" table:style-name="ce1"/>
          <table:table-cell office:value-type="string" table:style-name="ce2">
            <text:p>NO</text:p>
          </table:table-cell>
          <table:table-cell office:value-type="string" table:style-name="ce1">
            <text:p>Norway</text:p>
          </table:table-cell>
          <table:table-cell table:number-columns-repeated="16379"/>
        </table:table-row>
        <table:table-row table:style-name="ro1">
          <table:table-cell office:value-type="float" office:value="3310" table:style-name="ce2">
            <text:p>331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311" table:style-name="ce2">
            <text:p>331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R</text:p>
          </table:table-cell>
          <table:table-cell office:value-type="string" table:style-name="ce1">
            <text:p>Iran, Islamic Republic of</text:p>
          </table:table-cell>
          <table:table-cell table:number-columns-repeated="16379"/>
        </table:table-row>
        <table:table-row table:style-name="ro1">
          <table:table-cell office:value-type="float" office:value="3312" table:style-name="ce2">
            <text:p>3312</text:p>
          </table:table-cell>
          <table:table-cell table:number-columns-repeated="2" table:style-name="ce1"/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3313" table:style-name="ce2">
            <text:p>3313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3314" table:style-name="ce2">
            <text:p>3314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W</text:p>
          </table:table-cell>
          <table:table-cell office:value-type="string" table:style-name="ce1">
            <text:p>Rwanda</text:p>
          </table:table-cell>
          <table:table-cell table:number-columns-repeated="16379"/>
        </table:table-row>
        <table:table-row table:style-name="ro1">
          <table:table-cell office:value-type="float" office:value="3315" table:style-name="ce2">
            <text:p>331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3316" table:style-name="ce2">
            <text:p>3316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3317" table:style-name="ce2">
            <text:p>3317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18" table:style-name="ce2">
            <text:p>3318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19" table:style-name="ce2">
            <text:p>3319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A</text:p>
          </table:table-cell>
          <table:table-cell office:value-type="string" table:style-name="ce1">
            <text:p>Morocco</text:p>
          </table:table-cell>
          <table:table-cell table:number-columns-repeated="16379"/>
        </table:table-row>
        <table:table-row table:style-name="ro1">
          <table:table-cell office:value-type="float" office:value="3320" table:style-name="ce2">
            <text:p>3320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3321" table:style-name="ce2">
            <text:p>3321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3322" table:style-name="ce2">
            <text:p>3322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23" table:style-name="ce2">
            <text:p>3323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24" table:style-name="ce2">
            <text:p>332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25" table:style-name="ce2">
            <text:p>332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K</text:p>
          </table:table-cell>
          <table:table-cell office:value-type="string" table:style-name="ce1">
            <text:p>Slovakia</text:p>
          </table:table-cell>
          <table:table-cell table:number-columns-repeated="16379"/>
        </table:table-row>
        <table:table-row table:style-name="ro1">
          <table:table-cell office:value-type="float" office:value="3326" table:style-name="ce2">
            <text:p>3326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D</text:p>
          </table:table-cell>
          <table:table-cell office:value-type="string" table:style-name="ce1">
            <text:p>Sudan</text:p>
          </table:table-cell>
          <table:table-cell table:number-columns-repeated="16379"/>
        </table:table-row>
        <table:table-row table:style-name="ro1">
          <table:table-cell office:value-type="float" office:value="3327" table:style-name="ce2">
            <text:p>3327</text:p>
          </table:table-cell>
          <table:table-cell table:number-columns-repeated="2" table:style-name="ce1"/>
          <table:table-cell office:value-type="string" table:style-name="ce2">
            <text:p>GH</text:p>
          </table:table-cell>
          <table:table-cell office:value-type="string" table:style-name="ce1">
            <text:p>Ghana</text:p>
          </table:table-cell>
          <table:table-cell table:number-columns-repeated="16379"/>
        </table:table-row>
        <table:table-row table:style-name="ro1">
          <table:table-cell office:value-type="float" office:value="3328" table:style-name="ce2">
            <text:p>332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329" table:style-name="ce2">
            <text:p>3329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330" table:style-name="ce2">
            <text:p>3330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3331" table:style-name="ce2">
            <text:p>333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32" table:style-name="ce2">
            <text:p>3332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33" table:style-name="ce2">
            <text:p>3333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34" table:style-name="ce2">
            <text:p>3334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35" table:style-name="ce2">
            <text:p>3335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3336" table:style-name="ce2">
            <text:p>3336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37" table:style-name="ce2">
            <text:p>3337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G</text:p>
          </table:table-cell>
          <table:table-cell office:value-type="string" table:style-name="ce1">
            <text:p>Papua New Guinea</text:p>
          </table:table-cell>
          <table:table-cell table:number-columns-repeated="16379"/>
        </table:table-row>
        <table:table-row table:style-name="ro1">
          <table:table-cell office:value-type="float" office:value="3338" table:style-name="ce2">
            <text:p>3338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39" table:style-name="ce2">
            <text:p>333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40" table:style-name="ce2">
            <text:p>3340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341" table:style-name="ce2">
            <text:p>3341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42" table:style-name="ce2">
            <text:p>3342</text:p>
          </table:table-cell>
          <table:table-cell table:number-columns-repeated="2" table:style-name="ce1"/>
          <table:table-cell office:value-type="string" table:style-name="ce2">
            <text:p>KZ</text:p>
          </table:table-cell>
          <table:table-cell office:value-type="string" table:style-name="ce1">
            <text:p>Kazakhstan</text:p>
          </table:table-cell>
          <table:table-cell table:number-columns-repeated="16379"/>
        </table:table-row>
        <table:table-row table:style-name="ro1">
          <table:table-cell office:value-type="float" office:value="3343" table:style-name="ce2">
            <text:p>3343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3344" table:style-name="ce2">
            <text:p>3344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3345" table:style-name="ce2">
            <text:p>3345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346" table:style-name="ce2">
            <text:p>3346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47" table:style-name="ce2">
            <text:p>3347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48" table:style-name="ce2">
            <text:p>334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49" table:style-name="ce2">
            <text:p>3349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50" table:style-name="ce2">
            <text:p>335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51" table:style-name="ce2">
            <text:p>3351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352" table:style-name="ce2">
            <text:p>3352</text:p>
          </table:table-cell>
          <table:table-cell table:number-columns-repeated="2" table:style-name="ce1"/>
          <table:table-cell office:value-type="string" table:style-name="ce2">
            <text:p>JO</text:p>
          </table:table-cell>
          <table:table-cell office:value-type="string" table:style-name="ce1">
            <text:p>Jordan</text:p>
          </table:table-cell>
          <table:table-cell table:number-columns-repeated="16379"/>
        </table:table-row>
        <table:table-row table:style-name="ro1">
          <table:table-cell office:value-type="float" office:value="3353" table:style-name="ce2">
            <text:p>3353</text:p>
          </table:table-cell>
          <table:table-cell office:value-type="float" office:value="1964" table:style-name="ce2">
            <text:p>196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354" table:style-name="ce2">
            <text:p>3354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3355" table:style-name="ce2">
            <text:p>3355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3356" table:style-name="ce2">
            <text:p>335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57" table:style-name="ce2">
            <text:p>3357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58" table:style-name="ce2">
            <text:p>335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59" table:style-name="ce2">
            <text:p>335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60" table:style-name="ce2">
            <text:p>3360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LV</text:p>
          </table:table-cell>
          <table:table-cell office:value-type="string" table:style-name="ce1">
            <text:p>Latvia</text:p>
          </table:table-cell>
          <table:table-cell table:number-columns-repeated="16379"/>
        </table:table-row>
        <table:table-row table:style-name="ro1">
          <table:table-cell office:value-type="float" office:value="3361" table:style-name="ce2">
            <text:p>3361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62" table:style-name="ce2">
            <text:p>3362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3363" table:style-name="ce2">
            <text:p>3363</text:p>
          </table:table-cell>
          <table:table-cell table:number-columns-repeated="2" table:style-name="ce1"/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3364" table:style-name="ce2">
            <text:p>3364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E</text:p>
          </table:table-cell>
          <table:table-cell office:value-type="string" table:style-name="ce1">
            <text:p>Peru</text:p>
          </table:table-cell>
          <table:table-cell table:number-columns-repeated="16379"/>
        </table:table-row>
        <table:table-row table:style-name="ro1">
          <table:table-cell office:value-type="float" office:value="3365" table:style-name="ce2">
            <text:p>3365</text:p>
          </table:table-cell>
          <table:table-cell table:number-columns-repeated="2" table:style-name="ce1"/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3366" table:style-name="ce2">
            <text:p>3366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HR</text:p>
          </table:table-cell>
          <table:table-cell office:value-type="string" table:style-name="ce1">
            <text:p>Croatia</text:p>
          </table:table-cell>
          <table:table-cell table:number-columns-repeated="16379"/>
        </table:table-row>
        <table:table-row table:style-name="ro1">
          <table:table-cell office:value-type="float" office:value="3367" table:style-name="ce2">
            <text:p>3367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T</text:p>
          </table:table-cell>
          <table:table-cell office:value-type="string" table:style-name="ce1">
            <text:p>Bhutan</text:p>
          </table:table-cell>
          <table:table-cell table:number-columns-repeated="16379"/>
        </table:table-row>
        <table:table-row table:style-name="ro1">
          <table:table-cell office:value-type="float" office:value="3368" table:style-name="ce2">
            <text:p>3368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69" table:style-name="ce2">
            <text:p>3369</text:p>
          </table:table-cell>
          <table:table-cell table:number-columns-repeated="2" table:style-name="ce1"/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3370" table:style-name="ce2">
            <text:p>3370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71" table:style-name="ce2">
            <text:p>3371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I</text:p>
          </table:table-cell>
          <table:table-cell office:value-type="string" table:style-name="ce1">
            <text:p>Côte d'Ivoire</text:p>
          </table:table-cell>
          <table:table-cell table:number-columns-repeated="16379"/>
        </table:table-row>
        <table:table-row table:style-name="ro1">
          <table:table-cell office:value-type="float" office:value="3372" table:style-name="ce2">
            <text:p>3372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73" table:style-name="ce2">
            <text:p>3373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74" table:style-name="ce2">
            <text:p>3374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75" table:style-name="ce2">
            <text:p>3375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3376" table:style-name="ce2">
            <text:p>3376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77" table:style-name="ce2">
            <text:p>3377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78" table:style-name="ce2">
            <text:p>3378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79" table:style-name="ce2">
            <text:p>3379</text:p>
          </table:table-cell>
          <table:table-cell office:value-type="float" office:value="1951" table:style-name="ce2">
            <text:p>195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80" table:style-name="ce2">
            <text:p>3380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81" table:style-name="ce2">
            <text:p>3381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82" table:style-name="ce2">
            <text:p>3382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83" table:style-name="ce2">
            <text:p>338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84" table:style-name="ce2">
            <text:p>3384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85" table:style-name="ce2">
            <text:p>3385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386" table:style-name="ce2">
            <text:p>3386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87" table:style-name="ce2">
            <text:p>338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A</text:p>
          </table:table-cell>
          <table:table-cell office:value-type="string" table:style-name="ce1">
            <text:p>Saudi Arabia</text:p>
          </table:table-cell>
          <table:table-cell table:number-columns-repeated="16379"/>
        </table:table-row>
        <table:table-row table:style-name="ro1">
          <table:table-cell office:value-type="float" office:value="3388" table:style-name="ce2">
            <text:p>3388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89" table:style-name="ce2">
            <text:p>3389</text:p>
          </table:table-cell>
          <table:table-cell office:value-type="float" office:value="1985" table:style-name="ce2">
            <text:p>1985</text:p>
          </table:table-cell>
          <table:table-cell table:style-name="ce1"/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3390" table:style-name="ce2">
            <text:p>3390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91" table:style-name="ce2">
            <text:p>3391</text:p>
          </table:table-cell>
          <table:table-cell table:number-columns-repeated="2" table:style-name="ce1"/>
          <table:table-cell office:value-type="string" table:style-name="ce2">
            <text:p>SI</text:p>
          </table:table-cell>
          <table:table-cell office:value-type="string" table:style-name="ce1">
            <text:p>Slovenia</text:p>
          </table:table-cell>
          <table:table-cell table:number-columns-repeated="16379"/>
        </table:table-row>
        <table:table-row table:style-name="ro1">
          <table:table-cell office:value-type="float" office:value="3392" table:style-name="ce2">
            <text:p>339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93" table:style-name="ce2">
            <text:p>3393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394" table:style-name="ce2">
            <text:p>339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95" table:style-name="ce2">
            <text:p>3395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396" table:style-name="ce2">
            <text:p>3396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T</text:p>
          </table:table-cell>
          <table:table-cell office:value-type="string" table:style-name="ce1">
            <text:p>Portugal</text:p>
          </table:table-cell>
          <table:table-cell table:number-columns-repeated="16379"/>
        </table:table-row>
        <table:table-row table:style-name="ro1">
          <table:table-cell office:value-type="float" office:value="3397" table:style-name="ce2">
            <text:p>3397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398" table:style-name="ce2">
            <text:p>3398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3399" table:style-name="ce2">
            <text:p>3399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400" table:style-name="ce2">
            <text:p>3400</text:p>
          </table:table-cell>
          <table:table-cell office:value-type="float" office:value="1988" table:style-name="ce2">
            <text:p>1988</text:p>
          </table:table-cell>
          <table:table-cell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01" table:style-name="ce2">
            <text:p>3401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02" table:style-name="ce2">
            <text:p>3402</text:p>
          </table:table-cell>
          <table:table-cell table:number-columns-repeated="2" table:style-name="ce1"/>
          <table:table-cell office:value-type="string" table:style-name="ce2">
            <text:p>CZ</text:p>
          </table:table-cell>
          <table:table-cell office:value-type="string" table:style-name="ce1">
            <text:p>Czechia</text:p>
          </table:table-cell>
          <table:table-cell table:number-columns-repeated="16379"/>
        </table:table-row>
        <table:table-row table:style-name="ro1">
          <table:table-cell office:value-type="float" office:value="3403" table:style-name="ce2">
            <text:p>3403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404" table:style-name="ce2">
            <text:p>3404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405" table:style-name="ce2">
            <text:p>3405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Z</text:p>
          </table:table-cell>
          <table:table-cell office:value-type="string" table:style-name="ce1">
            <text:p>Tanzania, United Republic of</text:p>
          </table:table-cell>
          <table:table-cell table:number-columns-repeated="16379"/>
        </table:table-row>
        <table:table-row table:style-name="ro1">
          <table:table-cell office:value-type="float" office:value="3406" table:style-name="ce2">
            <text:p>3406</text:p>
          </table:table-cell>
          <table:table-cell table:number-columns-repeated="2" table:style-name="ce1"/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3407" table:style-name="ce2">
            <text:p>3407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408" table:style-name="ce2">
            <text:p>3408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09" table:style-name="ce2">
            <text:p>3409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10" table:style-name="ce2">
            <text:p>3410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3411" table:style-name="ce2">
            <text:p>3411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12" table:style-name="ce2">
            <text:p>3412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13" table:style-name="ce2">
            <text:p>3413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14" table:style-name="ce2">
            <text:p>341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415" table:style-name="ce2">
            <text:p>3415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A</text:p>
          </table:table-cell>
          <table:table-cell office:value-type="string" table:style-name="ce1">
            <text:p>Morocco</text:p>
          </table:table-cell>
          <table:table-cell table:number-columns-repeated="16379"/>
        </table:table-row>
        <table:table-row table:style-name="ro1">
          <table:table-cell office:value-type="float" office:value="3416" table:style-name="ce2">
            <text:p>3416</text:p>
          </table:table-cell>
          <table:table-cell table:number-columns-repeated="2" table:style-name="ce1"/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3417" table:style-name="ce2">
            <text:p>341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418" table:style-name="ce2">
            <text:p>3418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T</text:p>
          </table:table-cell>
          <table:table-cell office:value-type="string" table:style-name="ce1">
            <text:p>Portugal</text:p>
          </table:table-cell>
          <table:table-cell table:number-columns-repeated="16379"/>
        </table:table-row>
        <table:table-row table:style-name="ro1">
          <table:table-cell office:value-type="float" office:value="3419" table:style-name="ce2">
            <text:p>3419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420" table:style-name="ce2">
            <text:p>3420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QA</text:p>
          </table:table-cell>
          <table:table-cell office:value-type="string" table:style-name="ce1">
            <text:p>Qatar</text:p>
          </table:table-cell>
          <table:table-cell table:number-columns-repeated="16379"/>
        </table:table-row>
        <table:table-row table:style-name="ro1">
          <table:table-cell office:value-type="float" office:value="3421" table:style-name="ce2">
            <text:p>342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422" table:style-name="ce2">
            <text:p>3422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423" table:style-name="ce2">
            <text:p>3423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3424" table:style-name="ce2">
            <text:p>3424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425" table:style-name="ce2">
            <text:p>3425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426" table:style-name="ce2">
            <text:p>3426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427" table:style-name="ce2">
            <text:p>3427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428" table:style-name="ce2">
            <text:p>3428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429" table:style-name="ce2">
            <text:p>3429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3430" table:style-name="ce2">
            <text:p>3430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431" table:style-name="ce2">
            <text:p>3431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432" table:style-name="ce2">
            <text:p>3432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33" table:style-name="ce2">
            <text:p>3433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434" table:style-name="ce2">
            <text:p>3434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435" table:style-name="ce2">
            <text:p>3435</text:p>
          </table:table-cell>
          <table:table-cell office:value-type="float" office:value="1947" table:style-name="ce2">
            <text:p>1947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436" table:style-name="ce2">
            <text:p>3436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R</text:p>
          </table:table-cell>
          <table:table-cell office:value-type="string" table:style-name="ce1">
            <text:p>Costa Rica</text:p>
          </table:table-cell>
          <table:table-cell table:number-columns-repeated="16379"/>
        </table:table-row>
        <table:table-row table:style-name="ro1">
          <table:table-cell office:value-type="float" office:value="3437" table:style-name="ce2">
            <text:p>3437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3438" table:style-name="ce2">
            <text:p>3438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K</text:p>
          </table:table-cell>
          <table:table-cell office:value-type="string" table:style-name="ce1">
            <text:p>Denmark</text:p>
          </table:table-cell>
          <table:table-cell table:number-columns-repeated="16379"/>
        </table:table-row>
        <table:table-row table:style-name="ro1">
          <table:table-cell office:value-type="float" office:value="3439" table:style-name="ce2">
            <text:p>3439</text:p>
          </table:table-cell>
          <table:table-cell office:value-type="float" office:value="1959" table:style-name="ce2">
            <text:p>195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3440" table:style-name="ce2">
            <text:p>3440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441" table:style-name="ce2">
            <text:p>3441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42" table:style-name="ce2">
            <text:p>3442</text:p>
          </table:table-cell>
          <table:table-cell table:number-columns-repeated="2" table:style-name="ce1"/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3443" table:style-name="ce2">
            <text:p>3443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JO</text:p>
          </table:table-cell>
          <table:table-cell office:value-type="string" table:style-name="ce1">
            <text:p>Jordan</text:p>
          </table:table-cell>
          <table:table-cell table:number-columns-repeated="16379"/>
        </table:table-row>
        <table:table-row table:style-name="ro1">
          <table:table-cell office:value-type="float" office:value="3444" table:style-name="ce2">
            <text:p>3444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445" table:style-name="ce2">
            <text:p>3445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446" table:style-name="ce2">
            <text:p>3446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T</text:p>
          </table:table-cell>
          <table:table-cell office:value-type="string" table:style-name="ce1">
            <text:p>Ethiopia</text:p>
          </table:table-cell>
          <table:table-cell table:number-columns-repeated="16379"/>
        </table:table-row>
        <table:table-row table:style-name="ro1">
          <table:table-cell office:value-type="float" office:value="3447" table:style-name="ce2">
            <text:p>3447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448" table:style-name="ce2">
            <text:p>3448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449" table:style-name="ce2">
            <text:p>3449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450" table:style-name="ce2">
            <text:p>3450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451" table:style-name="ce2">
            <text:p>3451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H</text:p>
          </table:table-cell>
          <table:table-cell office:value-type="string" table:style-name="ce1">
            <text:p>Ghana</text:p>
          </table:table-cell>
          <table:table-cell table:number-columns-repeated="16379"/>
        </table:table-row>
        <table:table-row table:style-name="ro1">
          <table:table-cell office:value-type="float" office:value="3452" table:style-name="ce2">
            <text:p>3452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3453" table:style-name="ce2">
            <text:p>3453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3454" table:style-name="ce2">
            <text:p>3454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455" table:style-name="ce2">
            <text:p>3455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M</text:p>
          </table:table-cell>
          <table:table-cell office:value-type="string" table:style-name="ce1">
            <text:p>Cameroon</text:p>
          </table:table-cell>
          <table:table-cell table:number-columns-repeated="16379"/>
        </table:table-row>
        <table:table-row table:style-name="ro1">
          <table:table-cell office:value-type="float" office:value="3456" table:style-name="ce2">
            <text:p>3456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3457" table:style-name="ce2">
            <text:p>3457</text:p>
          </table:table-cell>
          <table:table-cell table:number-columns-repeated="2" table:style-name="ce1"/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3458" table:style-name="ce2">
            <text:p>345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3459" table:style-name="ce2">
            <text:p>3459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3460" table:style-name="ce2">
            <text:p>3460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461" table:style-name="ce2">
            <text:p>3461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62" table:style-name="ce2">
            <text:p>3462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3463" table:style-name="ce2">
            <text:p>3463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464" table:style-name="ce2">
            <text:p>3464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465" table:style-name="ce2">
            <text:p>3465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466" table:style-name="ce2">
            <text:p>3466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67" table:style-name="ce2">
            <text:p>3467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468" table:style-name="ce2">
            <text:p>3468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469" table:style-name="ce2">
            <text:p>3469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70" table:style-name="ce2">
            <text:p>3470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3471" table:style-name="ce2">
            <text:p>3471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472" table:style-name="ce2">
            <text:p>3472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R</text:p>
          </table:table-cell>
          <table:table-cell office:value-type="string" table:style-name="ce1">
            <text:p>Iran, Islamic Republic of</text:p>
          </table:table-cell>
          <table:table-cell table:number-columns-repeated="16379"/>
        </table:table-row>
        <table:table-row table:style-name="ro1">
          <table:table-cell office:value-type="float" office:value="3473" table:style-name="ce2">
            <text:p>3473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474" table:style-name="ce2">
            <text:p>347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3475" table:style-name="ce2">
            <text:p>3475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3476" table:style-name="ce2">
            <text:p>3476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3477" table:style-name="ce2">
            <text:p>3477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78" table:style-name="ce2">
            <text:p>3478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479" table:style-name="ce2">
            <text:p>3479</text:p>
          </table:table-cell>
          <table:table-cell office:value-type="float" office:value="1958" table:style-name="ce2">
            <text:p>195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480" table:style-name="ce2">
            <text:p>3480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3481" table:style-name="ce2">
            <text:p>3481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482" table:style-name="ce2">
            <text:p>348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3483" table:style-name="ce2">
            <text:p>3483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W</text:p>
          </table:table-cell>
          <table:table-cell office:value-type="string" table:style-name="ce1">
            <text:p>Kuwait</text:p>
          </table:table-cell>
          <table:table-cell table:number-columns-repeated="16379"/>
        </table:table-row>
        <table:table-row table:style-name="ro1">
          <table:table-cell office:value-type="float" office:value="3484" table:style-name="ce2">
            <text:p>3484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85" table:style-name="ce2">
            <text:p>3485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486" table:style-name="ce2">
            <text:p>3486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87" table:style-name="ce2">
            <text:p>3487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3488" table:style-name="ce2">
            <text:p>348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489" table:style-name="ce2">
            <text:p>3489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3490" table:style-name="ce2">
            <text:p>3490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3491" table:style-name="ce2">
            <text:p>3491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492" table:style-name="ce2">
            <text:p>3492</text:p>
          </table:table-cell>
          <table:table-cell table:number-columns-repeated="2" table:style-name="ce1"/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3493" table:style-name="ce2">
            <text:p>3493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494" table:style-name="ce2">
            <text:p>3494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3495" table:style-name="ce2">
            <text:p>3495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3496" table:style-name="ce2">
            <text:p>3496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3497" table:style-name="ce2">
            <text:p>3497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3498" table:style-name="ce2">
            <text:p>3498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499" table:style-name="ce2">
            <text:p>3499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00" table:style-name="ce2">
            <text:p>3500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01" table:style-name="ce2">
            <text:p>350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02" table:style-name="ce2">
            <text:p>3502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03" table:style-name="ce2">
            <text:p>3503</text:p>
          </table:table-cell>
          <table:table-cell table:number-columns-repeated="2" table:style-name="ce1"/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3504" table:style-name="ce2">
            <text:p>3504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505" table:style-name="ce2">
            <text:p>3505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06" table:style-name="ce2">
            <text:p>350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07" table:style-name="ce2">
            <text:p>3507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P</text:p>
          </table:table-cell>
          <table:table-cell office:value-type="string" table:style-name="ce1">
            <text:p>Nepal</text:p>
          </table:table-cell>
          <table:table-cell table:number-columns-repeated="16379"/>
        </table:table-row>
        <table:table-row table:style-name="ro1">
          <table:table-cell office:value-type="float" office:value="3508" table:style-name="ce2">
            <text:p>3508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ZA</text:p>
          </table:table-cell>
          <table:table-cell office:value-type="string" table:style-name="ce1">
            <text:p>South Africa</text:p>
          </table:table-cell>
          <table:table-cell table:number-columns-repeated="16379"/>
        </table:table-row>
        <table:table-row table:style-name="ro1">
          <table:table-cell office:value-type="float" office:value="3509" table:style-name="ce2">
            <text:p>3509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10" table:style-name="ce2">
            <text:p>3510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511" table:style-name="ce2">
            <text:p>3511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12" table:style-name="ce2">
            <text:p>3512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13" table:style-name="ce2">
            <text:p>3513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514" table:style-name="ce2">
            <text:p>3514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515" table:style-name="ce2">
            <text:p>3515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516" table:style-name="ce2">
            <text:p>351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17" table:style-name="ce2">
            <text:p>351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518" table:style-name="ce2">
            <text:p>3518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519" table:style-name="ce2">
            <text:p>3519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520" table:style-name="ce2">
            <text:p>3520</text:p>
          </table:table-cell>
          <table:table-cell table:number-columns-repeated="2" table:style-name="ce1"/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3521" table:style-name="ce2">
            <text:p>3521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522" table:style-name="ce2">
            <text:p>3522</text:p>
          </table:table-cell>
          <table:table-cell table:number-columns-repeated="2" table:style-name="ce1"/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3523" table:style-name="ce2">
            <text:p>3523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524" table:style-name="ce2">
            <text:p>3524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25" table:style-name="ce2">
            <text:p>3525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526" table:style-name="ce2">
            <text:p>3526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27" table:style-name="ce2">
            <text:p>3527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528" table:style-name="ce2">
            <text:p>3528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529" table:style-name="ce2">
            <text:p>3529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530" table:style-name="ce2">
            <text:p>3530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JP</text:p>
          </table:table-cell>
          <table:table-cell office:value-type="string" table:style-name="ce1">
            <text:p>Japan</text:p>
          </table:table-cell>
          <table:table-cell table:number-columns-repeated="16379"/>
        </table:table-row>
        <table:table-row table:style-name="ro1">
          <table:table-cell office:value-type="float" office:value="3531" table:style-name="ce2">
            <text:p>3531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3532" table:style-name="ce2">
            <text:p>353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33" table:style-name="ce2">
            <text:p>3533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34" table:style-name="ce2">
            <text:p>353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35" table:style-name="ce2">
            <text:p>353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36" table:style-name="ce2">
            <text:p>353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37" table:style-name="ce2">
            <text:p>3537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3538" table:style-name="ce2">
            <text:p>3538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3539" table:style-name="ce2">
            <text:p>353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40" table:style-name="ce2">
            <text:p>3540</text:p>
          </table:table-cell>
          <table:table-cell table:number-columns-repeated="2" table:style-name="ce1"/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3541" table:style-name="ce2">
            <text:p>354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JP</text:p>
          </table:table-cell>
          <table:table-cell office:value-type="string" table:style-name="ce1">
            <text:p>Japan</text:p>
          </table:table-cell>
          <table:table-cell table:number-columns-repeated="16379"/>
        </table:table-row>
        <table:table-row table:style-name="ro1">
          <table:table-cell office:value-type="float" office:value="3542" table:style-name="ce2">
            <text:p>3542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43" table:style-name="ce2">
            <text:p>3543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544" table:style-name="ce2">
            <text:p>3544</text:p>
          </table:table-cell>
          <table:table-cell table:number-columns-repeated="2" table:style-name="ce1"/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545" table:style-name="ce2">
            <text:p>354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46" table:style-name="ce2">
            <text:p>3546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3547" table:style-name="ce2">
            <text:p>3547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48" table:style-name="ce2">
            <text:p>3548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549" table:style-name="ce2">
            <text:p>3549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550" table:style-name="ce2">
            <text:p>3550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551" table:style-name="ce2">
            <text:p>3551</text:p>
          </table:table-cell>
          <table:table-cell office:value-type="float" office:value="1999" table:style-name="ce2">
            <text:p>199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52" table:style-name="ce2">
            <text:p>3552</text:p>
          </table:table-cell>
          <table:table-cell office:value-type="float" office:value="1999" table:style-name="ce2">
            <text:p>199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53" table:style-name="ce2">
            <text:p>355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54" table:style-name="ce2">
            <text:p>3554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55" table:style-name="ce2">
            <text:p>3555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56" table:style-name="ce2">
            <text:p>355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57" table:style-name="ce2">
            <text:p>3557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558" table:style-name="ce2">
            <text:p>3558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F</text:p>
          </table:table-cell>
          <table:table-cell office:value-type="string" table:style-name="ce1">
            <text:p>Burkina Faso</text:p>
          </table:table-cell>
          <table:table-cell table:number-columns-repeated="16379"/>
        </table:table-row>
        <table:table-row table:style-name="ro1">
          <table:table-cell office:value-type="float" office:value="3559" table:style-name="ce2">
            <text:p>3559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560" table:style-name="ce2">
            <text:p>3560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561" table:style-name="ce2">
            <text:p>3561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62" table:style-name="ce2">
            <text:p>3562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563" table:style-name="ce2">
            <text:p>3563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564" table:style-name="ce2">
            <text:p>3564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3565" table:style-name="ce2">
            <text:p>3565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H</text:p>
          </table:table-cell>
          <table:table-cell office:value-type="string" table:style-name="ce1">
            <text:p>Switzerland</text:p>
          </table:table-cell>
          <table:table-cell table:number-columns-repeated="16379"/>
        </table:table-row>
        <table:table-row table:style-name="ro1">
          <table:table-cell office:value-type="float" office:value="3566" table:style-name="ce2">
            <text:p>3566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3567" table:style-name="ce2">
            <text:p>3567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568" table:style-name="ce2">
            <text:p>3568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569" table:style-name="ce2">
            <text:p>3569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3570" table:style-name="ce2">
            <text:p>3570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571" table:style-name="ce2">
            <text:p>3571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572" table:style-name="ce2">
            <text:p>357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3573" table:style-name="ce2">
            <text:p>3573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3574" table:style-name="ce2">
            <text:p>3574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575" table:style-name="ce2">
            <text:p>3575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576" table:style-name="ce2">
            <text:p>3576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577" table:style-name="ce2">
            <text:p>3577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78" table:style-name="ce2">
            <text:p>3578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79" table:style-name="ce2">
            <text:p>3579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80" table:style-name="ce2">
            <text:p>358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81" table:style-name="ce2">
            <text:p>3581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3582" table:style-name="ce2">
            <text:p>3582</text:p>
          </table:table-cell>
          <table:table-cell table:style-name="ce1"/>
          <table:table-cell table:style-name="ce2"/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3583" table:style-name="ce2">
            <text:p>3583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584" table:style-name="ce2">
            <text:p>3584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A</text:p>
          </table:table-cell>
          <table:table-cell office:value-type="string" table:style-name="ce1">
            <text:p>Namibia</text:p>
          </table:table-cell>
          <table:table-cell table:number-columns-repeated="16379"/>
        </table:table-row>
        <table:table-row table:style-name="ro1">
          <table:table-cell office:value-type="float" office:value="3585" table:style-name="ce2">
            <text:p>3585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586" table:style-name="ce2">
            <text:p>3586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587" table:style-name="ce2">
            <text:p>3587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88" table:style-name="ce2">
            <text:p>3588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89" table:style-name="ce2">
            <text:p>3589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90" table:style-name="ce2">
            <text:p>3590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591" table:style-name="ce2">
            <text:p>3591</text:p>
          </table:table-cell>
          <table:table-cell office:value-type="float" office:value="2017" table:style-name="ce2">
            <text:p>201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92" table:style-name="ce2">
            <text:p>3592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593" table:style-name="ce2">
            <text:p>3593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594" table:style-name="ce2">
            <text:p>3594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3595" table:style-name="ce2">
            <text:p>3595</text:p>
          </table:table-cell>
          <table:table-cell table:number-columns-repeated="2" table:style-name="ce1"/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596" table:style-name="ce2">
            <text:p>3596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597" table:style-name="ce2">
            <text:p>3597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598" table:style-name="ce2">
            <text:p>3598</text:p>
          </table:table-cell>
          <table:table-cell table:number-columns-repeated="16383" table:style-name="ce1"/>
        </table:table-row>
        <table:table-row table:style-name="ro1">
          <table:table-cell office:value-type="float" office:value="3599" table:style-name="ce2">
            <text:p>3599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600" table:style-name="ce2">
            <text:p>360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601" table:style-name="ce2">
            <text:p>3601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602" table:style-name="ce2">
            <text:p>3602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3603" table:style-name="ce2">
            <text:p>3603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3604" table:style-name="ce2">
            <text:p>3604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05" table:style-name="ce2">
            <text:p>3605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06" table:style-name="ce2">
            <text:p>3606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3607" table:style-name="ce2">
            <text:p>3607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08" table:style-name="ce2">
            <text:p>3608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09" table:style-name="ce2">
            <text:p>3609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3610" table:style-name="ce2">
            <text:p>3610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11" table:style-name="ce2">
            <text:p>3611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12" table:style-name="ce2">
            <text:p>361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13" table:style-name="ce2">
            <text:p>3613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614" table:style-name="ce2">
            <text:p>3614</text:p>
          </table:table-cell>
          <table:table-cell table:number-columns-repeated="2" table:style-name="ce1"/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3615" table:style-name="ce2">
            <text:p>3615</text:p>
          </table:table-cell>
          <table:table-cell office:value-type="float" office:value="1946" table:style-name="ce2">
            <text:p>194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616" table:style-name="ce2">
            <text:p>3616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17" table:style-name="ce2">
            <text:p>3617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18" table:style-name="ce2">
            <text:p>3618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19" table:style-name="ce2">
            <text:p>3619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Y</text:p>
          </table:table-cell>
          <table:table-cell office:value-type="string" table:style-name="ce1">
            <text:p>Uruguay</text:p>
          </table:table-cell>
          <table:table-cell table:number-columns-repeated="16379"/>
        </table:table-row>
        <table:table-row table:style-name="ro1">
          <table:table-cell office:value-type="float" office:value="3620" table:style-name="ce2">
            <text:p>3620</text:p>
          </table:table-cell>
          <table:table-cell office:value-type="float" office:value="1962" table:style-name="ce2">
            <text:p>196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21" table:style-name="ce2">
            <text:p>3621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22" table:style-name="ce2">
            <text:p>362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23" table:style-name="ce2">
            <text:p>3623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24" table:style-name="ce2">
            <text:p>3624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25" table:style-name="ce2">
            <text:p>3625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26" table:style-name="ce2">
            <text:p>3626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27" table:style-name="ce2">
            <text:p>3627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28" table:style-name="ce2">
            <text:p>3628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3629" table:style-name="ce2">
            <text:p>3629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H</text:p>
          </table:table-cell>
          <table:table-cell office:value-type="string" table:style-name="ce1">
            <text:p>Ghana</text:p>
          </table:table-cell>
          <table:table-cell table:number-columns-repeated="16379"/>
        </table:table-row>
        <table:table-row table:style-name="ro1">
          <table:table-cell office:value-type="float" office:value="3630" table:style-name="ce2">
            <text:p>3630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631" table:style-name="ce2">
            <text:p>3631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32" table:style-name="ce2">
            <text:p>3632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3633" table:style-name="ce2">
            <text:p>3633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3634" table:style-name="ce2">
            <text:p>3634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35" table:style-name="ce2">
            <text:p>3635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36" table:style-name="ce2">
            <text:p>3636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37" table:style-name="ce2">
            <text:p>3637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38" table:style-name="ce2">
            <text:p>3638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639" table:style-name="ce2">
            <text:p>3639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3640" table:style-name="ce2">
            <text:p>3640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41" table:style-name="ce2">
            <text:p>3641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42" table:style-name="ce2">
            <text:p>3642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43" table:style-name="ce2">
            <text:p>3643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644" table:style-name="ce2">
            <text:p>3644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45" table:style-name="ce2">
            <text:p>3645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46" table:style-name="ce2">
            <text:p>364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47" table:style-name="ce2">
            <text:p>364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3648" table:style-name="ce2">
            <text:p>3648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R</text:p>
          </table:table-cell>
          <table:table-cell office:value-type="string" table:style-name="ce1">
            <text:p>Costa Rica</text:p>
          </table:table-cell>
          <table:table-cell table:number-columns-repeated="16379"/>
        </table:table-row>
        <table:table-row table:style-name="ro1">
          <table:table-cell office:value-type="float" office:value="3649" table:style-name="ce2">
            <text:p>3649</text:p>
          </table:table-cell>
          <table:table-cell table:number-columns-repeated="2" table:style-name="ce1"/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3650" table:style-name="ce2">
            <text:p>365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51" table:style-name="ce2">
            <text:p>3651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3652" table:style-name="ce2">
            <text:p>3652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M</text:p>
          </table:table-cell>
          <table:table-cell office:value-type="string" table:style-name="ce1">
            <text:p>Turkmenistan</text:p>
          </table:table-cell>
          <table:table-cell table:number-columns-repeated="16379"/>
        </table:table-row>
        <table:table-row table:style-name="ro1">
          <table:table-cell office:value-type="float" office:value="3653" table:style-name="ce2">
            <text:p>3653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H</text:p>
          </table:table-cell>
          <table:table-cell office:value-type="string" table:style-name="ce1">
            <text:p>Thailand</text:p>
          </table:table-cell>
          <table:table-cell table:number-columns-repeated="16379"/>
        </table:table-row>
        <table:table-row table:style-name="ro1">
          <table:table-cell office:value-type="float" office:value="3654" table:style-name="ce2">
            <text:p>3654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655" table:style-name="ce2">
            <text:p>3655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M</text:p>
          </table:table-cell>
          <table:table-cell office:value-type="string" table:style-name="ce1">
            <text:p>Cameroon</text:p>
          </table:table-cell>
          <table:table-cell table:number-columns-repeated="16379"/>
        </table:table-row>
        <table:table-row table:style-name="ro1">
          <table:table-cell office:value-type="float" office:value="3656" table:style-name="ce2">
            <text:p>3656</text:p>
          </table:table-cell>
          <table:table-cell office:value-type="float" office:value="1962" table:style-name="ce2">
            <text:p>196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657" table:style-name="ce2">
            <text:p>3657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N</text:p>
          </table:table-cell>
          <table:table-cell office:value-type="string" table:style-name="ce1">
            <text:p>Senegal</text:p>
          </table:table-cell>
          <table:table-cell table:number-columns-repeated="16379"/>
        </table:table-row>
        <table:table-row table:style-name="ro1">
          <table:table-cell office:value-type="float" office:value="3658" table:style-name="ce2">
            <text:p>3658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59" table:style-name="ce2">
            <text:p>3659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A</text:p>
          </table:table-cell>
          <table:table-cell office:value-type="string" table:style-name="ce1">
            <text:p>Morocco</text:p>
          </table:table-cell>
          <table:table-cell table:number-columns-repeated="16379"/>
        </table:table-row>
        <table:table-row table:style-name="ro1">
          <table:table-cell office:value-type="float" office:value="3660" table:style-name="ce2">
            <text:p>366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61" table:style-name="ce2">
            <text:p>3661</text:p>
          </table:table-cell>
          <table:table-cell office:value-type="float" office:value="1956" table:style-name="ce2">
            <text:p>195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62" table:style-name="ce2">
            <text:p>366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63" table:style-name="ce2">
            <text:p>3663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64" table:style-name="ce2">
            <text:p>3664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665" table:style-name="ce2">
            <text:p>366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66" table:style-name="ce2">
            <text:p>3666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H</text:p>
          </table:table-cell>
          <table:table-cell office:value-type="string" table:style-name="ce1">
            <text:p>Philippines</text:p>
          </table:table-cell>
          <table:table-cell table:number-columns-repeated="16379"/>
        </table:table-row>
        <table:table-row table:style-name="ro1">
          <table:table-cell office:value-type="float" office:value="3667" table:style-name="ce2">
            <text:p>3667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68" table:style-name="ce2">
            <text:p>3668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3669" table:style-name="ce2">
            <text:p>3669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670" table:style-name="ce2">
            <text:p>3670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3671" table:style-name="ce2">
            <text:p>3671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672" table:style-name="ce2">
            <text:p>3672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673" table:style-name="ce2">
            <text:p>3673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3674" table:style-name="ce2">
            <text:p>3674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3675" table:style-name="ce2">
            <text:p>3675</text:p>
          </table:table-cell>
          <table:table-cell office:value-type="float" office:value="1961" table:style-name="ce2">
            <text:p>196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76" table:style-name="ce2">
            <text:p>3676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77" table:style-name="ce2">
            <text:p>3677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678" table:style-name="ce2">
            <text:p>367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79" table:style-name="ce2">
            <text:p>3679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80" table:style-name="ce2">
            <text:p>368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81" table:style-name="ce2">
            <text:p>3681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82" table:style-name="ce2">
            <text:p>3682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83" table:style-name="ce2">
            <text:p>3683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684" table:style-name="ce2">
            <text:p>368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85" table:style-name="ce2">
            <text:p>3685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3686" table:style-name="ce2">
            <text:p>3686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687" table:style-name="ce2">
            <text:p>3687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88" table:style-name="ce2">
            <text:p>3688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689" table:style-name="ce2">
            <text:p>3689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90" table:style-name="ce2">
            <text:p>369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91" table:style-name="ce2">
            <text:p>3691</text:p>
          </table:table-cell>
          <table:table-cell table:number-columns-repeated="16383" table:style-name="ce1"/>
        </table:table-row>
        <table:table-row table:style-name="ro1">
          <table:table-cell office:value-type="float" office:value="3692" table:style-name="ce2">
            <text:p>3692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H</text:p>
          </table:table-cell>
          <table:table-cell office:value-type="string" table:style-name="ce1">
            <text:p>Cambodia</text:p>
          </table:table-cell>
          <table:table-cell table:number-columns-repeated="16379"/>
        </table:table-row>
        <table:table-row table:style-name="ro1">
          <table:table-cell office:value-type="float" office:value="3693" table:style-name="ce2">
            <text:p>3693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94" table:style-name="ce2">
            <text:p>3694</text:p>
          </table:table-cell>
          <table:table-cell office:value-type="float" office:value="1962" table:style-name="ce2">
            <text:p>196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695" table:style-name="ce2">
            <text:p>3695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696" table:style-name="ce2">
            <text:p>3696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97" table:style-name="ce2">
            <text:p>3697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G</text:p>
          </table:table-cell>
          <table:table-cell office:value-type="string" table:style-name="ce1">
            <text:p>Uganda</text:p>
          </table:table-cell>
          <table:table-cell table:number-columns-repeated="16379"/>
        </table:table-row>
        <table:table-row table:style-name="ro1">
          <table:table-cell office:value-type="float" office:value="3698" table:style-name="ce2">
            <text:p>3698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699" table:style-name="ce2">
            <text:p>3699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700" table:style-name="ce2">
            <text:p>3700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701" table:style-name="ce2">
            <text:p>3701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702" table:style-name="ce2">
            <text:p>3702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703" table:style-name="ce2">
            <text:p>3703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04" table:style-name="ce2">
            <text:p>3704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05" table:style-name="ce2">
            <text:p>3705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706" table:style-name="ce2">
            <text:p>3706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707" table:style-name="ce2">
            <text:p>3707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708" table:style-name="ce2">
            <text:p>3708</text:p>
          </table:table-cell>
          <table:table-cell table:number-columns-repeated="2" table:style-name="ce1"/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3709" table:style-name="ce2">
            <text:p>3709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U</text:p>
          </table:table-cell>
          <table:table-cell office:value-type="string" table:style-name="ce1">
            <text:p>Cuba</text:p>
          </table:table-cell>
          <table:table-cell table:number-columns-repeated="16379"/>
        </table:table-row>
        <table:table-row table:style-name="ro1">
          <table:table-cell office:value-type="float" office:value="3710" table:style-name="ce2">
            <text:p>3710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711" table:style-name="ce2">
            <text:p>3711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712" table:style-name="ce2">
            <text:p>3712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713" table:style-name="ce2">
            <text:p>3713</text:p>
          </table:table-cell>
          <table:table-cell table:number-columns-repeated="2" table:style-name="ce1"/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3714" table:style-name="ce2">
            <text:p>3714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3715" table:style-name="ce2">
            <text:p>3715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LC</text:p>
          </table:table-cell>
          <table:table-cell office:value-type="string" table:style-name="ce1">
            <text:p>Saint Lucia</text:p>
          </table:table-cell>
          <table:table-cell table:number-columns-repeated="16379"/>
        </table:table-row>
        <table:table-row table:style-name="ro1">
          <table:table-cell office:value-type="float" office:value="3716" table:style-name="ce2">
            <text:p>3716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E</text:p>
          </table:table-cell>
          <table:table-cell office:value-type="string" table:style-name="ce1">
            <text:p>Kenya</text:p>
          </table:table-cell>
          <table:table-cell table:number-columns-repeated="16379"/>
        </table:table-row>
        <table:table-row table:style-name="ro1">
          <table:table-cell office:value-type="float" office:value="3717" table:style-name="ce2">
            <text:p>3717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3718" table:style-name="ce2">
            <text:p>3718</text:p>
          </table:table-cell>
          <table:table-cell office:value-type="float" office:value="1964" table:style-name="ce2">
            <text:p>196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719" table:style-name="ce2">
            <text:p>3719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720" table:style-name="ce2">
            <text:p>372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3721" table:style-name="ce2">
            <text:p>372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3722" table:style-name="ce2">
            <text:p>3722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723" table:style-name="ce2">
            <text:p>3723</text:p>
          </table:table-cell>
          <table:table-cell office:value-type="float" office:value="1960" table:style-name="ce2">
            <text:p>196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724" table:style-name="ce2">
            <text:p>3724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3725" table:style-name="ce2">
            <text:p>3725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3726" table:style-name="ce2">
            <text:p>372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3727" table:style-name="ce2">
            <text:p>3727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3728" table:style-name="ce2">
            <text:p>3728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729" table:style-name="ce2">
            <text:p>3729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730" table:style-name="ce2">
            <text:p>3730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731" table:style-name="ce2">
            <text:p>373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E</text:p>
          </table:table-cell>
          <table:table-cell office:value-type="string" table:style-name="ce1">
            <text:p>Sweden</text:p>
          </table:table-cell>
          <table:table-cell table:number-columns-repeated="16379"/>
        </table:table-row>
        <table:table-row table:style-name="ro1">
          <table:table-cell office:value-type="float" office:value="3732" table:style-name="ce2">
            <text:p>373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3733" table:style-name="ce2">
            <text:p>3733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734" table:style-name="ce2">
            <text:p>3734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735" table:style-name="ce2">
            <text:p>3735</text:p>
          </table:table-cell>
          <table:table-cell table:number-columns-repeated="2" table:style-name="ce1"/>
          <table:table-cell office:value-type="string" table:style-name="ce2">
            <text:p>PH</text:p>
          </table:table-cell>
          <table:table-cell office:value-type="string" table:style-name="ce1">
            <text:p>Philippines</text:p>
          </table:table-cell>
          <table:table-cell table:number-columns-repeated="16379"/>
        </table:table-row>
        <table:table-row table:style-name="ro1">
          <table:table-cell office:value-type="float" office:value="3736" table:style-name="ce2">
            <text:p>3736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737" table:style-name="ce2">
            <text:p>3737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738" table:style-name="ce2">
            <text:p>3738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739" table:style-name="ce2">
            <text:p>3739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3740" table:style-name="ce2">
            <text:p>3740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G</text:p>
          </table:table-cell>
          <table:table-cell office:value-type="string" table:style-name="ce1">
            <text:p>Uganda</text:p>
          </table:table-cell>
          <table:table-cell table:number-columns-repeated="16379"/>
        </table:table-row>
        <table:table-row table:style-name="ro1">
          <table:table-cell office:value-type="float" office:value="3741" table:style-name="ce2">
            <text:p>374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742" table:style-name="ce2">
            <text:p>3742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E</text:p>
          </table:table-cell>
          <table:table-cell office:value-type="string" table:style-name="ce1">
            <text:p>Ireland</text:p>
          </table:table-cell>
          <table:table-cell table:number-columns-repeated="16379"/>
        </table:table-row>
        <table:table-row table:style-name="ro1">
          <table:table-cell office:value-type="float" office:value="3743" table:style-name="ce2">
            <text:p>3743</text:p>
          </table:table-cell>
          <table:table-cell office:value-type="float" office:value="1958" table:style-name="ce2">
            <text:p>195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744" table:style-name="ce2">
            <text:p>3744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745" table:style-name="ce2">
            <text:p>3745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3746" table:style-name="ce2">
            <text:p>3746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FI</text:p>
          </table:table-cell>
          <table:table-cell office:value-type="string" table:style-name="ce1">
            <text:p>Finland</text:p>
          </table:table-cell>
          <table:table-cell table:number-columns-repeated="16379"/>
        </table:table-row>
        <table:table-row table:style-name="ro1">
          <table:table-cell office:value-type="float" office:value="3747" table:style-name="ce2">
            <text:p>3747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748" table:style-name="ce2">
            <text:p>3748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49" table:style-name="ce2">
            <text:p>374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E</text:p>
          </table:table-cell>
          <table:table-cell office:value-type="string" table:style-name="ce1">
            <text:p>Ireland</text:p>
          </table:table-cell>
          <table:table-cell table:number-columns-repeated="16379"/>
        </table:table-row>
        <table:table-row table:style-name="ro1">
          <table:table-cell office:value-type="float" office:value="3750" table:style-name="ce2">
            <text:p>3750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51" table:style-name="ce2">
            <text:p>375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752" table:style-name="ce2">
            <text:p>3752</text:p>
          </table:table-cell>
          <table:table-cell office:value-type="float" office:value="1939" table:style-name="ce2">
            <text:p>193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753" table:style-name="ce2">
            <text:p>3753</text:p>
          </table:table-cell>
          <table:table-cell table:number-columns-repeated="16383" table:style-name="ce1"/>
        </table:table-row>
        <table:table-row table:style-name="ro1">
          <table:table-cell office:value-type="float" office:value="3754" table:style-name="ce2">
            <text:p>3754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755" table:style-name="ce2">
            <text:p>3755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756" table:style-name="ce2">
            <text:p>3756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757" table:style-name="ce2">
            <text:p>3757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758" table:style-name="ce2">
            <text:p>3758</text:p>
          </table:table-cell>
          <table:table-cell office:value-type="float" office:value="1958" table:style-name="ce2">
            <text:p>195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3759" table:style-name="ce2">
            <text:p>3759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60" table:style-name="ce2">
            <text:p>3760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61" table:style-name="ce2">
            <text:p>3761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62" table:style-name="ce2">
            <text:p>3762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63" table:style-name="ce2">
            <text:p>3763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764" table:style-name="ce2">
            <text:p>3764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765" table:style-name="ce2">
            <text:p>376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3766" table:style-name="ce2">
            <text:p>3766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767" table:style-name="ce2">
            <text:p>3767</text:p>
          </table:table-cell>
          <table:table-cell table:number-columns-repeated="2" table:style-name="ce1"/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3768" table:style-name="ce2">
            <text:p>376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69" table:style-name="ce2">
            <text:p>3769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770" table:style-name="ce2">
            <text:p>3770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71" table:style-name="ce2">
            <text:p>3771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772" table:style-name="ce2">
            <text:p>3772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773" table:style-name="ce2">
            <text:p>3773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774" table:style-name="ce2">
            <text:p>3774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75" table:style-name="ce2">
            <text:p>3775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76" table:style-name="ce2">
            <text:p>3776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777" table:style-name="ce2">
            <text:p>3777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778" table:style-name="ce2">
            <text:p>3778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79" table:style-name="ce2">
            <text:p>3779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780" table:style-name="ce2">
            <text:p>3780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781" table:style-name="ce2">
            <text:p>378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82" table:style-name="ce2">
            <text:p>3782</text:p>
          </table:table-cell>
          <table:table-cell office:value-type="float" office:value="1990" table:style-name="ce2">
            <text:p>1990</text:p>
          </table:table-cell>
          <table:table-cell table:style-name="ce1"/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3783" table:style-name="ce2">
            <text:p>3783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K</text:p>
          </table:table-cell>
          <table:table-cell office:value-type="string" table:style-name="ce1">
            <text:p>Denmark</text:p>
          </table:table-cell>
          <table:table-cell table:number-columns-repeated="16379"/>
        </table:table-row>
        <table:table-row table:style-name="ro1">
          <table:table-cell office:value-type="float" office:value="3784" table:style-name="ce2">
            <text:p>3784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3785" table:style-name="ce2">
            <text:p>3785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M</text:p>
          </table:table-cell>
          <table:table-cell office:value-type="string" table:style-name="ce1">
            <text:p>Armenia</text:p>
          </table:table-cell>
          <table:table-cell table:number-columns-repeated="16379"/>
        </table:table-row>
        <table:table-row table:style-name="ro1">
          <table:table-cell office:value-type="float" office:value="3786" table:style-name="ce2">
            <text:p>3786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787" table:style-name="ce2">
            <text:p>3787</text:p>
          </table:table-cell>
          <table:table-cell table:number-columns-repeated="2" table:style-name="ce1"/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3788" table:style-name="ce2">
            <text:p>3788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H</text:p>
          </table:table-cell>
          <table:table-cell office:value-type="string" table:style-name="ce1">
            <text:p>Thailand</text:p>
          </table:table-cell>
          <table:table-cell table:number-columns-repeated="16379"/>
        </table:table-row>
        <table:table-row table:style-name="ro1">
          <table:table-cell office:value-type="float" office:value="3789" table:style-name="ce2">
            <text:p>3789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790" table:style-name="ce2">
            <text:p>3790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91" table:style-name="ce2">
            <text:p>3791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792" table:style-name="ce2">
            <text:p>3792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93" table:style-name="ce2">
            <text:p>3793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94" table:style-name="ce2">
            <text:p>3794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95" table:style-name="ce2">
            <text:p>3795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3796" table:style-name="ce2">
            <text:p>3796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797" table:style-name="ce2">
            <text:p>3797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3798" table:style-name="ce2">
            <text:p>3798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799" table:style-name="ce2">
            <text:p>3799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800" table:style-name="ce2">
            <text:p>3800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3801" table:style-name="ce2">
            <text:p>3801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802" table:style-name="ce2">
            <text:p>3802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3803" table:style-name="ce2">
            <text:p>3803</text:p>
          </table:table-cell>
          <table:table-cell table:number-columns-repeated="2" table:style-name="ce1"/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3804" table:style-name="ce2">
            <text:p>3804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3805" table:style-name="ce2">
            <text:p>3805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806" table:style-name="ce2">
            <text:p>3806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807" table:style-name="ce2">
            <text:p>3807</text:p>
          </table:table-cell>
          <table:table-cell office:value-type="float" office:value="1961" table:style-name="ce2">
            <text:p>1961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808" table:style-name="ce2">
            <text:p>3808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09" table:style-name="ce2">
            <text:p>3809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3810" table:style-name="ce2">
            <text:p>3810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11" table:style-name="ce2">
            <text:p>3811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3812" table:style-name="ce2">
            <text:p>3812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3813" table:style-name="ce2">
            <text:p>3813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814" table:style-name="ce2">
            <text:p>381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G</text:p>
          </table:table-cell>
          <table:table-cell office:value-type="string" table:style-name="ce1">
            <text:p>Bulgaria</text:p>
          </table:table-cell>
          <table:table-cell table:number-columns-repeated="16379"/>
        </table:table-row>
        <table:table-row table:style-name="ro1">
          <table:table-cell office:value-type="float" office:value="3815" table:style-name="ce2">
            <text:p>3815</text:p>
          </table:table-cell>
          <table:table-cell table:number-columns-repeated="2" table:style-name="ce1"/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816" table:style-name="ce2">
            <text:p>381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817" table:style-name="ce2">
            <text:p>3817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818" table:style-name="ce2">
            <text:p>3818</text:p>
          </table:table-cell>
          <table:table-cell office:value-type="float" office:value="1964" table:style-name="ce2">
            <text:p>196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819" table:style-name="ce2">
            <text:p>3819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820" table:style-name="ce2">
            <text:p>3820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821" table:style-name="ce2">
            <text:p>3821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22" table:style-name="ce2">
            <text:p>3822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823" table:style-name="ce2">
            <text:p>3823</text:p>
          </table:table-cell>
          <table:table-cell table:number-columns-repeated="2" table:style-name="ce1"/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3824" table:style-name="ce2">
            <text:p>3824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3825" table:style-name="ce2">
            <text:p>3825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3826" table:style-name="ce2">
            <text:p>3826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3827" table:style-name="ce2">
            <text:p>3827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H</text:p>
          </table:table-cell>
          <table:table-cell office:value-type="string" table:style-name="ce1">
            <text:p>Ghana</text:p>
          </table:table-cell>
          <table:table-cell table:number-columns-repeated="16379"/>
        </table:table-row>
        <table:table-row table:style-name="ro1">
          <table:table-cell office:value-type="float" office:value="3828" table:style-name="ce2">
            <text:p>3828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H</text:p>
          </table:table-cell>
          <table:table-cell office:value-type="string" table:style-name="ce1">
            <text:p>Switzerland</text:p>
          </table:table-cell>
          <table:table-cell table:number-columns-repeated="16379"/>
        </table:table-row>
        <table:table-row table:style-name="ro1">
          <table:table-cell office:value-type="float" office:value="3829" table:style-name="ce2">
            <text:p>3829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30" table:style-name="ce2">
            <text:p>3830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831" table:style-name="ce2">
            <text:p>383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832" table:style-name="ce2">
            <text:p>3832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833" table:style-name="ce2">
            <text:p>3833</text:p>
          </table:table-cell>
          <table:table-cell office:value-type="float" office:value="1962" table:style-name="ce2">
            <text:p>196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834" table:style-name="ce2">
            <text:p>3834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3835" table:style-name="ce2">
            <text:p>3835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3836" table:style-name="ce2">
            <text:p>3836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837" table:style-name="ce2">
            <text:p>3837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838" table:style-name="ce2">
            <text:p>3838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39" table:style-name="ce2">
            <text:p>3839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JP</text:p>
          </table:table-cell>
          <table:table-cell office:value-type="string" table:style-name="ce1">
            <text:p>Japan</text:p>
          </table:table-cell>
          <table:table-cell table:number-columns-repeated="16379"/>
        </table:table-row>
        <table:table-row table:style-name="ro1">
          <table:table-cell office:value-type="float" office:value="3840" table:style-name="ce2">
            <text:p>3840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JP</text:p>
          </table:table-cell>
          <table:table-cell office:value-type="string" table:style-name="ce1">
            <text:p>Japan</text:p>
          </table:table-cell>
          <table:table-cell table:number-columns-repeated="16379"/>
        </table:table-row>
        <table:table-row table:style-name="ro1">
          <table:table-cell office:value-type="float" office:value="3841" table:style-name="ce2">
            <text:p>384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842" table:style-name="ce2">
            <text:p>3842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43" table:style-name="ce2">
            <text:p>3843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44" table:style-name="ce2">
            <text:p>3844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3845" table:style-name="ce2">
            <text:p>384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Z</text:p>
          </table:table-cell>
          <table:table-cell office:value-type="string" table:style-name="ce1">
            <text:p>New Zealand</text:p>
          </table:table-cell>
          <table:table-cell table:number-columns-repeated="16379"/>
        </table:table-row>
        <table:table-row table:style-name="ro1">
          <table:table-cell office:value-type="float" office:value="3846" table:style-name="ce2">
            <text:p>3846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H</text:p>
          </table:table-cell>
          <table:table-cell office:value-type="string" table:style-name="ce1">
            <text:p>Thailand</text:p>
          </table:table-cell>
          <table:table-cell table:number-columns-repeated="16379"/>
        </table:table-row>
        <table:table-row table:style-name="ro1">
          <table:table-cell office:value-type="float" office:value="3847" table:style-name="ce2">
            <text:p>3847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S</text:p>
          </table:table-cell>
          <table:table-cell office:value-type="string" table:style-name="ce1">
            <text:p>Serbia</text:p>
          </table:table-cell>
          <table:table-cell table:number-columns-repeated="16379"/>
        </table:table-row>
        <table:table-row table:style-name="ro1">
          <table:table-cell office:value-type="float" office:value="3848" table:style-name="ce2">
            <text:p>3848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I</text:p>
          </table:table-cell>
          <table:table-cell office:value-type="string" table:style-name="ce1">
            <text:p>Slovenia</text:p>
          </table:table-cell>
          <table:table-cell table:number-columns-repeated="16379"/>
        </table:table-row>
        <table:table-row table:style-name="ro1">
          <table:table-cell office:value-type="float" office:value="3849" table:style-name="ce2">
            <text:p>3849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850" table:style-name="ce2">
            <text:p>3850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851" table:style-name="ce2">
            <text:p>3851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52" table:style-name="ce2">
            <text:p>3852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3853" table:style-name="ce2">
            <text:p>3853</text:p>
          </table:table-cell>
          <table:table-cell table:number-columns-repeated="16383" table:style-name="ce1"/>
        </table:table-row>
        <table:table-row table:style-name="ro1">
          <table:table-cell office:value-type="float" office:value="3854" table:style-name="ce2">
            <text:p>3854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55" table:style-name="ce2">
            <text:p>385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856" table:style-name="ce2">
            <text:p>3856</text:p>
          </table:table-cell>
          <table:table-cell table:number-columns-repeated="2" table:style-name="ce1"/>
          <table:table-cell office:value-type="string" table:style-name="ce2">
            <text:p>JO</text:p>
          </table:table-cell>
          <table:table-cell office:value-type="string" table:style-name="ce1">
            <text:p>Jordan</text:p>
          </table:table-cell>
          <table:table-cell table:number-columns-repeated="16379"/>
        </table:table-row>
        <table:table-row table:style-name="ro1">
          <table:table-cell office:value-type="float" office:value="3857" table:style-name="ce2">
            <text:p>3857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858" table:style-name="ce2">
            <text:p>3858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859" table:style-name="ce2">
            <text:p>3859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60" table:style-name="ce2">
            <text:p>3860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861" table:style-name="ce2">
            <text:p>3861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3862" table:style-name="ce2">
            <text:p>3862</text:p>
          </table:table-cell>
          <table:table-cell office:value-type="float" office:value="1957" table:style-name="ce2">
            <text:p>195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63" table:style-name="ce2">
            <text:p>3863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64" table:style-name="ce2">
            <text:p>3864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865" table:style-name="ce2">
            <text:p>386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866" table:style-name="ce2">
            <text:p>3866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867" table:style-name="ce2">
            <text:p>3867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868" table:style-name="ce2">
            <text:p>3868</text:p>
          </table:table-cell>
          <table:table-cell office:value-type="float" office:value="1996" table:style-name="ce2">
            <text:p>1996</text:p>
          </table:table-cell>
          <table:table-cell table:style-name="ce1"/>
          <table:table-cell office:value-type="string" table:style-name="ce2">
            <text:p>MY</text:p>
          </table:table-cell>
          <table:table-cell office:value-type="string" table:style-name="ce1">
            <text:p>Malaysia</text:p>
          </table:table-cell>
          <table:table-cell table:number-columns-repeated="16379"/>
        </table:table-row>
        <table:table-row table:style-name="ro1">
          <table:table-cell office:value-type="float" office:value="3869" table:style-name="ce2">
            <text:p>3869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LR</text:p>
          </table:table-cell>
          <table:table-cell office:value-type="string" table:style-name="ce1">
            <text:p>Liberia</text:p>
          </table:table-cell>
          <table:table-cell table:number-columns-repeated="16379"/>
        </table:table-row>
        <table:table-row table:style-name="ro1">
          <table:table-cell office:value-type="float" office:value="3870" table:style-name="ce2">
            <text:p>3870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71" table:style-name="ce2">
            <text:p>3871</text:p>
          </table:table-cell>
          <table:table-cell office:value-type="float" office:value="1976" table:style-name="ce2">
            <text:p>1976</text:p>
          </table:table-cell>
          <table:table-cell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72" table:style-name="ce2">
            <text:p>3872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873" table:style-name="ce2">
            <text:p>3873</text:p>
          </table:table-cell>
          <table:table-cell table:number-columns-repeated="16383" table:style-name="ce1"/>
        </table:table-row>
        <table:table-row table:style-name="ro1">
          <table:table-cell office:value-type="float" office:value="3874" table:style-name="ce2">
            <text:p>3874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875" table:style-name="ce2">
            <text:p>3875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76" table:style-name="ce2">
            <text:p>3876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877" table:style-name="ce2">
            <text:p>3877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78" table:style-name="ce2">
            <text:p>3878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M</text:p>
          </table:table-cell>
          <table:table-cell office:value-type="string" table:style-name="ce1">
            <text:p>Myanmar</text:p>
          </table:table-cell>
          <table:table-cell table:number-columns-repeated="16379"/>
        </table:table-row>
        <table:table-row table:style-name="ro1">
          <table:table-cell office:value-type="float" office:value="3879" table:style-name="ce2">
            <text:p>3879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3880" table:style-name="ce2">
            <text:p>388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3881" table:style-name="ce2">
            <text:p>3881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882" table:style-name="ce2">
            <text:p>3882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83" table:style-name="ce2">
            <text:p>3883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884" table:style-name="ce2">
            <text:p>3884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885" table:style-name="ce2">
            <text:p>3885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886" table:style-name="ce2">
            <text:p>3886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3887" table:style-name="ce2">
            <text:p>3887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888" table:style-name="ce2">
            <text:p>3888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889" table:style-name="ce2">
            <text:p>388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890" table:style-name="ce2">
            <text:p>3890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3891" table:style-name="ce2">
            <text:p>3891</text:p>
          </table:table-cell>
          <table:table-cell table:number-columns-repeated="16383" table:style-name="ce1"/>
        </table:table-row>
        <table:table-row table:style-name="ro1">
          <table:table-cell office:value-type="float" office:value="3892" table:style-name="ce2">
            <text:p>3892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SN</text:p>
          </table:table-cell>
          <table:table-cell office:value-type="string" table:style-name="ce1">
            <text:p>Senegal</text:p>
          </table:table-cell>
          <table:table-cell table:number-columns-repeated="16379"/>
        </table:table-row>
        <table:table-row table:style-name="ro1">
          <table:table-cell office:value-type="float" office:value="3893" table:style-name="ce2">
            <text:p>389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3894" table:style-name="ce2">
            <text:p>3894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895" table:style-name="ce2">
            <text:p>3895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896" table:style-name="ce2">
            <text:p>389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897" table:style-name="ce2">
            <text:p>3897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3898" table:style-name="ce2">
            <text:p>3898</text:p>
          </table:table-cell>
          <table:table-cell table:number-columns-repeated="2" table:style-name="ce1"/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3899" table:style-name="ce2">
            <text:p>3899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M</text:p>
          </table:table-cell>
          <table:table-cell office:value-type="string" table:style-name="ce1">
            <text:p>Myanmar</text:p>
          </table:table-cell>
          <table:table-cell table:number-columns-repeated="16379"/>
        </table:table-row>
        <table:table-row table:style-name="ro1">
          <table:table-cell office:value-type="float" office:value="3900" table:style-name="ce2">
            <text:p>3900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901" table:style-name="ce2">
            <text:p>3901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3902" table:style-name="ce2">
            <text:p>390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E</text:p>
          </table:table-cell>
          <table:table-cell office:value-type="string" table:style-name="ce1">
            <text:p>Belgium</text:p>
          </table:table-cell>
          <table:table-cell table:number-columns-repeated="16379"/>
        </table:table-row>
        <table:table-row table:style-name="ro1">
          <table:table-cell office:value-type="float" office:value="3903" table:style-name="ce2">
            <text:p>3903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FI</text:p>
          </table:table-cell>
          <table:table-cell office:value-type="string" table:style-name="ce1">
            <text:p>Finland</text:p>
          </table:table-cell>
          <table:table-cell table:number-columns-repeated="16379"/>
        </table:table-row>
        <table:table-row table:style-name="ro1">
          <table:table-cell office:value-type="float" office:value="3904" table:style-name="ce2">
            <text:p>3904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HU</text:p>
          </table:table-cell>
          <table:table-cell office:value-type="string" table:style-name="ce1">
            <text:p>Hungary</text:p>
          </table:table-cell>
          <table:table-cell table:number-columns-repeated="16379"/>
        </table:table-row>
        <table:table-row table:style-name="ro1">
          <table:table-cell office:value-type="float" office:value="3905" table:style-name="ce2">
            <text:p>3905</text:p>
          </table:table-cell>
          <table:table-cell office:value-type="float" office:value="1956" table:style-name="ce2">
            <text:p>195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3906" table:style-name="ce2">
            <text:p>3906</text:p>
          </table:table-cell>
          <table:table-cell office:value-type="float" office:value="1948" table:style-name="ce2">
            <text:p>194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K</text:p>
          </table:table-cell>
          <table:table-cell office:value-type="string" table:style-name="ce1">
            <text:p>Denmark</text:p>
          </table:table-cell>
          <table:table-cell table:number-columns-repeated="16379"/>
        </table:table-row>
        <table:table-row table:style-name="ro1">
          <table:table-cell office:value-type="float" office:value="3907" table:style-name="ce2">
            <text:p>3907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3908" table:style-name="ce2">
            <text:p>3908</text:p>
          </table:table-cell>
          <table:table-cell table:number-columns-repeated="16383" table:style-name="ce1"/>
        </table:table-row>
        <table:table-row table:style-name="ro1">
          <table:table-cell office:value-type="float" office:value="3909" table:style-name="ce2">
            <text:p>3909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910" table:style-name="ce2">
            <text:p>3910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3911" table:style-name="ce2">
            <text:p>3911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LS</text:p>
          </table:table-cell>
          <table:table-cell office:value-type="string" table:style-name="ce1">
            <text:p>Lesotho</text:p>
          </table:table-cell>
          <table:table-cell table:number-columns-repeated="16379"/>
        </table:table-row>
        <table:table-row table:style-name="ro1">
          <table:table-cell office:value-type="float" office:value="3912" table:style-name="ce2">
            <text:p>3912</text:p>
          </table:table-cell>
          <table:table-cell table:number-columns-repeated="16383" table:style-name="ce1"/>
        </table:table-row>
        <table:table-row table:style-name="ro1">
          <table:table-cell office:value-type="float" office:value="3913" table:style-name="ce2">
            <text:p>3913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914" table:style-name="ce2">
            <text:p>3914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915" table:style-name="ce2">
            <text:p>3915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916" table:style-name="ce2">
            <text:p>3916</text:p>
          </table:table-cell>
          <table:table-cell office:value-type="float" office:value="1955" table:style-name="ce2">
            <text:p>195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917" table:style-name="ce2">
            <text:p>3917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3918" table:style-name="ce2">
            <text:p>3918</text:p>
          </table:table-cell>
          <table:table-cell table:number-columns-repeated="2" table:style-name="ce1"/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3919" table:style-name="ce2">
            <text:p>3919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3920" table:style-name="ce2">
            <text:p>3920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921" table:style-name="ce2">
            <text:p>3921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3922" table:style-name="ce2">
            <text:p>3922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V</text:p>
          </table:table-cell>
          <table:table-cell office:value-type="string" table:style-name="ce1">
            <text:p>El Salvador</text:p>
          </table:table-cell>
          <table:table-cell table:number-columns-repeated="16379"/>
        </table:table-row>
        <table:table-row table:style-name="ro1">
          <table:table-cell office:value-type="float" office:value="3923" table:style-name="ce2">
            <text:p>3923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924" table:style-name="ce2">
            <text:p>3924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925" table:style-name="ce2">
            <text:p>3925</text:p>
          </table:table-cell>
          <table:table-cell table:number-columns-repeated="2" table:style-name="ce1"/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3926" table:style-name="ce2">
            <text:p>3926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3927" table:style-name="ce2">
            <text:p>392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3928" table:style-name="ce2">
            <text:p>3928</text:p>
          </table:table-cell>
          <table:table-cell table:number-columns-repeated="2" table:style-name="ce1"/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929" table:style-name="ce2">
            <text:p>3929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930" table:style-name="ce2">
            <text:p>3930</text:p>
          </table:table-cell>
          <table:table-cell table:number-columns-repeated="2" table:style-name="ce1"/>
          <table:table-cell office:value-type="string" table:style-name="ce2">
            <text:p>JP</text:p>
          </table:table-cell>
          <table:table-cell office:value-type="string" table:style-name="ce1">
            <text:p>Japan</text:p>
          </table:table-cell>
          <table:table-cell table:number-columns-repeated="16379"/>
        </table:table-row>
        <table:table-row table:style-name="ro1">
          <table:table-cell office:value-type="float" office:value="3931" table:style-name="ce2">
            <text:p>3931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932" table:style-name="ce2">
            <text:p>393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HU</text:p>
          </table:table-cell>
          <table:table-cell office:value-type="string" table:style-name="ce1">
            <text:p>Hungary</text:p>
          </table:table-cell>
          <table:table-cell table:number-columns-repeated="16379"/>
        </table:table-row>
        <table:table-row table:style-name="ro1">
          <table:table-cell office:value-type="float" office:value="3933" table:style-name="ce2">
            <text:p>3933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3934" table:style-name="ce2">
            <text:p>3934</text:p>
          </table:table-cell>
          <table:table-cell table:number-columns-repeated="16383" table:style-name="ce1"/>
        </table:table-row>
        <table:table-row table:style-name="ro1">
          <table:table-cell office:value-type="float" office:value="3935" table:style-name="ce2">
            <text:p>3935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W</text:p>
          </table:table-cell>
          <table:table-cell office:value-type="string" table:style-name="ce1">
            <text:p>Malawi</text:p>
          </table:table-cell>
          <table:table-cell table:number-columns-repeated="16379"/>
        </table:table-row>
        <table:table-row table:style-name="ro1">
          <table:table-cell office:value-type="float" office:value="3936" table:style-name="ce2">
            <text:p>3936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937" table:style-name="ce2">
            <text:p>3937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938" table:style-name="ce2">
            <text:p>3938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939" table:style-name="ce2">
            <text:p>3939</text:p>
          </table:table-cell>
          <table:table-cell table:number-columns-repeated="16383" table:style-name="ce1"/>
        </table:table-row>
        <table:table-row table:style-name="ro1">
          <table:table-cell office:value-type="float" office:value="3940" table:style-name="ce2">
            <text:p>394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W</text:p>
          </table:table-cell>
          <table:table-cell office:value-type="string" table:style-name="ce1">
            <text:p>Taiwan, Province of China</text:p>
          </table:table-cell>
          <table:table-cell table:number-columns-repeated="16379"/>
        </table:table-row>
        <table:table-row table:style-name="ro1">
          <table:table-cell office:value-type="float" office:value="3941" table:style-name="ce2">
            <text:p>3941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942" table:style-name="ce2">
            <text:p>3942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other</text:p>
          </table:table-cell>
          <table:table-cell table:number-columns-repeated="16381" table:style-name="ce1"/>
        </table:table-row>
        <table:table-row table:style-name="ro1">
          <table:table-cell office:value-type="float" office:value="3943" table:style-name="ce2">
            <text:p>3943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944" table:style-name="ce2">
            <text:p>3944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3945" table:style-name="ce2">
            <text:p>3945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3946" table:style-name="ce2">
            <text:p>3946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947" table:style-name="ce2">
            <text:p>3947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948" table:style-name="ce2">
            <text:p>3948</text:p>
          </table:table-cell>
          <table:table-cell table:number-columns-repeated="2" table:style-name="ce1"/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3949" table:style-name="ce2">
            <text:p>394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950" table:style-name="ce2">
            <text:p>3950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951" table:style-name="ce2">
            <text:p>3951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952" table:style-name="ce2">
            <text:p>3952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953" table:style-name="ce2">
            <text:p>3953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954" table:style-name="ce2">
            <text:p>3954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955" table:style-name="ce2">
            <text:p>3955</text:p>
          </table:table-cell>
          <table:table-cell office:value-type="float" office:value="2017" table:style-name="ce2">
            <text:p>201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3956" table:style-name="ce2">
            <text:p>3956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MW</text:p>
          </table:table-cell>
          <table:table-cell office:value-type="string" table:style-name="ce1">
            <text:p>Malawi</text:p>
          </table:table-cell>
          <table:table-cell table:number-columns-repeated="16379"/>
        </table:table-row>
        <table:table-row table:style-name="ro1">
          <table:table-cell office:value-type="float" office:value="3957" table:style-name="ce2">
            <text:p>3957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958" table:style-name="ce2">
            <text:p>3958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959" table:style-name="ce2">
            <text:p>3959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960" table:style-name="ce2">
            <text:p>396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961" table:style-name="ce2">
            <text:p>3961</text:p>
          </table:table-cell>
          <table:table-cell table:number-columns-repeated="2"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962" table:style-name="ce2">
            <text:p>3962</text:p>
          </table:table-cell>
          <table:table-cell table:number-columns-repeated="2" table:style-name="ce1"/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3963" table:style-name="ce2">
            <text:p>3963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3964" table:style-name="ce2">
            <text:p>3964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965" table:style-name="ce2">
            <text:p>3965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966" table:style-name="ce2">
            <text:p>3966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967" table:style-name="ce2">
            <text:p>3967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3968" table:style-name="ce2">
            <text:p>3968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969" table:style-name="ce2">
            <text:p>3969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970" table:style-name="ce2">
            <text:p>3970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971" table:style-name="ce2">
            <text:p>3971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O</text:p>
          </table:table-cell>
          <table:table-cell office:value-type="string" table:style-name="ce1">
            <text:p>Norway</text:p>
          </table:table-cell>
          <table:table-cell table:number-columns-repeated="16379"/>
        </table:table-row>
        <table:table-row table:style-name="ro1">
          <table:table-cell office:value-type="float" office:value="3972" table:style-name="ce2">
            <text:p>3972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3973" table:style-name="ce2">
            <text:p>3973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3974" table:style-name="ce2">
            <text:p>3974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3975" table:style-name="ce2">
            <text:p>3975</text:p>
          </table:table-cell>
          <table:table-cell office:value-type="float" office:value="1985" table:style-name="ce2">
            <text:p>1985</text:p>
          </table:table-cell>
          <table:table-cell table:style-name="ce1"/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3976" table:style-name="ce2">
            <text:p>397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977" table:style-name="ce2">
            <text:p>3977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978" table:style-name="ce2">
            <text:p>3978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3979" table:style-name="ce2">
            <text:p>397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980" table:style-name="ce2">
            <text:p>3980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981" table:style-name="ce2">
            <text:p>3981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982" table:style-name="ce2">
            <text:p>3982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983" table:style-name="ce2">
            <text:p>398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3984" table:style-name="ce2">
            <text:p>398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985" table:style-name="ce2">
            <text:p>398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RS</text:p>
          </table:table-cell>
          <table:table-cell office:value-type="string" table:style-name="ce1">
            <text:p>Serbia</text:p>
          </table:table-cell>
          <table:table-cell table:number-columns-repeated="16379"/>
        </table:table-row>
        <table:table-row table:style-name="ro1">
          <table:table-cell office:value-type="float" office:value="3986" table:style-name="ce2">
            <text:p>3986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987" table:style-name="ce2">
            <text:p>3987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LT</text:p>
          </table:table-cell>
          <table:table-cell office:value-type="string" table:style-name="ce1">
            <text:p>Lithuania</text:p>
          </table:table-cell>
          <table:table-cell table:number-columns-repeated="16379"/>
        </table:table-row>
        <table:table-row table:style-name="ro1">
          <table:table-cell office:value-type="float" office:value="3988" table:style-name="ce2">
            <text:p>3988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989" table:style-name="ce2">
            <text:p>3989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3990" table:style-name="ce2">
            <text:p>3990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3991" table:style-name="ce2">
            <text:p>3991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992" table:style-name="ce2">
            <text:p>3992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3993" table:style-name="ce2">
            <text:p>3993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3994" table:style-name="ce2">
            <text:p>3994</text:p>
          </table:table-cell>
          <table:table-cell table:number-columns-repeated="16383" table:style-name="ce1"/>
        </table:table-row>
        <table:table-row table:style-name="ro1">
          <table:table-cell office:value-type="float" office:value="3995" table:style-name="ce2">
            <text:p>399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3996" table:style-name="ce2">
            <text:p>3996</text:p>
          </table:table-cell>
          <table:table-cell table:style-name="ce1"/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997" table:style-name="ce2">
            <text:p>3997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998" table:style-name="ce2">
            <text:p>3998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3999" table:style-name="ce2">
            <text:p>399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00" table:style-name="ce2">
            <text:p>4000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01" table:style-name="ce2">
            <text:p>4001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02" table:style-name="ce2">
            <text:p>4002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03" table:style-name="ce2">
            <text:p>400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R</text:p>
          </table:table-cell>
          <table:table-cell office:value-type="string" table:style-name="ce1">
            <text:p>Greece</text:p>
          </table:table-cell>
          <table:table-cell table:number-columns-repeated="16379"/>
        </table:table-row>
        <table:table-row table:style-name="ro1">
          <table:table-cell office:value-type="float" office:value="4004" table:style-name="ce2">
            <text:p>4004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4005" table:style-name="ce2">
            <text:p>4005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4006" table:style-name="ce2">
            <text:p>4006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4007" table:style-name="ce2">
            <text:p>4007</text:p>
          </table:table-cell>
          <table:table-cell table:number-columns-repeated="2" table:style-name="ce1"/>
          <table:table-cell office:value-type="string" table:style-name="ce2">
            <text:p>RU</text:p>
          </table:table-cell>
          <table:table-cell office:value-type="string" table:style-name="ce1">
            <text:p>Russian Federation</text:p>
          </table:table-cell>
          <table:table-cell table:number-columns-repeated="16379"/>
        </table:table-row>
        <table:table-row table:style-name="ro1">
          <table:table-cell office:value-type="float" office:value="4008" table:style-name="ce2">
            <text:p>4008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09" table:style-name="ce2">
            <text:p>4009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10" table:style-name="ce2">
            <text:p>401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11" table:style-name="ce2">
            <text:p>4011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012" table:style-name="ce2">
            <text:p>4012</text:p>
          </table:table-cell>
          <table:table-cell table:number-columns-repeated="2" table:style-name="ce1"/>
          <table:table-cell office:value-type="string" table:style-name="ce2">
            <text:p>MX</text:p>
          </table:table-cell>
          <table:table-cell office:value-type="string" table:style-name="ce1">
            <text:p>Mexico</text:p>
          </table:table-cell>
          <table:table-cell table:number-columns-repeated="16379"/>
        </table:table-row>
        <table:table-row table:style-name="ro1">
          <table:table-cell office:value-type="float" office:value="4013" table:style-name="ce2">
            <text:p>4013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4014" table:style-name="ce2">
            <text:p>4014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15" table:style-name="ce2">
            <text:p>4015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4016" table:style-name="ce2">
            <text:p>4016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17" table:style-name="ce2">
            <text:p>401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18" table:style-name="ce2">
            <text:p>4018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19" table:style-name="ce2">
            <text:p>4019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20" table:style-name="ce2">
            <text:p>4020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21" table:style-name="ce2">
            <text:p>4021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22" table:style-name="ce2">
            <text:p>4022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23" table:style-name="ce2">
            <text:p>4023</text:p>
          </table:table-cell>
          <table:table-cell office:value-type="float" office:value="1975" table:style-name="ce2">
            <text:p>197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4024" table:style-name="ce2">
            <text:p>4024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G</text:p>
          </table:table-cell>
          <table:table-cell office:value-type="string" table:style-name="ce1">
            <text:p>Papua New Guinea</text:p>
          </table:table-cell>
          <table:table-cell table:number-columns-repeated="16379"/>
        </table:table-row>
        <table:table-row table:style-name="ro1">
          <table:table-cell office:value-type="float" office:value="4025" table:style-name="ce2">
            <text:p>4025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26" table:style-name="ce2">
            <text:p>4026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4027" table:style-name="ce2">
            <text:p>4027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28" table:style-name="ce2">
            <text:p>4028</text:p>
          </table:table-cell>
          <table:table-cell table:number-columns-repeated="2" table:style-name="ce1"/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4029" table:style-name="ce2">
            <text:p>4029</text:p>
          </table:table-cell>
          <table:table-cell table:number-columns-repeated="2" table:style-name="ce1"/>
          <table:table-cell office:value-type="string" table:style-name="ce2">
            <text:p>FI</text:p>
          </table:table-cell>
          <table:table-cell office:value-type="string" table:style-name="ce1">
            <text:p>Finland</text:p>
          </table:table-cell>
          <table:table-cell table:number-columns-repeated="16379"/>
        </table:table-row>
        <table:table-row table:style-name="ro1">
          <table:table-cell office:value-type="float" office:value="4030" table:style-name="ce2">
            <text:p>4030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31" table:style-name="ce2">
            <text:p>4031</text:p>
          </table:table-cell>
          <table:table-cell table:number-columns-repeated="2" table:style-name="ce1"/>
          <table:table-cell office:value-type="string" table:style-name="ce2">
            <text:p>RO</text:p>
          </table:table-cell>
          <table:table-cell office:value-type="string" table:style-name="ce1">
            <text:p>Romania</text:p>
          </table:table-cell>
          <table:table-cell table:number-columns-repeated="16379"/>
        </table:table-row>
        <table:table-row table:style-name="ro1">
          <table:table-cell office:value-type="float" office:value="4032" table:style-name="ce2">
            <text:p>4032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033" table:style-name="ce2">
            <text:p>4033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4034" table:style-name="ce2">
            <text:p>4034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4035" table:style-name="ce2">
            <text:p>4035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KZ</text:p>
          </table:table-cell>
          <table:table-cell office:value-type="string" table:style-name="ce1">
            <text:p>Kazakhstan</text:p>
          </table:table-cell>
          <table:table-cell table:number-columns-repeated="16379"/>
        </table:table-row>
        <table:table-row table:style-name="ro1">
          <table:table-cell office:value-type="float" office:value="4036" table:style-name="ce2">
            <text:p>4036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37" table:style-name="ce2">
            <text:p>4037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G</text:p>
          </table:table-cell>
          <table:table-cell office:value-type="string" table:style-name="ce1">
            <text:p>Bulgaria</text:p>
          </table:table-cell>
          <table:table-cell table:number-columns-repeated="16379"/>
        </table:table-row>
        <table:table-row table:style-name="ro1">
          <table:table-cell office:value-type="float" office:value="4038" table:style-name="ce2">
            <text:p>4038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4039" table:style-name="ce2">
            <text:p>4039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L</text:p>
          </table:table-cell>
          <table:table-cell office:value-type="string" table:style-name="ce1">
            <text:p>Poland</text:p>
          </table:table-cell>
          <table:table-cell table:number-columns-repeated="16379"/>
        </table:table-row>
        <table:table-row table:style-name="ro1">
          <table:table-cell office:value-type="float" office:value="4040" table:style-name="ce2">
            <text:p>4040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4041" table:style-name="ce2">
            <text:p>4041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4042" table:style-name="ce2">
            <text:p>4042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43" table:style-name="ce2">
            <text:p>4043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44" table:style-name="ce2">
            <text:p>4044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45" table:style-name="ce2">
            <text:p>4045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4046" table:style-name="ce2">
            <text:p>4046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47" table:style-name="ce2">
            <text:p>4047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048" table:style-name="ce2">
            <text:p>4048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4049" table:style-name="ce2">
            <text:p>4049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4050" table:style-name="ce2">
            <text:p>4050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4051" table:style-name="ce2">
            <text:p>4051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52" table:style-name="ce2">
            <text:p>4052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53" table:style-name="ce2">
            <text:p>4053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54" table:style-name="ce2">
            <text:p>4054</text:p>
          </table:table-cell>
          <table:table-cell office:value-type="float" office:value="1963" table:style-name="ce2">
            <text:p>196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55" table:style-name="ce2">
            <text:p>405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056" table:style-name="ce2">
            <text:p>4056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57" table:style-name="ce2">
            <text:p>4057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058" table:style-name="ce2">
            <text:p>4058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4059" table:style-name="ce2">
            <text:p>4059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60" table:style-name="ce2">
            <text:p>4060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61" table:style-name="ce2">
            <text:p>4061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62" table:style-name="ce2">
            <text:p>4062</text:p>
          </table:table-cell>
          <table:table-cell office:value-type="float" office:value="1994" table:style-name="ce2">
            <text:p>1994</text:p>
          </table:table-cell>
          <table:table-cell table:style-name="ce1"/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4063" table:style-name="ce2">
            <text:p>4063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064" table:style-name="ce2">
            <text:p>4064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65" table:style-name="ce2">
            <text:p>4065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66" table:style-name="ce2">
            <text:p>4066</text:p>
          </table:table-cell>
          <table:table-cell table:number-columns-repeated="16383" table:style-name="ce1"/>
        </table:table-row>
        <table:table-row table:style-name="ro1">
          <table:table-cell office:value-type="float" office:value="4067" table:style-name="ce2">
            <text:p>4067</text:p>
          </table:table-cell>
          <table:table-cell table:number-columns-repeated="2" table:style-name="ce1"/>
          <table:table-cell office:value-type="string" table:style-name="ce2">
            <text:p>PH</text:p>
          </table:table-cell>
          <table:table-cell office:value-type="string" table:style-name="ce1">
            <text:p>Philippines</text:p>
          </table:table-cell>
          <table:table-cell table:number-columns-repeated="16379"/>
        </table:table-row>
        <table:table-row table:style-name="ro1">
          <table:table-cell office:value-type="float" office:value="4068" table:style-name="ce2">
            <text:p>4068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69" table:style-name="ce2">
            <text:p>406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70" table:style-name="ce2">
            <text:p>4070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71" table:style-name="ce2">
            <text:p>4071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72" table:style-name="ce2">
            <text:p>4072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73" table:style-name="ce2">
            <text:p>4073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74" table:style-name="ce2">
            <text:p>4074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75" table:style-name="ce2">
            <text:p>407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76" table:style-name="ce2">
            <text:p>4076</text:p>
          </table:table-cell>
          <table:table-cell table:number-columns-repeated="2" table:style-name="ce1"/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4077" table:style-name="ce2">
            <text:p>4077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4078" table:style-name="ce2">
            <text:p>4078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79" table:style-name="ce2">
            <text:p>4079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80" table:style-name="ce2">
            <text:p>408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81" table:style-name="ce2">
            <text:p>4081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82" table:style-name="ce2">
            <text:p>408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083" table:style-name="ce2">
            <text:p>4083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84" table:style-name="ce2">
            <text:p>4084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4085" table:style-name="ce2">
            <text:p>4085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086" table:style-name="ce2">
            <text:p>4086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87" table:style-name="ce2">
            <text:p>4087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088" table:style-name="ce2">
            <text:p>4088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89" table:style-name="ce2">
            <text:p>4089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90" table:style-name="ce2">
            <text:p>4090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91" table:style-name="ce2">
            <text:p>4091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92" table:style-name="ce2">
            <text:p>4092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093" table:style-name="ce2">
            <text:p>4093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94" table:style-name="ce2">
            <text:p>4094</text:p>
          </table:table-cell>
          <table:table-cell table:number-columns-repeated="2" table:style-name="ce1"/>
          <table:table-cell office:value-type="string" table:style-name="ce2">
            <text:p>BY</text:p>
          </table:table-cell>
          <table:table-cell office:value-type="string" table:style-name="ce1">
            <text:p>Belarus</text:p>
          </table:table-cell>
          <table:table-cell table:number-columns-repeated="16379"/>
        </table:table-row>
        <table:table-row table:style-name="ro1">
          <table:table-cell office:value-type="float" office:value="4095" table:style-name="ce2">
            <text:p>4095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96" table:style-name="ce2">
            <text:p>4096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097" table:style-name="ce2">
            <text:p>4097</text:p>
          </table:table-cell>
          <table:table-cell office:value-type="float" office:value="1978" table:style-name="ce2">
            <text:p>197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Z</text:p>
          </table:table-cell>
          <table:table-cell office:value-type="string" table:style-name="ce1">
            <text:p>New Zealand</text:p>
          </table:table-cell>
          <table:table-cell table:number-columns-repeated="16379"/>
        </table:table-row>
        <table:table-row table:style-name="ro1">
          <table:table-cell office:value-type="float" office:value="4098" table:style-name="ce2">
            <text:p>4098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099" table:style-name="ce2">
            <text:p>4099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4100" table:style-name="ce2">
            <text:p>4100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4101" table:style-name="ce2">
            <text:p>4101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V</text:p>
          </table:table-cell>
          <table:table-cell office:value-type="string" table:style-name="ce1">
            <text:p>El Salvador</text:p>
          </table:table-cell>
          <table:table-cell table:number-columns-repeated="16379"/>
        </table:table-row>
        <table:table-row table:style-name="ro1">
          <table:table-cell office:value-type="float" office:value="4102" table:style-name="ce2">
            <text:p>4102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103" table:style-name="ce2">
            <text:p>410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04" table:style-name="ce2">
            <text:p>4104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105" table:style-name="ce2">
            <text:p>4105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106" table:style-name="ce2">
            <text:p>4106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4107" table:style-name="ce2">
            <text:p>4107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08" table:style-name="ce2">
            <text:p>4108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09" table:style-name="ce2">
            <text:p>410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110" table:style-name="ce2">
            <text:p>4110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11" table:style-name="ce2">
            <text:p>4111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112" table:style-name="ce2">
            <text:p>4112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E</text:p>
          </table:table-cell>
          <table:table-cell office:value-type="string" table:style-name="ce1">
            <text:p>Ireland</text:p>
          </table:table-cell>
          <table:table-cell table:number-columns-repeated="16379"/>
        </table:table-row>
        <table:table-row table:style-name="ro1">
          <table:table-cell office:value-type="float" office:value="4113" table:style-name="ce2">
            <text:p>4113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4114" table:style-name="ce2">
            <text:p>4114</text:p>
          </table:table-cell>
          <table:table-cell table:number-columns-repeated="2" table:style-name="ce1"/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4115" table:style-name="ce2">
            <text:p>4115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W</text:p>
          </table:table-cell>
          <table:table-cell office:value-type="string" table:style-name="ce1">
            <text:p>Taiwan, Province of China</text:p>
          </table:table-cell>
          <table:table-cell table:number-columns-repeated="16379"/>
        </table:table-row>
        <table:table-row table:style-name="ro1">
          <table:table-cell office:value-type="float" office:value="4116" table:style-name="ce2">
            <text:p>4116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4117" table:style-name="ce2">
            <text:p>4117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18" table:style-name="ce2">
            <text:p>4118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4119" table:style-name="ce2">
            <text:p>4119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20" table:style-name="ce2">
            <text:p>4120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21" table:style-name="ce2">
            <text:p>4121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122" table:style-name="ce2">
            <text:p>4122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23" table:style-name="ce2">
            <text:p>4123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24" table:style-name="ce2">
            <text:p>4124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25" table:style-name="ce2">
            <text:p>4125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H</text:p>
          </table:table-cell>
          <table:table-cell office:value-type="string" table:style-name="ce1">
            <text:p>Thailand</text:p>
          </table:table-cell>
          <table:table-cell table:number-columns-repeated="16379"/>
        </table:table-row>
        <table:table-row table:style-name="ro1">
          <table:table-cell office:value-type="float" office:value="4126" table:style-name="ce2">
            <text:p>4126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P</text:p>
          </table:table-cell>
          <table:table-cell office:value-type="string" table:style-name="ce1">
            <text:p>Nepal</text:p>
          </table:table-cell>
          <table:table-cell table:number-columns-repeated="16379"/>
        </table:table-row>
        <table:table-row table:style-name="ro1">
          <table:table-cell office:value-type="float" office:value="4127" table:style-name="ce2">
            <text:p>4127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128" table:style-name="ce2">
            <text:p>4128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129" table:style-name="ce2">
            <text:p>4129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30" table:style-name="ce2">
            <text:p>4130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131" table:style-name="ce2">
            <text:p>4131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132" table:style-name="ce2">
            <text:p>4132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33" table:style-name="ce2">
            <text:p>4133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134" table:style-name="ce2">
            <text:p>4134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4135" table:style-name="ce2">
            <text:p>4135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36" table:style-name="ce2">
            <text:p>4136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4137" table:style-name="ce2">
            <text:p>4137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38" table:style-name="ce2">
            <text:p>4138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ZM</text:p>
          </table:table-cell>
          <table:table-cell office:value-type="string" table:style-name="ce1">
            <text:p>Zambia</text:p>
          </table:table-cell>
          <table:table-cell table:number-columns-repeated="16379"/>
        </table:table-row>
        <table:table-row table:style-name="ro1">
          <table:table-cell office:value-type="float" office:value="4139" table:style-name="ce2">
            <text:p>4139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4140" table:style-name="ce2">
            <text:p>4140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4141" table:style-name="ce2">
            <text:p>4141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4142" table:style-name="ce2">
            <text:p>4142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I</text:p>
          </table:table-cell>
          <table:table-cell office:value-type="string" table:style-name="ce1">
            <text:p>Nicaragua</text:p>
          </table:table-cell>
          <table:table-cell table:number-columns-repeated="16379"/>
        </table:table-row>
        <table:table-row table:style-name="ro1">
          <table:table-cell office:value-type="float" office:value="4143" table:style-name="ce2">
            <text:p>4143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H</text:p>
          </table:table-cell>
          <table:table-cell office:value-type="string" table:style-name="ce1">
            <text:p>Thailand</text:p>
          </table:table-cell>
          <table:table-cell table:number-columns-repeated="16379"/>
        </table:table-row>
        <table:table-row table:style-name="ro1">
          <table:table-cell office:value-type="float" office:value="4144" table:style-name="ce2">
            <text:p>4144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4145" table:style-name="ce2">
            <text:p>4145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H</text:p>
          </table:table-cell>
          <table:table-cell office:value-type="string" table:style-name="ce1">
            <text:p>Thailand</text:p>
          </table:table-cell>
          <table:table-cell table:number-columns-repeated="16379"/>
        </table:table-row>
        <table:table-row table:style-name="ro1">
          <table:table-cell office:value-type="float" office:value="4146" table:style-name="ce2">
            <text:p>4146</text:p>
          </table:table-cell>
          <table:table-cell office:value-type="float" office:value="1977" table:style-name="ce2">
            <text:p>197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47" table:style-name="ce2">
            <text:p>4147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48" table:style-name="ce2">
            <text:p>4148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4149" table:style-name="ce2">
            <text:p>4149</text:p>
          </table:table-cell>
          <table:table-cell table:number-columns-repeated="2" table:style-name="ce1"/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4150" table:style-name="ce2">
            <text:p>4150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151" table:style-name="ce2">
            <text:p>4151</text:p>
          </table:table-cell>
          <table:table-cell office:value-type="float" office:value="1957" table:style-name="ce2">
            <text:p>1957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52" table:style-name="ce2">
            <text:p>4152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style-name="ro1">
          <table:table-cell office:value-type="float" office:value="4153" table:style-name="ce2">
            <text:p>4153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154" table:style-name="ce2">
            <text:p>4154</text:p>
          </table:table-cell>
          <table:table-cell table:number-columns-repeated="2" table:style-name="ce1"/>
          <table:table-cell office:value-type="string" table:style-name="ce2">
            <text:p>AT</text:p>
          </table:table-cell>
          <table:table-cell office:value-type="string" table:style-name="ce1">
            <text:p>Austria</text:p>
          </table:table-cell>
          <table:table-cell table:number-columns-repeated="16379"/>
        </table:table-row>
        <table:table-row table:style-name="ro1">
          <table:table-cell office:value-type="float" office:value="4155" table:style-name="ce2">
            <text:p>4155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T</text:p>
          </table:table-cell>
          <table:table-cell office:value-type="string" table:style-name="ce1">
            <text:p>Austria</text:p>
          </table:table-cell>
          <table:table-cell table:number-columns-repeated="16379"/>
        </table:table-row>
        <table:table-row table:style-name="ro1">
          <table:table-cell office:value-type="float" office:value="4156" table:style-name="ce2">
            <text:p>4156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NZ</text:p>
          </table:table-cell>
          <table:table-cell office:value-type="string" table:style-name="ce1">
            <text:p>New Zealand</text:p>
          </table:table-cell>
          <table:table-cell table:number-columns-repeated="16379"/>
        </table:table-row>
        <table:table-row table:style-name="ro1">
          <table:table-cell office:value-type="float" office:value="4157" table:style-name="ce2">
            <text:p>4157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4158" table:style-name="ce2">
            <text:p>4158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159" table:style-name="ce2">
            <text:p>4159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60" table:style-name="ce2">
            <text:p>4160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61" table:style-name="ce2">
            <text:p>4161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4162" table:style-name="ce2">
            <text:p>4162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163" table:style-name="ce2">
            <text:p>4163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164" table:style-name="ce2">
            <text:p>4164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165" table:style-name="ce2">
            <text:p>4165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166" table:style-name="ce2">
            <text:p>4166</text:p>
          </table:table-cell>
          <table:table-cell office:value-type="float" office:value="1986" table:style-name="ce2">
            <text:p>1986</text:p>
          </table:table-cell>
          <table:table-cell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167" table:style-name="ce2">
            <text:p>4167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168" table:style-name="ce2">
            <text:p>4168</text:p>
          </table:table-cell>
          <table:table-cell table:number-columns-repeated="2" table:style-name="ce1"/>
          <table:table-cell office:value-type="string" table:style-name="ce2">
            <text:p>AQ</text:p>
          </table:table-cell>
          <table:table-cell office:value-type="string" table:style-name="ce1">
            <text:p>Antarctica</text:p>
          </table:table-cell>
          <table:table-cell table:number-columns-repeated="16379"/>
        </table:table-row>
        <table:table-row table:style-name="ro1">
          <table:table-cell office:value-type="float" office:value="4169" table:style-name="ce2">
            <text:p>4169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170" table:style-name="ce2">
            <text:p>4170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71" table:style-name="ce2">
            <text:p>4171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172" table:style-name="ce2">
            <text:p>4172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173" table:style-name="ce2">
            <text:p>4173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174" table:style-name="ce2">
            <text:p>417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175" table:style-name="ce2">
            <text:p>417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4176" table:style-name="ce2">
            <text:p>417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VN</text:p>
          </table:table-cell>
          <table:table-cell office:value-type="string" table:style-name="ce1">
            <text:p>Viet Nam</text:p>
          </table:table-cell>
          <table:table-cell table:number-columns-repeated="16379"/>
        </table:table-row>
        <table:table-row table:style-name="ro1">
          <table:table-cell office:value-type="float" office:value="4177" table:style-name="ce2">
            <text:p>4177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178" table:style-name="ce2">
            <text:p>4178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79" table:style-name="ce2">
            <text:p>4179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4180" table:style-name="ce2">
            <text:p>4180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181" table:style-name="ce2">
            <text:p>4181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82" table:style-name="ce2">
            <text:p>4182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183" table:style-name="ce2">
            <text:p>4183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R</text:p>
          </table:table-cell>
          <table:table-cell office:value-type="string" table:style-name="ce1">
            <text:p>France</text:p>
          </table:table-cell>
          <table:table-cell table:number-columns-repeated="16379"/>
        </table:table-row>
        <table:table-row table:style-name="ro1">
          <table:table-cell office:value-type="float" office:value="4184" table:style-name="ce2">
            <text:p>4184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185" table:style-name="ce2">
            <text:p>4185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86" table:style-name="ce2">
            <text:p>4186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187" table:style-name="ce2">
            <text:p>4187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188" table:style-name="ce2">
            <text:p>4188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89" table:style-name="ce2">
            <text:p>4189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190" table:style-name="ce2">
            <text:p>4190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191" table:style-name="ce2">
            <text:p>4191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HT</text:p>
          </table:table-cell>
          <table:table-cell office:value-type="string" table:style-name="ce1">
            <text:p>Haiti</text:p>
          </table:table-cell>
          <table:table-cell table:number-columns-repeated="16379"/>
        </table:table-row>
        <table:table-row table:style-name="ro1">
          <table:table-cell office:value-type="float" office:value="4192" table:style-name="ce2">
            <text:p>4192</text:p>
          </table:table-cell>
          <table:table-cell table:style-name="ce1"/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193" table:style-name="ce2">
            <text:p>4193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4194" table:style-name="ce2">
            <text:p>4194</text:p>
          </table:table-cell>
          <table:table-cell office:value-type="float" office:value="1955" table:style-name="ce2">
            <text:p>1955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195" table:style-name="ce2">
            <text:p>4195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4196" table:style-name="ce2">
            <text:p>4196</text:p>
          </table:table-cell>
          <table:table-cell table:number-columns-repeated="2" table:style-name="ce1"/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197" table:style-name="ce2">
            <text:p>4197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4198" table:style-name="ce2">
            <text:p>4198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BR</text:p>
          </table:table-cell>
          <table:table-cell office:value-type="string" table:style-name="ce1">
            <text:p>Brazil</text:p>
          </table:table-cell>
          <table:table-cell table:number-columns-repeated="16379"/>
        </table:table-row>
        <table:table-row table:style-name="ro1">
          <table:table-cell office:value-type="float" office:value="4199" table:style-name="ce2">
            <text:p>4199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U</text:p>
          </table:table-cell>
          <table:table-cell office:value-type="string" table:style-name="ce1">
            <text:p>Australia</text:p>
          </table:table-cell>
          <table:table-cell table:number-columns-repeated="16379"/>
        </table:table-row>
        <table:table-row table:style-name="ro1">
          <table:table-cell office:value-type="float" office:value="4200" table:style-name="ce2">
            <text:p>4200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4201" table:style-name="ce2">
            <text:p>4201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E</text:p>
          </table:table-cell>
          <table:table-cell office:value-type="string" table:style-name="ce1">
            <text:p>Sweden</text:p>
          </table:table-cell>
          <table:table-cell table:number-columns-repeated="16379"/>
        </table:table-row>
        <table:table-row table:style-name="ro1">
          <table:table-cell office:value-type="float" office:value="4202" table:style-name="ce2">
            <text:p>4202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4203" table:style-name="ce2">
            <text:p>4203</text:p>
          </table:table-cell>
          <table:table-cell office:value-type="float" office:value="1970" table:style-name="ce2">
            <text:p>197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4204" table:style-name="ce2">
            <text:p>4204</text:p>
          </table:table-cell>
          <table:table-cell table:number-columns-repeated="2"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205" table:style-name="ce2">
            <text:p>4205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206" table:style-name="ce2">
            <text:p>4206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4207" table:style-name="ce2">
            <text:p>4207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MW</text:p>
          </table:table-cell>
          <table:table-cell office:value-type="string" table:style-name="ce1">
            <text:p>Malawi</text:p>
          </table:table-cell>
          <table:table-cell table:number-columns-repeated="16379"/>
        </table:table-row>
        <table:table-row table:style-name="ro1">
          <table:table-cell office:value-type="float" office:value="4208" table:style-name="ce2">
            <text:p>4208</text:p>
          </table:table-cell>
          <table:table-cell table:number-columns-repeated="2" table:style-name="ce1"/>
          <table:table-cell office:value-type="string" table:style-name="ce2">
            <text:p>IN</text:p>
          </table:table-cell>
          <table:table-cell office:value-type="string" table:style-name="ce1">
            <text:p>India</text:p>
          </table:table-cell>
          <table:table-cell table:number-columns-repeated="16379"/>
        </table:table-row>
        <table:table-row table:style-name="ro1">
          <table:table-cell office:value-type="float" office:value="4209" table:style-name="ce2">
            <text:p>4209</text:p>
          </table:table-cell>
          <table:table-cell table:number-columns-repeated="2" table:style-name="ce1"/>
          <table:table-cell office:value-type="string" table:style-name="ce2">
            <text:p>TW</text:p>
          </table:table-cell>
          <table:table-cell office:value-type="string" table:style-name="ce1">
            <text:p>Taiwan, Province of China</text:p>
          </table:table-cell>
          <table:table-cell table:number-columns-repeated="16379"/>
        </table:table-row>
        <table:table-row table:style-name="ro1">
          <table:table-cell office:value-type="float" office:value="4210" table:style-name="ce2">
            <text:p>4210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4211" table:style-name="ce2">
            <text:p>4211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212" table:style-name="ce2">
            <text:p>4212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4213" table:style-name="ce2">
            <text:p>4213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D</text:p>
          </table:table-cell>
          <table:table-cell office:value-type="string" table:style-name="ce1">
            <text:p>Indonesia</text:p>
          </table:table-cell>
          <table:table-cell table:number-columns-repeated="16379"/>
        </table:table-row>
        <table:table-row table:style-name="ro1">
          <table:table-cell office:value-type="float" office:value="4214" table:style-name="ce2">
            <text:p>4214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IT</text:p>
          </table:table-cell>
          <table:table-cell office:value-type="string" table:style-name="ce1">
            <text:p>Italy</text:p>
          </table:table-cell>
          <table:table-cell table:number-columns-repeated="16379"/>
        </table:table-row>
        <table:table-row table:style-name="ro1">
          <table:table-cell office:value-type="float" office:value="4215" table:style-name="ce2">
            <text:p>4215</text:p>
          </table:table-cell>
          <table:table-cell office:value-type="float" office:value="1993" table:style-name="ce2">
            <text:p>1993</text:p>
          </table:table-cell>
          <table:table-cell table:style-name="ce1"/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216" table:style-name="ce2">
            <text:p>4216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other</text:p>
          </table:table-cell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4217" table:style-name="ce2">
            <text:p>4217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218" table:style-name="ce2">
            <text:p>4218</text:p>
          </table:table-cell>
          <table:table-cell table:style-name="ce1"/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219" table:style-name="ce2">
            <text:p>4219</text:p>
          </table:table-cell>
          <table:table-cell table:number-columns-repeated="2" table:style-name="ce1"/>
          <table:table-cell office:value-type="string" table:style-name="ce2">
            <text:p>NL</text:p>
          </table:table-cell>
          <table:table-cell office:value-type="string" table:style-name="ce1">
            <text:p>Netherlands</text:p>
          </table:table-cell>
          <table:table-cell table:number-columns-repeated="16379"/>
        </table:table-row>
        <table:table-row table:style-name="ro1">
          <table:table-cell office:value-type="float" office:value="4220" table:style-name="ce2">
            <text:p>4220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4221" table:style-name="ce2">
            <text:p>4221</text:p>
          </table:table-cell>
          <table:table-cell table:number-columns-repeated="2" table:style-name="ce1"/>
          <table:table-cell office:value-type="string" table:style-name="ce2">
            <text:p>JP</text:p>
          </table:table-cell>
          <table:table-cell office:value-type="string" table:style-name="ce1">
            <text:p>Japan</text:p>
          </table:table-cell>
          <table:table-cell table:number-columns-repeated="16379"/>
        </table:table-row>
        <table:table-row table:style-name="ro1">
          <table:table-cell office:value-type="float" office:value="4222" table:style-name="ce2">
            <text:p>4222</text:p>
          </table:table-cell>
          <table:table-cell table:number-columns-repeated="2" table:style-name="ce1"/>
          <table:table-cell office:value-type="string" table:style-name="ce2">
            <text:p>IQ</text:p>
          </table:table-cell>
          <table:table-cell office:value-type="string" table:style-name="ce1">
            <text:p>Iraq</text:p>
          </table:table-cell>
          <table:table-cell table:number-columns-repeated="16379"/>
        </table:table-row>
        <table:table-row table:style-name="ro1">
          <table:table-cell office:value-type="float" office:value="4223" table:style-name="ce2">
            <text:p>4223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224" table:style-name="ce2">
            <text:p>4224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A</text:p>
          </table:table-cell>
          <table:table-cell office:value-type="string" table:style-name="ce1">
            <text:p>Canada</text:p>
          </table:table-cell>
          <table:table-cell table:number-columns-repeated="16379"/>
        </table:table-row>
        <table:table-row table:style-name="ro1">
          <table:table-cell office:value-type="float" office:value="4225" table:style-name="ce2">
            <text:p>4225</text:p>
          </table:table-cell>
          <table:table-cell office:value-type="float" office:value="1993" table:style-name="ce2">
            <text:p>199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G</text:p>
          </table:table-cell>
          <table:table-cell office:value-type="string" table:style-name="ce1">
            <text:p>Singapore</text:p>
          </table:table-cell>
          <table:table-cell table:number-columns-repeated="16379"/>
        </table:table-row>
        <table:table-row table:style-name="ro1">
          <table:table-cell office:value-type="float" office:value="4226" table:style-name="ce2">
            <text:p>4226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227" table:style-name="ce2">
            <text:p>4227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A</text:p>
          </table:table-cell>
          <table:table-cell office:value-type="string" table:style-name="ce1">
            <text:p>Ukraine</text:p>
          </table:table-cell>
          <table:table-cell table:number-columns-repeated="16379"/>
        </table:table-row>
        <table:table-row table:style-name="ro1">
          <table:table-cell office:value-type="float" office:value="4228" table:style-name="ce2">
            <text:p>4228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T</text:p>
          </table:table-cell>
          <table:table-cell office:value-type="string" table:style-name="ce1">
            <text:p>Portugal</text:p>
          </table:table-cell>
          <table:table-cell table:number-columns-repeated="16379"/>
        </table:table-row>
        <table:table-row table:style-name="ro1">
          <table:table-cell office:value-type="float" office:value="4229" table:style-name="ce2">
            <text:p>4229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JP</text:p>
          </table:table-cell>
          <table:table-cell office:value-type="string" table:style-name="ce1">
            <text:p>Japan</text:p>
          </table:table-cell>
          <table:table-cell table:number-columns-repeated="16379"/>
        </table:table-row>
        <table:table-row table:style-name="ro1">
          <table:table-cell office:value-type="float" office:value="4230" table:style-name="ce2">
            <text:p>4230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KR</text:p>
          </table:table-cell>
          <table:table-cell office:value-type="string" table:style-name="ce1">
            <text:p>Korea, Republic of</text:p>
          </table:table-cell>
          <table:table-cell table:number-columns-repeated="16379"/>
        </table:table-row>
        <table:table-row table:style-name="ro1">
          <table:table-cell office:value-type="float" office:value="4231" table:style-name="ce2">
            <text:p>4231</text:p>
          </table:table-cell>
          <table:table-cell office:value-type="float" office:value="1966" table:style-name="ce2">
            <text:p>196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H</text:p>
          </table:table-cell>
          <table:table-cell office:value-type="string" table:style-name="ce1">
            <text:p>Thailand</text:p>
          </table:table-cell>
          <table:table-cell table:number-columns-repeated="16379"/>
        </table:table-row>
        <table:table-row table:style-name="ro1">
          <table:table-cell office:value-type="float" office:value="4232" table:style-name="ce2">
            <text:p>4232</text:p>
          </table:table-cell>
          <table:table-cell table:number-columns-repeated="2" table:style-name="ce1"/>
          <table:table-cell office:value-type="string" table:style-name="ce2">
            <text:p>DK</text:p>
          </table:table-cell>
          <table:table-cell office:value-type="string" table:style-name="ce1">
            <text:p>Denmark</text:p>
          </table:table-cell>
          <table:table-cell table:number-columns-repeated="16379"/>
        </table:table-row>
        <table:table-row table:style-name="ro1">
          <table:table-cell office:value-type="float" office:value="4233" table:style-name="ce2">
            <text:p>4233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H</text:p>
          </table:table-cell>
          <table:table-cell office:value-type="string" table:style-name="ce1">
            <text:p>Philippines</text:p>
          </table:table-cell>
          <table:table-cell table:number-columns-repeated="16379"/>
        </table:table-row>
        <table:table-row table:style-name="ro1">
          <table:table-cell office:value-type="float" office:value="4234" table:style-name="ce2">
            <text:p>4234</text:p>
          </table:table-cell>
          <table:table-cell table:number-columns-repeated="16383" table:style-name="ce1"/>
        </table:table-row>
        <table:table-row table:style-name="ro1">
          <table:table-cell office:value-type="float" office:value="4235" table:style-name="ce2">
            <text:p>4235</text:p>
          </table:table-cell>
          <table:table-cell office:value-type="float" office:value="1971" table:style-name="ce2">
            <text:p>1971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236" table:style-name="ce2">
            <text:p>4236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237" table:style-name="ce2">
            <text:p>4237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238" table:style-name="ce2">
            <text:p>4238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HK</text:p>
          </table:table-cell>
          <table:table-cell office:value-type="string" table:style-name="ce1">
            <text:p>Hong Kong</text:p>
          </table:table-cell>
          <table:table-cell table:number-columns-repeated="16379"/>
        </table:table-row>
        <table:table-row table:style-name="ro1">
          <table:table-cell office:value-type="float" office:value="4239" table:style-name="ce2">
            <text:p>4239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4240" table:style-name="ce2">
            <text:p>4240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241" table:style-name="ce2">
            <text:p>4241</text:p>
          </table:table-cell>
          <table:table-cell office:value-type="float" office:value="1996" table:style-name="ce2">
            <text:p>199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242" table:style-name="ce2">
            <text:p>4242</text:p>
          </table:table-cell>
          <table:table-cell office:value-type="float" office:value="1972" table:style-name="ce2">
            <text:p>197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4243" table:style-name="ce2">
            <text:p>4243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244" table:style-name="ce2">
            <text:p>4244</text:p>
          </table:table-cell>
          <table:table-cell office:value-type="float" office:value="1969" table:style-name="ce2">
            <text:p>196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4245" table:style-name="ce2">
            <text:p>4245</text:p>
          </table:table-cell>
          <table:table-cell office:value-type="float" office:value="1967" table:style-name="ce2">
            <text:p>1967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246" table:style-name="ce2">
            <text:p>4246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AE</text:p>
          </table:table-cell>
          <table:table-cell office:value-type="string" table:style-name="ce1">
            <text:p>United Arab Emirates</text:p>
          </table:table-cell>
          <table:table-cell table:number-columns-repeated="16379"/>
        </table:table-row>
        <table:table-row table:style-name="ro1">
          <table:table-cell office:value-type="float" office:value="4247" table:style-name="ce2">
            <text:p>4247</text:p>
          </table:table-cell>
          <table:table-cell office:value-type="float" office:value="1988" table:style-name="ce2">
            <text:p>1988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248" table:style-name="ce2">
            <text:p>4248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249" table:style-name="ce2">
            <text:p>4249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O</text:p>
          </table:table-cell>
          <table:table-cell office:value-type="string" table:style-name="ce1">
            <text:p>Colombia</text:p>
          </table:table-cell>
          <table:table-cell table:number-columns-repeated="16379"/>
        </table:table-row>
        <table:table-row table:style-name="ro1">
          <table:table-cell office:value-type="float" office:value="4250" table:style-name="ce2">
            <text:p>4250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251" table:style-name="ce2">
            <text:p>4251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252" table:style-name="ce2">
            <text:p>4252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253" table:style-name="ce2">
            <text:p>4253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254" table:style-name="ce2">
            <text:p>4254</text:p>
          </table:table-cell>
          <table:table-cell table:number-columns-repeated="2" table:style-name="ce1"/>
          <table:table-cell office:value-type="string" table:style-name="ce2">
            <text:p>DE</text:p>
          </table:table-cell>
          <table:table-cell office:value-type="string" table:style-name="ce1">
            <text:p>Germany</text:p>
          </table:table-cell>
          <table:table-cell table:number-columns-repeated="16379"/>
        </table:table-row>
        <table:table-row table:style-name="ro1">
          <table:table-cell office:value-type="float" office:value="4255" table:style-name="ce2">
            <text:p>4255</text:p>
          </table:table-cell>
          <table:table-cell office:value-type="float" office:value="1973" table:style-name="ce2">
            <text:p>197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4256" table:style-name="ce2">
            <text:p>4256</text:p>
          </table:table-cell>
          <table:table-cell table:number-columns-repeated="16383" table:style-name="ce1"/>
        </table:table-row>
        <table:table-row table:style-name="ro1">
          <table:table-cell office:value-type="float" office:value="4257" table:style-name="ce2">
            <text:p>4257</text:p>
          </table:table-cell>
          <table:table-cell office:value-type="float" office:value="1979" table:style-name="ce2">
            <text:p>197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CN</text:p>
          </table:table-cell>
          <table:table-cell office:value-type="string" table:style-name="ce1">
            <text:p>China</text:p>
          </table:table-cell>
          <table:table-cell table:number-columns-repeated="16379"/>
        </table:table-row>
        <table:table-row table:style-name="ro1">
          <table:table-cell office:value-type="float" office:value="4258" table:style-name="ce2">
            <text:p>4258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259" table:style-name="ce2">
            <text:p>4259</text:p>
          </table:table-cell>
          <table:table-cell office:value-type="float" office:value="1980" table:style-name="ce2">
            <text:p>1980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260" table:style-name="ce2">
            <text:p>4260</text:p>
          </table:table-cell>
          <table:table-cell office:value-type="float" office:value="1984" table:style-name="ce2">
            <text:p>1984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261" table:style-name="ce2">
            <text:p>4261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AT</text:p>
          </table:table-cell>
          <table:table-cell office:value-type="string" table:style-name="ce1">
            <text:p>Austria</text:p>
          </table:table-cell>
          <table:table-cell table:number-columns-repeated="16379"/>
        </table:table-row>
        <table:table-row table:style-name="ro1">
          <table:table-cell office:value-type="float" office:value="4262" table:style-name="ce2">
            <text:p>4262</text:p>
          </table:table-cell>
          <table:table-cell office:value-type="float" office:value="1974" table:style-name="ce2">
            <text:p>1974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263" table:style-name="ce2">
            <text:p>4263</text:p>
          </table:table-cell>
          <table:table-cell table:style-name="ce1"/>
          <table:table-cell office:value-type="string" table:style-name="ce2">
            <text:p>female</text:p>
          </table:table-cell>
          <table:table-cell office:value-type="string" table:style-name="ce2">
            <text:p>ES</text:p>
          </table:table-cell>
          <table:table-cell office:value-type="string" table:style-name="ce1">
            <text:p>Spain</text:p>
          </table:table-cell>
          <table:table-cell table:number-columns-repeated="16379"/>
        </table:table-row>
        <table:table-row table:style-name="ro1">
          <table:table-cell office:value-type="float" office:value="4264" table:style-name="ce2">
            <text:p>4264</text:p>
          </table:table-cell>
          <table:table-cell office:value-type="float" office:value="1965" table:style-name="ce2">
            <text:p>1965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4265" table:style-name="ce2">
            <text:p>4265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266" table:style-name="ce2">
            <text:p>4266</text:p>
          </table:table-cell>
          <table:table-cell office:value-type="float" office:value="1992" table:style-name="ce2">
            <text:p>199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EG</text:p>
          </table:table-cell>
          <table:table-cell office:value-type="string" table:style-name="ce1">
            <text:p>Egypt</text:p>
          </table:table-cell>
          <table:table-cell table:number-columns-repeated="16379"/>
        </table:table-row>
        <table:table-row table:style-name="ro1">
          <table:table-cell office:value-type="float" office:value="4267" table:style-name="ce2">
            <text:p>4267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fe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268" table:style-name="ce2">
            <text:p>4268</text:p>
          </table:table-cell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4269" table:style-name="ce2">
            <text:p>4269</text:p>
          </table:table-cell>
          <table:table-cell office:value-type="float" office:value="1983" table:style-name="ce2">
            <text:p>1983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TR</text:p>
          </table:table-cell>
          <table:table-cell office:value-type="string" table:style-name="ce1">
            <text:p>Turkey</text:p>
          </table:table-cell>
          <table:table-cell table:number-columns-repeated="16379"/>
        </table:table-row>
        <table:table-row table:style-name="ro1">
          <table:table-cell office:value-type="float" office:value="4270" table:style-name="ce2">
            <text:p>4270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NG</text:p>
          </table:table-cell>
          <table:table-cell office:value-type="string" table:style-name="ce1">
            <text:p>Nigeria</text:p>
          </table:table-cell>
          <table:table-cell table:number-columns-repeated="16379"/>
        </table:table-row>
        <table:table-row table:style-name="ro1">
          <table:table-cell office:value-type="float" office:value="4271" table:style-name="ce2">
            <text:p>4271</text:p>
          </table:table-cell>
          <table:table-cell office:value-type="float" office:value="1991" table:style-name="ce2">
            <text:p>1991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US</text:p>
          </table:table-cell>
          <table:table-cell office:value-type="string" table:style-name="ce1">
            <text:p>United States</text:p>
          </table:table-cell>
          <table:table-cell table:number-columns-repeated="16379"/>
        </table:table-row>
        <table:table-row table:style-name="ro1">
          <table:table-cell office:value-type="float" office:value="4272" table:style-name="ce2">
            <text:p>4272</text:p>
          </table:table-cell>
          <table:table-cell table:number-columns-repeated="16383" table:style-name="ce1"/>
        </table:table-row>
        <table:table-row table:style-name="ro1">
          <table:table-cell office:value-type="float" office:value="4273" table:style-name="ce2">
            <text:p>4273</text:p>
          </table:table-cell>
          <table:table-cell office:value-type="float" office:value="1986" table:style-name="ce2">
            <text:p>1986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PK</text:p>
          </table:table-cell>
          <table:table-cell office:value-type="string" table:style-name="ce1">
            <text:p>Pakistan</text:p>
          </table:table-cell>
          <table:table-cell table:number-columns-repeated="16379"/>
        </table:table-row>
        <table:table-row table:style-name="ro1">
          <table:table-cell office:value-type="float" office:value="4274" table:style-name="ce2">
            <text:p>4274</text:p>
          </table:table-cell>
          <table:table-cell office:value-type="float" office:value="1989" table:style-name="ce2">
            <text:p>1989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BD</text:p>
          </table:table-cell>
          <table:table-cell office:value-type="string" table:style-name="ce1">
            <text:p>Bangladesh</text:p>
          </table:table-cell>
          <table:table-cell table:number-columns-repeated="16379"/>
        </table:table-row>
        <table:table-row table:style-name="ro1">
          <table:table-cell office:value-type="float" office:value="4275" table:style-name="ce2">
            <text:p>4275</text:p>
          </table:table-cell>
          <table:table-cell office:value-type="float" office:value="1982" table:style-name="ce2">
            <text:p>1982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276" table:style-name="ce2">
            <text:p>4276</text:p>
          </table:table-cell>
          <table:table-cell office:value-type="float" office:value="1981" table:style-name="ce2">
            <text:p>1981</text:p>
          </table:table-cell>
          <table:table-cell office:value-type="string" table:style-name="ce2">
            <text:p>male</text:p>
          </table:table-cell>
          <table:table-cell table:number-columns-repeated="16381" table:style-name="ce1"/>
        </table:table-row>
        <table:table-row table:style-name="ro1">
          <table:table-cell office:value-type="float" office:value="4277" table:style-name="ce2">
            <text:p>4277</text:p>
          </table:table-cell>
          <table:table-cell office:value-type="float" office:value="1976" table:style-name="ce2">
            <text:p>1976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79"/>
        </table:table-row>
        <table:table-row table:number-rows-repeated="1044298" table:style-name="ro2">
          <table:table-cell table:number-columns-repeated="16384"/>
        </table:table-row>
      </table:table>
      <table:table table:name="notes" table:style-name="ta2">
        <table:table-column table:style-name="co8" table:default-cell-style-name="ce1"/>
        <table:table-column table:style-name="co7" table:number-columns-repeated="1023" table:default-cell-style-name="ce1"/>
        <table:table-column table:style-name="co1" table:number-columns-repeated="15360" table:default-cell-style-name="ce1"/>
        <table:table-row table:style-name="ro1">
          <table:table-cell office:value-type="string" table:style-name="ce3">
            <text:p>Data Visualization for All edX course enrollment, 3 April 20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ata downloaded, de-identified, and cleaned by Jack Dougherty, Trinity College</text:p>
          </table:table-cell>
          <table:table-cell table:number-columns-repeated="16383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mazen darwich</meta:initial-creator>
    <dc:creator>mazen darwich</dc:creator>
    <meta:creation-date>2017-04-05T10:12:08Z</meta:creation-date>
    <dc:date>2017-04-05T10:22:1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gradient" draw:fill-gradient-name="a2" draw:stroke="none"/>
    </style:style>
    <style:style style:family="chart" style:name="Wal0">
      <style:graphic-properties draw:fill="gradient" draw:fill-gradient-name="a3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gradient" draw:fill-gradient-name="a0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4.2pt" svg:width="589.8pt" chart:style-name="Crt0">
        <chart:title chart:style-name="CT00">
          <text:p text:style-name="a1" text:class-names="" text:cond-style-name="">Student vs CODE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5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54" chart:class="chart:bar" chart:attached-axis="primary-y" chart:style-name="G0S0">
            <chart:data-point chart:repeated="15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E</text:p>
            </table:table-cell>
            <table:table-cell office:value-type="float" office:value="20"/>
          </table:table-row>
          <table:table-row>
            <table:table-cell office:value-type="string">
              <text:p>AF</text:p>
            </table:table-cell>
            <table:table-cell office:value-type="float" office:value="2"/>
          </table:table-row>
          <table:table-row>
            <table:table-cell office:value-type="string">
              <text:p>AG</text:p>
            </table:table-cell>
            <table:table-cell office:value-type="float" office:value="1"/>
          </table:table-row>
          <table:table-row>
            <table:table-cell office:value-type="string">
              <text:p>AL</text:p>
            </table:table-cell>
            <table:table-cell office:value-type="float" office:value="2"/>
          </table:table-row>
          <table:table-row>
            <table:table-cell office:value-type="string">
              <text:p>AM</text:p>
            </table:table-cell>
            <table:table-cell office:value-type="float" office:value="4"/>
          </table:table-row>
          <table:table-row>
            <table:table-cell office:value-type="string">
              <text:p>AO</text:p>
            </table:table-cell>
            <table:table-cell office:value-type="float" office:value="1"/>
          </table:table-row>
          <table:table-row>
            <table:table-cell office:value-type="string">
              <text:p>AQ</text:p>
            </table:table-cell>
            <table:table-cell office:value-type="float" office:value="1"/>
          </table:table-row>
          <table:table-row>
            <table:table-cell office:value-type="string">
              <text:p>AR</text:p>
            </table:table-cell>
            <table:table-cell office:value-type="float" office:value="19"/>
          </table:table-row>
          <table:table-row>
            <table:table-cell office:value-type="string">
              <text:p>AT</text:p>
            </table:table-cell>
            <table:table-cell office:value-type="float" office:value="6"/>
          </table:table-row>
          <table:table-row>
            <table:table-cell office:value-type="string">
              <text:p>AU</text:p>
            </table:table-cell>
            <table:table-cell office:value-type="float" office:value="70"/>
          </table:table-row>
          <table:table-row>
            <table:table-cell office:value-type="string">
              <text:p>AZ</text:p>
            </table:table-cell>
            <table:table-cell office:value-type="float" office:value="3"/>
          </table:table-row>
          <table:table-row>
            <table:table-cell office:value-type="string">
              <text:p>BA</text:p>
            </table:table-cell>
            <table:table-cell office:value-type="float" office:value="2"/>
          </table:table-row>
          <table:table-row>
            <table:table-cell office:value-type="string">
              <text:p>BB</text:p>
            </table:table-cell>
            <table:table-cell office:value-type="float" office:value="4"/>
          </table:table-row>
          <table:table-row>
            <table:table-cell office:value-type="string">
              <text:p>BD</text:p>
            </table:table-cell>
            <table:table-cell office:value-type="float" office:value="21"/>
          </table:table-row>
          <table:table-row>
            <table:table-cell office:value-type="string">
              <text:p>BE</text:p>
            </table:table-cell>
            <table:table-cell office:value-type="float" office:value="20"/>
          </table:table-row>
          <table:table-row>
            <table:table-cell office:value-type="string">
              <text:p>BF</text:p>
            </table:table-cell>
            <table:table-cell office:value-type="float" office:value="1"/>
          </table:table-row>
          <table:table-row>
            <table:table-cell office:value-type="string">
              <text:p>BG</text:p>
            </table:table-cell>
            <table:table-cell office:value-type="float" office:value="4"/>
          </table:table-row>
          <table:table-row>
            <table:table-cell office:value-type="string">
              <text:p>BH</text:p>
            </table:table-cell>
            <table:table-cell office:value-type="float" office:value="1"/>
          </table:table-row>
          <table:table-row>
            <table:table-cell office:value-type="string">
              <text:p>BI</text:p>
            </table:table-cell>
            <table:table-cell office:value-type="float" office:value="1"/>
          </table:table-row>
          <table:table-row>
            <table:table-cell office:value-type="string">
              <text:p>BJ</text:p>
            </table:table-cell>
            <table:table-cell office:value-type="float" office:value="1"/>
          </table:table-row>
          <table:table-row>
            <table:table-cell office:value-type="string">
              <text:p>BO</text:p>
            </table:table-cell>
            <table:table-cell office:value-type="float" office:value="2"/>
          </table:table-row>
          <table:table-row>
            <table:table-cell office:value-type="string">
              <text:p>BR</text:p>
            </table:table-cell>
            <table:table-cell office:value-type="float" office:value="42"/>
          </table:table-row>
          <table:table-row>
            <table:table-cell office:value-type="string">
              <text:p>BS</text:p>
            </table:table-cell>
            <table:table-cell office:value-type="float" office:value="1"/>
          </table:table-row>
          <table:table-row>
            <table:table-cell office:value-type="string">
              <text:p>BT</text:p>
            </table:table-cell>
            <table:table-cell office:value-type="float" office:value="1"/>
          </table:table-row>
          <table:table-row>
            <table:table-cell office:value-type="string">
              <text:p>BW</text:p>
            </table:table-cell>
            <table:table-cell office:value-type="float" office:value="1"/>
          </table:table-row>
          <table:table-row>
            <table:table-cell office:value-type="string">
              <text:p>BY</text:p>
            </table:table-cell>
            <table:table-cell office:value-type="float" office:value="6"/>
          </table:table-row>
          <table:table-row>
            <table:table-cell office:value-type="string">
              <text:p>BZ</text:p>
            </table:table-cell>
            <table:table-cell office:value-type="float" office:value="1"/>
          </table:table-row>
          <table:table-row>
            <table:table-cell office:value-type="string">
              <text:p>CA</text:p>
            </table:table-cell>
            <table:table-cell office:value-type="float" office:value="75"/>
          </table:table-row>
          <table:table-row>
            <table:table-cell office:value-type="string">
              <text:p>CD</text:p>
            </table:table-cell>
            <table:table-cell office:value-type="float" office:value="1"/>
          </table:table-row>
          <table:table-row>
            <table:table-cell office:value-type="string">
              <text:p>CH</text:p>
            </table:table-cell>
            <table:table-cell office:value-type="float" office:value="14"/>
          </table:table-row>
          <table:table-row>
            <table:table-cell office:value-type="string">
              <text:p>CI</text:p>
            </table:table-cell>
            <table:table-cell office:value-type="float" office:value="3"/>
          </table:table-row>
          <table:table-row>
            <table:table-cell office:value-type="string">
              <text:p>CL</text:p>
            </table:table-cell>
            <table:table-cell office:value-type="float" office:value="9"/>
          </table:table-row>
          <table:table-row>
            <table:table-cell office:value-type="string">
              <text:p>CM</text:p>
            </table:table-cell>
            <table:table-cell office:value-type="float" office:value="11"/>
          </table:table-row>
          <table:table-row>
            <table:table-cell office:value-type="string">
              <text:p>CN</text:p>
            </table:table-cell>
            <table:table-cell office:value-type="float" office:value="117"/>
          </table:table-row>
          <table:table-row>
            <table:table-cell office:value-type="string">
              <text:p>CO</text:p>
            </table:table-cell>
            <table:table-cell office:value-type="float" office:value="26"/>
          </table:table-row>
          <table:table-row>
            <table:table-cell office:value-type="string">
              <text:p>CR</text:p>
            </table:table-cell>
            <table:table-cell office:value-type="float" office:value="4"/>
          </table:table-row>
          <table:table-row>
            <table:table-cell office:value-type="string">
              <text:p>CU</text:p>
            </table:table-cell>
            <table:table-cell office:value-type="float" office:value="1"/>
          </table:table-row>
          <table:table-row>
            <table:table-cell office:value-type="string">
              <text:p>CW</text:p>
            </table:table-cell>
            <table:table-cell office:value-type="float" office:value="1"/>
          </table:table-row>
          <table:table-row>
            <table:table-cell office:value-type="string">
              <text:p>CZ</text:p>
            </table:table-cell>
            <table:table-cell office:value-type="float" office:value="6"/>
          </table:table-row>
          <table:table-row>
            <table:table-cell office:value-type="string">
              <text:p>DE</text:p>
            </table:table-cell>
            <table:table-cell office:value-type="float" office:value="57"/>
          </table:table-row>
          <table:table-row>
            <table:table-cell office:value-type="string">
              <text:p>DK</text:p>
            </table:table-cell>
            <table:table-cell office:value-type="float" office:value="10"/>
          </table:table-row>
          <table:table-row>
            <table:table-cell office:value-type="string">
              <text:p>DO</text:p>
            </table:table-cell>
            <table:table-cell office:value-type="float" office:value="4"/>
          </table:table-row>
          <table:table-row>
            <table:table-cell office:value-type="string">
              <text:p>DZ</text:p>
            </table:table-cell>
            <table:table-cell office:value-type="float" office:value="3"/>
          </table:table-row>
          <table:table-row>
            <table:table-cell office:value-type="string">
              <text:p>EC</text:p>
            </table:table-cell>
            <table:table-cell office:value-type="float" office:value="2"/>
          </table:table-row>
          <table:table-row>
            <table:table-cell office:value-type="string">
              <text:p>EG</text:p>
            </table:table-cell>
            <table:table-cell office:value-type="float" office:value="44"/>
          </table:table-row>
          <table:table-row>
            <table:table-cell office:value-type="string">
              <text:p>ES</text:p>
            </table:table-cell>
            <table:table-cell office:value-type="float" office:value="48"/>
          </table:table-row>
          <table:table-row>
            <table:table-cell office:value-type="string">
              <text:p>ET</text:p>
            </table:table-cell>
            <table:table-cell office:value-type="float" office:value="9"/>
          </table:table-row>
          <table:table-row>
            <table:table-cell office:value-type="string">
              <text:p>FI</text:p>
            </table:table-cell>
            <table:table-cell office:value-type="float" office:value="9"/>
          </table:table-row>
          <table:table-row>
            <table:table-cell office:value-type="string">
              <text:p>FJ</text:p>
            </table:table-cell>
            <table:table-cell office:value-type="float" office:value="2"/>
          </table:table-row>
          <table:table-row>
            <table:table-cell office:value-type="string">
              <text:p>FR</text:p>
            </table:table-cell>
            <table:table-cell office:value-type="float" office:value="44"/>
          </table:table-row>
          <table:table-row>
            <table:table-cell office:value-type="string">
              <text:p>GB</text:p>
            </table:table-cell>
            <table:table-cell office:value-type="float" office:value="89"/>
          </table:table-row>
          <table:table-row>
            <table:table-cell office:value-type="string">
              <text:p>GE</text:p>
            </table:table-cell>
            <table:table-cell office:value-type="float" office:value="1"/>
          </table:table-row>
          <table:table-row>
            <table:table-cell office:value-type="string">
              <text:p>GH</text:p>
            </table:table-cell>
            <table:table-cell office:value-type="float" office:value="16"/>
          </table:table-row>
          <table:table-row>
            <table:table-cell office:value-type="string">
              <text:p>GM</text:p>
            </table:table-cell>
            <table:table-cell office:value-type="float" office:value="1"/>
          </table:table-row>
          <table:table-row>
            <table:table-cell office:value-type="string">
              <text:p>GR</text:p>
            </table:table-cell>
            <table:table-cell office:value-type="float" office:value="20"/>
          </table:table-row>
          <table:table-row>
            <table:table-cell office:value-type="string">
              <text:p>GT</text:p>
            </table:table-cell>
            <table:table-cell office:value-type="float" office:value="3"/>
          </table:table-row>
          <table:table-row>
            <table:table-cell office:value-type="string">
              <text:p>HK</text:p>
            </table:table-cell>
            <table:table-cell office:value-type="float" office:value="20"/>
          </table:table-row>
          <table:table-row>
            <table:table-cell office:value-type="string">
              <text:p>HM</text:p>
            </table:table-cell>
            <table:table-cell office:value-type="float" office:value="1"/>
          </table:table-row>
          <table:table-row>
            <table:table-cell office:value-type="string">
              <text:p>HR</text:p>
            </table:table-cell>
            <table:table-cell office:value-type="float" office:value="3"/>
          </table:table-row>
          <table:table-row>
            <table:table-cell office:value-type="string">
              <text:p>HT</text:p>
            </table:table-cell>
            <table:table-cell office:value-type="float" office:value="1"/>
          </table:table-row>
          <table:table-row>
            <table:table-cell office:value-type="string">
              <text:p>HU</text:p>
            </table:table-cell>
            <table:table-cell office:value-type="float" office:value="10"/>
          </table:table-row>
          <table:table-row>
            <table:table-cell office:value-type="string">
              <text:p>ID</text:p>
            </table:table-cell>
            <table:table-cell office:value-type="float" office:value="22"/>
          </table:table-row>
          <table:table-row>
            <table:table-cell office:value-type="string">
              <text:p>IE</text:p>
            </table:table-cell>
            <table:table-cell office:value-type="float" office:value="12"/>
          </table:table-row>
          <table:table-row>
            <table:table-cell office:value-type="string">
              <text:p>IL</text:p>
            </table:table-cell>
            <table:table-cell office:value-type="float" office:value="8"/>
          </table:table-row>
          <table:table-row>
            <table:table-cell office:value-type="string">
              <text:p>IN</text:p>
            </table:table-cell>
            <table:table-cell office:value-type="float" office:value="662"/>
          </table:table-row>
          <table:table-row>
            <table:table-cell office:value-type="string">
              <text:p>IQ</text:p>
            </table:table-cell>
            <table:table-cell office:value-type="float" office:value="2"/>
          </table:table-row>
          <table:table-row>
            <table:table-cell office:value-type="string">
              <text:p>IR</text:p>
            </table:table-cell>
            <table:table-cell office:value-type="float" office:value="12"/>
          </table:table-row>
          <table:table-row>
            <table:table-cell office:value-type="string">
              <text:p>IT</text:p>
            </table:table-cell>
            <table:table-cell office:value-type="float" office:value="41"/>
          </table:table-row>
          <table:table-row>
            <table:table-cell office:value-type="string">
              <text:p>JM</text:p>
            </table:table-cell>
            <table:table-cell office:value-type="float" office:value="3"/>
          </table:table-row>
          <table:table-row>
            <table:table-cell office:value-type="string">
              <text:p>JO</text:p>
            </table:table-cell>
            <table:table-cell office:value-type="float" office:value="6"/>
          </table:table-row>
          <table:table-row>
            <table:table-cell office:value-type="string">
              <text:p>JP</text:p>
            </table:table-cell>
            <table:table-cell office:value-type="float" office:value="14"/>
          </table:table-row>
          <table:table-row>
            <table:table-cell office:value-type="string">
              <text:p>KE</text:p>
            </table:table-cell>
            <table:table-cell office:value-type="float" office:value="23"/>
          </table:table-row>
          <table:table-row>
            <table:table-cell office:value-type="string">
              <text:p>KG</text:p>
            </table:table-cell>
            <table:table-cell office:value-type="float" office:value="2"/>
          </table:table-row>
          <table:table-row>
            <table:table-cell office:value-type="string">
              <text:p>KH</text:p>
            </table:table-cell>
            <table:table-cell office:value-type="float" office:value="2"/>
          </table:table-row>
          <table:table-row>
            <table:table-cell office:value-type="string">
              <text:p>KR</text:p>
            </table:table-cell>
            <table:table-cell office:value-type="float" office:value="25"/>
          </table:table-row>
          <table:table-row>
            <table:table-cell office:value-type="string">
              <text:p>KW</text:p>
            </table:table-cell>
            <table:table-cell office:value-type="float" office:value="4"/>
          </table:table-row>
          <table:table-row>
            <table:table-cell office:value-type="string">
              <text:p>KZ</text:p>
            </table:table-cell>
            <table:table-cell office:value-type="float" office:value="4"/>
          </table:table-row>
          <table:table-row>
            <table:table-cell office:value-type="string">
              <text:p>LB</text:p>
            </table:table-cell>
            <table:table-cell office:value-type="float" office:value="1"/>
          </table:table-row>
          <table:table-row>
            <table:table-cell office:value-type="string">
              <text:p>LC</text:p>
            </table:table-cell>
            <table:table-cell office:value-type="float" office:value="1"/>
          </table:table-row>
          <table:table-row>
            <table:table-cell office:value-type="string">
              <text:p>LK</text:p>
            </table:table-cell>
            <table:table-cell office:value-type="float" office:value="6"/>
          </table:table-row>
          <table:table-row>
            <table:table-cell office:value-type="string">
              <text:p>LR</text:p>
            </table:table-cell>
            <table:table-cell office:value-type="float" office:value="5"/>
          </table:table-row>
          <table:table-row>
            <table:table-cell office:value-type="string">
              <text:p>LS</text:p>
            </table:table-cell>
            <table:table-cell office:value-type="float" office:value="1"/>
          </table:table-row>
          <table:table-row>
            <table:table-cell office:value-type="string">
              <text:p>LT</text:p>
            </table:table-cell>
            <table:table-cell office:value-type="float" office:value="7"/>
          </table:table-row>
          <table:table-row>
            <table:table-cell office:value-type="string">
              <text:p>LU</text:p>
            </table:table-cell>
            <table:table-cell office:value-type="float" office:value="3"/>
          </table:table-row>
          <table:table-row>
            <table:table-cell office:value-type="string">
              <text:p>LV</text:p>
            </table:table-cell>
            <table:table-cell office:value-type="float" office:value="5"/>
          </table:table-row>
          <table:table-row>
            <table:table-cell office:value-type="string">
              <text:p>MA</text:p>
            </table:table-cell>
            <table:table-cell office:value-type="float" office:value="16"/>
          </table:table-row>
          <table:table-row>
            <table:table-cell office:value-type="string">
              <text:p>MD</text:p>
            </table:table-cell>
            <table:table-cell office:value-type="float" office:value="1"/>
          </table:table-row>
          <table:table-row>
            <table:table-cell office:value-type="string">
              <text:p>ME</text:p>
            </table:table-cell>
            <table:table-cell office:value-type="float" office:value="1"/>
          </table:table-row>
          <table:table-row>
            <table:table-cell office:value-type="string">
              <text:p>MK</text:p>
            </table:table-cell>
            <table:table-cell office:value-type="float" office:value="2"/>
          </table:table-row>
          <table:table-row>
            <table:table-cell office:value-type="string">
              <text:p>MM</text:p>
            </table:table-cell>
            <table:table-cell office:value-type="float" office:value="3"/>
          </table:table-row>
          <table:table-row>
            <table:table-cell office:value-type="string">
              <text:p>MN</text:p>
            </table:table-cell>
            <table:table-cell office:value-type="float" office:value="2"/>
          </table:table-row>
          <table:table-row>
            <table:table-cell office:value-type="string">
              <text:p>MO</text:p>
            </table:table-cell>
            <table:table-cell office:value-type="float" office:value="1"/>
          </table:table-row>
          <table:table-row>
            <table:table-cell office:value-type="string">
              <text:p>MU</text:p>
            </table:table-cell>
            <table:table-cell office:value-type="float" office:value="1"/>
          </table:table-row>
          <table:table-row>
            <table:table-cell office:value-type="string">
              <text:p>MW</text:p>
            </table:table-cell>
            <table:table-cell office:value-type="float" office:value="3"/>
          </table:table-row>
          <table:table-row>
            <table:table-cell office:value-type="string">
              <text:p>MX</text:p>
            </table:table-cell>
            <table:table-cell office:value-type="float" office:value="40"/>
          </table:table-row>
          <table:table-row>
            <table:table-cell office:value-type="string">
              <text:p>MY</text:p>
            </table:table-cell>
            <table:table-cell office:value-type="float" office:value="23"/>
          </table:table-row>
          <table:table-row>
            <table:table-cell office:value-type="string">
              <text:p>MZ</text:p>
            </table:table-cell>
            <table:table-cell office:value-type="float" office:value="1"/>
          </table:table-row>
          <table:table-row>
            <table:table-cell office:value-type="string">
              <text:p>NA</text:p>
            </table:table-cell>
            <table:table-cell office:value-type="float" office:value="2"/>
          </table:table-row>
          <table:table-row>
            <table:table-cell office:value-type="string">
              <text:p>NE</text:p>
            </table:table-cell>
            <table:table-cell office:value-type="float" office:value="1"/>
          </table:table-row>
          <table:table-row>
            <table:table-cell office:value-type="string">
              <text:p>NG</text:p>
            </table:table-cell>
            <table:table-cell office:value-type="float" office:value="54"/>
          </table:table-row>
          <table:table-row>
            <table:table-cell office:value-type="string">
              <text:p>NI</text:p>
            </table:table-cell>
            <table:table-cell office:value-type="float" office:value="2"/>
          </table:table-row>
          <table:table-row>
            <table:table-cell office:value-type="string">
              <text:p>NL</text:p>
            </table:table-cell>
            <table:table-cell office:value-type="float" office:value="51"/>
          </table:table-row>
          <table:table-row>
            <table:table-cell office:value-type="string">
              <text:p>NO</text:p>
            </table:table-cell>
            <table:table-cell office:value-type="float" office:value="5"/>
          </table:table-row>
          <table:table-row>
            <table:table-cell office:value-type="string">
              <text:p>NP</text:p>
            </table:table-cell>
            <table:table-cell office:value-type="float" office:value="13"/>
          </table:table-row>
          <table:table-row>
            <table:table-cell office:value-type="string">
              <text:p>NZ</text:p>
            </table:table-cell>
            <table:table-cell office:value-type="float" office:value="11"/>
          </table:table-row>
          <table:table-row>
            <table:table-cell office:value-type="string">
              <text:p>OM</text:p>
            </table:table-cell>
            <table:table-cell office:value-type="float" office:value="2"/>
          </table:table-row>
          <table:table-row>
            <table:table-cell office:value-type="string">
              <text:p>PE</text:p>
            </table:table-cell>
            <table:table-cell office:value-type="float" office:value="15"/>
          </table:table-row>
          <table:table-row>
            <table:table-cell office:value-type="string">
              <text:p>PG</text:p>
            </table:table-cell>
            <table:table-cell office:value-type="float" office:value="3"/>
          </table:table-row>
          <table:table-row>
            <table:table-cell office:value-type="string">
              <text:p>PH</text:p>
            </table:table-cell>
            <table:table-cell office:value-type="float" office:value="18"/>
          </table:table-row>
          <table:table-row>
            <table:table-cell office:value-type="string">
              <text:p>PK</text:p>
            </table:table-cell>
            <table:table-cell office:value-type="float" office:value="62"/>
          </table:table-row>
          <table:table-row>
            <table:table-cell office:value-type="string">
              <text:p>PL</text:p>
            </table:table-cell>
            <table:table-cell office:value-type="float" office:value="41"/>
          </table:table-row>
          <table:table-row>
            <table:table-cell office:value-type="string">
              <text:p>PR</text:p>
            </table:table-cell>
            <table:table-cell office:value-type="float" office:value="1"/>
          </table:table-row>
          <table:table-row>
            <table:table-cell office:value-type="string">
              <text:p>PS</text:p>
            </table:table-cell>
            <table:table-cell office:value-type="float" office:value="3"/>
          </table:table-row>
          <table:table-row>
            <table:table-cell office:value-type="string">
              <text:p>PT</text:p>
            </table:table-cell>
            <table:table-cell office:value-type="float" office:value="12"/>
          </table:table-row>
          <table:table-row>
            <table:table-cell office:value-type="string">
              <text:p>PY</text:p>
            </table:table-cell>
            <table:table-cell office:value-type="float" office:value="2"/>
          </table:table-row>
          <table:table-row>
            <table:table-cell office:value-type="string">
              <text:p>QA</text:p>
            </table:table-cell>
            <table:table-cell office:value-type="float" office:value="2"/>
          </table:table-row>
          <table:table-row>
            <table:table-cell office:value-type="string">
              <text:p>RO</text:p>
            </table:table-cell>
            <table:table-cell office:value-type="float" office:value="15"/>
          </table:table-row>
          <table:table-row>
            <table:table-cell office:value-type="string">
              <text:p>RS</text:p>
            </table:table-cell>
            <table:table-cell office:value-type="float" office:value="8"/>
          </table:table-row>
          <table:table-row>
            <table:table-cell office:value-type="string">
              <text:p>RU</text:p>
            </table:table-cell>
            <table:table-cell office:value-type="float" office:value="38"/>
          </table:table-row>
          <table:table-row>
            <table:table-cell office:value-type="string">
              <text:p>RW</text:p>
            </table:table-cell>
            <table:table-cell office:value-type="float" office:value="3"/>
          </table:table-row>
          <table:table-row>
            <table:table-cell office:value-type="string">
              <text:p>SA</text:p>
            </table:table-cell>
            <table:table-cell office:value-type="float" office:value="14"/>
          </table:table-row>
          <table:table-row>
            <table:table-cell office:value-type="string">
              <text:p>SD</text:p>
            </table:table-cell>
            <table:table-cell office:value-type="float" office:value="5"/>
          </table:table-row>
          <table:table-row>
            <table:table-cell office:value-type="string">
              <text:p>SE</text:p>
            </table:table-cell>
            <table:table-cell office:value-type="float" office:value="10"/>
          </table:table-row>
          <table:table-row>
            <table:table-cell office:value-type="string">
              <text:p>SG</text:p>
            </table:table-cell>
            <table:table-cell office:value-type="float" office:value="30"/>
          </table:table-row>
          <table:table-row>
            <table:table-cell office:value-type="string">
              <text:p>SI</text:p>
            </table:table-cell>
            <table:table-cell office:value-type="float" office:value="3"/>
          </table:table-row>
          <table:table-row>
            <table:table-cell office:value-type="string">
              <text:p>SK</text:p>
            </table:table-cell>
            <table:table-cell office:value-type="float" office:value="6"/>
          </table:table-row>
          <table:table-row>
            <table:table-cell office:value-type="string">
              <text:p>SL</text:p>
            </table:table-cell>
            <table:table-cell office:value-type="float" office:value="1"/>
          </table:table-row>
          <table:table-row>
            <table:table-cell office:value-type="string">
              <text:p>SN</text:p>
            </table:table-cell>
            <table:table-cell office:value-type="float" office:value="3"/>
          </table:table-row>
          <table:table-row>
            <table:table-cell office:value-type="string">
              <text:p>SO</text:p>
            </table:table-cell>
            <table:table-cell office:value-type="float" office:value="2"/>
          </table:table-row>
          <table:table-row>
            <table:table-cell office:value-type="string">
              <text:p>SS</text:p>
            </table:table-cell>
            <table:table-cell office:value-type="float" office:value="3"/>
          </table:table-row>
          <table:table-row>
            <table:table-cell office:value-type="string">
              <text:p>SV</text:p>
            </table:table-cell>
            <table:table-cell office:value-type="float" office:value="3"/>
          </table:table-row>
          <table:table-row>
            <table:table-cell office:value-type="string">
              <text:p>SY</text:p>
            </table:table-cell>
            <table:table-cell office:value-type="float" office:value="1"/>
          </table:table-row>
          <table:table-row>
            <table:table-cell office:value-type="string">
              <text:p>TH</text:p>
            </table:table-cell>
            <table:table-cell office:value-type="float" office:value="19"/>
          </table:table-row>
          <table:table-row>
            <table:table-cell office:value-type="string">
              <text:p>TJ</text:p>
            </table:table-cell>
            <table:table-cell office:value-type="float" office:value="1"/>
          </table:table-row>
          <table:table-row>
            <table:table-cell office:value-type="string">
              <text:p>TM</text:p>
            </table:table-cell>
            <table:table-cell office:value-type="float" office:value="1"/>
          </table:table-row>
          <table:table-row>
            <table:table-cell office:value-type="string">
              <text:p>TN</text:p>
            </table:table-cell>
            <table:table-cell office:value-type="float" office:value="5"/>
          </table:table-row>
          <table:table-row>
            <table:table-cell office:value-type="string">
              <text:p>TR</text:p>
            </table:table-cell>
            <table:table-cell office:value-type="float" office:value="153"/>
          </table:table-row>
          <table:table-row>
            <table:table-cell office:value-type="string">
              <text:p>TT</text:p>
            </table:table-cell>
            <table:table-cell office:value-type="float" office:value="2"/>
          </table:table-row>
          <table:table-row>
            <table:table-cell office:value-type="string">
              <text:p>TW</text:p>
            </table:table-cell>
            <table:table-cell office:value-type="float" office:value="15"/>
          </table:table-row>
          <table:table-row>
            <table:table-cell office:value-type="string">
              <text:p>TZ</text:p>
            </table:table-cell>
            <table:table-cell office:value-type="float" office:value="8"/>
          </table:table-row>
          <table:table-row>
            <table:table-cell office:value-type="string">
              <text:p>UA</text:p>
            </table:table-cell>
            <table:table-cell office:value-type="float" office:value="58"/>
          </table:table-row>
          <table:table-row>
            <table:table-cell office:value-type="string">
              <text:p>UG</text:p>
            </table:table-cell>
            <table:table-cell office:value-type="float" office:value="12"/>
          </table:table-row>
          <table:table-row>
            <table:table-cell office:value-type="string">
              <text:p>US</text:p>
            </table:table-cell>
            <table:table-cell office:value-type="float" office:value="791"/>
          </table:table-row>
          <table:table-row>
            <table:table-cell office:value-type="string">
              <text:p>UY</text:p>
            </table:table-cell>
            <table:table-cell office:value-type="float" office:value="3"/>
          </table:table-row>
          <table:table-row>
            <table:table-cell office:value-type="string">
              <text:p>VA</text:p>
            </table:table-cell>
            <table:table-cell office:value-type="float" office:value="1"/>
          </table:table-row>
          <table:table-row>
            <table:table-cell office:value-type="string">
              <text:p>VE</text:p>
            </table:table-cell>
            <table:table-cell office:value-type="float" office:value="7"/>
          </table:table-row>
          <table:table-row>
            <table:table-cell office:value-type="string">
              <text:p>VN</text:p>
            </table:table-cell>
            <table:table-cell office:value-type="float" office:value="25"/>
          </table:table-row>
          <table:table-row>
            <table:table-cell office:value-type="string">
              <text:p>XK</text:p>
            </table:table-cell>
            <table:table-cell office:value-type="float" office:value="2"/>
          </table:table-row>
          <table:table-row>
            <table:table-cell office:value-type="string">
              <text:p>YE</text:p>
            </table:table-cell>
            <table:table-cell office:value-type="float" office:value="1"/>
          </table:table-row>
          <table:table-row>
            <table:table-cell office:value-type="string">
              <text:p>ZA</text:p>
            </table:table-cell>
            <table:table-cell office:value-type="float" office:value="23"/>
          </table:table-row>
          <table:table-row>
            <table:table-cell office:value-type="string">
              <text:p>ZM</text:p>
            </table:table-cell>
            <table:table-cell office:value-type="float" office:value="3"/>
          </table:table-row>
          <table:table-row>
            <table:table-cell office:value-type="string">
              <text:p>ZW</text:p>
            </table:table-cell>
            <table:table-cell office:value-type="float" office:value="1"/>
          </table:table-row>
          <table:table-row>
            <table:table-cell office:value-type="string">
              <text:p>(blank)</text:p>
            </table:table-cell>
            <table:table-cell office:value-type="float" office:value="83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linear" draw:angle="0" draw:start-color="#f6f8fc" draw:end-color="#abc0e4" draw:start-intensity="100%" draw:end-intensity="100%"/>
    <draw:gradient draw:name="a2" draw:style="linear" draw:angle="0" draw:start-color="#f6f8fc" draw:end-color="#abc0e4" draw:start-intensity="100%" draw:end-intensity="100%"/>
    <draw:gradient draw:name="a3" draw:style="linear" draw:angle="0" draw:start-color="#f6f8fc" draw:end-color="#abc0e4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gradient" draw:fill-gradient-name="a1" draw:stroke="none"/>
    </style:style>
    <style:style style:family="chart" style:name="Wal0">
      <style:graphic-properties draw:fill="gradient" draw:fill-gradient-name="a2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svg:stroke-width="0.01042in" svg:stroke-color="#f6f8fc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75.6pt" svg:width="585.6pt" chart:style-name="Crt0">
        <chart:title chart:style-name="CT00">
          <text:p text:style-name="a0" text:class-names="" text:cond-style-name="">GENDER VS STUDENT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female</text:p>
            </table:table-cell>
            <table:table-cell office:value-type="float" office:value="1360"/>
          </table:table-row>
          <table:table-row>
            <table:table-cell office:value-type="string">
              <text:p>male</text:p>
            </table:table-cell>
            <table:table-cell office:value-type="float" office:value="2253"/>
          </table:table-row>
          <table:table-row>
            <table:table-cell office:value-type="string">
              <text:p>other</text:p>
            </table:table-cell>
            <table:table-cell office:value-type="float" office:value="31"/>
          </table:table-row>
          <table:table-row>
            <table:table-cell office:value-type="string">
              <text:p>(blank)</text:p>
            </table:table-cell>
            <table:table-cell office:value-type="float" office:value="63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f6f8fc" draw:end-color="#abc0e4" draw:start-intensity="100%" draw:end-intensity="100%"/>
    <draw:gradient draw:name="a2" draw:style="linear" draw:angle="0" draw:start-color="#f6f8fc" draw:end-color="#abc0e4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gradient" draw:fill-gradient-name="a1" draw:stroke="none"/>
    </style:style>
    <style:style style:family="chart" style:name="Wal0">
      <style:graphic-properties draw:fill="gradient" draw:fill-gradient-name="a2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3.8pt" svg:width="589.8pt" chart:style-name="Crt0">
        <chart:title chart:style-name="CT00">
          <text:p text:style-name="a0" text:class-names="" text:cond-style-name="">YEAR BIRTH VS STUDENTS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8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8" chart:class="chart:bar" chart:attached-axis="primary-y" chart:style-name="G0S0">
            <chart:data-point chart:repeated="6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1897</text:p>
            </table:table-cell>
            <table:table-cell office:value-type="float" office:value="2"/>
          </table:table-row>
          <table:table-row>
            <table:table-cell office:value-type="string">
              <text:p>1922</text:p>
            </table:table-cell>
            <table:table-cell office:value-type="float" office:value="1"/>
          </table:table-row>
          <table:table-row>
            <table:table-cell office:value-type="string">
              <text:p>1939</text:p>
            </table:table-cell>
            <table:table-cell office:value-type="float" office:value="1"/>
          </table:table-row>
          <table:table-row>
            <table:table-cell office:value-type="string">
              <text:p>1946</text:p>
            </table:table-cell>
            <table:table-cell office:value-type="float" office:value="1"/>
          </table:table-row>
          <table:table-row>
            <table:table-cell office:value-type="string">
              <text:p>1947</text:p>
            </table:table-cell>
            <table:table-cell office:value-type="float" office:value="1"/>
          </table:table-row>
          <table:table-row>
            <table:table-cell office:value-type="string">
              <text:p>1948</text:p>
            </table:table-cell>
            <table:table-cell office:value-type="float" office:value="3"/>
          </table:table-row>
          <table:table-row>
            <table:table-cell office:value-type="string">
              <text:p>1949</text:p>
            </table:table-cell>
            <table:table-cell office:value-type="float" office:value="1"/>
          </table:table-row>
          <table:table-row>
            <table:table-cell office:value-type="string">
              <text:p>1950</text:p>
            </table:table-cell>
            <table:table-cell office:value-type="float" office:value="1"/>
          </table:table-row>
          <table:table-row>
            <table:table-cell office:value-type="string">
              <text:p>1951</text:p>
            </table:table-cell>
            <table:table-cell office:value-type="float" office:value="7"/>
          </table:table-row>
          <table:table-row>
            <table:table-cell office:value-type="string">
              <text:p>1952</text:p>
            </table:table-cell>
            <table:table-cell office:value-type="float" office:value="5"/>
          </table:table-row>
          <table:table-row>
            <table:table-cell office:value-type="string">
              <text:p>1953</text:p>
            </table:table-cell>
            <table:table-cell office:value-type="float" office:value="3"/>
          </table:table-row>
          <table:table-row>
            <table:table-cell office:value-type="string">
              <text:p>1954</text:p>
            </table:table-cell>
            <table:table-cell office:value-type="float" office:value="8"/>
          </table:table-row>
          <table:table-row>
            <table:table-cell office:value-type="string">
              <text:p>1955</text:p>
            </table:table-cell>
            <table:table-cell office:value-type="float" office:value="13"/>
          </table:table-row>
          <table:table-row>
            <table:table-cell office:value-type="string">
              <text:p>1956</text:p>
            </table:table-cell>
            <table:table-cell office:value-type="float" office:value="9"/>
          </table:table-row>
          <table:table-row>
            <table:table-cell office:value-type="string">
              <text:p>1957</text:p>
            </table:table-cell>
            <table:table-cell office:value-type="float" office:value="6"/>
          </table:table-row>
          <table:table-row>
            <table:table-cell office:value-type="string">
              <text:p>1958</text:p>
            </table:table-cell>
            <table:table-cell office:value-type="float" office:value="12"/>
          </table:table-row>
          <table:table-row>
            <table:table-cell office:value-type="string">
              <text:p>1959</text:p>
            </table:table-cell>
            <table:table-cell office:value-type="float" office:value="19"/>
          </table:table-row>
          <table:table-row>
            <table:table-cell office:value-type="string">
              <text:p>1960</text:p>
            </table:table-cell>
            <table:table-cell office:value-type="float" office:value="13"/>
          </table:table-row>
          <table:table-row>
            <table:table-cell office:value-type="string">
              <text:p>1961</text:p>
            </table:table-cell>
            <table:table-cell office:value-type="float" office:value="13"/>
          </table:table-row>
          <table:table-row>
            <table:table-cell office:value-type="string">
              <text:p>1962</text:p>
            </table:table-cell>
            <table:table-cell office:value-type="float" office:value="18"/>
          </table:table-row>
          <table:table-row>
            <table:table-cell office:value-type="string">
              <text:p>1963</text:p>
            </table:table-cell>
            <table:table-cell office:value-type="float" office:value="23"/>
          </table:table-row>
          <table:table-row>
            <table:table-cell office:value-type="string">
              <text:p>1964</text:p>
            </table:table-cell>
            <table:table-cell office:value-type="float" office:value="11"/>
          </table:table-row>
          <table:table-row>
            <table:table-cell office:value-type="string">
              <text:p>1965</text:p>
            </table:table-cell>
            <table:table-cell office:value-type="float" office:value="23"/>
          </table:table-row>
          <table:table-row>
            <table:table-cell office:value-type="string">
              <text:p>1966</text:p>
            </table:table-cell>
            <table:table-cell office:value-type="float" office:value="35"/>
          </table:table-row>
          <table:table-row>
            <table:table-cell office:value-type="string">
              <text:p>1967</text:p>
            </table:table-cell>
            <table:table-cell office:value-type="float" office:value="40"/>
          </table:table-row>
          <table:table-row>
            <table:table-cell office:value-type="string">
              <text:p>1968</text:p>
            </table:table-cell>
            <table:table-cell office:value-type="float" office:value="45"/>
          </table:table-row>
          <table:table-row>
            <table:table-cell office:value-type="string">
              <text:p>1969</text:p>
            </table:table-cell>
            <table:table-cell office:value-type="float" office:value="41"/>
          </table:table-row>
          <table:table-row>
            <table:table-cell office:value-type="string">
              <text:p>1970</text:p>
            </table:table-cell>
            <table:table-cell office:value-type="float" office:value="62"/>
          </table:table-row>
          <table:table-row>
            <table:table-cell office:value-type="string">
              <text:p>1971</text:p>
            </table:table-cell>
            <table:table-cell office:value-type="float" office:value="56"/>
          </table:table-row>
          <table:table-row>
            <table:table-cell office:value-type="string">
              <text:p>1972</text:p>
            </table:table-cell>
            <table:table-cell office:value-type="float" office:value="50"/>
          </table:table-row>
          <table:table-row>
            <table:table-cell office:value-type="string">
              <text:p>1973</text:p>
            </table:table-cell>
            <table:table-cell office:value-type="float" office:value="57"/>
          </table:table-row>
          <table:table-row>
            <table:table-cell office:value-type="string">
              <text:p>1974</text:p>
            </table:table-cell>
            <table:table-cell office:value-type="float" office:value="49"/>
          </table:table-row>
          <table:table-row>
            <table:table-cell office:value-type="string">
              <text:p>1975</text:p>
            </table:table-cell>
            <table:table-cell office:value-type="float" office:value="56"/>
          </table:table-row>
          <table:table-row>
            <table:table-cell office:value-type="string">
              <text:p>1976</text:p>
            </table:table-cell>
            <table:table-cell office:value-type="float" office:value="61"/>
          </table:table-row>
          <table:table-row>
            <table:table-cell office:value-type="string">
              <text:p>1977</text:p>
            </table:table-cell>
            <table:table-cell office:value-type="float" office:value="70"/>
          </table:table-row>
          <table:table-row>
            <table:table-cell office:value-type="string">
              <text:p>1978</text:p>
            </table:table-cell>
            <table:table-cell office:value-type="float" office:value="84"/>
          </table:table-row>
          <table:table-row>
            <table:table-cell office:value-type="string">
              <text:p>1979</text:p>
            </table:table-cell>
            <table:table-cell office:value-type="float" office:value="100"/>
          </table:table-row>
          <table:table-row>
            <table:table-cell office:value-type="string">
              <text:p>1980</text:p>
            </table:table-cell>
            <table:table-cell office:value-type="float" office:value="121"/>
          </table:table-row>
          <table:table-row>
            <table:table-cell office:value-type="string">
              <text:p>1981</text:p>
            </table:table-cell>
            <table:table-cell office:value-type="float" office:value="107"/>
          </table:table-row>
          <table:table-row>
            <table:table-cell office:value-type="string">
              <text:p>1982</text:p>
            </table:table-cell>
            <table:table-cell office:value-type="float" office:value="118"/>
          </table:table-row>
          <table:table-row>
            <table:table-cell office:value-type="string">
              <text:p>1983</text:p>
            </table:table-cell>
            <table:table-cell office:value-type="float" office:value="130"/>
          </table:table-row>
          <table:table-row>
            <table:table-cell office:value-type="string">
              <text:p>1984</text:p>
            </table:table-cell>
            <table:table-cell office:value-type="float" office:value="157"/>
          </table:table-row>
          <table:table-row>
            <table:table-cell office:value-type="string">
              <text:p>1985</text:p>
            </table:table-cell>
            <table:table-cell office:value-type="float" office:value="141"/>
          </table:table-row>
          <table:table-row>
            <table:table-cell office:value-type="string">
              <text:p>1986</text:p>
            </table:table-cell>
            <table:table-cell office:value-type="float" office:value="161"/>
          </table:table-row>
          <table:table-row>
            <table:table-cell office:value-type="string">
              <text:p>1987</text:p>
            </table:table-cell>
            <table:table-cell office:value-type="float" office:value="152"/>
          </table:table-row>
          <table:table-row>
            <table:table-cell office:value-type="string">
              <text:p>1988</text:p>
            </table:table-cell>
            <table:table-cell office:value-type="float" office:value="163"/>
          </table:table-row>
          <table:table-row>
            <table:table-cell office:value-type="string">
              <text:p>1989</text:p>
            </table:table-cell>
            <table:table-cell office:value-type="float" office:value="157"/>
          </table:table-row>
          <table:table-row>
            <table:table-cell office:value-type="string">
              <text:p>1990</text:p>
            </table:table-cell>
            <table:table-cell office:value-type="float" office:value="217"/>
          </table:table-row>
          <table:table-row>
            <table:table-cell office:value-type="string">
              <text:p>1991</text:p>
            </table:table-cell>
            <table:table-cell office:value-type="float" office:value="191"/>
          </table:table-row>
          <table:table-row>
            <table:table-cell office:value-type="string">
              <text:p>1992</text:p>
            </table:table-cell>
            <table:table-cell office:value-type="float" office:value="183"/>
          </table:table-row>
          <table:table-row>
            <table:table-cell office:value-type="string">
              <text:p>1993</text:p>
            </table:table-cell>
            <table:table-cell office:value-type="float" office:value="168"/>
          </table:table-row>
          <table:table-row>
            <table:table-cell office:value-type="string">
              <text:p>1994</text:p>
            </table:table-cell>
            <table:table-cell office:value-type="float" office:value="124"/>
          </table:table-row>
          <table:table-row>
            <table:table-cell office:value-type="string">
              <text:p>1995</text:p>
            </table:table-cell>
            <table:table-cell office:value-type="float" office:value="91"/>
          </table:table-row>
          <table:table-row>
            <table:table-cell office:value-type="string">
              <text:p>1996</text:p>
            </table:table-cell>
            <table:table-cell office:value-type="float" office:value="56"/>
          </table:table-row>
          <table:table-row>
            <table:table-cell office:value-type="string">
              <text:p>1997</text:p>
            </table:table-cell>
            <table:table-cell office:value-type="float" office:value="30"/>
          </table:table-row>
          <table:table-row>
            <table:table-cell office:value-type="string">
              <text:p>1998</text:p>
            </table:table-cell>
            <table:table-cell office:value-type="float" office:value="20"/>
          </table:table-row>
          <table:table-row>
            <table:table-cell office:value-type="string">
              <text:p>1999</text:p>
            </table:table-cell>
            <table:table-cell office:value-type="float" office:value="6"/>
          </table:table-row>
          <table:table-row>
            <table:table-cell office:value-type="string">
              <text:p>2000</text:p>
            </table:table-cell>
            <table:table-cell office:value-type="float" office:value="6"/>
          </table:table-row>
          <table:table-row>
            <table:table-cell office:value-type="string">
              <text:p>2002</text:p>
            </table:table-cell>
            <table:table-cell office:value-type="float" office:value="3"/>
          </table:table-row>
          <table:table-row>
            <table:table-cell office:value-type="string">
              <text:p>2003</text:p>
            </table:table-cell>
            <table:table-cell office:value-type="float" office:value="1"/>
          </table:table-row>
          <table:table-row>
            <table:table-cell office:value-type="string">
              <text:p>2005</text:p>
            </table:table-cell>
            <table:table-cell office:value-type="float" office:value="1"/>
          </table:table-row>
          <table:table-row>
            <table:table-cell office:value-type="string">
              <text:p>2012</text:p>
            </table:table-cell>
            <table:table-cell office:value-type="float" office:value="1"/>
          </table:table-row>
          <table:table-row>
            <table:table-cell office:value-type="string">
              <text:p>2014</text:p>
            </table:table-cell>
            <table:table-cell office:value-type="float" office:value="1"/>
          </table:table-row>
          <table:table-row>
            <table:table-cell office:value-type="string">
              <text:p>2015</text:p>
            </table:table-cell>
            <table:table-cell office:value-type="float" office:value="1"/>
          </table:table-row>
          <table:table-row>
            <table:table-cell office:value-type="string">
              <text:p>2016</text:p>
            </table:table-cell>
            <table:table-cell office:value-type="float" office:value="3"/>
          </table:table-row>
          <table:table-row>
            <table:table-cell office:value-type="string">
              <text:p>2017</text:p>
            </table:table-cell>
            <table:table-cell office:value-type="float" office:value="3"/>
          </table:table-row>
          <table:table-row>
            <table:table-cell office:value-type="string">
              <text:p>(blank)</text:p>
            </table:table-cell>
            <table:table-cell office:value-type="float" office:value="764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f6f8fc" draw:end-color="#abc0e4" draw:start-intensity="100%" draw:end-intensity="100%"/>
    <draw:gradient draw:name="a2" draw:style="linear" draw:angle="0" draw:start-color="#f6f8fc" draw:end-color="#abc0e4" draw:start-intensity="100%" draw:end-intensity="100%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gradient" draw:fill-gradient-name="a1" draw:stroke="none"/>
    </style:style>
    <style:style style:family="chart" style:name="Wal0">
      <style:graphic-properties draw:fill="gradient" draw:fill-gradient-name="a2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62.4pt" svg:width="592.2pt" chart:style-name="Crt0">
        <chart:title chart:style-name="CT00">
          <text:p text:style-name="a0" text:class-names="" text:cond-style-name="">NATION ORIGIN VS STUDENTS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5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53" chart:class="chart:bar" chart:attached-axis="primary-y" chart:style-name="G0S0">
            <chart:data-point chart:repeated="15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fghanistan</text:p>
            </table:table-cell>
            <table:table-cell office:value-type="float" office:value="2"/>
          </table:table-row>
          <table:table-row>
            <table:table-cell office:value-type="string">
              <text:p>Albania</text:p>
            </table:table-cell>
            <table:table-cell office:value-type="float" office:value="2"/>
          </table:table-row>
          <table:table-row>
            <table:table-cell office:value-type="string">
              <text:p>Algeria</text:p>
            </table:table-cell>
            <table:table-cell office:value-type="float" office:value="3"/>
          </table:table-row>
          <table:table-row>
            <table:table-cell office:value-type="string">
              <text:p>Angola</text:p>
            </table:table-cell>
            <table:table-cell office:value-type="float" office:value="1"/>
          </table:table-row>
          <table:table-row>
            <table:table-cell office:value-type="string">
              <text:p>Antarctica</text:p>
            </table:table-cell>
            <table:table-cell office:value-type="float" office:value="1"/>
          </table:table-row>
          <table:table-row>
            <table:table-cell office:value-type="string">
              <text:p>Antigua and Barbuda</text:p>
            </table:table-cell>
            <table:table-cell office:value-type="float" office:value="1"/>
          </table:table-row>
          <table:table-row>
            <table:table-cell office:value-type="string">
              <text:p>Argentina</text:p>
            </table:table-cell>
            <table:table-cell office:value-type="float" office:value="19"/>
          </table:table-row>
          <table:table-row>
            <table:table-cell office:value-type="string">
              <text:p>Armenia</text:p>
            </table:table-cell>
            <table:table-cell office:value-type="float" office:value="4"/>
          </table:table-row>
          <table:table-row>
            <table:table-cell office:value-type="string">
              <text:p>Australia</text:p>
            </table:table-cell>
            <table:table-cell office:value-type="float" office:value="70"/>
          </table:table-row>
          <table:table-row>
            <table:table-cell office:value-type="string">
              <text:p>Austria</text:p>
            </table:table-cell>
            <table:table-cell office:value-type="float" office:value="6"/>
          </table:table-row>
          <table:table-row>
            <table:table-cell office:value-type="string">
              <text:p>Azerbaijan</text:p>
            </table:table-cell>
            <table:table-cell office:value-type="float" office:value="3"/>
          </table:table-row>
          <table:table-row>
            <table:table-cell office:value-type="string">
              <text:p>Bahamas</text:p>
            </table:table-cell>
            <table:table-cell office:value-type="float" office:value="1"/>
          </table:table-row>
          <table:table-row>
            <table:table-cell office:value-type="string">
              <text:p>Bahrain</text:p>
            </table:table-cell>
            <table:table-cell office:value-type="float" office:value="1"/>
          </table:table-row>
          <table:table-row>
            <table:table-cell office:value-type="string">
              <text:p>Bangladesh</text:p>
            </table:table-cell>
            <table:table-cell office:value-type="float" office:value="21"/>
          </table:table-row>
          <table:table-row>
            <table:table-cell office:value-type="string">
              <text:p>Barbados</text:p>
            </table:table-cell>
            <table:table-cell office:value-type="float" office:value="4"/>
          </table:table-row>
          <table:table-row>
            <table:table-cell office:value-type="string">
              <text:p>Belarus</text:p>
            </table:table-cell>
            <table:table-cell office:value-type="float" office:value="6"/>
          </table:table-row>
          <table:table-row>
            <table:table-cell office:value-type="string">
              <text:p>Belgium</text:p>
            </table:table-cell>
            <table:table-cell office:value-type="float" office:value="20"/>
          </table:table-row>
          <table:table-row>
            <table:table-cell office:value-type="string">
              <text:p>Belize</text:p>
            </table:table-cell>
            <table:table-cell office:value-type="float" office:value="1"/>
          </table:table-row>
          <table:table-row>
            <table:table-cell office:value-type="string">
              <text:p>Benin</text:p>
            </table:table-cell>
            <table:table-cell office:value-type="float" office:value="1"/>
          </table:table-row>
          <table:table-row>
            <table:table-cell office:value-type="string">
              <text:p>Bhutan</text:p>
            </table:table-cell>
            <table:table-cell office:value-type="float" office:value="1"/>
          </table:table-row>
          <table:table-row>
            <table:table-cell office:value-type="string">
              <text:p>Bolivia, Plurinational State of</text:p>
            </table:table-cell>
            <table:table-cell office:value-type="float" office:value="2"/>
          </table:table-row>
          <table:table-row>
            <table:table-cell office:value-type="string">
              <text:p>Bosnia and Herzegovina</text:p>
            </table:table-cell>
            <table:table-cell office:value-type="float" office:value="2"/>
          </table:table-row>
          <table:table-row>
            <table:table-cell office:value-type="string">
              <text:p>Botswana</text:p>
            </table:table-cell>
            <table:table-cell office:value-type="float" office:value="1"/>
          </table:table-row>
          <table:table-row>
            <table:table-cell office:value-type="string">
              <text:p>Brazil</text:p>
            </table:table-cell>
            <table:table-cell office:value-type="float" office:value="42"/>
          </table:table-row>
          <table:table-row>
            <table:table-cell office:value-type="string">
              <text:p>Bulgaria</text:p>
            </table:table-cell>
            <table:table-cell office:value-type="float" office:value="4"/>
          </table:table-row>
          <table:table-row>
            <table:table-cell office:value-type="string">
              <text:p>Burkina Faso</text:p>
            </table:table-cell>
            <table:table-cell office:value-type="float" office:value="1"/>
          </table:table-row>
          <table:table-row>
            <table:table-cell office:value-type="string">
              <text:p>Burundi</text:p>
            </table:table-cell>
            <table:table-cell office:value-type="float" office:value="1"/>
          </table:table-row>
          <table:table-row>
            <table:table-cell office:value-type="string">
              <text:p>Cambodia</text:p>
            </table:table-cell>
            <table:table-cell office:value-type="float" office:value="2"/>
          </table:table-row>
          <table:table-row>
            <table:table-cell office:value-type="string">
              <text:p>Cameroon</text:p>
            </table:table-cell>
            <table:table-cell office:value-type="float" office:value="11"/>
          </table:table-row>
          <table:table-row>
            <table:table-cell office:value-type="string">
              <text:p>Canada</text:p>
            </table:table-cell>
            <table:table-cell office:value-type="float" office:value="75"/>
          </table:table-row>
          <table:table-row>
            <table:table-cell office:value-type="string">
              <text:p>Chile</text:p>
            </table:table-cell>
            <table:table-cell office:value-type="float" office:value="9"/>
          </table:table-row>
          <table:table-row>
            <table:table-cell office:value-type="string">
              <text:p>China</text:p>
            </table:table-cell>
            <table:table-cell office:value-type="float" office:value="117"/>
          </table:table-row>
          <table:table-row>
            <table:table-cell office:value-type="string">
              <text:p>Colombia</text:p>
            </table:table-cell>
            <table:table-cell office:value-type="float" office:value="26"/>
          </table:table-row>
          <table:table-row>
            <table:table-cell office:value-type="string">
              <text:p>Congo, the Democratic Republic of the</text:p>
            </table:table-cell>
            <table:table-cell office:value-type="float" office:value="1"/>
          </table:table-row>
          <table:table-row>
            <table:table-cell office:value-type="string">
              <text:p>Costa Rica</text:p>
            </table:table-cell>
            <table:table-cell office:value-type="float" office:value="4"/>
          </table:table-row>
          <table:table-row>
            <table:table-cell office:value-type="string">
              <text:p>Côte d'Ivoire</text:p>
            </table:table-cell>
            <table:table-cell office:value-type="float" office:value="3"/>
          </table:table-row>
          <table:table-row>
            <table:table-cell office:value-type="string">
              <text:p>Croatia</text:p>
            </table:table-cell>
            <table:table-cell office:value-type="float" office:value="3"/>
          </table:table-row>
          <table:table-row>
            <table:table-cell office:value-type="string">
              <text:p>Cuba</text:p>
            </table:table-cell>
            <table:table-cell office:value-type="float" office:value="1"/>
          </table:table-row>
          <table:table-row>
            <table:table-cell office:value-type="string">
              <text:p>Curaçao</text:p>
            </table:table-cell>
            <table:table-cell office:value-type="float" office:value="1"/>
          </table:table-row>
          <table:table-row>
            <table:table-cell office:value-type="string">
              <text:p>Czechia</text:p>
            </table:table-cell>
            <table:table-cell office:value-type="float" office:value="6"/>
          </table:table-row>
          <table:table-row>
            <table:table-cell office:value-type="string">
              <text:p>Denmark</text:p>
            </table:table-cell>
            <table:table-cell office:value-type="float" office:value="10"/>
          </table:table-row>
          <table:table-row>
            <table:table-cell office:value-type="string">
              <text:p>Dominican Republic</text:p>
            </table:table-cell>
            <table:table-cell office:value-type="float" office:value="4"/>
          </table:table-row>
          <table:table-row>
            <table:table-cell office:value-type="string">
              <text:p>Ecuador</text:p>
            </table:table-cell>
            <table:table-cell office:value-type="float" office:value="2"/>
          </table:table-row>
          <table:table-row>
            <table:table-cell office:value-type="string">
              <text:p>Egypt</text:p>
            </table:table-cell>
            <table:table-cell office:value-type="float" office:value="44"/>
          </table:table-row>
          <table:table-row>
            <table:table-cell office:value-type="string">
              <text:p>El Salvador</text:p>
            </table:table-cell>
            <table:table-cell office:value-type="float" office:value="3"/>
          </table:table-row>
          <table:table-row>
            <table:table-cell office:value-type="string">
              <text:p>Ethiopia</text:p>
            </table:table-cell>
            <table:table-cell office:value-type="float" office:value="9"/>
          </table:table-row>
          <table:table-row>
            <table:table-cell office:value-type="string">
              <text:p>Fiji</text:p>
            </table:table-cell>
            <table:table-cell office:value-type="float" office:value="2"/>
          </table:table-row>
          <table:table-row>
            <table:table-cell office:value-type="string">
              <text:p>Finland</text:p>
            </table:table-cell>
            <table:table-cell office:value-type="float" office:value="9"/>
          </table:table-row>
          <table:table-row>
            <table:table-cell office:value-type="string">
              <text:p>France</text:p>
            </table:table-cell>
            <table:table-cell office:value-type="float" office:value="44"/>
          </table:table-row>
          <table:table-row>
            <table:table-cell office:value-type="string">
              <text:p>Gambia</text:p>
            </table:table-cell>
            <table:table-cell office:value-type="float" office:value="1"/>
          </table:table-row>
          <table:table-row>
            <table:table-cell office:value-type="string">
              <text:p>Georgia</text:p>
            </table:table-cell>
            <table:table-cell office:value-type="float" office:value="1"/>
          </table:table-row>
          <table:table-row>
            <table:table-cell office:value-type="string">
              <text:p>Germany</text:p>
            </table:table-cell>
            <table:table-cell office:value-type="float" office:value="57"/>
          </table:table-row>
          <table:table-row>
            <table:table-cell office:value-type="string">
              <text:p>Ghana</text:p>
            </table:table-cell>
            <table:table-cell office:value-type="float" office:value="16"/>
          </table:table-row>
          <table:table-row>
            <table:table-cell office:value-type="string">
              <text:p>Greece</text:p>
            </table:table-cell>
            <table:table-cell office:value-type="float" office:value="20"/>
          </table:table-row>
          <table:table-row>
            <table:table-cell office:value-type="string">
              <text:p>Guatemala</text:p>
            </table:table-cell>
            <table:table-cell office:value-type="float" office:value="3"/>
          </table:table-row>
          <table:table-row>
            <table:table-cell office:value-type="string">
              <text:p>Haiti</text:p>
            </table:table-cell>
            <table:table-cell office:value-type="float" office:value="1"/>
          </table:table-row>
          <table:table-row>
            <table:table-cell office:value-type="string">
              <text:p>Heard Island and McDonald Islands</text:p>
            </table:table-cell>
            <table:table-cell office:value-type="float" office:value="1"/>
          </table:table-row>
          <table:table-row>
            <table:table-cell office:value-type="string">
              <text:p>Holy See</text:p>
            </table:table-cell>
            <table:table-cell office:value-type="float" office:value="1"/>
          </table:table-row>
          <table:table-row>
            <table:table-cell office:value-type="string">
              <text:p>Hong Kong</text:p>
            </table:table-cell>
            <table:table-cell office:value-type="float" office:value="20"/>
          </table:table-row>
          <table:table-row>
            <table:table-cell office:value-type="string">
              <text:p>Hungary</text:p>
            </table:table-cell>
            <table:table-cell office:value-type="float" office:value="10"/>
          </table:table-row>
          <table:table-row>
            <table:table-cell office:value-type="string">
              <text:p>India</text:p>
            </table:table-cell>
            <table:table-cell office:value-type="float" office:value="662"/>
          </table:table-row>
          <table:table-row>
            <table:table-cell office:value-type="string">
              <text:p>Indonesia</text:p>
            </table:table-cell>
            <table:table-cell office:value-type="float" office:value="22"/>
          </table:table-row>
          <table:table-row>
            <table:table-cell office:value-type="string">
              <text:p>Iran, Islamic Republic of</text:p>
            </table:table-cell>
            <table:table-cell office:value-type="float" office:value="12"/>
          </table:table-row>
          <table:table-row>
            <table:table-cell office:value-type="string">
              <text:p>Iraq</text:p>
            </table:table-cell>
            <table:table-cell office:value-type="float" office:value="2"/>
          </table:table-row>
          <table:table-row>
            <table:table-cell office:value-type="string">
              <text:p>Ireland</text:p>
            </table:table-cell>
            <table:table-cell office:value-type="float" office:value="12"/>
          </table:table-row>
          <table:table-row>
            <table:table-cell office:value-type="string">
              <text:p>Israel</text:p>
            </table:table-cell>
            <table:table-cell office:value-type="float" office:value="8"/>
          </table:table-row>
          <table:table-row>
            <table:table-cell office:value-type="string">
              <text:p>Italy</text:p>
            </table:table-cell>
            <table:table-cell office:value-type="float" office:value="41"/>
          </table:table-row>
          <table:table-row>
            <table:table-cell office:value-type="string">
              <text:p>Jamaica</text:p>
            </table:table-cell>
            <table:table-cell office:value-type="float" office:value="3"/>
          </table:table-row>
          <table:table-row>
            <table:table-cell office:value-type="string">
              <text:p>Japan</text:p>
            </table:table-cell>
            <table:table-cell office:value-type="float" office:value="14"/>
          </table:table-row>
          <table:table-row>
            <table:table-cell office:value-type="string">
              <text:p>Jordan</text:p>
            </table:table-cell>
            <table:table-cell office:value-type="float" office:value="6"/>
          </table:table-row>
          <table:table-row>
            <table:table-cell office:value-type="string">
              <text:p>Kazakhstan</text:p>
            </table:table-cell>
            <table:table-cell office:value-type="float" office:value="4"/>
          </table:table-row>
          <table:table-row>
            <table:table-cell office:value-type="string">
              <text:p>Kenya</text:p>
            </table:table-cell>
            <table:table-cell office:value-type="float" office:value="23"/>
          </table:table-row>
          <table:table-row>
            <table:table-cell office:value-type="string">
              <text:p>Korea, Republic of</text:p>
            </table:table-cell>
            <table:table-cell office:value-type="float" office:value="25"/>
          </table:table-row>
          <table:table-row>
            <table:table-cell office:value-type="string">
              <text:p>Kuwait</text:p>
            </table:table-cell>
            <table:table-cell office:value-type="float" office:value="4"/>
          </table:table-row>
          <table:table-row>
            <table:table-cell office:value-type="string">
              <text:p>Kyrgyzstan</text:p>
            </table:table-cell>
            <table:table-cell office:value-type="float" office:value="2"/>
          </table:table-row>
          <table:table-row>
            <table:table-cell office:value-type="string">
              <text:p>Latvia</text:p>
            </table:table-cell>
            <table:table-cell office:value-type="float" office:value="5"/>
          </table:table-row>
          <table:table-row>
            <table:table-cell office:value-type="string">
              <text:p>Lebanon</text:p>
            </table:table-cell>
            <table:table-cell office:value-type="float" office:value="1"/>
          </table:table-row>
          <table:table-row>
            <table:table-cell office:value-type="string">
              <text:p>Lesotho</text:p>
            </table:table-cell>
            <table:table-cell office:value-type="float" office:value="1"/>
          </table:table-row>
          <table:table-row>
            <table:table-cell office:value-type="string">
              <text:p>Liberia</text:p>
            </table:table-cell>
            <table:table-cell office:value-type="float" office:value="5"/>
          </table:table-row>
          <table:table-row>
            <table:table-cell office:value-type="string">
              <text:p>Lithuania</text:p>
            </table:table-cell>
            <table:table-cell office:value-type="float" office:value="7"/>
          </table:table-row>
          <table:table-row>
            <table:table-cell office:value-type="string">
              <text:p>Luxembourg</text:p>
            </table:table-cell>
            <table:table-cell office:value-type="float" office:value="3"/>
          </table:table-row>
          <table:table-row>
            <table:table-cell office:value-type="string">
              <text:p>Macao</text:p>
            </table:table-cell>
            <table:table-cell office:value-type="float" office:value="1"/>
          </table:table-row>
          <table:table-row>
            <table:table-cell office:value-type="string">
              <text:p>Macedonia, the former Yugoslav Republic of</text:p>
            </table:table-cell>
            <table:table-cell office:value-type="float" office:value="2"/>
          </table:table-row>
          <table:table-row>
            <table:table-cell office:value-type="string">
              <text:p>Malawi</text:p>
            </table:table-cell>
            <table:table-cell office:value-type="float" office:value="3"/>
          </table:table-row>
          <table:table-row>
            <table:table-cell office:value-type="string">
              <text:p>Malaysia</text:p>
            </table:table-cell>
            <table:table-cell office:value-type="float" office:value="23"/>
          </table:table-row>
          <table:table-row>
            <table:table-cell office:value-type="string">
              <text:p>Mauritius</text:p>
            </table:table-cell>
            <table:table-cell office:value-type="float" office:value="1"/>
          </table:table-row>
          <table:table-row>
            <table:table-cell office:value-type="string">
              <text:p>Mexico</text:p>
            </table:table-cell>
            <table:table-cell office:value-type="float" office:value="40"/>
          </table:table-row>
          <table:table-row>
            <table:table-cell office:value-type="string">
              <text:p>Moldova, Republic of</text:p>
            </table:table-cell>
            <table:table-cell office:value-type="float" office:value="1"/>
          </table:table-row>
          <table:table-row>
            <table:table-cell office:value-type="string">
              <text:p>Mongolia</text:p>
            </table:table-cell>
            <table:table-cell office:value-type="float" office:value="2"/>
          </table:table-row>
          <table:table-row>
            <table:table-cell office:value-type="string">
              <text:p>Montenegro</text:p>
            </table:table-cell>
            <table:table-cell office:value-type="float" office:value="1"/>
          </table:table-row>
          <table:table-row>
            <table:table-cell office:value-type="string">
              <text:p>Morocco</text:p>
            </table:table-cell>
            <table:table-cell office:value-type="float" office:value="16"/>
          </table:table-row>
          <table:table-row>
            <table:table-cell office:value-type="string">
              <text:p>Mozambique</text:p>
            </table:table-cell>
            <table:table-cell office:value-type="float" office:value="1"/>
          </table:table-row>
          <table:table-row>
            <table:table-cell office:value-type="string">
              <text:p>Myanmar</text:p>
            </table:table-cell>
            <table:table-cell office:value-type="float" office:value="3"/>
          </table:table-row>
          <table:table-row>
            <table:table-cell office:value-type="string">
              <text:p>Namibia</text:p>
            </table:table-cell>
            <table:table-cell office:value-type="float" office:value="2"/>
          </table:table-row>
          <table:table-row>
            <table:table-cell office:value-type="string">
              <text:p>Nepal</text:p>
            </table:table-cell>
            <table:table-cell office:value-type="float" office:value="13"/>
          </table:table-row>
          <table:table-row>
            <table:table-cell office:value-type="string">
              <text:p>Netherlands</text:p>
            </table:table-cell>
            <table:table-cell office:value-type="float" office:value="51"/>
          </table:table-row>
          <table:table-row>
            <table:table-cell office:value-type="string">
              <text:p>New Zealand</text:p>
            </table:table-cell>
            <table:table-cell office:value-type="float" office:value="11"/>
          </table:table-row>
          <table:table-row>
            <table:table-cell office:value-type="string">
              <text:p>Nicaragua</text:p>
            </table:table-cell>
            <table:table-cell office:value-type="float" office:value="2"/>
          </table:table-row>
          <table:table-row>
            <table:table-cell office:value-type="string">
              <text:p>Niger</text:p>
            </table:table-cell>
            <table:table-cell office:value-type="float" office:value="1"/>
          </table:table-row>
          <table:table-row>
            <table:table-cell office:value-type="string">
              <text:p>Nigeria</text:p>
            </table:table-cell>
            <table:table-cell office:value-type="float" office:value="54"/>
          </table:table-row>
          <table:table-row>
            <table:table-cell office:value-type="string">
              <text:p>Norway</text:p>
            </table:table-cell>
            <table:table-cell office:value-type="float" office:value="5"/>
          </table:table-row>
          <table:table-row>
            <table:table-cell office:value-type="string">
              <text:p>Oman</text:p>
            </table:table-cell>
            <table:table-cell office:value-type="float" office:value="2"/>
          </table:table-row>
          <table:table-row>
            <table:table-cell office:value-type="string">
              <text:p>Pakistan</text:p>
            </table:table-cell>
            <table:table-cell office:value-type="float" office:value="62"/>
          </table:table-row>
          <table:table-row>
            <table:table-cell office:value-type="string">
              <text:p>Palestine, State of</text:p>
            </table:table-cell>
            <table:table-cell office:value-type="float" office:value="3"/>
          </table:table-row>
          <table:table-row>
            <table:table-cell office:value-type="string">
              <text:p>Papua New Guinea</text:p>
            </table:table-cell>
            <table:table-cell office:value-type="float" office:value="3"/>
          </table:table-row>
          <table:table-row>
            <table:table-cell office:value-type="string">
              <text:p>Paraguay</text:p>
            </table:table-cell>
            <table:table-cell office:value-type="float" office:value="2"/>
          </table:table-row>
          <table:table-row>
            <table:table-cell office:value-type="string">
              <text:p>Peru</text:p>
            </table:table-cell>
            <table:table-cell office:value-type="float" office:value="15"/>
          </table:table-row>
          <table:table-row>
            <table:table-cell office:value-type="string">
              <text:p>Philippines</text:p>
            </table:table-cell>
            <table:table-cell office:value-type="float" office:value="18"/>
          </table:table-row>
          <table:table-row>
            <table:table-cell office:value-type="string">
              <text:p>Poland</text:p>
            </table:table-cell>
            <table:table-cell office:value-type="float" office:value="41"/>
          </table:table-row>
          <table:table-row>
            <table:table-cell office:value-type="string">
              <text:p>Portugal</text:p>
            </table:table-cell>
            <table:table-cell office:value-type="float" office:value="12"/>
          </table:table-row>
          <table:table-row>
            <table:table-cell office:value-type="string">
              <text:p>Puerto Rico</text:p>
            </table:table-cell>
            <table:table-cell office:value-type="float" office:value="1"/>
          </table:table-row>
          <table:table-row>
            <table:table-cell office:value-type="string">
              <text:p>Qatar</text:p>
            </table:table-cell>
            <table:table-cell office:value-type="float" office:value="2"/>
          </table:table-row>
          <table:table-row>
            <table:table-cell office:value-type="string">
              <text:p>Romania</text:p>
            </table:table-cell>
            <table:table-cell office:value-type="float" office:value="15"/>
          </table:table-row>
          <table:table-row>
            <table:table-cell office:value-type="string">
              <text:p>Russian Federation</text:p>
            </table:table-cell>
            <table:table-cell office:value-type="float" office:value="38"/>
          </table:table-row>
          <table:table-row>
            <table:table-cell office:value-type="string">
              <text:p>Rwanda</text:p>
            </table:table-cell>
            <table:table-cell office:value-type="float" office:value="3"/>
          </table:table-row>
          <table:table-row>
            <table:table-cell office:value-type="string">
              <text:p>Saint Lucia</text:p>
            </table:table-cell>
            <table:table-cell office:value-type="float" office:value="1"/>
          </table:table-row>
          <table:table-row>
            <table:table-cell office:value-type="string">
              <text:p>Saudi Arabia</text:p>
            </table:table-cell>
            <table:table-cell office:value-type="float" office:value="14"/>
          </table:table-row>
          <table:table-row>
            <table:table-cell office:value-type="string">
              <text:p>Senegal</text:p>
            </table:table-cell>
            <table:table-cell office:value-type="float" office:value="3"/>
          </table:table-row>
          <table:table-row>
            <table:table-cell office:value-type="string">
              <text:p>Serbia</text:p>
            </table:table-cell>
            <table:table-cell office:value-type="float" office:value="8"/>
          </table:table-row>
          <table:table-row>
            <table:table-cell office:value-type="string">
              <text:p>Sierra Leone</text:p>
            </table:table-cell>
            <table:table-cell office:value-type="float" office:value="1"/>
          </table:table-row>
          <table:table-row>
            <table:table-cell office:value-type="string">
              <text:p>Singapore</text:p>
            </table:table-cell>
            <table:table-cell office:value-type="float" office:value="30"/>
          </table:table-row>
          <table:table-row>
            <table:table-cell office:value-type="string">
              <text:p>Slovakia</text:p>
            </table:table-cell>
            <table:table-cell office:value-type="float" office:value="6"/>
          </table:table-row>
          <table:table-row>
            <table:table-cell office:value-type="string">
              <text:p>Slovenia</text:p>
            </table:table-cell>
            <table:table-cell office:value-type="float" office:value="3"/>
          </table:table-row>
          <table:table-row>
            <table:table-cell office:value-type="string">
              <text:p>Somalia</text:p>
            </table:table-cell>
            <table:table-cell office:value-type="float" office:value="2"/>
          </table:table-row>
          <table:table-row>
            <table:table-cell office:value-type="string">
              <text:p>South Africa</text:p>
            </table:table-cell>
            <table:table-cell office:value-type="float" office:value="23"/>
          </table:table-row>
          <table:table-row>
            <table:table-cell office:value-type="string">
              <text:p>South Sudan</text:p>
            </table:table-cell>
            <table:table-cell office:value-type="float" office:value="3"/>
          </table:table-row>
          <table:table-row>
            <table:table-cell office:value-type="string">
              <text:p>Spain</text:p>
            </table:table-cell>
            <table:table-cell office:value-type="float" office:value="48"/>
          </table:table-row>
          <table:table-row>
            <table:table-cell office:value-type="string">
              <text:p>Sri Lanka</text:p>
            </table:table-cell>
            <table:table-cell office:value-type="float" office:value="6"/>
          </table:table-row>
          <table:table-row>
            <table:table-cell office:value-type="string">
              <text:p>Sudan</text:p>
            </table:table-cell>
            <table:table-cell office:value-type="float" office:value="5"/>
          </table:table-row>
          <table:table-row>
            <table:table-cell office:value-type="string">
              <text:p>Sweden</text:p>
            </table:table-cell>
            <table:table-cell office:value-type="float" office:value="10"/>
          </table:table-row>
          <table:table-row>
            <table:table-cell office:value-type="string">
              <text:p>Switzerland</text:p>
            </table:table-cell>
            <table:table-cell office:value-type="float" office:value="14"/>
          </table:table-row>
          <table:table-row>
            <table:table-cell office:value-type="string">
              <text:p>Syrian Arab Republic</text:p>
            </table:table-cell>
            <table:table-cell office:value-type="float" office:value="1"/>
          </table:table-row>
          <table:table-row>
            <table:table-cell office:value-type="string">
              <text:p>Taiwan, Province of China</text:p>
            </table:table-cell>
            <table:table-cell office:value-type="float" office:value="15"/>
          </table:table-row>
          <table:table-row>
            <table:table-cell office:value-type="string">
              <text:p>Tajikistan</text:p>
            </table:table-cell>
            <table:table-cell office:value-type="float" office:value="1"/>
          </table:table-row>
          <table:table-row>
            <table:table-cell office:value-type="string">
              <text:p>Tanzania, United Republic of</text:p>
            </table:table-cell>
            <table:table-cell office:value-type="float" office:value="8"/>
          </table:table-row>
          <table:table-row>
            <table:table-cell office:value-type="string">
              <text:p>Thailand</text:p>
            </table:table-cell>
            <table:table-cell office:value-type="float" office:value="19"/>
          </table:table-row>
          <table:table-row>
            <table:table-cell office:value-type="string">
              <text:p>Trinidad and Tobago</text:p>
            </table:table-cell>
            <table:table-cell office:value-type="float" office:value="2"/>
          </table:table-row>
          <table:table-row>
            <table:table-cell office:value-type="string">
              <text:p>Tunisia</text:p>
            </table:table-cell>
            <table:table-cell office:value-type="float" office:value="5"/>
          </table:table-row>
          <table:table-row>
            <table:table-cell office:value-type="string">
              <text:p>Turkey</text:p>
            </table:table-cell>
            <table:table-cell office:value-type="float" office:value="153"/>
          </table:table-row>
          <table:table-row>
            <table:table-cell office:value-type="string">
              <text:p>Turkmenistan</text:p>
            </table:table-cell>
            <table:table-cell office:value-type="float" office:value="1"/>
          </table:table-row>
          <table:table-row>
            <table:table-cell office:value-type="string">
              <text:p>Uganda</text:p>
            </table:table-cell>
            <table:table-cell office:value-type="float" office:value="12"/>
          </table:table-row>
          <table:table-row>
            <table:table-cell office:value-type="string">
              <text:p>Ukraine</text:p>
            </table:table-cell>
            <table:table-cell office:value-type="float" office:value="58"/>
          </table:table-row>
          <table:table-row>
            <table:table-cell office:value-type="string">
              <text:p>United Arab Emirates</text:p>
            </table:table-cell>
            <table:table-cell office:value-type="float" office:value="20"/>
          </table:table-row>
          <table:table-row>
            <table:table-cell office:value-type="string">
              <text:p>United Kingdom</text:p>
            </table:table-cell>
            <table:table-cell office:value-type="float" office:value="89"/>
          </table:table-row>
          <table:table-row>
            <table:table-cell office:value-type="string">
              <text:p>United States</text:p>
            </table:table-cell>
            <table:table-cell office:value-type="float" office:value="791"/>
          </table:table-row>
          <table:table-row>
            <table:table-cell office:value-type="string">
              <text:p>Uruguay</text:p>
            </table:table-cell>
            <table:table-cell office:value-type="float" office:value="3"/>
          </table:table-row>
          <table:table-row>
            <table:table-cell office:value-type="string">
              <text:p>Venezuela, Bolivarian Republic of</text:p>
            </table:table-cell>
            <table:table-cell office:value-type="float" office:value="7"/>
          </table:table-row>
          <table:table-row>
            <table:table-cell office:value-type="string">
              <text:p>Viet Nam</text:p>
            </table:table-cell>
            <table:table-cell office:value-type="float" office:value="25"/>
          </table:table-row>
          <table:table-row>
            <table:table-cell office:value-type="string">
              <text:p>Yemen</text:p>
            </table:table-cell>
            <table:table-cell office:value-type="float" office:value="1"/>
          </table:table-row>
          <table:table-row>
            <table:table-cell office:value-type="string">
              <text:p>Zambia</text:p>
            </table:table-cell>
            <table:table-cell office:value-type="float" office:value="3"/>
          </table:table-row>
          <table:table-row>
            <table:table-cell office:value-type="string">
              <text:p>Zimbabwe</text:p>
            </table:table-cell>
            <table:table-cell office:value-type="float" office:value="1"/>
          </table:table-row>
          <table:table-row>
            <table:table-cell office:value-type="string">
              <text:p>(blank)</text:p>
            </table:table-cell>
            <table:table-cell office:value-type="float" office:value="835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f6f8fc" draw:end-color="#abc0e4" draw:start-intensity="100%" draw:end-intensity="100%"/>
    <draw:gradient draw:name="a2" draw:style="linear" draw:angle="0" draw:start-color="#f6f8fc" draw:end-color="#abc0e4" draw:start-intensity="100%" draw:end-intensity="100%"/>
  </office:styles>
</office:document-styles>
</file>